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5.11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95.56pt"/>
    </style:style>
    <style:style style:name="co10" style:family="table-column">
      <style:table-column-properties fo:break-before="auto" style:column-width="116.76pt"/>
    </style:style>
    <style:style style:name="co11" style:family="table-column">
      <style:table-column-properties fo:break-before="auto" style:column-width="117.61pt"/>
    </style:style>
    <style:style style:name="co12" style:family="table-column">
      <style:table-column-properties fo:break-before="auto" style:column-width="100.66pt"/>
    </style:style>
    <style:style style:name="co13" style:family="table-column">
      <style:table-column-properties fo:break-before="auto" style:column-width="96.41pt"/>
    </style:style>
    <style:style style:name="co14" style:family="table-column">
      <style:table-column-properties fo:break-before="auto" style:column-width="118.46pt"/>
    </style:style>
    <style:style style:name="co15" style:family="table-column">
      <style:table-column-properties fo:break-before="auto" style:column-width="10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fo:background-color="#ed1c24"/>
    </style:style>
    <style:style style:name="ce1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dfcce4"/>
    </style:style>
    <style:style style:name="ce14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add58a"/>
    </style:style>
    <style:style style:name="ce15" style:family="table-cell" style:parent-style-name="Default">
      <style:table-cell-properties fo:background-color="#add58a"/>
    </style:style>
    <style:style style:name="ce16" style:family="table-cell" style:parent-style-name="Default">
      <style:table-cell-properties fo:background-color="#f79448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79448"/>
    </style:style>
    <style:style style:name="ce17" style:family="table-cell" style:parent-style-name="Default">
      <style:table-cell-properties fo:background-color="#f79448"/>
    </style:style>
    <style:style style:name="ce18" style:family="table-cell" style:parent-style-name="Default">
      <style:table-cell-properties fo:background-color="#1b75bc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1b75bc"/>
    </style:style>
    <style:style style:name="ce19" style:family="table-cell" style:parent-style-name="Default">
      <style:table-cell-properties fo:background-color="#1b75bc"/>
    </style:style>
    <style:style style:name="ce20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87d1d1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72bf44"/>
    </style:style>
    <style:style style:name="ce23" style:family="table-cell" style:parent-style-name="Default">
      <style:table-cell-properties fo:background-color="#72bf44"/>
    </style:style>
    <style:style style:name="ce24" style:family="table-cell" style:parent-style-name="Default">
      <style:table-cell-properties fo:background-color="#7477b8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7477b8"/>
    </style:style>
    <style:style style:name="ce25" style:family="table-cell" style:parent-style-name="Default">
      <style:table-cell-properties fo:background-color="#7477b8"/>
    </style:style>
    <style:style style:name="ce26" style:family="table-cell" style:parent-style-name="Default">
      <style:table-cell-properties fo:background-color="#673604"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fo:background-color="#673604"/>
    </style:style>
    <style:style style:name="ce27" style:family="table-cell" style:parent-style-name="Default">
      <style:table-cell-properties fo:background-color="#673604"/>
    </style:style>
    <style:style style:name="ce28" style:family="table-cell" style:parent-style-name="Default">
      <style:table-cell-properties fo:background-color="#fcc79b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fcc79b"/>
    </style:style>
    <style:style style:name="ce29" style:family="table-cell" style:parent-style-name="Default">
      <style:table-cell-properties fo:background-color="#fcc79b"/>
    </style:style>
    <style:style style:name="ce3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fo:background-color="#fcd4d1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fcd4d1"/>
    </style:style>
    <style:style style:name="ce33" style:family="table-cell" style:parent-style-name="Default">
      <style:table-cell-properties fo:background-color="#fcd4d1"/>
    </style:style>
    <style:style style:name="ce34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95" style:family="table-cell" style:parent-style-name="Default">
      <style:table-cell-properties fo:background-color="#00aaad"/>
    </style:style>
    <style:style style:name="ce35" style:family="table-cell" style:parent-style-name="Default">
      <style:table-cell-properties fo:background-color="#00aaad"/>
    </style:style>
    <style:style style:name="ce3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ackground-color="#c2e0ae"/>
    </style:style>
    <style:style style:name="ce37" style:family="table-cell" style:parent-style-name="Default">
      <style:table-cell-properties fo:background-color="#c2e0ae"/>
    </style:style>
    <style:style style:name="ce38" style:family="table-cell" style:parent-style-name="Default">
      <style:table-cell-properties fo:background-color="#610506"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fo:background-color="#610506"/>
    </style:style>
    <style:style style:name="ce39" style:family="table-cell" style:parent-style-name="Default">
      <style:table-cell-properties fo:background-color="#610506"/>
    </style:style>
    <style:style style:name="ce4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b2b2b2"/>
    </style:style>
    <style:style style:name="ce41" style:family="table-cell" style:parent-style-name="Default">
      <style:table-cell-properties fo:background-color="#b2b2b2"/>
    </style:style>
    <style:style style:name="ce42" style:family="table-cell" style:parent-style-name="Default">
      <style:table-cell-properties fo:background-color="#009353"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ackground-color="#009353"/>
    </style:style>
    <style:style style:name="ce43" style:family="table-cell" style:parent-style-name="Default">
      <style:table-cell-properties fo:background-color="#009353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ef413d"/>
    </style:style>
    <style:style style:name="ce47" style:family="table-cell" style:parent-style-name="Default">
      <style:text-properties fo:color="#ce181e"/>
    </style:style>
    <style:style style:name="ce48" style:family="table-cell" style:parent-style-name="Default">
      <style:text-properties fo:color="#000000"/>
    </style:style>
    <style:style style:name="ce49" style:family="table-cell" style:parent-style-name="Default">
      <style:text-properties fo:color="#ef41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ep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4" table:default-cell-style-name="ce8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5]+[.C5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6]+[.C6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6]-[.B5]" office:value-type="float" office:value="122.063883653167" calcext:value-type="float">
            <text:p>122.063883653167</text:p>
          </table:table-cell>
          <table:table-cell table:style-name="Default" table:formula="of:=[.C6]-[.C5]" office:value-type="float" office:value="121.404150197628" calcext:value-type="float">
            <text:p>121.404150197628</text:p>
          </table:table-cell>
          <table:table-cell table:style-name="Default" table:formula="of:=[.D6]-[.D5]" office:value-type="float" office:value="121.734016925398" calcext:value-type="float">
            <text:p>121.734016925398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6]-[.$F$10]" office:value-type="float" office:value="-0.294448784416005" calcext:value-type="float">
            <text:p>-0.294448784416005</text:p>
          </table:table-cell>
          <table:table-cell table:formula="of:=[.G6]-[.$G$10]" office:value-type="float" office:value="-0.860795454546008" calcext:value-type="float">
            <text:p>-0.860795454546008</text:p>
          </table:table-cell>
          <table:table-cell table:formula="of:=[.H6]-[.$H$10]" office:value-type="float" office:value="-0.577622119481006" calcext:value-type="float">
            <text:p>-0.577622119481006</text:p>
          </table:table-cell>
          <table:table-cell table:formula="of:=[.I6]-[.$I$10]" office:value-type="float" office:value="-0.000000000499994712299667" calcext:value-type="float">
            <text:p>-4.99994712299667E-10</text:p>
          </table:table-cell>
          <table:table-cell table:formula="of:=[.I6]+[.J6]" office:value-type="float" office:value="122.729463525584" calcext:value-type="float">
            <text:p>122.729463525584</text:p>
          </table:table-cell>
          <table:table-cell table:formula="of:=[.I6]+[.K6]" office:value-type="float" office:value="122.163116855454" calcext:value-type="float">
            <text:p>122.163116855454</text:p>
          </table:table-cell>
          <table:table-cell table:formula="of:=[.I6]+[.L6]" office:value-type="float" office:value="122.446290190519" calcext:value-type="float">
            <text:p>122.446290190519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318361095416" calcext:value-type="float">
            <text:p>-123.318361095416</text:p>
          </table:table-cell>
          <table:table-cell table:formula="of:=[.T5]+[.O6]" office:value-type="float" office:value="-123.884707765546" calcext:value-type="float">
            <text:p>-123.884707765546</text:p>
          </table:table-cell>
          <table:table-cell table:formula="of:=[.U5]+[.P6]" office:value-type="float" office:value="-123.601534430481" calcext:value-type="float">
            <text:p>-123.601534430481</text:p>
          </table:table-cell>
          <table:table-cell table:formula="of:=[.V5]+[.Q6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7]+[.C7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style-name="Default" table:formula="of:=[.B7]-[.B6]" office:value-type="float" office:value="122.0627873245" calcext:value-type="float">
            <text:p>122.0627873245</text:p>
          </table:table-cell>
          <table:table-cell table:style-name="Default" table:formula="of:=[.C7]-[.C6]" office:value-type="float" office:value="122.451704545455" calcext:value-type="float">
            <text:p>122.451704545455</text:p>
          </table:table-cell>
          <table:table-cell table:style-name="Default" table:formula="of:=[.D7]-[.D6]" office:value-type="float" office:value="122.257245934977" calcext:value-type="float">
            <text:p>122.257245934977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7]-[.$F$10]" office:value-type="float" office:value="-0.295545113083008" calcext:value-type="float">
            <text:p>-0.295545113083008</text:p>
          </table:table-cell>
          <table:table-cell table:formula="of:=[.G7]-[.$G$10]" office:value-type="float" office:value="0.186758893280995" calcext:value-type="float">
            <text:p>0.186758893280995</text:p>
          </table:table-cell>
          <table:table-cell table:formula="of:=[.H7]-[.$H$10]" office:value-type="float" office:value="-0.0543931099020085" calcext:value-type="float">
            <text:p>-0.054393109902009</text:p>
          </table:table-cell>
          <table:table-cell table:formula="of:=[.I7]-[.$I$10]" office:value-type="float" office:value="0.000000000500008923154383" calcext:value-type="float">
            <text:p>5.00008923154383E-10</text:p>
          </table:table-cell>
          <table:table-cell table:formula="of:=[.I7]+[.J7]" office:value-type="float" office:value="122.728367197917" calcext:value-type="float">
            <text:p>122.728367197917</text:p>
          </table:table-cell>
          <table:table-cell table:formula="of:=[.I7]+[.K7]" office:value-type="float" office:value="123.210671204281" calcext:value-type="float">
            <text:p>123.210671204281</text:p>
          </table:table-cell>
          <table:table-cell table:formula="of:=[.I7]+[.L7]" office:value-type="float" office:value="122.969519201098" calcext:value-type="float">
            <text:p>122.969519201098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0.589993897498999" calcext:value-type="float">
            <text:p>-0.589993897498999</text:p>
          </table:table-cell>
          <table:table-cell table:formula="of:=[.T6]+[.O7]" office:value-type="float" office:value="-0.674036561264998" calcext:value-type="float">
            <text:p>-0.674036561264998</text:p>
          </table:table-cell>
          <table:table-cell table:formula="of:=[.U6]+[.P7]" office:value-type="float" office:value="-0.632015229383001" calcext:value-type="float">
            <text:p>-0.632015229383001</text:p>
          </table:table-cell>
          <table:table-cell table:formula="of:=[.V6]+[.Q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8]+[.C8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405088526208" calcext:value-type="float">
            <text:p>122.405088526208</text:p>
          </table:table-cell>
          <table:table-cell table:style-name="Default" table:formula="of:=[.C8]-[.C7]" office:value-type="float" office:value="122.608160058027" calcext:value-type="float">
            <text:p>122.608160058027</text:p>
          </table:table-cell>
          <table:table-cell table:style-name="Default" table:formula="of:=[.D8]-[.D7]" office:value-type="float" office:value="122.506624292118" calcext:value-type="float">
            <text:p>122.506624292118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0467560886250027" calcext:value-type="float">
            <text:p>0.046756088625003</text:p>
          </table:table-cell>
          <table:table-cell table:formula="of:=[.G8]-[.$G$10]" office:value-type="float" office:value="0.34321440585299" calcext:value-type="float">
            <text:p>0.34321440585299</text:p>
          </table:table-cell>
          <table:table-cell table:formula="of:=[.H8]-[.$H$10]" office:value-type="float" office:value="0.194985247239003" calcext:value-type="float">
            <text:p>0.194985247239003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070668399625" calcext:value-type="float">
            <text:p>123.070668399625</text:p>
          </table:table-cell>
          <table:table-cell table:formula="of:=[.I8]+[.K8]" office:value-type="float" office:value="123.367126716853" calcext:value-type="float">
            <text:p>123.367126716853</text:p>
          </table:table-cell>
          <table:table-cell table:formula="of:=[.I8]+[.L8]" office:value-type="float" office:value="123.218897558239" calcext:value-type="float">
            <text:p>123.218897558239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480674502126" calcext:value-type="float">
            <text:p>122.480674502126</text:p>
          </table:table-cell>
          <table:table-cell table:formula="of:=[.T7]+[.O8]" office:value-type="float" office:value="122.693090155588" calcext:value-type="float">
            <text:p>122.693090155588</text:p>
          </table:table-cell>
          <table:table-cell table:formula="of:=[.U7]+[.P8]" office:value-type="float" office:value="122.586882328856" calcext:value-type="float">
            <text:p>122.586882328856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9]+[.C9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2.901570246458" calcext:value-type="float">
            <text:p>122.901570246458</text:p>
          </table:table-cell>
          <table:table-cell table:style-name="Default" table:formula="of:=[.C9]-[.C8]" office:value-type="float" office:value="122.595767807585" calcext:value-type="float">
            <text:p>122.595767807585</text:p>
          </table:table-cell>
          <table:table-cell table:style-name="Default" table:formula="of:=[.D9]-[.D8]" office:value-type="float" office:value="122.748669027021" calcext:value-type="float">
            <text:p>122.748669027021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543237808874991" calcext:value-type="float">
            <text:p>0.543237808874991</text:p>
          </table:table-cell>
          <table:table-cell table:formula="of:=[.G9]-[.$G$10]" office:value-type="float" office:value="0.330822155410999" calcext:value-type="float">
            <text:p>0.330822155410999</text:p>
          </table:table-cell>
          <table:table-cell table:formula="of:=[.H9]-[.$H$10]" office:value-type="float" office:value="0.437029982141993" calcext:value-type="float">
            <text:p>0.437029982141993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567150118875" calcext:value-type="float">
            <text:p>123.567150118875</text:p>
          </table:table-cell>
          <table:table-cell table:formula="of:=[.I9]+[.K9]" office:value-type="float" office:value="123.354734465411" calcext:value-type="float">
            <text:p>123.354734465411</text:p>
          </table:table-cell>
          <table:table-cell table:formula="of:=[.I9]+[.L9]" office:value-type="float" office:value="123.460942292142" calcext:value-type="float">
            <text:p>123.460942292142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047824621001" calcext:value-type="float">
            <text:p>246.047824621001</text:p>
          </table:table-cell>
          <table:table-cell table:formula="of:=[.T8]+[.O9]" office:value-type="float" office:value="246.047824620999" calcext:value-type="float">
            <text:p>246.047824620999</text:p>
          </table:table-cell>
          <table:table-cell table:formula="of:=[.U8]+[.P9]" office:value-type="float" office:value="246.047824620998" calcext:value-type="float">
            <text:p>246.047824620998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table:formula="of:=AVERAGE([.F6:.F9])" office:value-type="float" office:value="122.358332437583" calcext:value-type="float">
            <text:p>122.358332437583</text:p>
          </table:table-cell>
          <table:table-cell table:style-name="ce7" table:formula="of:=AVERAGE([.G6:.G9])" office:value-type="float" office:value="122.264945652174" calcext:value-type="float">
            <text:p>122.264945652174</text:p>
          </table:table-cell>
          <table:table-cell table:style-name="ce7" table:formula="of:=AVERAGE([.H6:.H9])" office:value-type="float" office:value="122.311639044879" calcext:value-type="float">
            <text:p>122.311639044879</text:p>
          </table:table-cell>
          <table:table-cell table:style-name="ce7" table:formula="of:=AVERAGE([.I6:.I9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13]+[.C13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14]+[.C14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14]-[.B13]" office:value-type="float" office:value="123.101036681041" calcext:value-type="float">
            <text:p>123.101036681041</text:p>
          </table:table-cell>
          <table:table-cell table:formula="of:=[.C14]-[.C13]" office:value-type="float" office:value="122.05042311412" calcext:value-type="float">
            <text:p>122.05042311412</text:p>
          </table:table-cell>
          <table:table-cell table:formula="of:=[.D14]-[.D13]" office:value-type="float" office:value="122.575729897581" calcext:value-type="float">
            <text:p>122.575729897581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formula="of:=[.F14]-[.$F$18]" office:value-type="float" office:value="0.105815636946986" calcext:value-type="float">
            <text:p>0.105815636946986</text:p>
          </table:table-cell>
          <table:table-cell table:formula="of:=[.G14]-[.$G$18]" office:value-type="float" office:value="-0.257053245217989" calcext:value-type="float">
            <text:p>-0.257053245217989</text:p>
          </table:table-cell>
          <table:table-cell table:formula="of:=[.H14]-[.$H$18]" office:value-type="float" office:value="-0.0756188041354875" calcext:value-type="float">
            <text:p>-0.075618804135488</text:p>
          </table:table-cell>
          <table:table-cell table:formula="of:=[.I14]-[.$I$18]" office:value-type="float" office:value="-0.000000000500008923154383" calcext:value-type="float">
            <text:p>-5.00008923154383E-10</text:p>
          </table:table-cell>
          <table:table-cell table:formula="of:=[.I14]+[.J14]" office:value-type="float" office:value="123.129727946947" calcext:value-type="float">
            <text:p>123.129727946947</text:p>
          </table:table-cell>
          <table:table-cell table:formula="of:=[.I14]+[.K14]" office:value-type="float" office:value="122.766859064782" calcext:value-type="float">
            <text:p>122.766859064782</text:p>
          </table:table-cell>
          <table:table-cell table:formula="of:=[.I14]+[.L14]" office:value-type="float" office:value="122.948293505865" calcext:value-type="float">
            <text:p>122.948293505865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2.918096674053" calcext:value-type="float">
            <text:p>-122.918096674053</text:p>
          </table:table-cell>
          <table:table-cell table:formula="of:=[.T13]+[.O14]" office:value-type="float" office:value="-123.280965556218" calcext:value-type="float">
            <text:p>-123.280965556218</text:p>
          </table:table-cell>
          <table:table-cell table:formula="of:=[.U13]+[.P14]" office:value-type="float" office:value="-123.099531115136" calcext:value-type="float">
            <text:p>-123.099531115136</text:p>
          </table:table-cell>
          <table:table-cell table:formula="of:=[.V13]+[.Q14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15]+[.C15])/2" office:value-type="float" office:value="-0.580239471726175" calcext:value-type="float">
            <text:p>-0.580239471726175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2.684420647548" calcext:value-type="float">
            <text:p>122.684420647548</text:p>
          </table:table-cell>
          <table:table-cell table:formula="of:=[.C15]-[.C14]" office:value-type="float" office:value="121.965037878787" calcext:value-type="float">
            <text:p>121.965037878787</text:p>
          </table:table-cell>
          <table:table-cell table:formula="of:=[.D15]-[.D14]" office:value-type="float" office:value="122.324729263168" calcext:value-type="float">
            <text:p>122.324729263168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formula="of:=[.F15]-[.$F$18]" office:value-type="float" office:value="-0.310800396545687" calcext:value-type="float">
            <text:p>-0.310800396545687</text:p>
          </table:table-cell>
          <table:table-cell table:formula="of:=[.G15]-[.$G$18]" office:value-type="float" office:value="-0.342438480550641" calcext:value-type="float">
            <text:p>-0.342438480550641</text:p>
          </table:table-cell>
          <table:table-cell table:formula="of:=[.H15]-[.$H$18]" office:value-type="float" office:value="-0.326619438548178" calcext:value-type="float">
            <text:p>-0.326619438548178</text:p>
          </table:table-cell>
          <table:table-cell table:formula="of:=[.I15]-[.$I$18]" office:value-type="float" office:value="0.000000000500008923154383" calcext:value-type="float">
            <text:p>5.00008923154383E-10</text:p>
          </table:table-cell>
          <table:table-cell table:formula="of:=[.I15]+[.J15]" office:value-type="float" office:value="122.713111914454" calcext:value-type="float">
            <text:p>122.713111914454</text:p>
          </table:table-cell>
          <table:table-cell table:formula="of:=[.I15]+[.K15]" office:value-type="float" office:value="122.681473830449" calcext:value-type="float">
            <text:p>122.681473830449</text:p>
          </table:table-cell>
          <table:table-cell table:formula="of:=[.I15]+[.L15]" office:value-type="float" office:value="122.697292872452" calcext:value-type="float">
            <text:p>122.697292872452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-0.204984759598702" calcext:value-type="float">
            <text:p>-0.204984759598702</text:p>
          </table:table-cell>
          <table:table-cell table:formula="of:=[.T14]+[.O15]" office:value-type="float" office:value="-0.59949172576863" calcext:value-type="float">
            <text:p>-0.59949172576863</text:p>
          </table:table-cell>
          <table:table-cell table:formula="of:=[.U14]+[.P15]" office:value-type="float" office:value="-0.402238242683666" calcext:value-type="float">
            <text:p>-0.402238242683666</text:p>
          </table:table-cell>
          <table:table-cell table:formula="of:=[.V14]+[.Q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16]+[.C16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020401956536" calcext:value-type="float">
            <text:p>123.020401956536</text:p>
          </table:table-cell>
          <table:table-cell table:formula="of:=[.C16]-[.C15]" office:value-type="float" office:value="122.32230496454" calcext:value-type="float">
            <text:p>122.32230496454</text:p>
          </table:table-cell>
          <table:table-cell table:formula="of:=[.D16]-[.D15]" office:value-type="float" office:value="122.671353460538" calcext:value-type="float">
            <text:p>122.671353460538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0.025180912441698" calcext:value-type="float">
            <text:p>0.025180912441698</text:p>
          </table:table-cell>
          <table:table-cell table:formula="of:=[.G16]-[.$G$18]" office:value-type="float" office:value="0.0148286052016573" calcext:value-type="float">
            <text:p>0.014828605201657</text:p>
          </table:table-cell>
          <table:table-cell table:formula="of:=[.H16]-[.$H$18]" office:value-type="float" office:value="0.0200047588216705" calcext:value-type="float">
            <text:p>0.020004758821671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3.049093223442" calcext:value-type="float">
            <text:p>123.049093223442</text:p>
          </table:table-cell>
          <table:table-cell table:formula="of:=[.I16]+[.K16]" office:value-type="float" office:value="123.038740916202" calcext:value-type="float">
            <text:p>123.038740916202</text:p>
          </table:table-cell>
          <table:table-cell table:formula="of:=[.I16]+[.L16]" office:value-type="float" office:value="123.043917069822" calcext:value-type="float">
            <text:p>123.043917069822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2.844108463843" calcext:value-type="float">
            <text:p>122.844108463843</text:p>
          </table:table-cell>
          <table:table-cell table:formula="of:=[.T15]+[.O16]" office:value-type="float" office:value="122.439249190433" calcext:value-type="float">
            <text:p>122.439249190433</text:p>
          </table:table-cell>
          <table:table-cell table:formula="of:=[.U15]+[.P16]" office:value-type="float" office:value="122.641678827138" calcext:value-type="float">
            <text:p>122.641678827138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17]+[.C17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17502489125" calcext:value-type="float">
            <text:p>123.17502489125</text:p>
          </table:table-cell>
          <table:table-cell table:formula="of:=[.C17]-[.C16]" office:value-type="float" office:value="122.892139479905" calcext:value-type="float">
            <text:p>122.892139479905</text:p>
          </table:table-cell>
          <table:table-cell table:formula="of:=[.D17]-[.D16]" office:value-type="float" office:value="123.033582185578" calcext:value-type="float">
            <text:p>123.033582185578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0.179803847156009" calcext:value-type="float">
            <text:p>0.179803847156009</text:p>
          </table:table-cell>
          <table:table-cell table:formula="of:=[.G17]-[.$G$18]" office:value-type="float" office:value="0.584663120567001" calcext:value-type="float">
            <text:p>0.584663120567001</text:p>
          </table:table-cell>
          <table:table-cell table:formula="of:=[.H17]-[.$H$18]" office:value-type="float" office:value="0.382233483861484" calcext:value-type="float">
            <text:p>0.382233483861484</text:p>
          </table:table-cell>
          <table:table-cell table:formula="of:=[.I17]-[.$I$18]" office:value-type="float" office:value="-0.000000000500008923154383" calcext:value-type="float">
            <text:p>-5.00008923154383E-10</text:p>
          </table:table-cell>
          <table:table-cell table:formula="of:=[.I17]+[.J17]" office:value-type="float" office:value="123.203716157156" calcext:value-type="float">
            <text:p>123.203716157156</text:p>
          </table:table-cell>
          <table:table-cell table:formula="of:=[.I17]+[.K17]" office:value-type="float" office:value="123.608575430567" calcext:value-type="float">
            <text:p>123.608575430567</text:p>
          </table:table-cell>
          <table:table-cell table:formula="of:=[.I17]+[.L17]" office:value-type="float" office:value="123.406145793861" calcext:value-type="float">
            <text:p>123.406145793861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6.047824620999" calcext:value-type="float">
            <text:p>246.047824620999</text:p>
          </table:table-cell>
          <table:table-cell table:formula="of:=[.T16]+[.O17]" office:value-type="float" office:value="246.047824621" calcext:value-type="float">
            <text:p>246.047824621</text:p>
          </table:table-cell>
          <table:table-cell table:formula="of:=[.U16]+[.P17]" office:value-type="float" office:value="246.047824620999" calcext:value-type="float">
            <text:p>246.047824620999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table:formula="of:=AVERAGE([.F14:.F17])" office:value-type="float" office:value="122.995221044094" calcext:value-type="float">
            <text:p>122.995221044094</text:p>
          </table:table-cell>
          <table:table-cell table:style-name="ce7" table:formula="of:=AVERAGE([.G14:.G17])" office:value-type="float" office:value="122.307476359338" calcext:value-type="float">
            <text:p>122.307476359338</text:p>
          </table:table-cell>
          <table:table-cell table:style-name="ce7" table:formula="of:=AVERAGE([.H14:.H17])" office:value-type="float" office:value="122.651348701716" calcext:value-type="float">
            <text:p>122.651348701716</text:p>
          </table:table-cell>
          <table:table-cell table:style-name="ce7" table:formula="of:=AVERAGE([.I14:.I17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21]+[.C21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22]+[.C22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22]-[.B21]" office:value-type="float" office:value="122.0850512435" calcext:value-type="float">
            <text:p>122.0850512435</text:p>
          </table:table-cell>
          <table:table-cell table:formula="of:=[.C22]-[.C21]" office:value-type="float" office:value="121.403248792271" calcext:value-type="float">
            <text:p>121.403248792271</text:p>
          </table:table-cell>
          <table:table-cell table:formula="of:=[.D22]-[.D21]" office:value-type="float" office:value="121.744150017885" calcext:value-type="float">
            <text:p>121.744150017885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formula="of:=[.F22]-[.$F$26]" office:value-type="float" office:value="-0.255449770750005" calcext:value-type="float">
            <text:p>-0.255449770750005</text:p>
          </table:table-cell>
          <table:table-cell table:formula="of:=[.G22]-[.$G$26]" office:value-type="float" office:value="-0.772019927535993" calcext:value-type="float">
            <text:p>-0.772019927535993</text:p>
          </table:table-cell>
          <table:table-cell table:formula="of:=[.H22]-[.$H$26]" office:value-type="float" office:value="-0.513734849142509" calcext:value-type="float">
            <text:p>-0.513734849142509</text:p>
          </table:table-cell>
          <table:table-cell table:formula="of:=[.I22]-[.$I$26]" office:value-type="float" office:value="-0.000000000500008923154383" calcext:value-type="float">
            <text:p>-5.00008923154383E-10</text:p>
          </table:table-cell>
          <table:table-cell table:formula="of:=[.I22]+[.J22]" office:value-type="float" office:value="122.76846253925" calcext:value-type="float">
            <text:p>122.76846253925</text:p>
          </table:table-cell>
          <table:table-cell table:formula="of:=[.I22]+[.K22]" office:value-type="float" office:value="122.251892382464" calcext:value-type="float">
            <text:p>122.251892382464</text:p>
          </table:table-cell>
          <table:table-cell table:formula="of:=[.I22]+[.L22]" office:value-type="float" office:value="122.510177460857" calcext:value-type="float">
            <text:p>122.510177460857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27936208175" calcext:value-type="float">
            <text:p>-123.27936208175</text:p>
          </table:table-cell>
          <table:table-cell table:formula="of:=[.T21]+[.O22]" office:value-type="float" office:value="-123.795932238536" calcext:value-type="float">
            <text:p>-123.795932238536</text:p>
          </table:table-cell>
          <table:table-cell table:formula="of:=[.U21]+[.P22]" office:value-type="float" office:value="-123.537647160143" calcext:value-type="float">
            <text:p>-123.537647160143</text:p>
          </table:table-cell>
          <table:table-cell table:formula="of:=[.V21]+[.Q22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23]+[.C23])/2" office:value-type="float" office:value="-0.0454104583333075" calcext:value-type="float">
            <text:p>-0.045410458333308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21.571037054167" calcext:value-type="float">
            <text:p>121.571037054167</text:p>
          </table:table-cell>
          <table:table-cell table:formula="of:=[.C23]-[.C22]" office:value-type="float" office:value="122.227862318841" calcext:value-type="float">
            <text:p>122.227862318841</text:p>
          </table:table-cell>
          <table:table-cell table:formula="of:=[.D23]-[.D22]" office:value-type="float" office:value="121.899449686504" calcext:value-type="float">
            <text:p>121.899449686504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formula="of:=[.F23]-[.$F$26]" office:value-type="float" office:value="-0.769463960083314" calcext:value-type="float">
            <text:p>-0.769463960083314</text:p>
          </table:table-cell>
          <table:table-cell table:formula="of:=[.G23]-[.$G$26]" office:value-type="float" office:value="0.0525935990337132" calcext:value-type="float">
            <text:p>0.052593599033713</text:p>
          </table:table-cell>
          <table:table-cell table:formula="of:=[.H23]-[.$H$26]" office:value-type="float" office:value="-0.358435180524296" calcext:value-type="float">
            <text:p>-0.358435180524296</text:p>
          </table:table-cell>
          <table:table-cell table:formula="of:=[.I23]-[.$I$26]" office:value-type="float" office:value="0.000000000500008923154383" calcext:value-type="float">
            <text:p>5.00008923154383E-10</text:p>
          </table:table-cell>
          <table:table-cell table:formula="of:=[.I23]+[.J23]" office:value-type="float" office:value="122.254448350917" calcext:value-type="float">
            <text:p>122.254448350917</text:p>
          </table:table-cell>
          <table:table-cell table:formula="of:=[.I23]+[.K23]" office:value-type="float" office:value="123.076505910034" calcext:value-type="float">
            <text:p>123.076505910034</text:p>
          </table:table-cell>
          <table:table-cell table:formula="of:=[.I23]+[.L23]" office:value-type="float" office:value="122.665477130476" calcext:value-type="float">
            <text:p>122.665477130476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02491373083332" calcext:value-type="float">
            <text:p>-1.02491373083332</text:p>
          </table:table-cell>
          <table:table-cell table:formula="of:=[.T22]+[.O23]" office:value-type="float" office:value="-0.71942632850228" calcext:value-type="float">
            <text:p>-0.71942632850228</text:p>
          </table:table-cell>
          <table:table-cell table:formula="of:=[.U22]+[.P23]" office:value-type="float" office:value="-0.872170029666805" calcext:value-type="float">
            <text:p>-0.872170029666805</text:p>
          </table:table-cell>
          <table:table-cell table:formula="of:=[.V22]+[.Q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24]+[.C24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2.770675759958" calcext:value-type="float">
            <text:p>122.770675759958</text:p>
          </table:table-cell>
          <table:table-cell table:formula="of:=[.C24]-[.C23]" office:value-type="float" office:value="122.667789855072" calcext:value-type="float">
            <text:p>122.667789855072</text:p>
          </table:table-cell>
          <table:table-cell table:formula="of:=[.D24]-[.D23]" office:value-type="float" office:value="122.719232807515" calcext:value-type="float">
            <text:p>122.719232807515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430174745708328" calcext:value-type="float">
            <text:p>0.430174745708328</text:p>
          </table:table-cell>
          <table:table-cell table:formula="of:=[.G24]-[.$G$26]" office:value-type="float" office:value="0.492521135265307" calcext:value-type="float">
            <text:p>0.492521135265307</text:p>
          </table:table-cell>
          <table:table-cell table:formula="of:=[.H24]-[.$H$26]" office:value-type="float" office:value="0.461347940487315" calcext:value-type="float">
            <text:p>0.461347940487315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454087056708" calcext:value-type="float">
            <text:p>123.454087056708</text:p>
          </table:table-cell>
          <table:table-cell table:formula="of:=[.I24]+[.K24]" office:value-type="float" office:value="123.516433446265" calcext:value-type="float">
            <text:p>123.516433446265</text:p>
          </table:table-cell>
          <table:table-cell table:formula="of:=[.I24]+[.L24]" office:value-type="float" office:value="123.485260251487" calcext:value-type="float">
            <text:p>123.485260251487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429173325875" calcext:value-type="float">
            <text:p>122.429173325875</text:p>
          </table:table-cell>
          <table:table-cell table:formula="of:=[.T23]+[.O24]" office:value-type="float" office:value="122.797007117763" calcext:value-type="float">
            <text:p>122.797007117763</text:p>
          </table:table-cell>
          <table:table-cell table:formula="of:=[.U23]+[.P24]" office:value-type="float" office:value="122.613090221821" calcext:value-type="float">
            <text:p>122.613090221821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25]+[.C25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935239999375" calcext:value-type="float">
            <text:p>122.935239999375</text:p>
          </table:table-cell>
          <table:table-cell table:formula="of:=[.C25]-[.C24]" office:value-type="float" office:value="122.402173913043" calcext:value-type="float">
            <text:p>122.402173913043</text:p>
          </table:table-cell>
          <table:table-cell table:formula="of:=[.D25]-[.D24]" office:value-type="float" office:value="122.668706956209" calcext:value-type="float">
            <text:p>122.668706956209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594738985124991" calcext:value-type="float">
            <text:p>0.594738985124991</text:p>
          </table:table-cell>
          <table:table-cell table:formula="of:=[.G25]-[.$G$26]" office:value-type="float" office:value="0.226905193236007" calcext:value-type="float">
            <text:p>0.226905193236007</text:p>
          </table:table-cell>
          <table:table-cell table:formula="of:=[.H25]-[.$H$26]" office:value-type="float" office:value="0.410822089180996" calcext:value-type="float">
            <text:p>0.410822089180996</text:p>
          </table:table-cell>
          <table:table-cell table:formula="of:=[.I25]-[.$I$26]" office:value-type="float" office:value="-0.000000000500008923154383" calcext:value-type="float">
            <text:p>-5.00008923154383E-10</text:p>
          </table:table-cell>
          <table:table-cell table:formula="of:=[.I25]+[.J25]" office:value-type="float" office:value="123.618651295125" calcext:value-type="float">
            <text:p>123.618651295125</text:p>
          </table:table-cell>
          <table:table-cell table:formula="of:=[.I25]+[.K25]" office:value-type="float" office:value="123.250817503236" calcext:value-type="float">
            <text:p>123.250817503236</text:p>
          </table:table-cell>
          <table:table-cell table:formula="of:=[.I25]+[.L25]" office:value-type="float" office:value="123.434734399181" calcext:value-type="float">
            <text:p>123.434734399181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047824621" calcext:value-type="float">
            <text:p>246.047824621</text:p>
          </table:table-cell>
          <table:table-cell table:formula="of:=[.T24]+[.O25]" office:value-type="float" office:value="246.047824620999" calcext:value-type="float">
            <text:p>246.047824620999</text:p>
          </table:table-cell>
          <table:table-cell table:formula="of:=[.U24]+[.P25]" office:value-type="float" office:value="246.047824621001" calcext:value-type="float">
            <text:p>246.047824621001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7" table:formula="of:=AVERAGE([.F22:.F25])" office:value-type="float" office:value="122.34050101425" calcext:value-type="float">
            <text:p>122.34050101425</text:p>
          </table:table-cell>
          <table:table-cell table:style-name="ce7" table:formula="of:=AVERAGE([.G22:.G25])" office:value-type="float" office:value="122.175268719807" calcext:value-type="float">
            <text:p>122.175268719807</text:p>
          </table:table-cell>
          <table:table-cell table:style-name="ce7" table:formula="of:=AVERAGE([.H22:.H25])" office:value-type="float" office:value="122.257884867028" calcext:value-type="float">
            <text:p>122.257884867028</text:p>
          </table:table-cell>
          <table:table-cell table:style-name="ce7" table:formula="of:=AVERAGE([.I22:.I25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29]+[.C29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30]+[.C30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30]-[.B29]" office:value-type="float" office:value="122.913139342239" calcext:value-type="float">
            <text:p>122.913139342239</text:p>
          </table:table-cell>
          <table:table-cell table:formula="of:=[.C30]-[.C29]" office:value-type="float" office:value="121.944565217391" calcext:value-type="float">
            <text:p>121.944565217391</text:p>
          </table:table-cell>
          <table:table-cell table:formula="of:=[.D30]-[.D29]" office:value-type="float" office:value="122.428852279815" calcext:value-type="float">
            <text:p>122.428852279815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formula="of:=[.F30]-[.$F$34]" office:value-type="float" office:value="0.564109986596009" calcext:value-type="float">
            <text:p>0.564109986596009</text:p>
          </table:table-cell>
          <table:table-cell table:formula="of:=[.G30]-[.$G$34]" office:value-type="float" office:value="0.0101902173909849" calcext:value-type="float">
            <text:p>0.010190217390985</text:p>
          </table:table-cell>
          <table:table-cell table:formula="of:=[.H30]-[.$H$34]" office:value-type="float" office:value="0.287150101992978" calcext:value-type="float">
            <text:p>0.287150101992978</text:p>
          </table:table-cell>
          <table:table-cell table:formula="of:=[.I30]-[.$I$34]" office:value-type="float" office:value="-0.000000000500008923154383" calcext:value-type="float">
            <text:p>-5.00008923154383E-10</text:p>
          </table:table-cell>
          <table:table-cell table:formula="of:=[.I30]+[.J30]" office:value-type="float" office:value="123.588022296596" calcext:value-type="float">
            <text:p>123.588022296596</text:p>
          </table:table-cell>
          <table:table-cell table:formula="of:=[.I30]+[.K30]" office:value-type="float" office:value="123.034102527391" calcext:value-type="float">
            <text:p>123.034102527391</text:p>
          </table:table-cell>
          <table:table-cell table:formula="of:=[.I30]+[.L30]" office:value-type="float" office:value="123.311062411993" calcext:value-type="float">
            <text:p>123.311062411993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2.459802324404" calcext:value-type="float">
            <text:p>-122.459802324404</text:p>
          </table:table-cell>
          <table:table-cell table:formula="of:=[.T29]+[.O30]" office:value-type="float" office:value="-123.013722093609" calcext:value-type="float">
            <text:p>-123.013722093609</text:p>
          </table:table-cell>
          <table:table-cell table:formula="of:=[.U29]+[.P30]" office:value-type="float" office:value="-122.736762209007" calcext:value-type="float">
            <text:p>-122.736762209007</text:p>
          </table:table-cell>
          <table:table-cell table:formula="of:=[.V29]+[.Q30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31]+[.C31])/2" office:value-type="float" office:value="-2.55145348260868" calcext:value-type="float">
            <text:p>-2.55145348260868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121.879979092667" calcext:value-type="float">
            <text:p>121.879979092667</text:p>
          </table:table-cell>
          <table:table-cell table:formula="of:=[.C31]-[.C30]" office:value-type="float" office:value="121.858695652175" calcext:value-type="float">
            <text:p>121.858695652175</text:p>
          </table:table-cell>
          <table:table-cell table:formula="of:=[.D31]-[.D30]" office:value-type="float" office:value="121.869337372421" calcext:value-type="float">
            <text:p>121.86933737242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formula="of:=[.F31]-[.$F$34]" office:value-type="float" office:value="-0.469050262975983" calcext:value-type="float">
            <text:p>-0.469050262975983</text:p>
          </table:table-cell>
          <table:table-cell table:formula="of:=[.G31]-[.$G$34]" office:value-type="float" office:value="-0.0756793478253854" calcext:value-type="float">
            <text:p>-0.075679347825386</text:p>
          </table:table-cell>
          <table:table-cell table:formula="of:=[.H31]-[.$H$34]" office:value-type="float" office:value="-0.272364805401168" calcext:value-type="float">
            <text:p>-0.272364805401168</text:p>
          </table:table-cell>
          <table:table-cell table:formula="of:=[.I31]-[.$I$34]" office:value-type="float" office:value="0.000000000500008923154383" calcext:value-type="float">
            <text:p>5.00008923154383E-10</text:p>
          </table:table-cell>
          <table:table-cell table:formula="of:=[.I31]+[.J31]" office:value-type="float" office:value="122.554862048024" calcext:value-type="float">
            <text:p>122.554862048024</text:p>
          </table:table-cell>
          <table:table-cell table:formula="of:=[.I31]+[.K31]" office:value-type="float" office:value="122.948232963175" calcext:value-type="float">
            <text:p>122.948232963175</text:p>
          </table:table-cell>
          <table:table-cell table:formula="of:=[.I31]+[.L31]" office:value-type="float" office:value="122.751547505599" calcext:value-type="float">
            <text:p>122.751547505599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0.0950597236200252" calcext:value-type="float">
            <text:p>0.095059723620025</text:p>
          </table:table-cell>
          <table:table-cell table:formula="of:=[.T30]+[.O31]" office:value-type="float" office:value="-0.0654891304344005" calcext:value-type="float">
            <text:p>-0.065489130434401</text:p>
          </table:table-cell>
          <table:table-cell table:formula="of:=[.U30]+[.P31]" office:value-type="float" office:value="0.0147852965918105" calcext:value-type="float">
            <text:p>0.014785296591811</text:p>
          </table:table-cell>
          <table:table-cell table:formula="of:=[.V30]+[.Q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32]+[.C32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186887594333" calcext:value-type="float">
            <text:p>122.186887594333</text:p>
          </table:table-cell>
          <table:table-cell table:formula="of:=[.C32]-[.C31]" office:value-type="float" office:value="121.888710474308" calcext:value-type="float">
            <text:p>121.888710474308</text:p>
          </table:table-cell>
          <table:table-cell table:formula="of:=[.D32]-[.D31]" office:value-type="float" office:value="122.037799034321" calcext:value-type="float">
            <text:p>122.037799034321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-0.162141761310011" calcext:value-type="float">
            <text:p>-0.162141761310011</text:p>
          </table:table-cell>
          <table:table-cell table:formula="of:=[.G32]-[.$G$34]" office:value-type="float" office:value="-0.0456645256916204" calcext:value-type="float">
            <text:p>-0.04566452569162</text:p>
          </table:table-cell>
          <table:table-cell table:formula="of:=[.H32]-[.$H$34]" office:value-type="float" office:value="-0.103903143501327" calcext:value-type="float">
            <text:p>-0.103903143501327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2.86177054969" calcext:value-type="float">
            <text:p>122.86177054969</text:p>
          </table:table-cell>
          <table:table-cell table:formula="of:=[.I32]+[.K32]" office:value-type="float" office:value="122.978247785308" calcext:value-type="float">
            <text:p>122.978247785308</text:p>
          </table:table-cell>
          <table:table-cell table:formula="of:=[.I32]+[.L32]" office:value-type="float" office:value="122.920009167499" calcext:value-type="float">
            <text:p>122.920009167499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95683027331" calcext:value-type="float">
            <text:p>122.95683027331</text:p>
          </table:table-cell>
          <table:table-cell table:formula="of:=[.T31]+[.O32]" office:value-type="float" office:value="122.912758654874" calcext:value-type="float">
            <text:p>122.912758654874</text:p>
          </table:table-cell>
          <table:table-cell table:formula="of:=[.U31]+[.P32]" office:value-type="float" office:value="122.93479446409" calcext:value-type="float">
            <text:p>122.93479446409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33]+[.C33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416111393334" calcext:value-type="float">
            <text:p>122.416111393334</text:p>
          </table:table-cell>
          <table:table-cell table:formula="of:=[.C33]-[.C32]" office:value-type="float" office:value="122.045528656126" calcext:value-type="float">
            <text:p>122.045528656126</text:p>
          </table:table-cell>
          <table:table-cell table:formula="of:=[.D33]-[.D32]" office:value-type="float" office:value="122.23082002473" calcext:value-type="float">
            <text:p>122.23082002473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0.0670820376910086" calcext:value-type="float">
            <text:p>0.067082037691009</text:p>
          </table:table-cell>
          <table:table-cell table:formula="of:=[.G33]-[.$G$34]" office:value-type="float" office:value="0.111153656125992" calcext:value-type="float">
            <text:p>0.111153656125992</text:p>
          </table:table-cell>
          <table:table-cell table:formula="of:=[.H33]-[.$H$34]" office:value-type="float" office:value="0.0891178469080103" calcext:value-type="float">
            <text:p>0.08911784690801</text:p>
          </table:table-cell>
          <table:table-cell table:formula="of:=[.I33]-[.$I$34]" office:value-type="float" office:value="-0.000000000500008923154383" calcext:value-type="float">
            <text:p>-5.00008923154383E-10</text:p>
          </table:table-cell>
          <table:table-cell table:formula="of:=[.I33]+[.J33]" office:value-type="float" office:value="123.090994347691" calcext:value-type="float">
            <text:p>123.090994347691</text:p>
          </table:table-cell>
          <table:table-cell table:formula="of:=[.I33]+[.K33]" office:value-type="float" office:value="123.135065966126" calcext:value-type="float">
            <text:p>123.135065966126</text:p>
          </table:table-cell>
          <table:table-cell table:formula="of:=[.I33]+[.L33]" office:value-type="float" office:value="123.113030156908" calcext:value-type="float">
            <text:p>123.113030156908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6.047824621001" calcext:value-type="float">
            <text:p>246.047824621001</text:p>
          </table:table-cell>
          <table:table-cell table:formula="of:=[.T32]+[.O33]" office:value-type="float" office:value="246.047824621" calcext:value-type="float">
            <text:p>246.047824621</text:p>
          </table:table-cell>
          <table:table-cell table:formula="of:=[.U32]+[.P33]" office:value-type="float" office:value="246.047824620998" calcext:value-type="float">
            <text:p>246.047824620998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table:formula="of:=AVERAGE([.F30:.F33])" office:value-type="float" office:value="122.349029355643" calcext:value-type="float">
            <text:p>122.349029355643</text:p>
          </table:table-cell>
          <table:table-cell table:style-name="ce7" table:formula="of:=AVERAGE([.G30:.G33])" office:value-type="float" office:value="121.934375" calcext:value-type="float">
            <text:p>121.934375</text:p>
          </table:table-cell>
          <table:table-cell table:style-name="ce7" table:formula="of:=AVERAGE([.H30:.H33])" office:value-type="float" office:value="122.141702177822" calcext:value-type="float">
            <text:p>122.141702177822</text:p>
          </table:table-cell>
          <table:table-cell table:style-name="ce7" table:formula="of:=AVERAGE([.I30:.I33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41]+[.C41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style-name="Default" table:formula="of:=[.B42]-[.B41]" office:value-type="float" office:value="122.063883653167" calcext:value-type="float">
            <text:p>122.063883653167</text:p>
          </table:table-cell>
          <table:table-cell table:style-name="Default" table:formula="of:=[.C42]-[.C41]" office:value-type="float" office:value="121.404150197628" calcext:value-type="float">
            <text:p>121.404150197628</text:p>
          </table:table-cell>
          <table:table-cell table:style-name="Default" table:formula="of:=[.D42]-[.D41]" office:value-type="float" office:value="121.734016925398" calcext:value-type="float">
            <text:p>121.734016925398</text:p>
          </table:table-cell>
          <table:table-cell table:style-name="Default" table:formula="of:=[.E42]-[.E41]" office:value-type="float" office:value="123.02391231" calcext:value-type="float">
            <text:p>123.02391231</text:p>
          </table:table-cell>
          <table:table-cell table:formula="of:=[.F41]-[.$F$46]" office:value-type="float" office:value="-0.294448784416005" calcext:value-type="float">
            <text:p>-0.294448784416005</text:p>
          </table:table-cell>
          <table:table-cell table:formula="of:=[.G41]-[.$G$46]" office:value-type="float" office:value="-0.860795454546008" calcext:value-type="float">
            <text:p>-0.860795454546008</text:p>
          </table:table-cell>
          <table:table-cell table:formula="of:=[.H41]-[.$H$46]" office:value-type="float" office:value="-0.577622119481006" calcext:value-type="float">
            <text:p>-0.577622119481006</text:p>
          </table:table-cell>
          <table:table-cell table:formula="of:=[.I41]-[.$I$46]" office:value-type="float" office:value="-0.000000000499994712299667" calcext:value-type="float">
            <text:p>-4.99994712299667E-10</text:p>
          </table:table-cell>
          <table:table-cell table:formula="of:=[.I41]-[.J41]" office:value-type="float" office:value="123.318361094416" calcext:value-type="float">
            <text:p>123.318361094416</text:p>
          </table:table-cell>
          <table:table-cell table:formula="of:=[.I41]-[.K41]" office:value-type="float" office:value="123.884707764546" calcext:value-type="float">
            <text:p>123.884707764546</text:p>
          </table:table-cell>
          <table:table-cell table:formula="of:=[.I41]-[.L41]" office:value-type="float" office:value="123.601534429481" calcext:value-type="float">
            <text:p>123.601534429481</text:p>
          </table:table-cell>
          <table:table-cell table:formula="of:=[.I41]-[.M41]" office:value-type="float" office:value="123.0239123105" calcext:value-type="float">
            <text:p>123.0239123105</text:p>
          </table:table-cell>
          <table:table-cell/>
          <table:table-cell table:formula="of:=[.S42]-[.N41]" office:value-type="float" office:value="-246.637818518499" calcext:value-type="float">
            <text:p>-246.637818518499</text:p>
          </table:table-cell>
          <table:table-cell table:formula="of:=[.T42]-[.O41]" office:value-type="float" office:value="-246.721861182265" calcext:value-type="float">
            <text:p>-246.721861182265</text:p>
          </table:table-cell>
          <table:table-cell table:formula="of:=[.U42]-[.P41]" office:value-type="float" office:value="-246.679839850383" calcext:value-type="float">
            <text:p>-246.679839850383</text:p>
          </table:table-cell>
          <table:table-cell table:formula="of:=[.V42]-[.Q4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42]+[.C42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43]-[.B42]" office:value-type="float" office:value="122.0627873245" calcext:value-type="float">
            <text:p>122.0627873245</text:p>
          </table:table-cell>
          <table:table-cell table:style-name="Default" table:formula="of:=[.C43]-[.C42]" office:value-type="float" office:value="122.451704545455" calcext:value-type="float">
            <text:p>122.451704545455</text:p>
          </table:table-cell>
          <table:table-cell table:style-name="Default" table:formula="of:=[.D43]-[.D42]" office:value-type="float" office:value="122.257245934977" calcext:value-type="float">
            <text:p>122.257245934977</text:p>
          </table:table-cell>
          <table:table-cell table:style-name="Default" table:formula="of:=[.E43]-[.E42]" office:value-type="float" office:value="123.023912311" calcext:value-type="float">
            <text:p>123.023912311</text:p>
          </table:table-cell>
          <table:table-cell table:formula="of:=[.F42]-[.$F$46]" office:value-type="float" office:value="-0.295545113083008" calcext:value-type="float">
            <text:p>-0.295545113083008</text:p>
          </table:table-cell>
          <table:table-cell table:formula="of:=[.G42]-[.$G$46]" office:value-type="float" office:value="0.186758893280995" calcext:value-type="float">
            <text:p>0.186758893280995</text:p>
          </table:table-cell>
          <table:table-cell table:formula="of:=[.H42]-[.$H$46]" office:value-type="float" office:value="-0.0543931099020085" calcext:value-type="float">
            <text:p>-0.054393109902009</text:p>
          </table:table-cell>
          <table:table-cell table:formula="of:=[.I42]-[.$I$46]" office:value-type="float" office:value="0.000000000500008923154383" calcext:value-type="float">
            <text:p>5.00008923154383E-10</text:p>
          </table:table-cell>
          <table:table-cell table:formula="of:=[.I42]-[.J42]" office:value-type="float" office:value="123.319457424083" calcext:value-type="float">
            <text:p>123.319457424083</text:p>
          </table:table-cell>
          <table:table-cell table:formula="of:=[.I42]-[.K42]" office:value-type="float" office:value="122.837153417719" calcext:value-type="float">
            <text:p>122.837153417719</text:p>
          </table:table-cell>
          <table:table-cell table:formula="of:=[.I42]-[.L42]" office:value-type="float" office:value="123.078305420902" calcext:value-type="float">
            <text:p>123.078305420902</text:p>
          </table:table-cell>
          <table:table-cell table:formula="of:=[.I42]-[.M42]" office:value-type="float" office:value="123.0239123105" calcext:value-type="float">
            <text:p>123.0239123105</text:p>
          </table:table-cell>
          <table:table-cell/>
          <table:table-cell table:formula="of:=[.S43]-[.N42]" office:value-type="float" office:value="-123.319457424083" calcext:value-type="float">
            <text:p>-123.319457424083</text:p>
          </table:table-cell>
          <table:table-cell table:formula="of:=[.T43]-[.O42]" office:value-type="float" office:value="-122.837153417719" calcext:value-type="float">
            <text:p>-122.837153417719</text:p>
          </table:table-cell>
          <table:table-cell table:formula="of:=[.U43]-[.P42]" office:value-type="float" office:value="-123.078305420902" calcext:value-type="float">
            <text:p>-123.078305420902</text:p>
          </table:table-cell>
          <table:table-cell table:formula="of:=[.V43]-[.Q42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43]+[.C43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43]-[.J43]" office:value-type="float" office:value="0" calcext:value-type="float">
            <text:p>0</text:p>
          </table:table-cell>
          <table:table-cell table:formula="of:=[.I43]-[.K43]" office:value-type="float" office:value="0" calcext:value-type="float">
            <text:p>0</text:p>
          </table:table-cell>
          <table:table-cell table:formula="of:=[.I43]-[.L43]" office:value-type="float" office:value="0" calcext:value-type="float">
            <text:p>0</text:p>
          </table:table-cell>
          <table:table-cell table:formula="of:=[.I43]-[.M43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44]+[.C44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44]-[.B43]" office:value-type="float" office:value="122.405088526208" calcext:value-type="float">
            <text:p>122.405088526208</text:p>
          </table:table-cell>
          <table:table-cell table:style-name="Default" table:formula="of:=[.C44]-[.C43]" office:value-type="float" office:value="122.608160058027" calcext:value-type="float">
            <text:p>122.608160058027</text:p>
          </table:table-cell>
          <table:table-cell table:style-name="Default" table:formula="of:=[.D44]-[.D43]" office:value-type="float" office:value="122.506624292118" calcext:value-type="float">
            <text:p>122.506624292118</text:p>
          </table:table-cell>
          <table:table-cell table:style-name="Default" table:formula="of:=[.E44]-[.E43]" office:value-type="float" office:value="123.023912311" calcext:value-type="float">
            <text:p>123.023912311</text:p>
          </table:table-cell>
          <table:table-cell table:formula="of:=[.F44]-[.$F$46]" office:value-type="float" office:value="0.0467560886250027" calcext:value-type="float">
            <text:p>0.046756088625003</text:p>
          </table:table-cell>
          <table:table-cell table:formula="of:=[.G44]-[.$G$46]" office:value-type="float" office:value="0.34321440585299" calcext:value-type="float">
            <text:p>0.34321440585299</text:p>
          </table:table-cell>
          <table:table-cell table:formula="of:=[.H44]-[.$H$46]" office:value-type="float" office:value="0.194985247239003" calcext:value-type="float">
            <text:p>0.194985247239003</text:p>
          </table:table-cell>
          <table:table-cell table:formula="of:=[.I44]-[.$I$46]" office:value-type="float" office:value="0.000000000500008923154383" calcext:value-type="float">
            <text:p>5.00008923154383E-10</text:p>
          </table:table-cell>
          <table:table-cell table:formula="of:=[.I44]-[.J44]" office:value-type="float" office:value="122.977156222375" calcext:value-type="float">
            <text:p>122.977156222375</text:p>
          </table:table-cell>
          <table:table-cell table:formula="of:=[.I44]-[.K44]" office:value-type="float" office:value="122.680697905147" calcext:value-type="float">
            <text:p>122.680697905147</text:p>
          </table:table-cell>
          <table:table-cell table:formula="of:=[.I44]-[.L44]" office:value-type="float" office:value="122.828927063761" calcext:value-type="float">
            <text:p>122.828927063761</text:p>
          </table:table-cell>
          <table:table-cell table:formula="of:=[.I44]-[.M44]" office:value-type="float" office:value="123.0239123105" calcext:value-type="float">
            <text:p>123.0239123105</text:p>
          </table:table-cell>
          <table:table-cell/>
          <table:table-cell table:formula="of:=[.S43]+[.N44]" office:value-type="float" office:value="122.977156222375" calcext:value-type="float">
            <text:p>122.977156222375</text:p>
          </table:table-cell>
          <table:table-cell table:formula="of:=[.T43]+[.O44]" office:value-type="float" office:value="122.680697905147" calcext:value-type="float">
            <text:p>122.680697905147</text:p>
          </table:table-cell>
          <table:table-cell table:formula="of:=[.U43]+[.P44]" office:value-type="float" office:value="122.828927063761" calcext:value-type="float">
            <text:p>122.828927063761</text:p>
          </table:table-cell>
          <table:table-cell table:formula="of:=[.V43]+[.Q44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45]+[.C45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45]-[.B44]" office:value-type="float" office:value="122.901570246458" calcext:value-type="float">
            <text:p>122.901570246458</text:p>
          </table:table-cell>
          <table:table-cell table:style-name="Default" table:formula="of:=[.C45]-[.C44]" office:value-type="float" office:value="122.595767807585" calcext:value-type="float">
            <text:p>122.595767807585</text:p>
          </table:table-cell>
          <table:table-cell table:style-name="Default" table:formula="of:=[.D45]-[.D44]" office:value-type="float" office:value="122.748669027021" calcext:value-type="float">
            <text:p>122.748669027021</text:p>
          </table:table-cell>
          <table:table-cell table:style-name="Default" table:formula="of:=[.E45]-[.E44]" office:value-type="float" office:value="123.02391231" calcext:value-type="float">
            <text:p>123.02391231</text:p>
          </table:table-cell>
          <table:table-cell table:formula="of:=[.F45]-[.$F$46]" office:value-type="float" office:value="0.543237808874991" calcext:value-type="float">
            <text:p>0.543237808874991</text:p>
          </table:table-cell>
          <table:table-cell table:formula="of:=[.G45]-[.$G$46]" office:value-type="float" office:value="0.330822155410999" calcext:value-type="float">
            <text:p>0.330822155410999</text:p>
          </table:table-cell>
          <table:table-cell table:formula="of:=[.H45]-[.$H$46]" office:value-type="float" office:value="0.437029982141993" calcext:value-type="float">
            <text:p>0.437029982141993</text:p>
          </table:table-cell>
          <table:table-cell table:formula="of:=[.I45]-[.$I$46]" office:value-type="float" office:value="-0.000000000499994712299667" calcext:value-type="float">
            <text:p>-4.99994712299667E-10</text:p>
          </table:table-cell>
          <table:table-cell table:formula="of:=[.I45]-[.J45]" office:value-type="float" office:value="122.480674501125" calcext:value-type="float">
            <text:p>122.480674501125</text:p>
          </table:table-cell>
          <table:table-cell table:formula="of:=[.I45]-[.K45]" office:value-type="float" office:value="122.693090154589" calcext:value-type="float">
            <text:p>122.693090154589</text:p>
          </table:table-cell>
          <table:table-cell table:formula="of:=[.I45]-[.L45]" office:value-type="float" office:value="122.586882327858" calcext:value-type="float">
            <text:p>122.586882327858</text:p>
          </table:table-cell>
          <table:table-cell table:formula="of:=[.I45]-[.M45]" office:value-type="float" office:value="123.0239123105" calcext:value-type="float">
            <text:p>123.0239123105</text:p>
          </table:table-cell>
          <table:table-cell/>
          <table:table-cell table:formula="of:=[.S44]+[.N45]" office:value-type="float" office:value="245.4578307235" calcext:value-type="float">
            <text:p>245.4578307235</text:p>
          </table:table-cell>
          <table:table-cell table:formula="of:=[.T44]+[.O45]" office:value-type="float" office:value="245.373788059736" calcext:value-type="float">
            <text:p>245.373788059736</text:p>
          </table:table-cell>
          <table:table-cell table:formula="of:=[.U44]+[.P45]" office:value-type="float" office:value="245.415809391619" calcext:value-type="float">
            <text:p>245.415809391619</text:p>
          </table:table-cell>
          <table:table-cell table:formula="of:=[.V44]+[.Q4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table:formula="of:=([.F41]+[.F42]+[.F44]+[.F45])/4" office:value-type="float" office:value="122.358332437583" calcext:value-type="float">
            <text:p>122.358332437583</text:p>
          </table:table-cell>
          <table:table-cell table:style-name="ce7" table:formula="of:=([.G41]+[.G42]+[.G44]+[.G45])/4" office:value-type="float" office:value="122.264945652174" calcext:value-type="float">
            <text:p>122.264945652174</text:p>
          </table:table-cell>
          <table:table-cell table:style-name="ce7" table:formula="of:=([.H41]+[.H42]+[.H44]+[.H45])/4" office:value-type="float" office:value="122.311639044879" calcext:value-type="float">
            <text:p>122.311639044879</text:p>
          </table:table-cell>
          <table:table-cell table:style-name="ce7" table:formula="of:=([.I41]+[.I42]+[.I44]+[.I45])/4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49]+[.C49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formula="of:=[.B50]-[.B49]" office:value-type="float" office:value="123.101036681041" calcext:value-type="float">
            <text:p>123.101036681041</text:p>
          </table:table-cell>
          <table:table-cell table:formula="of:=[.C50]-[.C49]" office:value-type="float" office:value="122.05042311412" calcext:value-type="float">
            <text:p>122.05042311412</text:p>
          </table:table-cell>
          <table:table-cell table:formula="of:=[.D50]-[.D49]" office:value-type="float" office:value="122.575729897581" calcext:value-type="float">
            <text:p>122.575729897581</text:p>
          </table:table-cell>
          <table:table-cell table:formula="of:=[.E50]-[.E49]" office:value-type="float" office:value="123.02391231" calcext:value-type="float">
            <text:p>123.02391231</text:p>
          </table:table-cell>
          <table:table-cell table:style-name="ce8" table:formula="of:=[.F49]-[.$F$54]" office:value-type="float" office:value="0.105815636947227" calcext:value-type="float">
            <text:p>0.105815636947227</text:p>
          </table:table-cell>
          <table:table-cell table:style-name="ce8" table:formula="of:=[.G49]-[.$G$54]" office:value-type="float" office:value="-0.257053245217989" calcext:value-type="float">
            <text:p>-0.257053245217989</text:p>
          </table:table-cell>
          <table:table-cell table:style-name="ce8" table:formula="of:=[.H49]-[.$H$54]" office:value-type="float" office:value="-0.0756188041353596" calcext:value-type="float">
            <text:p>-0.07561880413536</text:p>
          </table:table-cell>
          <table:table-cell table:style-name="ce8" table:formula="of:=[.I49]-[.$I$54]" office:value-type="float" office:value="-0.000000000500023134009098" calcext:value-type="float">
            <text:p>-5.00023134009098E-10</text:p>
          </table:table-cell>
          <table:table-cell table:formula="of:=[.I49]-[.J49]" office:value-type="float" office:value="122.918096673053" calcext:value-type="float">
            <text:p>122.918096673053</text:p>
          </table:table-cell>
          <table:table-cell table:formula="of:=[.I49]-[.K49]" office:value-type="float" office:value="123.280965555218" calcext:value-type="float">
            <text:p>123.280965555218</text:p>
          </table:table-cell>
          <table:table-cell table:formula="of:=[.I49]-[.L49]" office:value-type="float" office:value="123.099531114135" calcext:value-type="float">
            <text:p>123.099531114135</text:p>
          </table:table-cell>
          <table:table-cell table:formula="of:=[.I49]-[.M49]" office:value-type="float" office:value="123.0239123105" calcext:value-type="float">
            <text:p>123.0239123105</text:p>
          </table:table-cell>
          <table:table-cell/>
          <table:table-cell table:formula="of:=[.S50]-[.N49]" office:value-type="float" office:value="-246.252809380598" calcext:value-type="float">
            <text:p>-246.252809380598</text:p>
          </table:table-cell>
          <table:table-cell table:formula="of:=[.T50]-[.O49]" office:value-type="float" office:value="-246.647316346769" calcext:value-type="float">
            <text:p>-246.647316346769</text:p>
          </table:table-cell>
          <table:table-cell table:formula="of:=[.U50]-[.P49]" office:value-type="float" office:value="-246.450062863683" calcext:value-type="float">
            <text:p>-246.450062863683</text:p>
          </table:table-cell>
          <table:table-cell table:formula="of:=[.V50]-[.Q4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50]+[.C50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51]-[.B50]" office:value-type="float" office:value="122.684420647548" calcext:value-type="float">
            <text:p>122.684420647548</text:p>
          </table:table-cell>
          <table:table-cell table:formula="of:=[.C51]-[.C50]" office:value-type="float" office:value="121.965037878787" calcext:value-type="float">
            <text:p>121.965037878787</text:p>
          </table:table-cell>
          <table:table-cell table:formula="of:=[.D51]-[.D50]" office:value-type="float" office:value="122.324729263168" calcext:value-type="float">
            <text:p>122.324729263168</text:p>
          </table:table-cell>
          <table:table-cell table:formula="of:=[.E51]-[.E50]" office:value-type="float" office:value="123.023912311" calcext:value-type="float">
            <text:p>123.023912311</text:p>
          </table:table-cell>
          <table:table-cell table:style-name="ce8" table:formula="of:=[.F50]-[.$F$54]" office:value-type="float" office:value="-0.310800396545446" calcext:value-type="float">
            <text:p>-0.310800396545446</text:p>
          </table:table-cell>
          <table:table-cell table:style-name="ce8" table:formula="of:=[.G50]-[.$G$54]" office:value-type="float" office:value="-0.342438480550641" calcext:value-type="float">
            <text:p>-0.342438480550641</text:p>
          </table:table-cell>
          <table:table-cell table:style-name="ce8" table:formula="of:=[.H50]-[.$H$54]" office:value-type="float" office:value="-0.32661943854805" calcext:value-type="float">
            <text:p>-0.32661943854805</text:p>
          </table:table-cell>
          <table:table-cell table:style-name="ce8" table:formula="of:=[.I50]-[.$I$54]" office:value-type="float" office:value="0.000000000499994712299667" calcext:value-type="float">
            <text:p>4.99994712299667E-10</text:p>
          </table:table-cell>
          <table:table-cell table:formula="of:=[.I50]-[.J50]" office:value-type="float" office:value="123.334712707545" calcext:value-type="float">
            <text:p>123.334712707545</text:p>
          </table:table-cell>
          <table:table-cell table:formula="of:=[.I50]-[.K50]" office:value-type="float" office:value="123.366350791551" calcext:value-type="float">
            <text:p>123.366350791551</text:p>
          </table:table-cell>
          <table:table-cell table:formula="of:=[.I50]-[.L50]" office:value-type="float" office:value="123.350531749548" calcext:value-type="float">
            <text:p>123.350531749548</text:p>
          </table:table-cell>
          <table:table-cell table:formula="of:=[.I50]-[.M50]" office:value-type="float" office:value="123.0239123105" calcext:value-type="float">
            <text:p>123.0239123105</text:p>
          </table:table-cell>
          <table:table-cell/>
          <table:table-cell table:formula="of:=[.S51]-[.N50]" office:value-type="float" office:value="-123.334712707545" calcext:value-type="float">
            <text:p>-123.334712707545</text:p>
          </table:table-cell>
          <table:table-cell table:formula="of:=[.T51]-[.O50]" office:value-type="float" office:value="-123.366350791551" calcext:value-type="float">
            <text:p>-123.366350791551</text:p>
          </table:table-cell>
          <table:table-cell table:formula="of:=[.U51]-[.P50]" office:value-type="float" office:value="-123.350531749548" calcext:value-type="float">
            <text:p>-123.350531749548</text:p>
          </table:table-cell>
          <table:table-cell table:formula="of:=[.V51]-[.Q50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51]+[.C51])/2" office:value-type="float" office:value="-0.580239471726175" calcext:value-type="float">
            <text:p>-0.5802394717261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51]-[.J51]" office:value-type="float" office:value="0" calcext:value-type="float">
            <text:p>0</text:p>
          </table:table-cell>
          <table:table-cell table:formula="of:=[.I51]-[.K51]" office:value-type="float" office:value="0" calcext:value-type="float">
            <text:p>0</text:p>
          </table:table-cell>
          <table:table-cell table:formula="of:=[.I51]-[.L51]" office:value-type="float" office:value="0" calcext:value-type="float">
            <text:p>0</text:p>
          </table:table-cell>
          <table:table-cell table:formula="of:=[.I51]-[.M51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52]+[.C52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52]-[.B51]" office:value-type="float" office:value="123.020401956536" calcext:value-type="float">
            <text:p>123.020401956536</text:p>
          </table:table-cell>
          <table:table-cell table:formula="of:=[.C52]-[.C51]" office:value-type="float" office:value="122.32230496454" calcext:value-type="float">
            <text:p>122.32230496454</text:p>
          </table:table-cell>
          <table:table-cell table:formula="of:=[.D52]-[.D51]" office:value-type="float" office:value="122.671353460538" calcext:value-type="float">
            <text:p>122.671353460538</text:p>
          </table:table-cell>
          <table:table-cell table:formula="of:=[.E52]-[.E51]" office:value-type="float" office:value="123.023912311" calcext:value-type="float">
            <text:p>123.023912311</text:p>
          </table:table-cell>
          <table:table-cell table:style-name="ce8" table:formula="of:=[.F52]-[.$F$54]" office:value-type="float" office:value="0.0251809124419395" calcext:value-type="float">
            <text:p>0.02518091244194</text:p>
          </table:table-cell>
          <table:table-cell table:style-name="ce8" table:formula="of:=[.G52]-[.$G$54]" office:value-type="float" office:value="0.0148286052016573" calcext:value-type="float">
            <text:p>0.014828605201657</text:p>
          </table:table-cell>
          <table:table-cell table:style-name="ce8" table:formula="of:=[.H52]-[.$H$54]" office:value-type="float" office:value="0.0200047588217984" calcext:value-type="float">
            <text:p>0.020004758821798</text:p>
          </table:table-cell>
          <table:table-cell table:style-name="ce8" table:formula="of:=[.I52]-[.$I$54]" office:value-type="float" office:value="0.000000000499994712299667" calcext:value-type="float">
            <text:p>4.99994712299667E-10</text:p>
          </table:table-cell>
          <table:table-cell table:formula="of:=[.I52]-[.J52]" office:value-type="float" office:value="122.998731398558" calcext:value-type="float">
            <text:p>122.998731398558</text:p>
          </table:table-cell>
          <table:table-cell table:formula="of:=[.I52]-[.K52]" office:value-type="float" office:value="123.009083705798" calcext:value-type="float">
            <text:p>123.009083705798</text:p>
          </table:table-cell>
          <table:table-cell table:formula="of:=[.I52]-[.L52]" office:value-type="float" office:value="123.003907552178" calcext:value-type="float">
            <text:p>123.003907552178</text:p>
          </table:table-cell>
          <table:table-cell table:formula="of:=[.I52]-[.M52]" office:value-type="float" office:value="123.0239123105" calcext:value-type="float">
            <text:p>123.0239123105</text:p>
          </table:table-cell>
          <table:table-cell/>
          <table:table-cell table:formula="of:=[.S51]+[.N52]" office:value-type="float" office:value="122.998731398558" calcext:value-type="float">
            <text:p>122.998731398558</text:p>
          </table:table-cell>
          <table:table-cell table:formula="of:=[.T51]+[.O52]" office:value-type="float" office:value="123.009083705798" calcext:value-type="float">
            <text:p>123.009083705798</text:p>
          </table:table-cell>
          <table:table-cell table:formula="of:=[.U51]+[.P52]" office:value-type="float" office:value="123.003907552178" calcext:value-type="float">
            <text:p>123.003907552178</text:p>
          </table:table-cell>
          <table:table-cell table:formula="of:=[.V51]+[.Q52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53]+[.C53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53]-[.B52]" office:value-type="float" office:value="123.17502489125" calcext:value-type="float">
            <text:p>123.17502489125</text:p>
          </table:table-cell>
          <table:table-cell table:formula="of:=[.C53]-[.C52]" office:value-type="float" office:value="122.892139479905" calcext:value-type="float">
            <text:p>122.892139479905</text:p>
          </table:table-cell>
          <table:table-cell table:formula="of:=[.D53]-[.D52]" office:value-type="float" office:value="123.033582185578" calcext:value-type="float">
            <text:p>123.033582185578</text:p>
          </table:table-cell>
          <table:table-cell table:formula="of:=[.E53]-[.E52]" office:value-type="float" office:value="123.02391231" calcext:value-type="float">
            <text:p>123.02391231</text:p>
          </table:table-cell>
          <table:table-cell table:style-name="ce8" table:formula="of:=[.F53]-[.$F$54]" office:value-type="float" office:value="0.179803847156251" calcext:value-type="float">
            <text:p>0.179803847156251</text:p>
          </table:table-cell>
          <table:table-cell table:style-name="ce8" table:formula="of:=[.G53]-[.$G$54]" office:value-type="float" office:value="0.584663120567001" calcext:value-type="float">
            <text:p>0.584663120567001</text:p>
          </table:table-cell>
          <table:table-cell table:style-name="ce8" table:formula="of:=[.H53]-[.$H$54]" office:value-type="float" office:value="0.382233483861611" calcext:value-type="float">
            <text:p>0.382233483861611</text:p>
          </table:table-cell>
          <table:table-cell table:style-name="ce8" table:formula="of:=[.I53]-[.$I$54]" office:value-type="float" office:value="-0.000000000500023134009098" calcext:value-type="float">
            <text:p>-5.00023134009098E-10</text:p>
          </table:table-cell>
          <table:table-cell table:formula="of:=[.I53]-[.J53]" office:value-type="float" office:value="122.844108462844" calcext:value-type="float">
            <text:p>122.844108462844</text:p>
          </table:table-cell>
          <table:table-cell table:formula="of:=[.I53]-[.K53]" office:value-type="float" office:value="122.439249189433" calcext:value-type="float">
            <text:p>122.439249189433</text:p>
          </table:table-cell>
          <table:table-cell table:formula="of:=[.I53]-[.L53]" office:value-type="float" office:value="122.641678826138" calcext:value-type="float">
            <text:p>122.641678826138</text:p>
          </table:table-cell>
          <table:table-cell table:formula="of:=[.I53]-[.M53]" office:value-type="float" office:value="123.0239123105" calcext:value-type="float">
            <text:p>123.0239123105</text:p>
          </table:table-cell>
          <table:table-cell/>
          <table:table-cell table:formula="of:=[.S52]+[.N53]" office:value-type="float" office:value="245.842839861402" calcext:value-type="float">
            <text:p>245.842839861402</text:p>
          </table:table-cell>
          <table:table-cell table:formula="of:=[.T52]+[.O53]" office:value-type="float" office:value="245.448332895231" calcext:value-type="float">
            <text:p>245.448332895231</text:p>
          </table:table-cell>
          <table:table-cell table:formula="of:=[.U52]+[.P53]" office:value-type="float" office:value="245.645586378317" calcext:value-type="float">
            <text:p>245.645586378317</text:p>
          </table:table-cell>
          <table:table-cell table:formula="of:=[.V52]+[.Q5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table:formula="of:=([.F49]+[.F50]+[.F52]+[.F53])/4" office:value-type="float" office:value="122.995221044094" calcext:value-type="float">
            <text:p>122.995221044094</text:p>
          </table:table-cell>
          <table:table-cell table:style-name="ce7" table:formula="of:=([.G49]+[.G50]+[.G52]+[.G53])/4" office:value-type="float" office:value="122.307476359338" calcext:value-type="float">
            <text:p>122.307476359338</text:p>
          </table:table-cell>
          <table:table-cell table:style-name="ce7" table:formula="of:=([.H49]+[.H50]+[.H52]+[.H53])/4" office:value-type="float" office:value="122.651348701716" calcext:value-type="float">
            <text:p>122.651348701716</text:p>
          </table:table-cell>
          <table:table-cell table:style-name="ce7" table:formula="of:=([.I49]+[.I50]+[.I52]+[.I53])/4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57]+[.C57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formula="of:=[.B58]-[.B57]" office:value-type="float" office:value="122.0850512435" calcext:value-type="float">
            <text:p>122.0850512435</text:p>
          </table:table-cell>
          <table:table-cell table:formula="of:=[.C58]-[.C57]" office:value-type="float" office:value="121.403248792271" calcext:value-type="float">
            <text:p>121.403248792271</text:p>
          </table:table-cell>
          <table:table-cell table:formula="of:=[.D58]-[.D57]" office:value-type="float" office:value="121.744150017885" calcext:value-type="float">
            <text:p>121.744150017885</text:p>
          </table:table-cell>
          <table:table-cell table:formula="of:=[.E58]-[.E57]" office:value-type="float" office:value="123.02391231" calcext:value-type="float">
            <text:p>123.02391231</text:p>
          </table:table-cell>
          <table:table-cell table:style-name="ce8" table:formula="of:=[.F57]-[.$F$62]" office:value-type="float" office:value="-0.255449770749991" calcext:value-type="float">
            <text:p>-0.255449770749991</text:p>
          </table:table-cell>
          <table:table-cell table:style-name="ce8" table:formula="of:=[.G57]-[.$G$62]" office:value-type="float" office:value="-0.772019927535737" calcext:value-type="float">
            <text:p>-0.772019927535737</text:p>
          </table:table-cell>
          <table:table-cell table:style-name="ce8" table:formula="of:=[.H57]-[.$H$62]" office:value-type="float" office:value="-0.513734849142892" calcext:value-type="float">
            <text:p>-0.513734849142892</text:p>
          </table:table-cell>
          <table:table-cell table:style-name="ce8" table:formula="of:=[.I57]-[.$I$62]" office:value-type="float" office:value="-0.000000000500023134009098" calcext:value-type="float">
            <text:p>-5.00023134009098E-10</text:p>
          </table:table-cell>
          <table:table-cell table:formula="of:=[.I57]-[.J57]" office:value-type="float" office:value="123.27936208075" calcext:value-type="float">
            <text:p>123.27936208075</text:p>
          </table:table-cell>
          <table:table-cell table:formula="of:=[.I57]-[.K57]" office:value-type="float" office:value="123.795932237536" calcext:value-type="float">
            <text:p>123.795932237536</text:p>
          </table:table-cell>
          <table:table-cell table:formula="of:=[.I57]-[.L57]" office:value-type="float" office:value="123.537647159143" calcext:value-type="float">
            <text:p>123.537647159143</text:p>
          </table:table-cell>
          <table:table-cell table:formula="of:=[.I57]-[.M57]" office:value-type="float" office:value="123.0239123105" calcext:value-type="float">
            <text:p>123.0239123105</text:p>
          </table:table-cell>
          <table:table-cell/>
          <table:table-cell table:formula="of:=[.S58]-[.N57]" office:value-type="float" office:value="-247.072738351833" calcext:value-type="float">
            <text:p>-247.072738351833</text:p>
          </table:table-cell>
          <table:table-cell table:formula="of:=[.T58]-[.O57]" office:value-type="float" office:value="-246.767250949502" calcext:value-type="float">
            <text:p>-246.767250949502</text:p>
          </table:table-cell>
          <table:table-cell table:formula="of:=[.U58]-[.P57]" office:value-type="float" office:value="-246.919994650668" calcext:value-type="float">
            <text:p>-246.919994650668</text:p>
          </table:table-cell>
          <table:table-cell table:formula="of:=[.V58]-[.Q57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58]+[.C58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59]-[.B58]" office:value-type="float" office:value="121.571037054167" calcext:value-type="float">
            <text:p>121.571037054167</text:p>
          </table:table-cell>
          <table:table-cell table:formula="of:=[.C59]-[.C58]" office:value-type="float" office:value="122.227862318841" calcext:value-type="float">
            <text:p>122.227862318841</text:p>
          </table:table-cell>
          <table:table-cell table:formula="of:=[.D59]-[.D58]" office:value-type="float" office:value="121.899449686504" calcext:value-type="float">
            <text:p>121.899449686504</text:p>
          </table:table-cell>
          <table:table-cell table:formula="of:=[.E59]-[.E58]" office:value-type="float" office:value="123.023912311" calcext:value-type="float">
            <text:p>123.023912311</text:p>
          </table:table-cell>
          <table:table-cell table:style-name="ce8" table:formula="of:=[.F58]-[.$F$62]" office:value-type="float" office:value="-0.7694639600833" calcext:value-type="float">
            <text:p>-0.7694639600833</text:p>
          </table:table-cell>
          <table:table-cell table:style-name="ce8" table:formula="of:=[.G58]-[.$G$62]" office:value-type="float" office:value="0.052593599033969" calcext:value-type="float">
            <text:p>0.052593599033969</text:p>
          </table:table-cell>
          <table:table-cell table:style-name="ce8" table:formula="of:=[.H58]-[.$H$62]" office:value-type="float" office:value="-0.35843518052468" calcext:value-type="float">
            <text:p>-0.35843518052468</text:p>
          </table:table-cell>
          <table:table-cell table:style-name="ce8" table:formula="of:=[.I58]-[.$I$62]" office:value-type="float" office:value="0.000000000499994712299667" calcext:value-type="float">
            <text:p>4.99994712299667E-10</text:p>
          </table:table-cell>
          <table:table-cell table:formula="of:=[.I58]-[.J58]" office:value-type="float" office:value="123.793376271083" calcext:value-type="float">
            <text:p>123.793376271083</text:p>
          </table:table-cell>
          <table:table-cell table:formula="of:=[.I58]-[.K58]" office:value-type="float" office:value="122.971318711966" calcext:value-type="float">
            <text:p>122.971318711966</text:p>
          </table:table-cell>
          <table:table-cell table:formula="of:=[.I58]-[.L58]" office:value-type="float" office:value="123.382347491525" calcext:value-type="float">
            <text:p>123.382347491525</text:p>
          </table:table-cell>
          <table:table-cell table:formula="of:=[.I58]-[.M58]" office:value-type="float" office:value="123.0239123105" calcext:value-type="float">
            <text:p>123.0239123105</text:p>
          </table:table-cell>
          <table:table-cell/>
          <table:table-cell table:formula="of:=[.S59]-[.N58]" office:value-type="float" office:value="-123.793376271083" calcext:value-type="float">
            <text:p>-123.793376271083</text:p>
          </table:table-cell>
          <table:table-cell table:formula="of:=[.T59]-[.O58]" office:value-type="float" office:value="-122.971318711966" calcext:value-type="float">
            <text:p>-122.971318711966</text:p>
          </table:table-cell>
          <table:table-cell table:formula="of:=[.U59]-[.P58]" office:value-type="float" office:value="-123.382347491525" calcext:value-type="float">
            <text:p>-123.382347491525</text:p>
          </table:table-cell>
          <table:table-cell table:formula="of:=[.V59]-[.Q58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59]+[.C59])/2" office:value-type="float" office:value="-0.0454104583333075" calcext:value-type="float">
            <text:p>-0.0454104583333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59]-[.J59]" office:value-type="float" office:value="0" calcext:value-type="float">
            <text:p>0</text:p>
          </table:table-cell>
          <table:table-cell table:formula="of:=[.I59]-[.K59]" office:value-type="float" office:value="0" calcext:value-type="float">
            <text:p>0</text:p>
          </table:table-cell>
          <table:table-cell table:formula="of:=[.I59]-[.L59]" office:value-type="float" office:value="0" calcext:value-type="float">
            <text:p>0</text:p>
          </table:table-cell>
          <table:table-cell table:formula="of:=[.I59]-[.M59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60]+[.C60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60]-[.B59]" office:value-type="float" office:value="122.770675759958" calcext:value-type="float">
            <text:p>122.770675759958</text:p>
          </table:table-cell>
          <table:table-cell table:formula="of:=[.C60]-[.C59]" office:value-type="float" office:value="122.667789855072" calcext:value-type="float">
            <text:p>122.667789855072</text:p>
          </table:table-cell>
          <table:table-cell table:formula="of:=[.D60]-[.D59]" office:value-type="float" office:value="122.719232807515" calcext:value-type="float">
            <text:p>122.719232807515</text:p>
          </table:table-cell>
          <table:table-cell table:formula="of:=[.E60]-[.E59]" office:value-type="float" office:value="123.023912311" calcext:value-type="float">
            <text:p>123.023912311</text:p>
          </table:table-cell>
          <table:table-cell table:style-name="ce8" table:formula="of:=[.F60]-[.$F$62]" office:value-type="float" office:value="0.430174745708342" calcext:value-type="float">
            <text:p>0.430174745708342</text:p>
          </table:table-cell>
          <table:table-cell table:style-name="ce8" table:formula="of:=[.G60]-[.$G$62]" office:value-type="float" office:value="0.492521135265562" calcext:value-type="float">
            <text:p>0.492521135265562</text:p>
          </table:table-cell>
          <table:table-cell table:style-name="ce8" table:formula="of:=[.H60]-[.$H$62]" office:value-type="float" office:value="0.461347940486931" calcext:value-type="float">
            <text:p>0.461347940486931</text:p>
          </table:table-cell>
          <table:table-cell table:style-name="ce8" table:formula="of:=[.I60]-[.$I$62]" office:value-type="float" office:value="0.000000000499994712299667" calcext:value-type="float">
            <text:p>4.99994712299667E-10</text:p>
          </table:table-cell>
          <table:table-cell table:formula="of:=[.I60]-[.J60]" office:value-type="float" office:value="122.593737565292" calcext:value-type="float">
            <text:p>122.593737565292</text:p>
          </table:table-cell>
          <table:table-cell table:formula="of:=[.I60]-[.K60]" office:value-type="float" office:value="122.531391175734" calcext:value-type="float">
            <text:p>122.531391175734</text:p>
          </table:table-cell>
          <table:table-cell table:formula="of:=[.I60]-[.L60]" office:value-type="float" office:value="122.562564370513" calcext:value-type="float">
            <text:p>122.562564370513</text:p>
          </table:table-cell>
          <table:table-cell table:formula="of:=[.I60]-[.M60]" office:value-type="float" office:value="123.0239123105" calcext:value-type="float">
            <text:p>123.0239123105</text:p>
          </table:table-cell>
          <table:table-cell/>
          <table:table-cell table:formula="of:=[.S59]+[.N60]" office:value-type="float" office:value="122.593737565292" calcext:value-type="float">
            <text:p>122.593737565292</text:p>
          </table:table-cell>
          <table:table-cell table:formula="of:=[.T59]+[.O60]" office:value-type="float" office:value="122.531391175734" calcext:value-type="float">
            <text:p>122.531391175734</text:p>
          </table:table-cell>
          <table:table-cell table:formula="of:=[.U59]+[.P60]" office:value-type="float" office:value="122.562564370513" calcext:value-type="float">
            <text:p>122.562564370513</text:p>
          </table:table-cell>
          <table:table-cell table:formula="of:=[.V59]+[.Q60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61]+[.C61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61]-[.B60]" office:value-type="float" office:value="122.935239999375" calcext:value-type="float">
            <text:p>122.935239999375</text:p>
          </table:table-cell>
          <table:table-cell table:formula="of:=[.C61]-[.C60]" office:value-type="float" office:value="122.402173913043" calcext:value-type="float">
            <text:p>122.402173913043</text:p>
          </table:table-cell>
          <table:table-cell table:formula="of:=[.D61]-[.D60]" office:value-type="float" office:value="122.668706956209" calcext:value-type="float">
            <text:p>122.668706956209</text:p>
          </table:table-cell>
          <table:table-cell table:formula="of:=[.E61]-[.E60]" office:value-type="float" office:value="123.02391231" calcext:value-type="float">
            <text:p>123.02391231</text:p>
          </table:table-cell>
          <table:table-cell table:style-name="ce8" table:formula="of:=[.F61]-[.$F$62]" office:value-type="float" office:value="0.594738985125005" calcext:value-type="float">
            <text:p>0.594738985125005</text:p>
          </table:table-cell>
          <table:table-cell table:style-name="ce8" table:formula="of:=[.G61]-[.$G$62]" office:value-type="float" office:value="0.226905193236263" calcext:value-type="float">
            <text:p>0.226905193236263</text:p>
          </table:table-cell>
          <table:table-cell table:style-name="ce8" table:formula="of:=[.H61]-[.$H$62]" office:value-type="float" office:value="0.410822089180613" calcext:value-type="float">
            <text:p>0.410822089180613</text:p>
          </table:table-cell>
          <table:table-cell table:style-name="ce8" table:formula="of:=[.I61]-[.$I$62]" office:value-type="float" office:value="-0.000000000500023134009098" calcext:value-type="float">
            <text:p>-5.00023134009098E-10</text:p>
          </table:table-cell>
          <table:table-cell table:formula="of:=[.I61]-[.J61]" office:value-type="float" office:value="122.429173324875" calcext:value-type="float">
            <text:p>122.429173324875</text:p>
          </table:table-cell>
          <table:table-cell table:formula="of:=[.I61]-[.K61]" office:value-type="float" office:value="122.797007116764" calcext:value-type="float">
            <text:p>122.797007116764</text:p>
          </table:table-cell>
          <table:table-cell table:formula="of:=[.I61]-[.L61]" office:value-type="float" office:value="122.613090220819" calcext:value-type="float">
            <text:p>122.613090220819</text:p>
          </table:table-cell>
          <table:table-cell table:formula="of:=[.I61]-[.M61]" office:value-type="float" office:value="123.0239123105" calcext:value-type="float">
            <text:p>123.0239123105</text:p>
          </table:table-cell>
          <table:table-cell/>
          <table:table-cell table:formula="of:=[.S60]+[.N61]" office:value-type="float" office:value="245.022910890167" calcext:value-type="float">
            <text:p>245.022910890167</text:p>
          </table:table-cell>
          <table:table-cell table:formula="of:=[.T60]+[.O61]" office:value-type="float" office:value="245.328398292498" calcext:value-type="float">
            <text:p>245.328398292498</text:p>
          </table:table-cell>
          <table:table-cell table:formula="of:=[.U60]+[.P61]" office:value-type="float" office:value="245.175654591332" calcext:value-type="float">
            <text:p>245.175654591332</text:p>
          </table:table-cell>
          <table:table-cell table:formula="of:=[.V60]+[.Q61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7" table:formula="of:=([.F57]+[.F58]+[.F60]+[.F61])/4" office:value-type="float" office:value="122.34050101425" calcext:value-type="float">
            <text:p>122.34050101425</text:p>
          </table:table-cell>
          <table:table-cell table:style-name="ce7" table:formula="of:=([.G57]+[.G58]+[.G60]+[.G61])/4" office:value-type="float" office:value="122.175268719807" calcext:value-type="float">
            <text:p>122.175268719807</text:p>
          </table:table-cell>
          <table:table-cell table:style-name="ce7" table:formula="of:=([.H57]+[.H58]+[.H60]+[.H61])/4" office:value-type="float" office:value="122.257884867028" calcext:value-type="float">
            <text:p>122.257884867028</text:p>
          </table:table-cell>
          <table:table-cell table:style-name="ce7" table:formula="of:=([.I57]+[.I58]+[.I60]+[.I61])/4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65]+[.C65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formula="of:=[.B66]-[.B65]" office:value-type="float" office:value="122.913139342239" calcext:value-type="float">
            <text:p>122.913139342239</text:p>
          </table:table-cell>
          <table:table-cell table:formula="of:=[.C66]-[.C65]" office:value-type="float" office:value="121.944565217391" calcext:value-type="float">
            <text:p>121.944565217391</text:p>
          </table:table-cell>
          <table:table-cell table:formula="of:=[.D66]-[.D65]" office:value-type="float" office:value="122.428852279815" calcext:value-type="float">
            <text:p>122.428852279815</text:p>
          </table:table-cell>
          <table:table-cell table:formula="of:=[.E66]-[.E65]" office:value-type="float" office:value="123.02391231" calcext:value-type="float">
            <text:p>123.02391231</text:p>
          </table:table-cell>
          <table:table-cell table:style-name="ce8" table:formula="of:=[.F65]-[.$F$70]" office:value-type="float" office:value="0.564109986595753" calcext:value-type="float">
            <text:p>0.564109986595753</text:p>
          </table:table-cell>
          <table:table-cell table:style-name="ce8" table:formula="of:=[.G65]-[.$G$70]" office:value-type="float" office:value="0.0101902173909849" calcext:value-type="float">
            <text:p>0.010190217390985</text:p>
          </table:table-cell>
          <table:table-cell table:style-name="ce8" table:formula="of:=[.H65]-[.$H$70]" office:value-type="float" office:value="0.287150101993362" calcext:value-type="float">
            <text:p>0.287150101993362</text:p>
          </table:table-cell>
          <table:table-cell table:style-name="ce8" table:formula="of:=[.I65]-[.$I$70]" office:value-type="float" office:value="-0.000000000500023134009098" calcext:value-type="float">
            <text:p>-5.00023134009098E-10</text:p>
          </table:table-cell>
          <table:table-cell table:formula="of:=[.I65]-[.J65]" office:value-type="float" office:value="122.459802323404" calcext:value-type="float">
            <text:p>122.459802323404</text:p>
          </table:table-cell>
          <table:table-cell table:formula="of:=[.I65]-[.K65]" office:value-type="float" office:value="123.013722092609" calcext:value-type="float">
            <text:p>123.013722092609</text:p>
          </table:table-cell>
          <table:table-cell table:formula="of:=[.I65]-[.L65]" office:value-type="float" office:value="122.736762208007" calcext:value-type="float">
            <text:p>122.736762208007</text:p>
          </table:table-cell>
          <table:table-cell table:formula="of:=[.I65]-[.M65]" office:value-type="float" office:value="123.0239123105" calcext:value-type="float">
            <text:p>123.0239123105</text:p>
          </table:table-cell>
          <table:table-cell/>
          <table:table-cell table:formula="of:=[.S66]-[.N65]" office:value-type="float" office:value="-245.95276489738" calcext:value-type="float">
            <text:p>-245.95276489738</text:p>
          </table:table-cell>
          <table:table-cell table:formula="of:=[.T66]-[.O65]" office:value-type="float" office:value="-246.113313751434" calcext:value-type="float">
            <text:p>-246.113313751434</text:p>
          </table:table-cell>
          <table:table-cell table:formula="of:=[.U66]-[.P65]" office:value-type="float" office:value="-246.033039324407" calcext:value-type="float">
            <text:p>-246.033039324407</text:p>
          </table:table-cell>
          <table:table-cell table:formula="of:=[.V66]-[.Q6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66]+[.C66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67]-[.B66]" office:value-type="float" office:value="121.879979092667" calcext:value-type="float">
            <text:p>121.879979092667</text:p>
          </table:table-cell>
          <table:table-cell table:formula="of:=[.C67]-[.C66]" office:value-type="float" office:value="121.858695652175" calcext:value-type="float">
            <text:p>121.858695652175</text:p>
          </table:table-cell>
          <table:table-cell table:formula="of:=[.D67]-[.D66]" office:value-type="float" office:value="121.869337372421" calcext:value-type="float">
            <text:p>121.869337372421</text:p>
          </table:table-cell>
          <table:table-cell table:formula="of:=[.E67]-[.E66]" office:value-type="float" office:value="123.023912311" calcext:value-type="float">
            <text:p>123.023912311</text:p>
          </table:table-cell>
          <table:table-cell table:style-name="ce8" table:formula="of:=[.F66]-[.$F$70]" office:value-type="float" office:value="-0.469050262976239" calcext:value-type="float">
            <text:p>-0.469050262976239</text:p>
          </table:table-cell>
          <table:table-cell table:style-name="ce8" table:formula="of:=[.G66]-[.$G$70]" office:value-type="float" office:value="-0.0756793478253854" calcext:value-type="float">
            <text:p>-0.075679347825385</text:p>
          </table:table-cell>
          <table:table-cell table:style-name="ce8" table:formula="of:=[.H66]-[.$H$70]" office:value-type="float" office:value="-0.272364805400784" calcext:value-type="float">
            <text:p>-0.272364805400784</text:p>
          </table:table-cell>
          <table:table-cell table:style-name="ce8" table:formula="of:=[.I66]-[.$I$70]" office:value-type="float" office:value="0.000000000499994712299667" calcext:value-type="float">
            <text:p>4.99994712299667E-10</text:p>
          </table:table-cell>
          <table:table-cell table:formula="of:=[.I66]-[.J66]" office:value-type="float" office:value="123.492962573976" calcext:value-type="float">
            <text:p>123.492962573976</text:p>
          </table:table-cell>
          <table:table-cell table:formula="of:=[.I66]-[.K66]" office:value-type="float" office:value="123.099591658825" calcext:value-type="float">
            <text:p>123.099591658825</text:p>
          </table:table-cell>
          <table:table-cell table:formula="of:=[.I66]-[.L66]" office:value-type="float" office:value="123.296277116401" calcext:value-type="float">
            <text:p>123.296277116401</text:p>
          </table:table-cell>
          <table:table-cell table:formula="of:=[.I66]-[.M66]" office:value-type="float" office:value="123.0239123105" calcext:value-type="float">
            <text:p>123.0239123105</text:p>
          </table:table-cell>
          <table:table-cell/>
          <table:table-cell table:formula="of:=[.S67]-[.N66]" office:value-type="float" office:value="-123.492962573976" calcext:value-type="float">
            <text:p>-123.492962573976</text:p>
          </table:table-cell>
          <table:table-cell table:formula="of:=[.T67]-[.O66]" office:value-type="float" office:value="-123.099591658825" calcext:value-type="float">
            <text:p>-123.099591658825</text:p>
          </table:table-cell>
          <table:table-cell table:formula="of:=[.U67]-[.P66]" office:value-type="float" office:value="-123.296277116401" calcext:value-type="float">
            <text:p>-123.296277116401</text:p>
          </table:table-cell>
          <table:table-cell table:formula="of:=[.V67]-[.Q66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67]+[.C67])/2" office:value-type="float" office:value="-2.55145348260868" calcext:value-type="float">
            <text:p>-2.551453482608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67]-[.J67]" office:value-type="float" office:value="0" calcext:value-type="float">
            <text:p>0</text:p>
          </table:table-cell>
          <table:table-cell table:formula="of:=[.I67]-[.K67]" office:value-type="float" office:value="0" calcext:value-type="float">
            <text:p>0</text:p>
          </table:table-cell>
          <table:table-cell table:formula="of:=[.I67]-[.L67]" office:value-type="float" office:value="0" calcext:value-type="float">
            <text:p>0</text:p>
          </table:table-cell>
          <table:table-cell table:formula="of:=[.I67]-[.M67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68]+[.C68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68]-[.B67]" office:value-type="float" office:value="122.186887594333" calcext:value-type="float">
            <text:p>122.186887594333</text:p>
          </table:table-cell>
          <table:table-cell table:formula="of:=[.C68]-[.C67]" office:value-type="float" office:value="121.888710474308" calcext:value-type="float">
            <text:p>121.888710474308</text:p>
          </table:table-cell>
          <table:table-cell table:formula="of:=[.D68]-[.D67]" office:value-type="float" office:value="122.037799034321" calcext:value-type="float">
            <text:p>122.037799034321</text:p>
          </table:table-cell>
          <table:table-cell table:formula="of:=[.E68]-[.E67]" office:value-type="float" office:value="123.023912311" calcext:value-type="float">
            <text:p>123.023912311</text:p>
          </table:table-cell>
          <table:table-cell table:style-name="ce8" table:formula="of:=[.F68]-[.$F$70]" office:value-type="float" office:value="-0.162141761310266" calcext:value-type="float">
            <text:p>-0.162141761310266</text:p>
          </table:table-cell>
          <table:table-cell table:style-name="ce8" table:formula="of:=[.G68]-[.$G$70]" office:value-type="float" office:value="-0.0456645256916204" calcext:value-type="float">
            <text:p>-0.04566452569162</text:p>
          </table:table-cell>
          <table:table-cell table:style-name="ce8" table:formula="of:=[.H68]-[.$H$70]" office:value-type="float" office:value="-0.103903143500943" calcext:value-type="float">
            <text:p>-0.103903143500943</text:p>
          </table:table-cell>
          <table:table-cell table:style-name="ce8" table:formula="of:=[.I68]-[.$I$70]" office:value-type="float" office:value="0.000000000499994712299667" calcext:value-type="float">
            <text:p>4.99994712299667E-10</text:p>
          </table:table-cell>
          <table:table-cell table:formula="of:=[.I68]-[.J68]" office:value-type="float" office:value="123.18605407231" calcext:value-type="float">
            <text:p>123.18605407231</text:p>
          </table:table-cell>
          <table:table-cell table:formula="of:=[.I68]-[.K68]" office:value-type="float" office:value="123.069576836692" calcext:value-type="float">
            <text:p>123.069576836692</text:p>
          </table:table-cell>
          <table:table-cell table:formula="of:=[.I68]-[.L68]" office:value-type="float" office:value="123.127815454501" calcext:value-type="float">
            <text:p>123.127815454501</text:p>
          </table:table-cell>
          <table:table-cell table:formula="of:=[.I68]-[.M68]" office:value-type="float" office:value="123.0239123105" calcext:value-type="float">
            <text:p>123.0239123105</text:p>
          </table:table-cell>
          <table:table-cell/>
          <table:table-cell table:formula="of:=[.S67]+[.N68]" office:value-type="float" office:value="123.18605407231" calcext:value-type="float">
            <text:p>123.18605407231</text:p>
          </table:table-cell>
          <table:table-cell table:formula="of:=[.T67]+[.O68]" office:value-type="float" office:value="123.069576836692" calcext:value-type="float">
            <text:p>123.069576836692</text:p>
          </table:table-cell>
          <table:table-cell table:formula="of:=[.U67]+[.P68]" office:value-type="float" office:value="123.127815454501" calcext:value-type="float">
            <text:p>123.127815454501</text:p>
          </table:table-cell>
          <table:table-cell table:formula="of:=[.V67]+[.Q68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69]+[.C69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69]-[.B68]" office:value-type="float" office:value="122.416111393334" calcext:value-type="float">
            <text:p>122.416111393334</text:p>
          </table:table-cell>
          <table:table-cell table:formula="of:=[.C69]-[.C68]" office:value-type="float" office:value="122.045528656126" calcext:value-type="float">
            <text:p>122.045528656126</text:p>
          </table:table-cell>
          <table:table-cell table:formula="of:=[.D69]-[.D68]" office:value-type="float" office:value="122.23082002473" calcext:value-type="float">
            <text:p>122.23082002473</text:p>
          </table:table-cell>
          <table:table-cell table:formula="of:=[.E69]-[.E68]" office:value-type="float" office:value="123.02391231" calcext:value-type="float">
            <text:p>123.02391231</text:p>
          </table:table-cell>
          <table:table-cell table:style-name="ce8" table:formula="of:=[.F69]-[.$F$70]" office:value-type="float" office:value="0.0670820376907528" calcext:value-type="float">
            <text:p>0.067082037690753</text:p>
          </table:table-cell>
          <table:table-cell table:style-name="ce8" table:formula="of:=[.G69]-[.$G$70]" office:value-type="float" office:value="0.111153656125992" calcext:value-type="float">
            <text:p>0.111153656125992</text:p>
          </table:table-cell>
          <table:table-cell table:style-name="ce8" table:formula="of:=[.H69]-[.$H$70]" office:value-type="float" office:value="0.089117846908394" calcext:value-type="float">
            <text:p>0.089117846908394</text:p>
          </table:table-cell>
          <table:table-cell table:style-name="ce8" table:formula="of:=[.I69]-[.$I$70]" office:value-type="float" office:value="-0.000000000500023134009098" calcext:value-type="float">
            <text:p>-5.00023134009098E-10</text:p>
          </table:table-cell>
          <table:table-cell table:formula="of:=[.I69]-[.J69]" office:value-type="float" office:value="122.956830272309" calcext:value-type="float">
            <text:p>122.956830272309</text:p>
          </table:table-cell>
          <table:table-cell table:formula="of:=[.I69]-[.K69]" office:value-type="float" office:value="122.912758653874" calcext:value-type="float">
            <text:p>122.912758653874</text:p>
          </table:table-cell>
          <table:table-cell table:formula="of:=[.I69]-[.L69]" office:value-type="float" office:value="122.934794463092" calcext:value-type="float">
            <text:p>122.934794463092</text:p>
          </table:table-cell>
          <table:table-cell table:formula="of:=[.I69]-[.M69]" office:value-type="float" office:value="123.0239123105" calcext:value-type="float">
            <text:p>123.0239123105</text:p>
          </table:table-cell>
          <table:table-cell/>
          <table:table-cell table:formula="of:=[.S68]+[.N69]" office:value-type="float" office:value="246.14288434462" calcext:value-type="float">
            <text:p>246.14288434462</text:p>
          </table:table-cell>
          <table:table-cell table:formula="of:=[.T68]+[.O69]" office:value-type="float" office:value="245.982335490566" calcext:value-type="float">
            <text:p>245.982335490566</text:p>
          </table:table-cell>
          <table:table-cell table:formula="of:=[.U68]+[.P69]" office:value-type="float" office:value="246.062609917593" calcext:value-type="float">
            <text:p>246.062609917593</text:p>
          </table:table-cell>
          <table:table-cell table:formula="of:=[.V68]+[.Q6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table:formula="of:=([.F65]+[.F66]+[.F68]+[.F69])/4" office:value-type="float" office:value="122.349029355643" calcext:value-type="float">
            <text:p>122.349029355643</text:p>
          </table:table-cell>
          <table:table-cell table:style-name="ce7" table:formula="of:=([.G65]+[.G66]+[.G68]+[.G69])/4" office:value-type="float" office:value="121.934375" calcext:value-type="float">
            <text:p>121.934375</text:p>
          </table:table-cell>
          <table:table-cell table:style-name="ce7" table:formula="of:=([.H65]+[.H66]+[.H68]+[.H69])/4" office:value-type="float" office:value="122.141702177822" calcext:value-type="float">
            <text:p>122.141702177822</text:p>
          </table:table-cell>
          <table:table-cell table:style-name="ce7" table:formula="of:=([.I65]+[.I66]+[.I68]+[.I69])/4" office:value-type="float" office:value="123.0239123105" calcext:value-type="float">
            <text:p>123.0239123105</text:p>
          </table:table-cell>
          <table:table-cell table:number-columns-repeated="17"/>
        </table:table-row>
      </table:table>
      <table:table table:name="step1" table:style-name="ta1">
        <table:table-column table:style-name="co2" table:default-cell-style-name="ce65"/>
        <table:table-column table:style-name="co2" table:number-columns-repeated="4" table:default-cell-style-name="ce15"/>
        <table:table-column table:style-name="co2" table:number-columns-repeated="4" table:default-cell-style-name="ce25"/>
        <table:table-column table:style-name="co2" table:number-columns-repeated="4" table:default-cell-style-name="ce15"/>
        <table:table-column table:style-name="co2" table:default-cell-style-name="ce7"/>
        <table:table-column table:style-name="co2" table:number-columns-repeated="3" table:default-cell-style-name="ce11"/>
        <table:table-column table:style-name="co2" table:number-columns-repeated="1007" table:default-cell-style-name="ce15"/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positions</text:p>
          </table:table-cell>
          <table:covered-table-cell table:number-columns-repeated="3" table:style-name="ce5"/>
          <table:table-cell table:style-name="Default" table:number-columns-repeated="1003"/>
        </table:table-row>
        <table:table-row table:style-name="ro1">
          <table:table-cell table:style-name="Default"/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Default" table:number-columns-repeated="1003"/>
        </table:table-row>
        <table:table-row table:style-name="ro1">
          <table:table-cell table:style-name="ce9" office:value-type="string" calcext:value-type="string" table:number-columns-spanned="1" table:number-rows-spanned="3">
            <text:p>B1Y1 </text:p>
          </table:table-cell>
          <table:table-cell table:style-name="ce7" office:value-type="float" office:value="-126.778594743333" calcext:value-type="float">
            <text:p>-126.778594743333</text:p>
          </table:table-cell>
          <table:table-cell table:style-name="ce7" office:value-type="float" office:value="-125.109782608696" calcext:value-type="float">
            <text:p>-125.109782608696</text:p>
          </table:table-cell>
          <table:table-cell table:style-name="ce7" table:formula="of:=([.B4]+[.C4])/2" office:value-type="float" office:value="-125.944188676015" calcext:value-type="float">
            <text:p>-125.944188676015</text:p>
          </table:table-cell>
          <table:table-cell table:style-name="ce7" office:value-type="float" office:value="-123.02389741" calcext:value-type="float">
            <text:p>-123.0238974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I4]+[.K4]" office:value-type="float" office:value="0" calcext:value-type="float">
            <text:p>0</text:p>
          </table:table-cell>
          <table:table-cell table:style-name="ce7" table:formula="of:=[.I4]+[.L4]" office:value-type="float" office:value="0" calcext:value-type="float">
            <text:p>0</text:p>
          </table:table-cell>
          <table:table-cell table:style-name="ce7" table:formula="of:=[.I4]+[.M4]" office:value-type="float" office:value="0" calcext:value-type="float">
            <text:p>0</text:p>
          </table:table-cell>
          <table:table-cell table:style-name="ce7" table:formula="of:=[.E4]" office:value-type="float" office:value="-123.02389741" calcext:value-type="float">
            <text:p>-123.02389741</text:p>
          </table:table-cell>
          <table:table-cell table:style-name="ce7" table:formula="of:=[.R4]" office:value-type="float" office:value="-123.02389741" calcext:value-type="float">
            <text:p>-123.02389741</text:p>
          </table:table-cell>
          <table:table-cell table:style-name="ce7" table:formula="of:=[.S4]" office:value-type="float" office:value="-123.02389741" calcext:value-type="float">
            <text:p>-123.02389741</text:p>
          </table:table-cell>
          <table:table-cell table:style-name="ce7" table:formula="of:=[.T4]" office:value-type="float" office:value="-123.02389741" calcext:value-type="float">
            <text:p>-123.02389741</text:p>
          </table:table-cell>
          <table:table-cell table:style-name="ce7" table:number-columns-repeated="1003"/>
        </table:table-row>
        <table:table-row table:style-name="ro1">
          <table:covered-table-cell table:style-name="ce7"/>
          <table:table-cell table:style-name="ce7" office:value-type="float" office:value="-0.965174166666674" calcext:value-type="float">
            <text:p>-0.965174166666674</text:p>
          </table:table-cell>
          <table:table-cell table:style-name="ce7" office:value-type="float" office:value="0.560869565217474" calcext:value-type="float">
            <text:p>0.560869565217474</text:p>
          </table:table-cell>
          <table:table-cell table:style-name="ce7" table:formula="of:=([.B5]+[.C5])/2" office:value-type="float" office:value="-0.2021523007246" calcext:value-type="float">
            <text:p>-0.202152300724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B5]-[.B4]" office:value-type="float" office:value="125.813420576666" calcext:value-type="float">
            <text:p>125.813420576666</text:p>
          </table:table-cell>
          <table:table-cell table:style-name="ce7" table:formula="of:=[.C5]-[.C4]" office:value-type="float" office:value="125.670652173913" calcext:value-type="float">
            <text:p>125.670652173913</text:p>
          </table:table-cell>
          <table:table-cell table:style-name="ce7" table:formula="of:=[.D5]-[.D4]" office:value-type="float" office:value="125.74203637529" calcext:value-type="float">
            <text:p>125.74203637529</text:p>
          </table:table-cell>
          <table:table-cell table:style-name="ce7" table:formula="of:=[.E5]-[.E4]" office:value-type="float" office:value="123.02389741" calcext:value-type="float">
            <text:p>123.02389741</text:p>
          </table:table-cell>
          <table:table-cell table:style-name="ce7" table:formula="of:=[.F5]-[.F7]" office:value-type="float" office:value="1.18415706999983" calcext:value-type="float">
            <text:p>1.18415706999983</text:p>
          </table:table-cell>
          <table:table-cell table:style-name="ce7" table:formula="of:=[.G5]-[.G7]" office:value-type="float" office:value="-0.187016908212527" calcext:value-type="float">
            <text:p>-0.187016908212527</text:p>
          </table:table-cell>
          <table:table-cell table:style-name="ce7" table:formula="of:=[.H5]-[.H7]" office:value-type="float" office:value="0.498570080893643" calcext:value-type="float">
            <text:p>0.498570080893643</text:p>
          </table:table-cell>
          <table:table-cell table:style-name="ce7" table:formula="of:=[.I5]-[.I7]" office:value-type="float" office:value="-0.00000744999999824358" calcext:value-type="float">
            <text:p>-7.44999999824358E-06</text:p>
          </table:table-cell>
          <table:table-cell table:formula="of:=[.I5]+[.J5]" office:value-type="float" office:value="124.20805448" calcext:value-type="float">
            <text:p>124.20805448</text:p>
          </table:table-cell>
          <table:table-cell table:style-name="ce7" table:formula="of:=[.I5]+[.K5]" office:value-type="float" office:value="122.836880501787" calcext:value-type="float">
            <text:p>122.836880501787</text:p>
          </table:table-cell>
          <table:table-cell table:style-name="ce7" table:formula="of:=[.I5]+[.L5]" office:value-type="float" office:value="123.522467490894" calcext:value-type="float">
            <text:p>123.522467490894</text:p>
          </table:table-cell>
          <table:table-cell table:style-name="ce7" table:formula="of:=[.I5]+[.M5]" office:value-type="float" office:value="123.02388996" calcext:value-type="float">
            <text:p>123.02388996</text:p>
          </table:table-cell>
          <table:table-cell table:style-name="ce7" table:formula="of:=[.R4]+[.N5]" office:value-type="float" office:value="1.18415706999983" calcext:value-type="float">
            <text:p>1.18415706999983</text:p>
          </table:table-cell>
          <table:table-cell table:style-name="ce7" table:formula="of:=[.S4]+[.O5]" office:value-type="float" office:value="-0.187016908212527" calcext:value-type="float">
            <text:p>-0.187016908212527</text:p>
          </table:table-cell>
          <table:table-cell table:style-name="ce7" table:formula="of:=[.T4]+[.P5]" office:value-type="float" office:value="0.498570080893643" calcext:value-type="float">
            <text:p>0.498570080893643</text:p>
          </table:table-cell>
          <table:table-cell table:style-name="ce7" table:formula="of:=[.U4]+[.Q5]" office:value-type="float" office:value="-0.00000744999999824358" calcext:value-type="float">
            <text:p>-7.44999999824358E-06</text:p>
          </table:table-cell>
          <table:table-cell table:style-name="ce7" table:number-columns-repeated="1003"/>
        </table:table-row>
        <table:table-row table:style-name="ro1">
          <table:covered-table-cell table:style-name="ce7"/>
          <table:table-cell table:style-name="ce7" office:value-type="float" office:value="122.47993227" calcext:value-type="float">
            <text:p>122.47993227</text:p>
          </table:table-cell>
          <table:table-cell table:style-name="ce7" office:value-type="float" office:value="126.605555555556" calcext:value-type="float">
            <text:p>126.605555555556</text:p>
          </table:table-cell>
          <table:table-cell table:style-name="ce7" table:formula="of:=([.B6]+[.C6])/2" office:value-type="float" office:value="124.542743912778" calcext:value-type="float">
            <text:p>124.542743912778</text:p>
          </table:table-cell>
          <table:table-cell table:style-name="ce7" office:value-type="float" office:value="123.02391231" calcext:value-type="float">
            <text:p>123.02391231</text:p>
          </table:table-cell>
          <table:table-cell table:style-name="ce7" table:formula="of:=[.B6]-[.B5]" office:value-type="float" office:value="123.445106436667" calcext:value-type="float">
            <text:p>123.445106436667</text:p>
          </table:table-cell>
          <table:table-cell table:style-name="ce7" table:formula="of:=[.C6]-[.C5]" office:value-type="float" office:value="126.044685990339" calcext:value-type="float">
            <text:p>126.044685990339</text:p>
          </table:table-cell>
          <table:table-cell table:style-name="ce7" table:formula="of:=[.D6]-[.D5]" office:value-type="float" office:value="124.744896213503" calcext:value-type="float">
            <text:p>124.744896213503</text:p>
          </table:table-cell>
          <table:table-cell table:style-name="ce7" table:formula="of:=[.E6]-[.E5]" office:value-type="float" office:value="123.02391231" calcext:value-type="float">
            <text:p>123.02391231</text:p>
          </table:table-cell>
          <table:table-cell table:style-name="ce7" table:formula="of:=[.F6]-[.F7]" office:value-type="float" office:value="-1.18415706999983" calcext:value-type="float">
            <text:p>-1.18415706999983</text:p>
          </table:table-cell>
          <table:table-cell table:style-name="ce7" table:formula="of:=[.G6]-[.G7]" office:value-type="float" office:value="0.187016908212527" calcext:value-type="float">
            <text:p>0.187016908212527</text:p>
          </table:table-cell>
          <table:table-cell table:style-name="ce7" table:formula="of:=[.H6]-[.H7]" office:value-type="float" office:value="-0.498570080893643" calcext:value-type="float">
            <text:p>-0.498570080893643</text:p>
          </table:table-cell>
          <table:table-cell table:style-name="ce7" table:formula="of:=[.I6]-[.I7]" office:value-type="float" office:value="0.00000744999999824358" calcext:value-type="float">
            <text:p>7.44999999824358E-06</text:p>
          </table:table-cell>
          <table:table-cell table:formula="of:=[.I6]+[.J6]" office:value-type="float" office:value="121.83975524" calcext:value-type="float">
            <text:p>121.83975524</text:p>
          </table:table-cell>
          <table:table-cell table:style-name="ce7" table:formula="of:=[.I6]+[.K6]" office:value-type="float" office:value="123.210929218213" calcext:value-type="float">
            <text:p>123.210929218213</text:p>
          </table:table-cell>
          <table:table-cell table:style-name="ce7" table:formula="of:=[.I6]+[.L6]" office:value-type="float" office:value="122.525342229106" calcext:value-type="float">
            <text:p>122.525342229106</text:p>
          </table:table-cell>
          <table:table-cell table:style-name="ce7" table:formula="of:=[.I6]+[.M6]" office:value-type="float" office:value="123.02391976" calcext:value-type="float">
            <text:p>123.02391976</text:p>
          </table:table-cell>
          <table:table-cell table:style-name="ce7" table:formula="of:=[.R5]+[.N6]" office:value-type="float" office:value="123.02391231" calcext:value-type="float">
            <text:p>123.02391231</text:p>
          </table:table-cell>
          <table:table-cell table:style-name="ce7" table:formula="of:=[.S5]+[.O6]" office:value-type="float" office:value="123.02391231" calcext:value-type="float">
            <text:p>123.02391231</text:p>
          </table:table-cell>
          <table:table-cell table:style-name="ce7" table:formula="of:=[.T5]+[.P6]" office:value-type="float" office:value="123.02391231" calcext:value-type="float">
            <text:p>123.02391231</text:p>
          </table:table-cell>
          <table:table-cell table:style-name="ce7" table:formula="of:=[.U5]+[.Q6]" office:value-type="float" office:value="123.02391231" calcext:value-type="float">
            <text:p>123.02391231</text:p>
          </table:table-cell>
          <table:table-cell table:style-name="ce7" table:number-columns-repeated="1003"/>
        </table:table-row>
        <table:table-row table:style-name="ro1">
          <table:table-cell table:style-name="ce7" office:value-type="string" calcext:value-type="string">
            <text:p>av step</text:p>
          </table:table-cell>
          <table:table-cell table:style-name="ce7" table:number-columns-repeated="4"/>
          <table:table-cell table:style-name="ce7" table:formula="of:=([.F5]+[.F6])/2" office:value-type="float" office:value="124.629263506667" calcext:value-type="float">
            <text:p>124.629263506667</text:p>
          </table:table-cell>
          <table:table-cell table:style-name="ce7" table:formula="of:=([.G5]+[.G6])/2" office:value-type="float" office:value="125.857669082126" calcext:value-type="float">
            <text:p>125.857669082126</text:p>
          </table:table-cell>
          <table:table-cell table:style-name="ce7" table:formula="of:=([.H5]+[.H6])/2" office:value-type="float" office:value="125.243466294396" calcext:value-type="float">
            <text:p>125.243466294396</text:p>
          </table:table-cell>
          <table:table-cell table:style-name="ce7" table:formula="of:=([.I5]+[.I6])/2" office:value-type="float" office:value="123.02390486" calcext:value-type="float">
            <text:p>123.02390486</text:p>
          </table:table-cell>
          <table:table-cell table:style-name="ce7" table:number-columns-repeated="4"/>
          <table:table-cell/>
          <table:table-cell table:style-name="ce7" table:number-columns-repeated="1010"/>
        </table:table-row>
        <table:table-row table:style-name="ro1">
          <table:table-cell table:style-name="ce10" office:value-type="string" calcext:value-type="string" table:number-columns-spanned="1" table:number-rows-spanned="3">
            <text:p>B1Y2</text:p>
          </table:table-cell>
          <table:table-cell table:style-name="ce11" office:value-type="float" office:value="-123.308061543333" calcext:value-type="float">
            <text:p>-123.308061543333</text:p>
          </table:table-cell>
          <table:table-cell table:style-name="ce11" office:value-type="float" office:value="-123.002173913043" calcext:value-type="float">
            <text:p>-123.002173913043</text:p>
          </table:table-cell>
          <table:table-cell table:style-name="ce11" table:formula="of:=([.B8]+[.C8])/2" office:value-type="float" office:value="-123.155117728188" calcext:value-type="float">
            <text:p>-123.155117728188</text:p>
          </table:table-cell>
          <table:table-cell table:style-name="ce11" office:value-type="float" office:value="-123.02391231" calcext:value-type="float">
            <text:p>-123.0239123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[.I8]+[.J8]" office:value-type="float" office:value="0" calcext:value-type="float">
            <text:p>0</text:p>
          </table:table-cell>
          <table:table-cell table:formula="of:=[.I8]+[.K8]" office:value-type="float" office:value="0" calcext:value-type="float">
            <text:p>0</text:p>
          </table:table-cell>
          <table:table-cell table:formula="of:=[.I8]+[.L8]" office:value-type="float" office:value="0" calcext:value-type="float">
            <text:p>0</text:p>
          </table:table-cell>
          <table:table-cell table:formula="of:=[.I8]+[.M8]" office:value-type="float" office:value="0" calcext:value-type="float">
            <text:p>0</text:p>
          </table:table-cell>
          <table:table-cell table:style-name="ce11" table:formula="of:=[.E8]" office:value-type="float" office:value="-123.02391231" calcext:value-type="float">
            <text:p>-123.02391231</text:p>
          </table:table-cell>
          <table:table-cell table:style-name="ce11" table:formula="of:=[.R8]" office:value-type="float" office:value="-123.02391231" calcext:value-type="float">
            <text:p>-123.02391231</text:p>
          </table:table-cell>
          <table:table-cell table:style-name="ce11" table:formula="of:=[.S8]" office:value-type="float" office:value="-123.02391231" calcext:value-type="float">
            <text:p>-123.02391231</text:p>
          </table:table-cell>
          <table:table-cell table:style-name="ce11" table:formula="of:=[.T8]" office:value-type="float" office:value="-123.02391231" calcext:value-type="float">
            <text:p>-123.02391231</text:p>
          </table:table-cell>
          <table:table-cell table:style-name="ce11" table:number-columns-repeated="1003"/>
        </table:table-row>
        <table:table-row table:style-name="ro1">
          <table:covered-table-cell table:style-name="ce59"/>
          <table:table-cell table:style-name="ce11" office:value-type="float" office:value="0.560171487" calcext:value-type="float">
            <text:p>0.560171487</text:p>
          </table:table-cell>
          <table:table-cell table:style-name="ce11" office:value-type="float" office:value="2.47045454545478" calcext:value-type="float">
            <text:p>2.47045454545478</text:p>
          </table:table-cell>
          <table:table-cell table:style-name="ce11" table:formula="of:=([.B9]+[.C9])/2" office:value-type="float" office:value="1.51531301622739" calcext:value-type="float">
            <text:p>1.5153130162273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9]-[.B8]" office:value-type="float" office:value="123.868233030333" calcext:value-type="float">
            <text:p>123.868233030333</text:p>
          </table:table-cell>
          <table:table-cell table:style-name="ce11" table:formula="of:=[.C9]-[.C8]" office:value-type="float" office:value="125.472628458498" calcext:value-type="float">
            <text:p>125.472628458498</text:p>
          </table:table-cell>
          <table:table-cell table:style-name="ce11" table:formula="of:=[.D9]-[.D8]" office:value-type="float" office:value="124.670430744415" calcext:value-type="float">
            <text:p>124.670430744415</text:p>
          </table:table-cell>
          <table:table-cell table:style-name="ce11" table:formula="of:=[.E9]-[.E8]" office:value-type="float" office:value="123.02391231" calcext:value-type="float">
            <text:p>123.02391231</text:p>
          </table:table-cell>
          <table:table-cell table:style-name="ce11" table:formula="of:=[.F9]-[.F11]" office:value-type="float" office:value="0.811728187541505" calcext:value-type="float">
            <text:p>0.811728187541505</text:p>
          </table:table-cell>
          <table:table-cell table:style-name="ce11" table:formula="of:=[.G9]-[.G11]" office:value-type="float" office:value="-0.631649987385714" calcext:value-type="float">
            <text:p>-0.631649987385714</text:p>
          </table:table-cell>
          <table:table-cell table:style-name="ce11" table:formula="of:=[.H9]-[.H11]" office:value-type="float" office:value="0.0900391000778882" calcext:value-type="float">
            <text:p>0.090039100077888</text:p>
          </table:table-cell>
          <table:table-cell table:style-name="ce11" table:formula="of:=[.I9]-[.I11]" office:value-type="float" office:value="-0.000000000500008923154383" calcext:value-type="float">
            <text:p>-5.00008923154383E-10</text:p>
          </table:table-cell>
          <table:table-cell table:formula="of:=[.I9]+[.J9]" office:value-type="float" office:value="123.835640497542" calcext:value-type="float">
            <text:p>123.835640497542</text:p>
          </table:table-cell>
          <table:table-cell table:formula="of:=[.I9]+[.K9]" office:value-type="float" office:value="122.392262322614" calcext:value-type="float">
            <text:p>122.392262322614</text:p>
          </table:table-cell>
          <table:table-cell table:formula="of:=[.I9]+[.L9]" office:value-type="float" office:value="123.113951410078" calcext:value-type="float">
            <text:p>123.113951410078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 table:style-name="ce11" table:formula="of:=[.R8]+[.N9]" office:value-type="float" office:value="0.811728187541505" calcext:value-type="float">
            <text:p>0.811728187541505</text:p>
          </table:table-cell>
          <table:table-cell table:style-name="ce11" table:formula="of:=[.S8]+[.O9]" office:value-type="float" office:value="-0.631649987385714" calcext:value-type="float">
            <text:p>-0.631649987385714</text:p>
          </table:table-cell>
          <table:table-cell table:style-name="ce11" table:formula="of:=[.T8]+[.P9]" office:value-type="float" office:value="0.0900391000778882" calcext:value-type="float">
            <text:p>0.090039100077888</text:p>
          </table:table-cell>
          <table:table-cell table:style-name="ce11" table:formula="of:=[.U8]+[.Q9]" office:value-type="float" office:value="-0.000000000500008923154383" calcext:value-type="float">
            <text:p>-5.00008923154383E-10</text:p>
          </table:table-cell>
          <table:table-cell table:style-name="ce11" table:number-columns-repeated="1003"/>
        </table:table-row>
        <table:table-row table:style-name="ro1">
          <table:covered-table-cell table:style-name="ce59"/>
          <table:table-cell table:style-name="ce11" office:value-type="float" office:value="122.80494814225" calcext:value-type="float">
            <text:p>122.80494814225</text:p>
          </table:table-cell>
          <table:table-cell table:style-name="ce11" office:value-type="float" office:value="129.206382978724" calcext:value-type="float">
            <text:p>129.206382978724</text:p>
          </table:table-cell>
          <table:table-cell table:style-name="ce11" table:formula="of:=([.B10]+[.C10])/2" office:value-type="float" office:value="126.005665560487" calcext:value-type="float">
            <text:p>126.005665560487</text:p>
          </table:table-cell>
          <table:table-cell table:style-name="ce11" office:value-type="float" office:value="123.023912311" calcext:value-type="float">
            <text:p>123.023912311</text:p>
          </table:table-cell>
          <table:table-cell table:style-name="ce11" table:formula="of:=[.B10]-[.B9]" office:value-type="float" office:value="122.24477665525" calcext:value-type="float">
            <text:p>122.24477665525</text:p>
          </table:table-cell>
          <table:table-cell table:style-name="ce11" table:formula="of:=[.C10]-[.C9]" office:value-type="float" office:value="126.735928433269" calcext:value-type="float">
            <text:p>126.735928433269</text:p>
          </table:table-cell>
          <table:table-cell table:style-name="ce11" table:formula="of:=[.D10]-[.D9]" office:value-type="float" office:value="124.49035254426" calcext:value-type="float">
            <text:p>124.49035254426</text:p>
          </table:table-cell>
          <table:table-cell table:style-name="ce11" table:formula="of:=[.E10]-[.E9]" office:value-type="float" office:value="123.023912311" calcext:value-type="float">
            <text:p>123.023912311</text:p>
          </table:table-cell>
          <table:table-cell table:style-name="ce11" table:formula="of:=[.F10]-[.F11]" office:value-type="float" office:value="-0.811728187541505" calcext:value-type="float">
            <text:p>-0.811728187541505</text:p>
          </table:table-cell>
          <table:table-cell table:style-name="ce11" table:formula="of:=[.G10]-[.G11]" office:value-type="float" office:value="0.631649987385728" calcext:value-type="float">
            <text:p>0.631649987385728</text:p>
          </table:table-cell>
          <table:table-cell table:style-name="ce11" table:formula="of:=[.H10]-[.H11]" office:value-type="float" office:value="-0.0900391000779024" calcext:value-type="float">
            <text:p>-0.090039100077902</text:p>
          </table:table-cell>
          <table:table-cell table:style-name="ce11" table:formula="of:=[.I10]-[.I11]" office:value-type="float" office:value="0.000000000499994712299667" calcext:value-type="float">
            <text:p>4.99994712299667E-10</text:p>
          </table:table-cell>
          <table:table-cell table:formula="of:=[.I10]+[.J10]" office:value-type="float" office:value="122.212184123459" calcext:value-type="float">
            <text:p>122.212184123459</text:p>
          </table:table-cell>
          <table:table-cell table:formula="of:=[.I10]+[.K10]" office:value-type="float" office:value="123.655562298386" calcext:value-type="float">
            <text:p>123.655562298386</text:p>
          </table:table-cell>
          <table:table-cell table:formula="of:=[.I10]+[.L10]" office:value-type="float" office:value="122.933873210922" calcext:value-type="float">
            <text:p>122.933873210922</text:p>
          </table:table-cell>
          <table:table-cell table:formula="of:=[.I10]+[.M10]" office:value-type="float" office:value="123.0239123115" calcext:value-type="float">
            <text:p>123.0239123115</text:p>
          </table:table-cell>
          <table:table-cell table:style-name="ce11" table:formula="of:=[.R9]+[.N10]" office:value-type="float" office:value="123.023912311" calcext:value-type="float">
            <text:p>123.023912311</text:p>
          </table:table-cell>
          <table:table-cell table:style-name="ce11" table:formula="of:=[.S9]+[.O10]" office:value-type="float" office:value="123.023912311" calcext:value-type="float">
            <text:p>123.023912311</text:p>
          </table:table-cell>
          <table:table-cell table:style-name="ce11" table:formula="of:=[.T9]+[.P10]" office:value-type="float" office:value="123.023912311" calcext:value-type="float">
            <text:p>123.023912311</text:p>
          </table:table-cell>
          <table:table-cell table:style-name="ce11" table:formula="of:=[.U9]+[.Q10]" office:value-type="float" office:value="123.023912311" calcext:value-type="float">
            <text:p>123.023912311</text:p>
          </table:table-cell>
          <table:table-cell table:style-name="ce11" table:number-columns-repeated="1003"/>
        </table:table-row>
        <table:table-row table:style-name="ro1">
          <table:table-cell table:style-name="ce11" office:value-type="string" calcext:value-type="string">
            <text:p>av step</text:p>
          </table:table-cell>
          <table:table-cell table:style-name="ce11" table:number-columns-repeated="4"/>
          <table:table-cell table:style-name="ce11" table:formula="of:=([.F9]+[.F10])/2" office:value-type="float" office:value="123.056504842792" calcext:value-type="float">
            <text:p>123.056504842792</text:p>
          </table:table-cell>
          <table:table-cell table:style-name="ce11" table:formula="of:=([.G9]+[.G10])/2" office:value-type="float" office:value="126.104278445884" calcext:value-type="float">
            <text:p>126.104278445884</text:p>
          </table:table-cell>
          <table:table-cell table:style-name="ce11" table:formula="of:=([.H9]+[.H10])/2" office:value-type="float" office:value="124.580391644338" calcext:value-type="float">
            <text:p>124.580391644338</text:p>
          </table:table-cell>
          <table:table-cell table:style-name="ce11" table:formula="of:=([.I9]+[.I10])/2" office:value-type="float" office:value="123.0239123105" calcext:value-type="float">
            <text:p>123.0239123105</text:p>
          </table:table-cell>
          <table:table-cell table:style-name="ce11" table:number-columns-repeated="4"/>
          <table:table-cell table:number-columns-repeated="4"/>
          <table:table-cell table:style-name="ce11" table:number-columns-repeated="1007"/>
        </table:table-row>
        <table:table-row table:style-name="ro1">
          <table:table-cell table:style-name="ce12" office:value-type="string" calcext:value-type="string" table:number-columns-spanned="1" table:number-rows-spanned="3">
            <text:p>B1Y3</text:p>
          </table:table-cell>
          <table:table-cell table:style-name="ce13" office:value-type="float" office:value="-122.430352901625" calcext:value-type="float">
            <text:p>-122.430352901625</text:p>
          </table:table-cell>
          <table:table-cell table:style-name="ce13" office:value-type="float" office:value="-121.509782608696" calcext:value-type="float">
            <text:p>-121.509782608696</text:p>
          </table:table-cell>
          <table:table-cell table:style-name="ce13" table:formula="of:=([.C12]+[.B12])/2" office:value-type="float" office:value="-121.970067755161" calcext:value-type="float">
            <text:p>-121.970067755161</text:p>
          </table:table-cell>
          <table:table-cell table:style-name="ce13" office:value-type="float" office:value="-123.023912311" calcext:value-type="float">
            <text:p>-123.023912311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[.I12]+[.K12]" office:value-type="float" office:value="0" calcext:value-type="float">
            <text:p>0</text:p>
          </table:table-cell>
          <table:table-cell table:formula="of:=[.I12]+[.L12]" office:value-type="float" office:value="0" calcext:value-type="float">
            <text:p>0</text:p>
          </table:table-cell>
          <table:table-cell table:formula="of:=[.I12]+[.M12]" office:value-type="float" office:value="0" calcext:value-type="float">
            <text:p>0</text:p>
          </table:table-cell>
          <table:table-cell table:style-name="ce13" table:formula="of:=[.E12]" office:value-type="float" office:value="-123.023912311" calcext:value-type="float">
            <text:p>-123.023912311</text:p>
          </table:table-cell>
          <table:table-cell table:style-name="ce13" table:formula="of:=[.R12]" office:value-type="float" office:value="-123.023912311" calcext:value-type="float">
            <text:p>-123.023912311</text:p>
          </table:table-cell>
          <table:table-cell table:style-name="ce13" table:formula="of:=[.S12]" office:value-type="float" office:value="-123.023912311" calcext:value-type="float">
            <text:p>-123.023912311</text:p>
          </table:table-cell>
          <table:table-cell table:style-name="ce13" table:formula="of:=[.T12]" office:value-type="float" office:value="-123.023912311" calcext:value-type="float">
            <text:p>-123.023912311</text:p>
          </table:table-cell>
          <table:table-cell table:style-name="ce13" table:number-columns-repeated="1003"/>
        </table:table-row>
        <table:table-row table:style-name="ro1">
          <table:covered-table-cell table:style-name="ce62"/>
          <table:table-cell table:style-name="ce13" office:value-type="float" office:value="1.03784128000003" calcext:value-type="float">
            <text:p>1.03784128000003</text:p>
          </table:table-cell>
          <table:table-cell table:style-name="ce13" office:value-type="float" office:value="4.36477272727289" calcext:value-type="float">
            <text:p>4.36477272727289</text:p>
          </table:table-cell>
          <table:table-cell table:style-name="ce13" table:formula="of:=([.C13]+[.B13])/2" office:value-type="float" office:value="2.70130700363646" calcext:value-type="float">
            <text:p>2.70130700363646</text:p>
          </table:table-cell>
          <table:table-cell table:style-name="ce13" office:value-type="float" office:value="0.0000000000000277555756156" calcext:value-type="float">
            <text:p>2.77555756156E-14</text:p>
          </table:table-cell>
          <table:table-cell table:style-name="ce13" table:formula="of:=[.B13]-[.B12]" office:value-type="float" office:value="123.468194181625" calcext:value-type="float">
            <text:p>123.468194181625</text:p>
          </table:table-cell>
          <table:table-cell table:style-name="ce13" table:formula="of:=[.C13]-[.C12]" office:value-type="float" office:value="125.874555335969" calcext:value-type="float">
            <text:p>125.874555335969</text:p>
          </table:table-cell>
          <table:table-cell table:style-name="ce13" table:formula="of:=[.D13]-[.D12]" office:value-type="float" office:value="124.671374758797" calcext:value-type="float">
            <text:p>124.671374758797</text:p>
          </table:table-cell>
          <table:table-cell table:style-name="ce13" table:formula="of:=[.E13]-[.E12]" office:value-type="float" office:value="123.023912311" calcext:value-type="float">
            <text:p>123.023912311</text:p>
          </table:table-cell>
          <table:table-cell table:style-name="ce13" table:formula="of:=[.F13]-[.F15]" office:value-type="float" office:value="-0.246145858020981" calcext:value-type="float">
            <text:p>-0.246145858020981</text:p>
          </table:table-cell>
          <table:table-cell table:style-name="ce13" table:formula="of:=[.G13]-[.G15]" office:value-type="float" office:value="-0.831966403161601" calcext:value-type="float">
            <text:p>-0.831966403161601</text:p>
          </table:table-cell>
          <table:table-cell table:style-name="ce13" table:formula="of:=[.H13]-[.H15]" office:value-type="float" office:value="-0.539056130591291" calcext:value-type="float">
            <text:p>-0.539056130591291</text:p>
          </table:table-cell>
          <table:table-cell table:style-name="ce13" table:formula="of:=[.I13]-[.I15]" office:value-type="float" office:value="0" calcext:value-type="float">
            <text:p>0</text:p>
          </table:table-cell>
          <table:table-cell table:formula="of:=[.I13]+[.J13]" office:value-type="float" office:value="122.777766452979" calcext:value-type="float">
            <text:p>122.777766452979</text:p>
          </table:table-cell>
          <table:table-cell table:formula="of:=[.I13]+[.K13]" office:value-type="float" office:value="122.191945907838" calcext:value-type="float">
            <text:p>122.191945907838</text:p>
          </table:table-cell>
          <table:table-cell table:formula="of:=[.I13]+[.L13]" office:value-type="float" office:value="122.484856180409" calcext:value-type="float">
            <text:p>122.484856180409</text:p>
          </table:table-cell>
          <table:table-cell table:formula="of:=[.I13]+[.M13]" office:value-type="float" office:value="123.023912311" calcext:value-type="float">
            <text:p>123.023912311</text:p>
          </table:table-cell>
          <table:table-cell table:style-name="ce13" table:formula="of:=[.R12]+[.N13]" office:value-type="float" office:value="-0.246145858020981" calcext:value-type="float">
            <text:p>-0.246145858020981</text:p>
          </table:table-cell>
          <table:table-cell table:style-name="ce13" table:formula="of:=[.S12]+[.O13]" office:value-type="float" office:value="-0.831966403161601" calcext:value-type="float">
            <text:p>-0.831966403161601</text:p>
          </table:table-cell>
          <table:table-cell table:style-name="ce13" table:formula="of:=[.T12]+[.P13]" office:value-type="float" office:value="-0.539056130591291" calcext:value-type="float">
            <text:p>-0.539056130591291</text:p>
          </table:table-cell>
          <table:table-cell table:style-name="ce13" table:formula="of:=[.U12]+[.Q13]" office:value-type="float" office:value="0" calcext:value-type="float">
            <text:p>0</text:p>
          </table:table-cell>
          <table:table-cell table:style-name="ce13" table:number-columns-repeated="1003"/>
        </table:table-row>
        <table:table-row table:style-name="ro1">
          <table:covered-table-cell table:style-name="ce62"/>
          <table:table-cell table:style-name="ce13" office:value-type="float" office:value="124.998327177667" calcext:value-type="float">
            <text:p>124.998327177667</text:p>
          </table:table-cell>
          <table:table-cell table:style-name="ce13" office:value-type="float" office:value="131.903260869565" calcext:value-type="float">
            <text:p>131.903260869565</text:p>
          </table:table-cell>
          <table:table-cell table:style-name="ce13" table:formula="of:=([.C14]+[.B14])/2" office:value-type="float" office:value="128.450794023616" calcext:value-type="float">
            <text:p>128.450794023616</text:p>
          </table:table-cell>
          <table:table-cell table:style-name="ce13" office:value-type="float" office:value="123.023912311" calcext:value-type="float">
            <text:p>123.023912311</text:p>
          </table:table-cell>
          <table:table-cell table:style-name="ce13" table:formula="of:=[.B14]-[.B13]" office:value-type="float" office:value="123.960485897667" calcext:value-type="float">
            <text:p>123.960485897667</text:p>
          </table:table-cell>
          <table:table-cell table:style-name="ce13" table:formula="of:=[.C14]-[.C13]" office:value-type="float" office:value="127.538488142292" calcext:value-type="float">
            <text:p>127.538488142292</text:p>
          </table:table-cell>
          <table:table-cell table:style-name="ce13" table:formula="of:=[.D14]-[.D13]" office:value-type="float" office:value="125.74948701998" calcext:value-type="float">
            <text:p>125.74948701998</text:p>
          </table:table-cell>
          <table:table-cell table:style-name="ce13" table:formula="of:=[.E14]-[.E13]" office:value-type="float" office:value="123.023912311" calcext:value-type="float">
            <text:p>123.023912311</text:p>
          </table:table-cell>
          <table:table-cell table:style-name="ce13" table:formula="of:=[.F14]-[.F15]" office:value-type="float" office:value="0.246145858020967" calcext:value-type="float">
            <text:p>0.246145858020967</text:p>
          </table:table-cell>
          <table:table-cell table:style-name="ce13" table:formula="of:=[.G14]-[.G15]" office:value-type="float" office:value="0.831966403161616" calcext:value-type="float">
            <text:p>0.831966403161616</text:p>
          </table:table-cell>
          <table:table-cell table:style-name="ce13" table:formula="of:=[.H14]-[.H15]" office:value-type="float" office:value="0.539056130591291" calcext:value-type="float">
            <text:p>0.539056130591291</text:p>
          </table:table-cell>
          <table:table-cell table:style-name="ce13" table:formula="of:=[.I14]-[.I15]" office:value-type="float" office:value="0" calcext:value-type="float">
            <text:p>0</text:p>
          </table:table-cell>
          <table:table-cell table:formula="of:=[.I14]+[.J14]" office:value-type="float" office:value="123.270058169021" calcext:value-type="float">
            <text:p>123.270058169021</text:p>
          </table:table-cell>
          <table:table-cell table:formula="of:=[.I14]+[.K14]" office:value-type="float" office:value="123.855878714162" calcext:value-type="float">
            <text:p>123.855878714162</text:p>
          </table:table-cell>
          <table:table-cell table:formula="of:=[.I14]+[.L14]" office:value-type="float" office:value="123.562968441591" calcext:value-type="float">
            <text:p>123.562968441591</text:p>
          </table:table-cell>
          <table:table-cell table:formula="of:=[.I14]+[.M14]" office:value-type="float" office:value="123.023912311" calcext:value-type="float">
            <text:p>123.023912311</text:p>
          </table:table-cell>
          <table:table-cell table:style-name="ce13" table:formula="of:=[.R13]+[.N14]" office:value-type="float" office:value="123.023912311" calcext:value-type="float">
            <text:p>123.023912311</text:p>
          </table:table-cell>
          <table:table-cell table:style-name="ce13" table:formula="of:=[.S13]+[.O14]" office:value-type="float" office:value="123.023912311" calcext:value-type="float">
            <text:p>123.023912311</text:p>
          </table:table-cell>
          <table:table-cell table:style-name="ce13" table:formula="of:=[.T13]+[.P14]" office:value-type="float" office:value="123.023912311" calcext:value-type="float">
            <text:p>123.023912311</text:p>
          </table:table-cell>
          <table:table-cell table:style-name="ce13" table:formula="of:=[.U13]+[.Q14]" office:value-type="float" office:value="123.023912311" calcext:value-type="float">
            <text:p>123.023912311</text:p>
          </table:table-cell>
          <table:table-cell table:style-name="ce13" table:number-columns-repeated="1003"/>
        </table:table-row>
        <table:table-row table:style-name="ro1">
          <table:table-cell table:style-name="ce13" table:number-columns-repeated="5"/>
          <table:table-cell table:style-name="ce13" table:formula="of:=([.F13]+[.F14])/2" office:value-type="float" office:value="123.714340039646" calcext:value-type="float">
            <text:p>123.714340039646</text:p>
          </table:table-cell>
          <table:table-cell table:style-name="ce13" table:formula="of:=([.G13]+[.G14])/2" office:value-type="float" office:value="126.70652173913" calcext:value-type="float">
            <text:p>126.70652173913</text:p>
          </table:table-cell>
          <table:table-cell table:style-name="ce13" table:formula="of:=([.H13]+[.H14])/2" office:value-type="float" office:value="125.210430889388" calcext:value-type="float">
            <text:p>125.210430889388</text:p>
          </table:table-cell>
          <table:table-cell table:style-name="ce13" table:formula="of:=([.I13]+[.I14])/2" office:value-type="float" office:value="123.023912311" calcext:value-type="float">
            <text:p>123.023912311</text:p>
          </table:table-cell>
          <table:table-cell table:style-name="ce13" table:number-columns-repeated="4"/>
          <table:table-cell table:number-columns-repeated="4"/>
          <table:table-cell table:style-name="ce13" table:number-columns-repeated="1007"/>
        </table:table-row>
        <table:table-row table:style-name="ro1">
          <table:table-cell table:style-name="ce14" office:value-type="string" calcext:value-type="string" table:number-columns-spanned="1" table:number-rows-spanned="3">
            <text:p>B1Y4</text:p>
          </table:table-cell>
          <table:table-cell office:value-type="float" office:value="-122.593262211333" calcext:value-type="float">
            <text:p>-122.593262211333</text:p>
          </table:table-cell>
          <table:table-cell office:value-type="float" office:value="-119.875" calcext:value-type="float">
            <text:p>-119.875</text:p>
          </table:table-cell>
          <table:table-cell table:formula="of:=([.C16]+[.B16])/2" office:value-type="float" office:value="-121.234131105667" calcext:value-type="float">
            <text:p>-121.234131105667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[.I16]+[.K16]" office:value-type="float" office:value="0" calcext:value-type="float">
            <text:p>0</text:p>
          </table:table-cell>
          <table:table-cell table:formula="of:=[.I16]+[.L16]" office:value-type="float" office:value="0" calcext:value-type="float">
            <text:p>0</text:p>
          </table:table-cell>
          <table:table-cell table:formula="of:=[.I16]+[.M16]" office:value-type="float" office:value="0" calcext:value-type="float">
            <text:p>0</text:p>
          </table:table-cell>
          <table:table-cell table:formula="of:=[.E16]" office:value-type="float" office:value="-123.023912311" calcext:value-type="float">
            <text:p>-123.023912311</text:p>
          </table:table-cell>
          <table:table-cell table:formula="of:=[.R16]" office:value-type="float" office:value="-123.023912311" calcext:value-type="float">
            <text:p>-123.023912311</text:p>
          </table:table-cell>
          <table:table-cell table:formula="of:=[.S16]" office:value-type="float" office:value="-123.023912311" calcext:value-type="float">
            <text:p>-123.023912311</text:p>
          </table:table-cell>
          <table:table-cell table:formula="of:=[.T16]" office:value-type="float" office:value="-123.023912311" calcext:value-type="float">
            <text:p>-123.023912311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1.12904371875" calcext:value-type="float">
            <text:p>1.12904371875</text:p>
          </table:table-cell>
          <table:table-cell office:value-type="float" office:value="6.55851063829805" calcext:value-type="float">
            <text:p>6.55851063829805</text:p>
          </table:table-cell>
          <table:table-cell table:formula="of:=([.C17]+[.B17])/2" office:value-type="float" office:value="3.84377717852403" calcext:value-type="float">
            <text:p>3.84377717852403</text:p>
          </table:table-cell>
          <table:table-cell office:value-type="float" office:value="0" calcext:value-type="float">
            <text:p>0</text:p>
          </table:table-cell>
          <table:table-cell table:style-name="ce15" table:formula="of:=[.B17]-[.B16]" office:value-type="float" office:value="123.722305930083" calcext:value-type="float">
            <text:p>123.722305930083</text:p>
          </table:table-cell>
          <table:table-cell table:style-name="ce15" table:formula="of:=[.C17]-[.C16]" office:value-type="float" office:value="126.433510638298" calcext:value-type="float">
            <text:p>126.433510638298</text:p>
          </table:table-cell>
          <table:table-cell table:style-name="ce15" table:formula="of:=[.D17]-[.D16]" office:value-type="float" office:value="125.077908284191" calcext:value-type="float">
            <text:p>125.077908284191</text:p>
          </table:table-cell>
          <table:table-cell table:style-name="ce15" table:formula="of:=[.E17]-[.E16]" office:value-type="float" office:value="123.023912311" calcext:value-type="float">
            <text:p>123.023912311</text:p>
          </table:table-cell>
          <table:table-cell table:formula="of:=[.F17]-[.F19]" office:value-type="float" office:value="-0.303071247250003" calcext:value-type="float">
            <text:p>-0.303071247250003</text:p>
          </table:table-cell>
          <table:table-cell table:formula="of:=[.G17]-[.G19]" office:value-type="float" office:value="-0.636598057353993" calcext:value-type="float">
            <text:p>-0.636598057353993</text:p>
          </table:table-cell>
          <table:table-cell table:formula="of:=[.H17]-[.H19]" office:value-type="float" office:value="-0.469834652301998" calcext:value-type="float">
            <text:p>-0.469834652301998</text:p>
          </table:table-cell>
          <table:table-cell table:formula="of:=[.I17]-[.I19]" office:value-type="float" office:value="0.000000000500008923154383" calcext:value-type="float">
            <text:p>5.00008923154383E-10</text:p>
          </table:table-cell>
          <table:table-cell table:formula="of:=[.I17]+[.J17]" office:value-type="float" office:value="122.72084106375" calcext:value-type="float">
            <text:p>122.72084106375</text:p>
          </table:table-cell>
          <table:table-cell table:formula="of:=[.I17]+[.K17]" office:value-type="float" office:value="122.387314253646" calcext:value-type="float">
            <text:p>122.387314253646</text:p>
          </table:table-cell>
          <table:table-cell table:formula="of:=[.I17]+[.L17]" office:value-type="float" office:value="122.554077658698" calcext:value-type="float">
            <text:p>122.554077658698</text:p>
          </table:table-cell>
          <table:table-cell table:formula="of:=[.I17]+[.M17]" office:value-type="float" office:value="123.0239123115" calcext:value-type="float">
            <text:p>123.0239123115</text:p>
          </table:table-cell>
          <table:table-cell table:formula="of:=[.R16]+[.N17]" office:value-type="float" office:value="-0.303071247250003" calcext:value-type="float">
            <text:p>-0.303071247250003</text:p>
          </table:table-cell>
          <table:table-cell table:formula="of:=[.S16]+[.O17]" office:value-type="float" office:value="-0.636598057353993" calcext:value-type="float">
            <text:p>-0.636598057353993</text:p>
          </table:table-cell>
          <table:table-cell table:formula="of:=[.T16]+[.P17]" office:value-type="float" office:value="-0.469834652301998" calcext:value-type="float">
            <text:p>-0.469834652301998</text:p>
          </table:table-cell>
          <table:table-cell table:formula="of:=[.U16]+[.Q17]" office:value-type="float" office:value="0.000000000500008923154383" calcext:value-type="float">
            <text:p>5.00008923154383E-10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125.457492143333" calcext:value-type="float">
            <text:p>125.457492143333</text:p>
          </table:table-cell>
          <table:table-cell office:value-type="float" office:value="134.265217391304" calcext:value-type="float">
            <text:p>134.265217391304</text:p>
          </table:table-cell>
          <table:table-cell table:formula="of:=([.C18]+[.B18])/2" office:value-type="float" office:value="129.861354767318" calcext:value-type="float">
            <text:p>129.861354767318</text:p>
          </table:table-cell>
          <table:table-cell office:value-type="float" office:value="123.02391231" calcext:value-type="float">
            <text:p>123.02391231</text:p>
          </table:table-cell>
          <table:table-cell table:style-name="ce15" table:formula="of:=[.B18]-[.B17]" office:value-type="float" office:value="124.328448424583" calcext:value-type="float">
            <text:p>124.328448424583</text:p>
          </table:table-cell>
          <table:table-cell table:style-name="ce15" table:formula="of:=[.C18]-[.C17]" office:value-type="float" office:value="127.706706753006" calcext:value-type="float">
            <text:p>127.706706753006</text:p>
          </table:table-cell>
          <table:table-cell table:style-name="ce15" table:formula="of:=[.D18]-[.D17]" office:value-type="float" office:value="126.017577588794" calcext:value-type="float">
            <text:p>126.017577588794</text:p>
          </table:table-cell>
          <table:table-cell table:style-name="ce15" table:formula="of:=[.E18]-[.E17]" office:value-type="float" office:value="123.02391231" calcext:value-type="float">
            <text:p>123.02391231</text:p>
          </table:table-cell>
          <table:table-cell table:formula="of:=[.F18]-[.F19]" office:value-type="float" office:value="0.303071247250003" calcext:value-type="float">
            <text:p>0.303071247250003</text:p>
          </table:table-cell>
          <table:table-cell table:formula="of:=[.G18]-[.G19]" office:value-type="float" office:value="0.636598057354007" calcext:value-type="float">
            <text:p>0.636598057354007</text:p>
          </table:table-cell>
          <table:table-cell table:formula="of:=[.H18]-[.H19]" office:value-type="float" office:value="0.469834652301003" calcext:value-type="float">
            <text:p>0.469834652301003</text:p>
          </table:table-cell>
          <table:table-cell table:formula="of:=[.I18]-[.I19]" office:value-type="float" office:value="-0.000000000499994712299667" calcext:value-type="float">
            <text:p>-4.99994712299667E-10</text:p>
          </table:table-cell>
          <table:table-cell table:formula="of:=[.I18]+[.J18]" office:value-type="float" office:value="123.32698355725" calcext:value-type="float">
            <text:p>123.32698355725</text:p>
          </table:table-cell>
          <table:table-cell table:formula="of:=[.I18]+[.K18]" office:value-type="float" office:value="123.660510367354" calcext:value-type="float">
            <text:p>123.660510367354</text:p>
          </table:table-cell>
          <table:table-cell table:formula="of:=[.I18]+[.L18]" office:value-type="float" office:value="123.493746962301" calcext:value-type="float">
            <text:p>123.493746962301</text:p>
          </table:table-cell>
          <table:table-cell table:formula="of:=[.I18]+[.M18]" office:value-type="float" office:value="123.0239123095" calcext:value-type="float">
            <text:p>123.0239123095</text:p>
          </table:table-cell>
          <table:table-cell table:formula="of:=[.R17]+[.N18]" office:value-type="float" office:value="123.02391231" calcext:value-type="float">
            <text:p>123.02391231</text:p>
          </table:table-cell>
          <table:table-cell table:formula="of:=[.S17]+[.O18]" office:value-type="float" office:value="123.02391231" calcext:value-type="float">
            <text:p>123.02391231</text:p>
          </table:table-cell>
          <table:table-cell table:formula="of:=[.T17]+[.P18]" office:value-type="float" office:value="123.023912309999" calcext:value-type="float">
            <text:p>123.023912309999</text:p>
          </table:table-cell>
          <table:table-cell table:formula="of:=[.U17]+[.Q18]" office:value-type="float" office:value="123.02391231" calcext:value-type="float">
            <text:p>123.02391231</text:p>
          </table:table-cell>
          <table:table-cell table:number-columns-repeated="1003"/>
        </table:table-row>
        <table:table-row table:style-name="ro1">
          <table:table-cell table:style-name="ce15"/>
          <table:table-cell table:number-columns-repeated="4"/>
          <table:table-cell table:style-name="ce15" table:formula="of:=([.F17]+[.F18])/2" office:value-type="float" office:value="124.025377177333" calcext:value-type="float">
            <text:p>124.025377177333</text:p>
          </table:table-cell>
          <table:table-cell table:style-name="ce15" table:formula="of:=([.G17]+[.G18])/2" office:value-type="float" office:value="127.070108695652" calcext:value-type="float">
            <text:p>127.070108695652</text:p>
          </table:table-cell>
          <table:table-cell table:style-name="ce15" table:formula="of:=([.H17]+[.H18])/2" office:value-type="float" office:value="125.547742936493" calcext:value-type="float">
            <text:p>125.547742936493</text:p>
          </table:table-cell>
          <table:table-cell table:style-name="ce15" table:formula="of:=([.I17]+[.I18])/2" office:value-type="float" office:value="123.0239123105" calcext:value-type="float">
            <text:p>123.023912310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 table:number-columns-spanned="1" table:number-rows-spanned="3">
            <text:p>B1Y5</text:p>
          </table:table-cell>
          <table:table-cell table:style-name="ce17" office:value-type="float" office:value="-122.284282643333" calcext:value-type="float">
            <text:p>-122.284282643333</text:p>
          </table:table-cell>
          <table:table-cell table:style-name="ce17" office:value-type="float" office:value="-118.322826086956" calcext:value-type="float">
            <text:p>-118.322826086956</text:p>
          </table:table-cell>
          <table:table-cell table:style-name="ce17" table:formula="of:=([.C20]+[.B20])/2" office:value-type="float" office:value="-120.303554365144" calcext:value-type="float">
            <text:p>-120.303554365144</text:p>
          </table:table-cell>
          <table:table-cell table:style-name="ce17" office:value-type="float" office:value="-123.02391231" calcext:value-type="float">
            <text:p>-123.0239123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[.I20]+[.K20]" office:value-type="float" office:value="0" calcext:value-type="float">
            <text:p>0</text:p>
          </table:table-cell>
          <table:table-cell table:formula="of:=[.I20]+[.L20]" office:value-type="float" office:value="0" calcext:value-type="float">
            <text:p>0</text:p>
          </table:table-cell>
          <table:table-cell table:formula="of:=[.I20]+[.M20]" office:value-type="float" office:value="0" calcext:value-type="float">
            <text:p>0</text:p>
          </table:table-cell>
          <table:table-cell table:style-name="ce17" table:formula="of:=[.E20]" office:value-type="float" office:value="-123.02391231" calcext:value-type="float">
            <text:p>-123.02391231</text:p>
          </table:table-cell>
          <table:table-cell table:style-name="ce17" table:formula="of:=[.R20]" office:value-type="float" office:value="-123.02391231" calcext:value-type="float">
            <text:p>-123.02391231</text:p>
          </table:table-cell>
          <table:table-cell table:style-name="ce17" table:formula="of:=[.S20]" office:value-type="float" office:value="-123.02391231" calcext:value-type="float">
            <text:p>-123.02391231</text:p>
          </table:table-cell>
          <table:table-cell table:style-name="ce17" table:formula="of:=[.T20]" office:value-type="float" office:value="-123.02391231" calcext:value-type="float">
            <text:p>-123.02391231</text:p>
          </table:table-cell>
          <table:table-cell table:style-name="ce17" table:number-columns-repeated="1003"/>
        </table:table-row>
        <table:table-row table:style-name="ro1">
          <table:covered-table-cell table:style-name="ce68"/>
          <table:table-cell table:style-name="ce17" office:value-type="float" office:value="0.836668616666664" calcext:value-type="float">
            <text:p>0.836668616666664</text:p>
          </table:table-cell>
          <table:table-cell table:style-name="ce17" office:value-type="float" office:value="8.36956521739147" calcext:value-type="float">
            <text:p>8.36956521739147</text:p>
          </table:table-cell>
          <table:table-cell table:style-name="ce17" table:formula="of:=([.C21]+[.B21])/2" office:value-type="float" office:value="4.60311691702907" calcext:value-type="float">
            <text:p>4.6031169170290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B21]-[.B20]" office:value-type="float" office:value="123.12095126" calcext:value-type="float">
            <text:p>123.12095126</text:p>
          </table:table-cell>
          <table:table-cell table:style-name="ce17" table:formula="of:=[.C21]-[.C20]" office:value-type="float" office:value="126.692391304347" calcext:value-type="float">
            <text:p>126.692391304347</text:p>
          </table:table-cell>
          <table:table-cell table:style-name="ce17" table:formula="of:=[.D21]-[.D20]" office:value-type="float" office:value="124.906671282174" calcext:value-type="float">
            <text:p>124.906671282174</text:p>
          </table:table-cell>
          <table:table-cell table:style-name="ce17" table:formula="of:=[.E21]-[.E20]" office:value-type="float" office:value="123.02391231" calcext:value-type="float">
            <text:p>123.02391231</text:p>
          </table:table-cell>
          <table:table-cell table:style-name="ce17" table:formula="of:=[.F21]-[.F23]" office:value-type="float" office:value="-0.469735846666836" calcext:value-type="float">
            <text:p>-0.469735846666836</text:p>
          </table:table-cell>
          <table:table-cell table:style-name="ce17" table:formula="of:=[.G21]-[.G23]" office:value-type="float" office:value="-0.0502717391305225" calcext:value-type="float">
            <text:p>-0.050271739130523</text:p>
          </table:table-cell>
          <table:table-cell table:style-name="ce17" table:formula="of:=[.H21]-[.H23]" office:value-type="float" office:value="-0.260003792898686" calcext:value-type="float">
            <text:p>-0.260003792898686</text:p>
          </table:table-cell>
          <table:table-cell table:style-name="ce17" table:formula="of:=[.I21]-[.I23]" office:value-type="float" office:value="0.00000744999999824358" calcext:value-type="float">
            <text:p>7.44999999824358E-06</text:p>
          </table:table-cell>
          <table:table-cell table:formula="of:=[.I21]+[.J21]" office:value-type="float" office:value="122.554176463333" calcext:value-type="float">
            <text:p>122.554176463333</text:p>
          </table:table-cell>
          <table:table-cell table:formula="of:=[.I21]+[.K21]" office:value-type="float" office:value="122.973640570869" calcext:value-type="float">
            <text:p>122.973640570869</text:p>
          </table:table-cell>
          <table:table-cell table:formula="of:=[.I21]+[.L21]" office:value-type="float" office:value="122.763908517101" calcext:value-type="float">
            <text:p>122.763908517101</text:p>
          </table:table-cell>
          <table:table-cell table:formula="of:=[.I21]+[.M21]" office:value-type="float" office:value="123.02391976" calcext:value-type="float">
            <text:p>123.02391976</text:p>
          </table:table-cell>
          <table:table-cell table:style-name="ce17" table:formula="of:=[.R20]+[.N21]" office:value-type="float" office:value="-0.469735846666836" calcext:value-type="float">
            <text:p>-0.469735846666836</text:p>
          </table:table-cell>
          <table:table-cell table:style-name="ce17" table:formula="of:=[.S20]+[.O21]" office:value-type="float" office:value="-0.0502717391305225" calcext:value-type="float">
            <text:p>-0.050271739130523</text:p>
          </table:table-cell>
          <table:table-cell table:style-name="ce17" table:formula="of:=[.T20]+[.P21]" office:value-type="float" office:value="-0.260003792898686" calcext:value-type="float">
            <text:p>-0.260003792898686</text:p>
          </table:table-cell>
          <table:table-cell table:style-name="ce17" table:formula="of:=[.U20]+[.Q21]" office:value-type="float" office:value="0.00000744999999824358" calcext:value-type="float">
            <text:p>7.44999999824358E-06</text:p>
          </table:table-cell>
          <table:table-cell table:style-name="ce17" table:number-columns-repeated="1003"/>
        </table:table-row>
        <table:table-row table:style-name="ro1">
          <table:covered-table-cell table:style-name="ce68"/>
          <table:table-cell table:style-name="ce17" office:value-type="float" office:value="124.89709157" calcext:value-type="float">
            <text:p>124.89709157</text:p>
          </table:table-cell>
          <table:table-cell table:style-name="ce17" office:value-type="float" office:value="135.1625" calcext:value-type="float">
            <text:p>135.1625</text:p>
          </table:table-cell>
          <table:table-cell table:style-name="ce17" table:formula="of:=([.C22]+[.B22])/2" office:value-type="float" office:value="130.029795785" calcext:value-type="float">
            <text:p>130.029795785</text:p>
          </table:table-cell>
          <table:table-cell table:style-name="ce17" office:value-type="float" office:value="123.02389741" calcext:value-type="float">
            <text:p>123.02389741</text:p>
          </table:table-cell>
          <table:table-cell table:style-name="ce17" table:formula="of:=[.B22]-[.B21]" office:value-type="float" office:value="124.060422953333" calcext:value-type="float">
            <text:p>124.060422953333</text:p>
          </table:table-cell>
          <table:table-cell table:style-name="ce17" table:formula="of:=[.C22]-[.C21]" office:value-type="float" office:value="126.792934782609" calcext:value-type="float">
            <text:p>126.792934782609</text:p>
          </table:table-cell>
          <table:table-cell table:style-name="ce17" table:formula="of:=[.D22]-[.D21]" office:value-type="float" office:value="125.426678867971" calcext:value-type="float">
            <text:p>125.426678867971</text:p>
          </table:table-cell>
          <table:table-cell table:style-name="ce17" table:formula="of:=[.E22]-[.E21]" office:value-type="float" office:value="123.02389741" calcext:value-type="float">
            <text:p>123.02389741</text:p>
          </table:table-cell>
          <table:table-cell table:style-name="ce17" table:formula="of:=[.F22]-[.F23]" office:value-type="float" office:value="0.469735846666822" calcext:value-type="float">
            <text:p>0.469735846666822</text:p>
          </table:table-cell>
          <table:table-cell table:style-name="ce17" table:formula="of:=[.G22]-[.G23]" office:value-type="float" office:value="0.0502717391305367" calcext:value-type="float">
            <text:p>0.050271739130537</text:p>
          </table:table-cell>
          <table:table-cell table:style-name="ce17" table:formula="of:=[.H22]-[.H23]" office:value-type="float" office:value="0.260003792898686" calcext:value-type="float">
            <text:p>0.260003792898686</text:p>
          </table:table-cell>
          <table:table-cell table:style-name="ce17" table:formula="of:=[.I22]-[.I23]" office:value-type="float" office:value="-0.00000744999999824358" calcext:value-type="float">
            <text:p>-7.44999999824358E-06</text:p>
          </table:table-cell>
          <table:table-cell table:formula="of:=[.I22]+[.J22]" office:value-type="float" office:value="123.493633256667" calcext:value-type="float">
            <text:p>123.493633256667</text:p>
          </table:table-cell>
          <table:table-cell table:formula="of:=[.I22]+[.K22]" office:value-type="float" office:value="123.074169149131" calcext:value-type="float">
            <text:p>123.074169149131</text:p>
          </table:table-cell>
          <table:table-cell table:formula="of:=[.I22]+[.L22]" office:value-type="float" office:value="123.283901202899" calcext:value-type="float">
            <text:p>123.283901202899</text:p>
          </table:table-cell>
          <table:table-cell table:formula="of:=[.I22]+[.M22]" office:value-type="float" office:value="123.02388996" calcext:value-type="float">
            <text:p>123.02388996</text:p>
          </table:table-cell>
          <table:table-cell table:style-name="ce17" table:formula="of:=[.R21]+[.N22]" office:value-type="float" office:value="123.02389741" calcext:value-type="float">
            <text:p>123.02389741</text:p>
          </table:table-cell>
          <table:table-cell table:style-name="ce17" table:formula="of:=[.S21]+[.O22]" office:value-type="float" office:value="123.02389741" calcext:value-type="float">
            <text:p>123.02389741</text:p>
          </table:table-cell>
          <table:table-cell table:style-name="ce17" table:formula="of:=[.T21]+[.P22]" office:value-type="float" office:value="123.02389741" calcext:value-type="float">
            <text:p>123.02389741</text:p>
          </table:table-cell>
          <table:table-cell table:style-name="ce17" table:formula="of:=[.U21]+[.Q22]" office:value-type="float" office:value="123.02389741" calcext:value-type="float">
            <text:p>123.02389741</text:p>
          </table:table-cell>
          <table:table-cell table:style-name="ce17" table:number-columns-repeated="1003"/>
        </table:table-row>
        <table:table-row table:style-name="ro1">
          <table:table-cell table:style-name="ce17" table:number-columns-repeated="5"/>
          <table:table-cell table:style-name="ce17" table:formula="of:=([.F21]+[.F22])/2" office:value-type="float" office:value="123.590687106667" calcext:value-type="float">
            <text:p>123.590687106667</text:p>
          </table:table-cell>
          <table:table-cell table:style-name="ce17" table:formula="of:=([.G21]+[.G22])/2" office:value-type="float" office:value="126.742663043478" calcext:value-type="float">
            <text:p>126.742663043478</text:p>
          </table:table-cell>
          <table:table-cell table:style-name="ce17" table:formula="of:=([.H21]+[.H22])/2" office:value-type="float" office:value="125.166675075072" calcext:value-type="float">
            <text:p>125.166675075072</text:p>
          </table:table-cell>
          <table:table-cell table:style-name="ce17" table:formula="of:=([.I21]+[.I22])/2" office:value-type="float" office:value="123.02390486" calcext:value-type="float">
            <text:p>123.02390486</text:p>
          </table:table-cell>
          <table:table-cell table:style-name="ce17" table:number-columns-repeated="4"/>
          <table:table-cell table:number-columns-repeated="4"/>
          <table:table-cell table:style-name="ce17" table:number-columns-repeated="1007"/>
        </table:table-row>
        <table:table-row table:style-name="ro1">
          <table:table-cell table:style-name="ce18" office:value-type="string" calcext:value-type="string" table:number-columns-spanned="1" table:number-rows-spanned="3">
            <text:p>B1X1</text:p>
          </table:table-cell>
          <table:table-cell table:style-name="ce19" office:value-type="float" office:value="-123.750652743333" calcext:value-type="float">
            <text:p>-123.750652743333</text:p>
          </table:table-cell>
          <table:table-cell table:style-name="ce19" office:value-type="float" office:value="-123.534782608696" calcext:value-type="float">
            <text:p>-123.534782608696</text:p>
          </table:table-cell>
          <table:table-cell table:style-name="ce19" table:formula="of:=([.C24]+[.B24])/2" office:value-type="float" office:value="-123.642717676015" calcext:value-type="float">
            <text:p>-123.642717676015</text:p>
          </table:table-cell>
          <table:table-cell table:style-name="ce19" office:value-type="float" office:value="-123.02389741" calcext:value-type="float">
            <text:p>-123.0238974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formula="of:=[.I24]+[.J24]" office:value-type="float" office:value="0" calcext:value-type="float">
            <text:p>0</text:p>
          </table:table-cell>
          <table:table-cell table:formula="of:=[.I24]+[.K24]" office:value-type="float" office:value="0" calcext:value-type="float">
            <text:p>0</text:p>
          </table:table-cell>
          <table:table-cell table:formula="of:=[.I24]+[.L24]" office:value-type="float" office:value="0" calcext:value-type="float">
            <text:p>0</text:p>
          </table:table-cell>
          <table:table-cell table:formula="of:=[.I24]+[.M24]" office:value-type="float" office:value="0" calcext:value-type="float">
            <text:p>0</text:p>
          </table:table-cell>
          <table:table-cell table:style-name="ce19" table:formula="of:=[.E24]" office:value-type="float" office:value="-123.02389741" calcext:value-type="float">
            <text:p>-123.02389741</text:p>
          </table:table-cell>
          <table:table-cell table:style-name="ce19" table:formula="of:=[.R24]" office:value-type="float" office:value="-123.02389741" calcext:value-type="float">
            <text:p>-123.02389741</text:p>
          </table:table-cell>
          <table:table-cell table:style-name="ce19" table:formula="of:=[.S24]" office:value-type="float" office:value="-123.02389741" calcext:value-type="float">
            <text:p>-123.02389741</text:p>
          </table:table-cell>
          <table:table-cell table:style-name="ce19" table:formula="of:=[.T24]" office:value-type="float" office:value="-123.02389741" calcext:value-type="float">
            <text:p>-123.02389741</text:p>
          </table:table-cell>
          <table:table-cell table:style-name="ce19" table:number-columns-repeated="1003"/>
        </table:table-row>
        <table:table-row table:style-name="ro1">
          <table:covered-table-cell table:style-name="ce71"/>
          <table:table-cell table:style-name="ce19" office:value-type="float" office:value="-0.941747843749999" calcext:value-type="float">
            <text:p>-0.941747843749999</text:p>
          </table:table-cell>
          <table:table-cell table:style-name="ce19" office:value-type="float" office:value="0.31063829787232" calcext:value-type="float">
            <text:p>0.31063829787232</text:p>
          </table:table-cell>
          <table:table-cell table:style-name="ce19" table:formula="of:=([.C25]+[.B25])/2" office:value-type="float" office:value="-0.31555477293884" calcext:value-type="float">
            <text:p>-0.3155547729388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B25]-[.B24]" office:value-type="float" office:value="122.808904899583" calcext:value-type="float">
            <text:p>122.808904899583</text:p>
          </table:table-cell>
          <table:table-cell table:style-name="ce19" table:formula="of:=[.C25]-[.C24]" office:value-type="float" office:value="123.845420906568" calcext:value-type="float">
            <text:p>123.845420906568</text:p>
          </table:table-cell>
          <table:table-cell table:style-name="ce19" table:formula="of:=[.D25]-[.D24]" office:value-type="float" office:value="123.327162903076" calcext:value-type="float">
            <text:p>123.327162903076</text:p>
          </table:table-cell>
          <table:table-cell table:style-name="ce19" table:formula="of:=[.E25]-[.E24]" office:value-type="float" office:value="123.02389741" calcext:value-type="float">
            <text:p>123.02389741</text:p>
          </table:table-cell>
          <table:table-cell table:style-name="ce19" table:formula="of:=[.F25]-[.F27]" office:value-type="float" office:value="-0.5197988324405" calcext:value-type="float">
            <text:p>-0.5197988324405</text:p>
          </table:table-cell>
          <table:table-cell table:style-name="ce19" table:formula="of:=[.G25]-[.G27]" office:value-type="float" office:value="-0.425859286668683" calcext:value-type="float">
            <text:p>-0.425859286668683</text:p>
          </table:table-cell>
          <table:table-cell table:style-name="ce19" table:formula="of:=[.H25]-[.H27]" office:value-type="float" office:value="-0.472829059554584" calcext:value-type="float">
            <text:p>-0.472829059554584</text:p>
          </table:table-cell>
          <table:table-cell table:style-name="ce19" table:formula="of:=[.I25]-[.I27]" office:value-type="float" office:value="-0.00000744999999824358" calcext:value-type="float">
            <text:p>-7.44999999824358E-06</text:p>
          </table:table-cell>
          <table:table-cell table:formula="of:=[.I25]+[.J25]" office:value-type="float" office:value="122.50409857756" calcext:value-type="float">
            <text:p>122.50409857756</text:p>
          </table:table-cell>
          <table:table-cell table:formula="of:=[.I25]+[.K25]" office:value-type="float" office:value="122.598038123331" calcext:value-type="float">
            <text:p>122.598038123331</text:p>
          </table:table-cell>
          <table:table-cell table:formula="of:=[.I25]+[.L25]" office:value-type="float" office:value="122.551068350445" calcext:value-type="float">
            <text:p>122.551068350445</text:p>
          </table:table-cell>
          <table:table-cell table:formula="of:=[.I25]+[.M25]" office:value-type="float" office:value="123.02388996" calcext:value-type="float">
            <text:p>123.02388996</text:p>
          </table:table-cell>
          <table:table-cell table:style-name="ce19" table:formula="of:=[.R24]+[.N25]" office:value-type="float" office:value="-0.5197988324405" calcext:value-type="float">
            <text:p>-0.5197988324405</text:p>
          </table:table-cell>
          <table:table-cell table:style-name="ce19" table:formula="of:=[.S24]+[.O25]" office:value-type="float" office:value="-0.425859286668683" calcext:value-type="float">
            <text:p>-0.425859286668683</text:p>
          </table:table-cell>
          <table:table-cell table:style-name="ce19" table:formula="of:=[.T24]+[.P25]" office:value-type="float" office:value="-0.472829059554584" calcext:value-type="float">
            <text:p>-0.472829059554584</text:p>
          </table:table-cell>
          <table:table-cell table:style-name="ce19" table:formula="of:=[.U24]+[.Q25]" office:value-type="float" office:value="-0.00000744999999824358" calcext:value-type="float">
            <text:p>-7.44999999824358E-06</text:p>
          </table:table-cell>
          <table:table-cell table:style-name="ce19" table:number-columns-repeated="1003"/>
        </table:table-row>
        <table:table-row table:style-name="ro1">
          <table:covered-table-cell table:style-name="ce71"/>
          <table:table-cell table:style-name="ce19" office:value-type="float" office:value="122.906754720714" calcext:value-type="float">
            <text:p>122.906754720714</text:p>
          </table:table-cell>
          <table:table-cell table:style-name="ce19" office:value-type="float" office:value="125.007777777778" calcext:value-type="float">
            <text:p>125.007777777778</text:p>
          </table:table-cell>
          <table:table-cell table:style-name="ce19" table:formula="of:=([.C26]+[.B26])/2" office:value-type="float" office:value="123.957266249246" calcext:value-type="float">
            <text:p>123.957266249246</text:p>
          </table:table-cell>
          <table:table-cell table:style-name="ce19" office:value-type="float" office:value="123.02391231" calcext:value-type="float">
            <text:p>123.02391231</text:p>
          </table:table-cell>
          <table:table-cell table:style-name="ce19" table:formula="of:=[.B26]-[.B25]" office:value-type="float" office:value="123.848502564464" calcext:value-type="float">
            <text:p>123.848502564464</text:p>
          </table:table-cell>
          <table:table-cell table:style-name="ce19" table:formula="of:=[.C26]-[.C25]" office:value-type="float" office:value="124.697139479906" calcext:value-type="float">
            <text:p>124.697139479906</text:p>
          </table:table-cell>
          <table:table-cell table:style-name="ce19" table:formula="of:=[.D26]-[.D25]" office:value-type="float" office:value="124.272821022185" calcext:value-type="float">
            <text:p>124.272821022185</text:p>
          </table:table-cell>
          <table:table-cell table:style-name="ce19" table:formula="of:=[.E26]-[.E25]" office:value-type="float" office:value="123.02391231" calcext:value-type="float">
            <text:p>123.02391231</text:p>
          </table:table-cell>
          <table:table-cell table:style-name="ce19" table:formula="of:=[.F26]-[.F27]" office:value-type="float" office:value="0.519798832440486" calcext:value-type="float">
            <text:p>0.519798832440486</text:p>
          </table:table-cell>
          <table:table-cell table:style-name="ce19" table:formula="of:=[.G26]-[.G27]" office:value-type="float" office:value="0.425859286668683" calcext:value-type="float">
            <text:p>0.425859286668683</text:p>
          </table:table-cell>
          <table:table-cell table:style-name="ce19" table:formula="of:=[.H26]-[.H27]" office:value-type="float" office:value="0.472829059554584" calcext:value-type="float">
            <text:p>0.472829059554584</text:p>
          </table:table-cell>
          <table:table-cell table:style-name="ce19" table:formula="of:=[.I26]-[.I27]" office:value-type="float" office:value="0.00000744999999824358" calcext:value-type="float">
            <text:p>7.44999999824358E-06</text:p>
          </table:table-cell>
          <table:table-cell table:formula="of:=[.I26]+[.J26]" office:value-type="float" office:value="123.543711142441" calcext:value-type="float">
            <text:p>123.543711142441</text:p>
          </table:table-cell>
          <table:table-cell table:formula="of:=[.I26]+[.K26]" office:value-type="float" office:value="123.449771596669" calcext:value-type="float">
            <text:p>123.449771596669</text:p>
          </table:table-cell>
          <table:table-cell table:formula="of:=[.I26]+[.L26]" office:value-type="float" office:value="123.496741369555" calcext:value-type="float">
            <text:p>123.496741369555</text:p>
          </table:table-cell>
          <table:table-cell table:formula="of:=[.I26]+[.M26]" office:value-type="float" office:value="123.02391976" calcext:value-type="float">
            <text:p>123.02391976</text:p>
          </table:table-cell>
          <table:table-cell table:style-name="ce19" table:formula="of:=[.R25]+[.N26]" office:value-type="float" office:value="123.02391231" calcext:value-type="float">
            <text:p>123.02391231</text:p>
          </table:table-cell>
          <table:table-cell table:style-name="ce19" table:formula="of:=[.S25]+[.O26]" office:value-type="float" office:value="123.02391231" calcext:value-type="float">
            <text:p>123.02391231</text:p>
          </table:table-cell>
          <table:table-cell table:style-name="ce19" table:formula="of:=[.T25]+[.P26]" office:value-type="float" office:value="123.02391231" calcext:value-type="float">
            <text:p>123.02391231</text:p>
          </table:table-cell>
          <table:table-cell table:style-name="ce19" table:formula="of:=[.U25]+[.Q26]" office:value-type="float" office:value="123.02391231" calcext:value-type="float">
            <text:p>123.02391231</text:p>
          </table:table-cell>
          <table:table-cell table:style-name="ce19" table:number-columns-repeated="1003"/>
        </table:table-row>
        <table:table-row table:style-name="ro1">
          <table:table-cell table:style-name="ce19" table:number-columns-repeated="5"/>
          <table:table-cell table:style-name="ce19" table:formula="of:=([.F25]+[.F26])/2" office:value-type="float" office:value="123.328703732024" calcext:value-type="float">
            <text:p>123.328703732024</text:p>
          </table:table-cell>
          <table:table-cell table:style-name="ce19" table:formula="of:=([.G25]+[.G26])/2" office:value-type="float" office:value="124.271280193237" calcext:value-type="float">
            <text:p>124.271280193237</text:p>
          </table:table-cell>
          <table:table-cell table:style-name="ce19" table:formula="of:=([.H25]+[.H26])/2" office:value-type="float" office:value="123.79999196263" calcext:value-type="float">
            <text:p>123.79999196263</text:p>
          </table:table-cell>
          <table:table-cell table:style-name="ce19" table:formula="of:=([.I25]+[.I26])/2" office:value-type="float" office:value="123.02390486" calcext:value-type="float">
            <text:p>123.02390486</text:p>
          </table:table-cell>
          <table:table-cell table:style-name="ce19" table:number-columns-repeated="4"/>
          <table:table-cell table:number-columns-repeated="4"/>
          <table:table-cell table:style-name="ce19" table:number-columns-repeated="1007"/>
        </table:table-row>
        <table:table-row table:style-name="ro1">
          <table:table-cell table:style-name="ce20" office:value-type="string" calcext:value-type="string" table:number-columns-spanned="1" table:number-rows-spanned="3">
            <text:p>B1X2</text:p>
          </table:table-cell>
          <table:table-cell table:style-name="ce21" office:value-type="float" office:value="-125.345733343333" calcext:value-type="float">
            <text:p>-125.345733343333</text:p>
          </table:table-cell>
          <table:table-cell table:style-name="ce21" office:value-type="float" office:value="-125.210869565217" calcext:value-type="float">
            <text:p>-125.210869565217</text:p>
          </table:table-cell>
          <table:table-cell table:style-name="ce21" table:formula="of:=([.C28]+[.B28])/2" office:value-type="float" office:value="-125.278301454275" calcext:value-type="float">
            <text:p>-125.278301454275</text:p>
          </table:table-cell>
          <table:table-cell table:style-name="ce21" office:value-type="float" office:value="-123.02391231" calcext:value-type="float">
            <text:p>-123.0239123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[.I28]+[.K28]" office:value-type="float" office:value="0" calcext:value-type="float">
            <text:p>0</text:p>
          </table:table-cell>
          <table:table-cell table:formula="of:=[.I28]+[.L28]" office:value-type="float" office:value="0" calcext:value-type="float">
            <text:p>0</text:p>
          </table:table-cell>
          <table:table-cell table:formula="of:=[.I28]+[.M28]" office:value-type="float" office:value="0" calcext:value-type="float">
            <text:p>0</text:p>
          </table:table-cell>
          <table:table-cell table:style-name="ce21" table:formula="of:=[.E28]" office:value-type="float" office:value="-123.02391231" calcext:value-type="float">
            <text:p>-123.02391231</text:p>
          </table:table-cell>
          <table:table-cell table:style-name="ce21" table:formula="of:=[.R28]" office:value-type="float" office:value="-123.02391231" calcext:value-type="float">
            <text:p>-123.02391231</text:p>
          </table:table-cell>
          <table:table-cell table:style-name="ce21" table:formula="of:=[.S28]" office:value-type="float" office:value="-123.02391231" calcext:value-type="float">
            <text:p>-123.02391231</text:p>
          </table:table-cell>
          <table:table-cell table:style-name="ce21" table:formula="of:=[.T28]" office:value-type="float" office:value="-123.02391231" calcext:value-type="float">
            <text:p>-123.02391231</text:p>
          </table:table-cell>
          <table:table-cell table:style-name="ce21" table:number-columns-repeated="1003"/>
        </table:table-row>
        <table:table-row table:style-name="ro1">
          <table:covered-table-cell table:style-name="ce74"/>
          <table:table-cell table:style-name="ce21" office:value-type="float" office:value="-2.11773649333333" calcext:value-type="float">
            <text:p>-2.11773649333333</text:p>
          </table:table-cell>
          <table:table-cell table:style-name="ce21" office:value-type="float" office:value="-1.12613636363639" calcext:value-type="float">
            <text:p>-1.12613636363639</text:p>
          </table:table-cell>
          <table:table-cell table:style-name="ce21" table:formula="of:=([.C29]+[.B29])/2" office:value-type="float" office:value="-1.62193642848486" calcext:value-type="float">
            <text:p>-1.62193642848486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[.B29]-[.B28]" office:value-type="float" office:value="123.22799685" calcext:value-type="float">
            <text:p>123.22799685</text:p>
          </table:table-cell>
          <table:table-cell table:style-name="ce21" table:formula="of:=[.C29]-[.C28]" office:value-type="float" office:value="124.084733201581" calcext:value-type="float">
            <text:p>124.084733201581</text:p>
          </table:table-cell>
          <table:table-cell table:style-name="ce21" table:formula="of:=[.D29]-[.D28]" office:value-type="float" office:value="123.65636502579" calcext:value-type="float">
            <text:p>123.65636502579</text:p>
          </table:table-cell>
          <table:table-cell table:style-name="ce21" table:formula="of:=[.E29]-[.E28]" office:value-type="float" office:value="123.02391231" calcext:value-type="float">
            <text:p>123.02391231</text:p>
          </table:table-cell>
          <table:table-cell table:style-name="ce21" table:formula="of:=[.F29]-[.F31]" office:value-type="float" office:value="-0.742116747166818" calcext:value-type="float">
            <text:p>-0.742116747166818</text:p>
          </table:table-cell>
          <table:table-cell table:style-name="ce21" table:formula="of:=[.G29]-[.G31]" office:value-type="float" office:value="-1.1554841897234" calcext:value-type="float">
            <text:p>-1.1554841897234</text:p>
          </table:table-cell>
          <table:table-cell table:style-name="ce21" table:formula="of:=[.H29]-[.H31]" office:value-type="float" office:value="-0.948800468445114" calcext:value-type="float">
            <text:p>-0.948800468445114</text:p>
          </table:table-cell>
          <table:table-cell table:style-name="ce21" table:formula="of:=[.I29]-[.I31]" office:value-type="float" office:value="-0.000000000500008923154383" calcext:value-type="float">
            <text:p>-5.00008923154383E-10</text:p>
          </table:table-cell>
          <table:table-cell table:formula="of:=[.I29]+[.J29]" office:value-type="float" office:value="122.281795562833" calcext:value-type="float">
            <text:p>122.281795562833</text:p>
          </table:table-cell>
          <table:table-cell table:formula="of:=[.I29]+[.K29]" office:value-type="float" office:value="121.868428120277" calcext:value-type="float">
            <text:p>121.868428120277</text:p>
          </table:table-cell>
          <table:table-cell table:formula="of:=[.I29]+[.L29]" office:value-type="float" office:value="122.075111841555" calcext:value-type="float">
            <text:p>122.075111841555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 table:style-name="ce21" table:formula="of:=[.R28]+[.N29]" office:value-type="float" office:value="-0.742116747166818" calcext:value-type="float">
            <text:p>-0.742116747166818</text:p>
          </table:table-cell>
          <table:table-cell table:style-name="ce21" table:formula="of:=[.S28]+[.O29]" office:value-type="float" office:value="-1.1554841897234" calcext:value-type="float">
            <text:p>-1.1554841897234</text:p>
          </table:table-cell>
          <table:table-cell table:style-name="ce21" table:formula="of:=[.T28]+[.P29]" office:value-type="float" office:value="-0.948800468445114" calcext:value-type="float">
            <text:p>-0.948800468445114</text:p>
          </table:table-cell>
          <table:table-cell table:style-name="ce21" table:formula="of:=[.U28]+[.Q29]" office:value-type="float" office:value="-0.000000000500008923154383" calcext:value-type="float">
            <text:p>-5.00008923154383E-10</text:p>
          </table:table-cell>
          <table:table-cell table:style-name="ce21" table:number-columns-repeated="1003"/>
        </table:table-row>
        <table:table-row table:style-name="ro1">
          <table:covered-table-cell table:style-name="ce74"/>
          <table:table-cell table:style-name="ce21" office:value-type="float" office:value="122.594493851" calcext:value-type="float">
            <text:p>122.594493851</text:p>
          </table:table-cell>
          <table:table-cell table:style-name="ce21" office:value-type="float" office:value="125.269565217391" calcext:value-type="float">
            <text:p>125.269565217391</text:p>
          </table:table-cell>
          <table:table-cell table:style-name="ce21" table:formula="of:=([.C30]+[.B30])/2" office:value-type="float" office:value="123.932029534195" calcext:value-type="float">
            <text:p>123.932029534195</text:p>
          </table:table-cell>
          <table:table-cell table:style-name="ce21" office:value-type="float" office:value="123.023912311" calcext:value-type="float">
            <text:p>123.023912311</text:p>
          </table:table-cell>
          <table:table-cell table:style-name="ce21" table:formula="of:=[.B30]-[.B29]" office:value-type="float" office:value="124.712230344333" calcext:value-type="float">
            <text:p>124.712230344333</text:p>
          </table:table-cell>
          <table:table-cell table:style-name="ce21" table:formula="of:=[.C30]-[.C29]" office:value-type="float" office:value="126.395701581027" calcext:value-type="float">
            <text:p>126.395701581027</text:p>
          </table:table-cell>
          <table:table-cell table:style-name="ce21" table:formula="of:=[.D30]-[.D29]" office:value-type="float" office:value="125.55396596268" calcext:value-type="float">
            <text:p>125.55396596268</text:p>
          </table:table-cell>
          <table:table-cell table:style-name="ce21" table:formula="of:=[.E30]-[.E29]" office:value-type="float" office:value="123.023912311" calcext:value-type="float">
            <text:p>123.023912311</text:p>
          </table:table-cell>
          <table:table-cell table:style-name="ce21" table:formula="of:=[.F30]-[.F31]" office:value-type="float" office:value="0.742116747166833" calcext:value-type="float">
            <text:p>0.742116747166833</text:p>
          </table:table-cell>
          <table:table-cell table:style-name="ce21" table:formula="of:=[.G30]-[.G31]" office:value-type="float" office:value="1.1554841897234" calcext:value-type="float">
            <text:p>1.1554841897234</text:p>
          </table:table-cell>
          <table:table-cell table:style-name="ce21" table:formula="of:=[.H30]-[.H31]" office:value-type="float" office:value="0.9488004684451" calcext:value-type="float">
            <text:p>0.9488004684451</text:p>
          </table:table-cell>
          <table:table-cell table:style-name="ce21" table:formula="of:=[.I30]-[.I31]" office:value-type="float" office:value="0.000000000499994712299667" calcext:value-type="float">
            <text:p>4.99994712299667E-10</text:p>
          </table:table-cell>
          <table:table-cell table:formula="of:=[.I30]+[.J30]" office:value-type="float" office:value="123.766029058167" calcext:value-type="float">
            <text:p>123.766029058167</text:p>
          </table:table-cell>
          <table:table-cell table:formula="of:=[.I30]+[.K30]" office:value-type="float" office:value="124.179396500723" calcext:value-type="float">
            <text:p>124.179396500723</text:p>
          </table:table-cell>
          <table:table-cell table:formula="of:=[.I30]+[.L30]" office:value-type="float" office:value="123.972712779445" calcext:value-type="float">
            <text:p>123.972712779445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 table:style-name="ce21" table:formula="of:=[.R29]+[.N30]" office:value-type="float" office:value="123.023912311" calcext:value-type="float">
            <text:p>123.023912311</text:p>
          </table:table-cell>
          <table:table-cell table:style-name="ce21" table:formula="of:=[.S29]+[.O30]" office:value-type="float" office:value="123.023912311" calcext:value-type="float">
            <text:p>123.023912311</text:p>
          </table:table-cell>
          <table:table-cell table:style-name="ce21" table:formula="of:=[.T29]+[.P30]" office:value-type="float" office:value="123.023912311" calcext:value-type="float">
            <text:p>123.023912311</text:p>
          </table:table-cell>
          <table:table-cell table:style-name="ce21" table:formula="of:=[.U29]+[.Q30]" office:value-type="float" office:value="123.023912311" calcext:value-type="float">
            <text:p>123.023912311</text:p>
          </table:table-cell>
          <table:table-cell table:style-name="ce21" table:number-columns-repeated="1003"/>
        </table:table-row>
        <table:table-row table:style-name="ro1">
          <table:table-cell table:style-name="ce21" table:number-columns-repeated="5"/>
          <table:table-cell table:style-name="ce21" table:formula="of:=([.F29]+[.F30])/2" office:value-type="float" office:value="123.970113597167" calcext:value-type="float">
            <text:p>123.970113597167</text:p>
          </table:table-cell>
          <table:table-cell table:style-name="ce21" table:formula="of:=([.G29]+[.G30])/2" office:value-type="float" office:value="125.240217391304" calcext:value-type="float">
            <text:p>125.240217391304</text:p>
          </table:table-cell>
          <table:table-cell table:style-name="ce21" table:formula="of:=([.H29]+[.H30])/2" office:value-type="float" office:value="124.605165494235" calcext:value-type="float">
            <text:p>124.605165494235</text:p>
          </table:table-cell>
          <table:table-cell table:style-name="ce21" table:formula="of:=([.I29]+[.I30])/2" office:value-type="float" office:value="123.0239123105" calcext:value-type="float">
            <text:p>123.0239123105</text:p>
          </table:table-cell>
          <table:table-cell table:style-name="ce21" table:number-columns-repeated="4"/>
          <table:table-cell table:number-columns-repeated="4"/>
          <table:table-cell table:style-name="ce21" table:number-columns-repeated="1007"/>
        </table:table-row>
        <table:table-row table:style-name="ro1">
          <table:table-cell table:style-name="ce14" office:value-type="string" calcext:value-type="string" table:number-columns-spanned="1" table:number-rows-spanned="3">
            <text:p>B1X3</text:p>
          </table:table-cell>
          <table:table-cell office:value-type="float" office:value="-124.232778098667" calcext:value-type="float">
            <text:p>-124.232778098667</text:p>
          </table:table-cell>
          <table:table-cell office:value-type="float" office:value="-125.041111111111" calcext:value-type="float">
            <text:p>-125.041111111111</text:p>
          </table:table-cell>
          <table:table-cell table:formula="of:=([.C32]+[.B32])/2" office:value-type="float" office:value="-124.636944604889" calcext:value-type="float">
            <text:p>-124.636944604889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2]+[.J32]" office:value-type="float" office:value="0" calcext:value-type="float">
            <text:p>0</text:p>
          </table:table-cell>
          <table:table-cell table:formula="of:=[.I32]+[.K32]" office:value-type="float" office:value="0" calcext:value-type="float">
            <text:p>0</text:p>
          </table:table-cell>
          <table:table-cell table:formula="of:=[.I32]+[.L32]" office:value-type="float" office:value="0" calcext:value-type="float">
            <text:p>0</text:p>
          </table:table-cell>
          <table:table-cell table:formula="of:=[.I32]+[.M32]" office:value-type="float" office:value="0" calcext:value-type="float">
            <text:p>0</text:p>
          </table:table-cell>
          <table:table-cell table:formula="of:=[.E32]" office:value-type="float" office:value="-123.023912311" calcext:value-type="float">
            <text:p>-123.023912311</text:p>
          </table:table-cell>
          <table:table-cell table:formula="of:=[.R32]" office:value-type="float" office:value="-123.023912311" calcext:value-type="float">
            <text:p>-123.023912311</text:p>
          </table:table-cell>
          <table:table-cell table:formula="of:=[.S32]" office:value-type="float" office:value="-123.023912311" calcext:value-type="float">
            <text:p>-123.023912311</text:p>
          </table:table-cell>
          <table:table-cell table:formula="of:=[.T32]" office:value-type="float" office:value="-123.023912311" calcext:value-type="float">
            <text:p>-123.023912311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-0.401172946428544" calcext:value-type="float">
            <text:p>-0.401172946428544</text:p>
          </table:table-cell>
          <table:table-cell office:value-type="float" office:value="0.0755555555555273" calcext:value-type="float">
            <text:p>0.075555555555527</text:p>
          </table:table-cell>
          <table:table-cell table:formula="of:=([.C33]+[.B33])/2" office:value-type="float" office:value="-0.162808695436508" calcext:value-type="float">
            <text:p>-0.162808695436508</text:p>
          </table:table-cell>
          <table:table-cell office:value-type="float" office:value="0.0000000000000277555756156" calcext:value-type="float">
            <text:p>2.77555756156E-14</text:p>
          </table:table-cell>
          <table:table-cell table:style-name="ce15" table:formula="of:=[.B33]-[.B32]" office:value-type="float" office:value="123.831605152238" calcext:value-type="float">
            <text:p>123.831605152238</text:p>
          </table:table-cell>
          <table:table-cell table:style-name="ce15" table:formula="of:=[.C33]-[.C32]" office:value-type="float" office:value="125.116666666667" calcext:value-type="float">
            <text:p>125.116666666667</text:p>
          </table:table-cell>
          <table:table-cell table:style-name="ce15" table:formula="of:=[.D33]-[.D32]" office:value-type="float" office:value="124.474135909452" calcext:value-type="float">
            <text:p>124.474135909452</text:p>
          </table:table-cell>
          <table:table-cell table:style-name="ce15" table:formula="of:=[.E33]-[.E32]" office:value-type="float" office:value="123.023912311" calcext:value-type="float">
            <text:p>123.023912311</text:p>
          </table:table-cell>
          <table:table-cell table:formula="of:=[.F33]-[.F35]" office:value-type="float" office:value="-1.553641645596" calcext:value-type="float">
            <text:p>-1.553641645596</text:p>
          </table:table-cell>
          <table:table-cell table:formula="of:=[.G33]-[.G35]" office:value-type="float" office:value="-1.17444444444399" calcext:value-type="float">
            <text:p>-1.17444444444399</text:p>
          </table:table-cell>
          <table:table-cell table:formula="of:=[.H33]-[.H35]" office:value-type="float" office:value="-1.36404304502" calcext:value-type="float">
            <text:p>-1.36404304502</text:p>
          </table:table-cell>
          <table:table-cell table:formula="of:=[.I33]-[.I35]" office:value-type="float" office:value="0" calcext:value-type="float">
            <text:p>0</text:p>
          </table:table-cell>
          <table:table-cell table:formula="of:=[.I33]+[.J33]" office:value-type="float" office:value="121.470270665404" calcext:value-type="float">
            <text:p>121.470270665404</text:p>
          </table:table-cell>
          <table:table-cell table:formula="of:=[.I33]+[.K33]" office:value-type="float" office:value="121.849467866556" calcext:value-type="float">
            <text:p>121.849467866556</text:p>
          </table:table-cell>
          <table:table-cell table:formula="of:=[.I33]+[.L33]" office:value-type="float" office:value="121.65986926598" calcext:value-type="float">
            <text:p>121.65986926598</text:p>
          </table:table-cell>
          <table:table-cell table:formula="of:=[.I33]+[.M33]" office:value-type="float" office:value="123.023912311" calcext:value-type="float">
            <text:p>123.023912311</text:p>
          </table:table-cell>
          <table:table-cell table:formula="of:=[.R32]+[.N33]" office:value-type="float" office:value="-1.553641645596" calcext:value-type="float">
            <text:p>-1.553641645596</text:p>
          </table:table-cell>
          <table:table-cell table:formula="of:=[.S32]+[.O33]" office:value-type="float" office:value="-1.17444444444399" calcext:value-type="float">
            <text:p>-1.17444444444399</text:p>
          </table:table-cell>
          <table:table-cell table:formula="of:=[.T32]+[.P33]" office:value-type="float" office:value="-1.36404304502" calcext:value-type="float">
            <text:p>-1.36404304502</text:p>
          </table:table-cell>
          <table:table-cell table:formula="of:=[.U32]+[.Q3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126.537715497" calcext:value-type="float">
            <text:p>126.537715497</text:p>
          </table:table-cell>
          <table:table-cell office:value-type="float" office:value="127.541111111111" calcext:value-type="float">
            <text:p>127.541111111111</text:p>
          </table:table-cell>
          <table:table-cell table:formula="of:=([.C34]+[.B34])/2" office:value-type="float" office:value="127.039413304056" calcext:value-type="float">
            <text:p>127.039413304056</text:p>
          </table:table-cell>
          <table:table-cell office:value-type="float" office:value="123.023912311" calcext:value-type="float">
            <text:p>123.023912311</text:p>
          </table:table-cell>
          <table:table-cell table:style-name="ce15" table:formula="of:=[.B34]-[.B33]" office:value-type="float" office:value="126.938888443429" calcext:value-type="float">
            <text:p>126.938888443429</text:p>
          </table:table-cell>
          <table:table-cell table:style-name="ce15" table:formula="of:=[.C34]-[.C33]" office:value-type="float" office:value="127.465555555555" calcext:value-type="float">
            <text:p>127.465555555555</text:p>
          </table:table-cell>
          <table:table-cell table:style-name="ce15" table:formula="of:=[.D34]-[.D33]" office:value-type="float" office:value="127.202221999492" calcext:value-type="float">
            <text:p>127.202221999492</text:p>
          </table:table-cell>
          <table:table-cell table:style-name="ce15" table:formula="of:=[.E34]-[.E33]" office:value-type="float" office:value="123.023912311" calcext:value-type="float">
            <text:p>123.023912311</text:p>
          </table:table-cell>
          <table:table-cell table:formula="of:=[.F34]-[.F35]" office:value-type="float" office:value="1.55364164559499" calcext:value-type="float">
            <text:p>1.55364164559499</text:p>
          </table:table-cell>
          <table:table-cell table:formula="of:=[.G34]-[.G35]" office:value-type="float" office:value="1.17444444444401" calcext:value-type="float">
            <text:p>1.17444444444401</text:p>
          </table:table-cell>
          <table:table-cell table:formula="of:=[.H34]-[.H35]" office:value-type="float" office:value="1.36404304502" calcext:value-type="float">
            <text:p>1.36404304502</text:p>
          </table:table-cell>
          <table:table-cell table:formula="of:=[.I34]-[.I35]" office:value-type="float" office:value="0" calcext:value-type="float">
            <text:p>0</text:p>
          </table:table-cell>
          <table:table-cell table:formula="of:=[.I34]+[.J34]" office:value-type="float" office:value="124.577553956595" calcext:value-type="float">
            <text:p>124.577553956595</text:p>
          </table:table-cell>
          <table:table-cell table:formula="of:=[.I34]+[.K34]" office:value-type="float" office:value="124.198356755444" calcext:value-type="float">
            <text:p>124.198356755444</text:p>
          </table:table-cell>
          <table:table-cell table:formula="of:=[.I34]+[.L34]" office:value-type="float" office:value="124.38795535602" calcext:value-type="float">
            <text:p>124.38795535602</text:p>
          </table:table-cell>
          <table:table-cell table:formula="of:=[.I34]+[.M34]" office:value-type="float" office:value="123.023912311" calcext:value-type="float">
            <text:p>123.023912311</text:p>
          </table:table-cell>
          <table:table-cell table:formula="of:=[.R33]+[.N34]" office:value-type="float" office:value="123.023912310999" calcext:value-type="float">
            <text:p>123.023912310999</text:p>
          </table:table-cell>
          <table:table-cell table:formula="of:=[.S33]+[.O34]" office:value-type="float" office:value="123.023912311" calcext:value-type="float">
            <text:p>123.023912311</text:p>
          </table:table-cell>
          <table:table-cell table:formula="of:=[.T33]+[.P34]" office:value-type="float" office:value="123.023912311" calcext:value-type="float">
            <text:p>123.023912311</text:p>
          </table:table-cell>
          <table:table-cell table:formula="of:=[.U33]+[.Q34]" office:value-type="float" office:value="123.023912311" calcext:value-type="float">
            <text:p>123.023912311</text:p>
          </table:table-cell>
          <table:table-cell table:number-columns-repeated="1003"/>
        </table:table-row>
        <table:table-row table:style-name="ro1">
          <table:table-cell table:style-name="ce15"/>
          <table:table-cell table:number-columns-repeated="4"/>
          <table:table-cell table:style-name="ce15" table:formula="of:=([.F33]+[.F34])/2" office:value-type="float" office:value="125.385246797834" calcext:value-type="float">
            <text:p>125.385246797834</text:p>
          </table:table-cell>
          <table:table-cell table:style-name="ce15" table:formula="of:=([.G33]+[.G34])/2" office:value-type="float" office:value="126.291111111111" calcext:value-type="float">
            <text:p>126.291111111111</text:p>
          </table:table-cell>
          <table:table-cell table:style-name="ce15" table:formula="of:=([.H33]+[.H34])/2" office:value-type="float" office:value="125.838178954472" calcext:value-type="float">
            <text:p>125.838178954472</text:p>
          </table:table-cell>
          <table:table-cell table:style-name="ce15" table:formula="of:=([.I33]+[.I34])/2" office:value-type="float" office:value="123.023912311" calcext:value-type="float">
            <text:p>123.023912311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 table:number-columns-spanned="1" table:number-rows-spanned="3">
            <text:p>B1X4</text:p>
          </table:table-cell>
          <table:table-cell table:style-name="ce23" office:value-type="float" office:value="-123.89646991725" calcext:value-type="float">
            <text:p>-123.89646991725</text:p>
          </table:table-cell>
          <table:table-cell table:style-name="ce23" office:value-type="float" office:value="-125.020652173913" calcext:value-type="float">
            <text:p>-125.020652173913</text:p>
          </table:table-cell>
          <table:table-cell table:style-name="ce23" table:formula="of:=([.C36]+[.B36])/2" office:value-type="float" office:value="-124.458561045582" calcext:value-type="float">
            <text:p>-124.458561045582</text:p>
          </table:table-cell>
          <table:table-cell table:style-name="ce23" office:value-type="float" office:value="-123.023912311" calcext:value-type="float">
            <text:p>-123.02391231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formula="of:=[.I36]+[.J36]" office:value-type="float" office:value="0" calcext:value-type="float">
            <text:p>0</text:p>
          </table:table-cell>
          <table:table-cell table:formula="of:=[.I36]+[.K36]" office:value-type="float" office:value="0" calcext:value-type="float">
            <text:p>0</text:p>
          </table:table-cell>
          <table:table-cell table:formula="of:=[.I36]+[.L36]" office:value-type="float" office:value="0" calcext:value-type="float">
            <text:p>0</text:p>
          </table:table-cell>
          <table:table-cell table:formula="of:=[.I36]+[.M36]" office:value-type="float" office:value="0" calcext:value-type="float">
            <text:p>0</text:p>
          </table:table-cell>
          <table:table-cell table:style-name="ce23" table:formula="of:=[.E36]" office:value-type="float" office:value="-123.023912311" calcext:value-type="float">
            <text:p>-123.023912311</text:p>
          </table:table-cell>
          <table:table-cell table:style-name="ce23" table:formula="of:=[.R36]" office:value-type="float" office:value="-123.023912311" calcext:value-type="float">
            <text:p>-123.023912311</text:p>
          </table:table-cell>
          <table:table-cell table:style-name="ce23" table:formula="of:=[.S36]" office:value-type="float" office:value="-123.023912311" calcext:value-type="float">
            <text:p>-123.023912311</text:p>
          </table:table-cell>
          <table:table-cell table:style-name="ce23" table:formula="of:=[.T36]" office:value-type="float" office:value="-123.023912311" calcext:value-type="float">
            <text:p>-123.023912311</text:p>
          </table:table-cell>
          <table:table-cell table:style-name="ce23" table:number-columns-repeated="1003"/>
        </table:table-row>
        <table:table-row table:style-name="ro1">
          <table:covered-table-cell table:style-name="ce77"/>
          <table:table-cell table:style-name="ce23" office:value-type="float" office:value="-0.717837824999998" calcext:value-type="float">
            <text:p>-0.717837824999998</text:p>
          </table:table-cell>
          <table:table-cell table:style-name="ce23" office:value-type="float" office:value="-0.862765957446816" calcext:value-type="float">
            <text:p>-0.862765957446816</text:p>
          </table:table-cell>
          <table:table-cell table:style-name="ce23" table:formula="of:=([.C37]+[.B37])/2" office:value-type="float" office:value="-0.790301891223407" calcext:value-type="float">
            <text:p>-0.79030189122340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B37]-[.B36]" office:value-type="float" office:value="123.17863209225" calcext:value-type="float">
            <text:p>123.17863209225</text:p>
          </table:table-cell>
          <table:table-cell table:style-name="ce23" table:formula="of:=[.C37]-[.C36]" office:value-type="float" office:value="124.157886216466" calcext:value-type="float">
            <text:p>124.157886216466</text:p>
          </table:table-cell>
          <table:table-cell table:style-name="ce23" table:formula="of:=[.D37]-[.D36]" office:value-type="float" office:value="123.668259154358" calcext:value-type="float">
            <text:p>123.668259154358</text:p>
          </table:table-cell>
          <table:table-cell table:style-name="ce23" table:formula="of:=[.E37]-[.E36]" office:value-type="float" office:value="123.023912311" calcext:value-type="float">
            <text:p>123.023912311</text:p>
          </table:table-cell>
          <table:table-cell table:style-name="ce23" table:formula="of:=[.F37]-[.F39]" office:value-type="float" office:value="-0.231608163562512" calcext:value-type="float">
            <text:p>-0.231608163562512</text:p>
          </table:table-cell>
          <table:table-cell table:style-name="ce23" table:formula="of:=[.G37]-[.G39]" office:value-type="float" office:value="-0.562995426045816" calcext:value-type="float">
            <text:p>-0.562995426045816</text:p>
          </table:table-cell>
          <table:table-cell table:style-name="ce23" table:formula="of:=[.H37]-[.H39]" office:value-type="float" office:value="-0.397301794804164" calcext:value-type="float">
            <text:p>-0.397301794804164</text:p>
          </table:table-cell>
          <table:table-cell table:style-name="ce23" table:formula="of:=[.I37]-[.I39]" office:value-type="float" office:value="0.000000000499994712299667" calcext:value-type="float">
            <text:p>4.99994712299667E-10</text:p>
          </table:table-cell>
          <table:table-cell table:formula="of:=[.I37]+[.J37]" office:value-type="float" office:value="122.792304147438" calcext:value-type="float">
            <text:p>122.792304147438</text:p>
          </table:table-cell>
          <table:table-cell table:formula="of:=[.I37]+[.K37]" office:value-type="float" office:value="122.460916884954" calcext:value-type="float">
            <text:p>122.460916884954</text:p>
          </table:table-cell>
          <table:table-cell table:formula="of:=[.I37]+[.L37]" office:value-type="float" office:value="122.626610516196" calcext:value-type="float">
            <text:p>122.626610516196</text:p>
          </table:table-cell>
          <table:table-cell table:formula="of:=[.I37]+[.M37]" office:value-type="float" office:value="123.0239123115" calcext:value-type="float">
            <text:p>123.0239123115</text:p>
          </table:table-cell>
          <table:table-cell table:style-name="ce23" table:formula="of:=[.R36]+[.N37]" office:value-type="float" office:value="-0.231608163562512" calcext:value-type="float">
            <text:p>-0.231608163562512</text:p>
          </table:table-cell>
          <table:table-cell table:style-name="ce23" table:formula="of:=[.S36]+[.O37]" office:value-type="float" office:value="-0.562995426045816" calcext:value-type="float">
            <text:p>-0.562995426045816</text:p>
          </table:table-cell>
          <table:table-cell table:style-name="ce23" table:formula="of:=[.T36]+[.P37]" office:value-type="float" office:value="-0.397301794804164" calcext:value-type="float">
            <text:p>-0.397301794804164</text:p>
          </table:table-cell>
          <table:table-cell table:style-name="ce23" table:formula="of:=[.U36]+[.Q37]" office:value-type="float" office:value="0.000000000499994712299667" calcext:value-type="float">
            <text:p>4.99994712299667E-10</text:p>
          </table:table-cell>
          <table:table-cell table:style-name="ce23" table:number-columns-repeated="1003"/>
        </table:table-row>
        <table:table-row table:style-name="ro1">
          <table:covered-table-cell table:style-name="ce77"/>
          <table:table-cell table:style-name="ce23" office:value-type="float" office:value="122.924010594375" calcext:value-type="float">
            <text:p>122.924010594375</text:p>
          </table:table-cell>
          <table:table-cell table:style-name="ce23" office:value-type="float" office:value="124.421111111111" calcext:value-type="float">
            <text:p>124.421111111111</text:p>
          </table:table-cell>
          <table:table-cell table:style-name="ce23" table:formula="of:=([.C38]+[.B38])/2" office:value-type="float" office:value="123.672560852743" calcext:value-type="float">
            <text:p>123.672560852743</text:p>
          </table:table-cell>
          <table:table-cell table:style-name="ce23" office:value-type="float" office:value="123.02391231" calcext:value-type="float">
            <text:p>123.02391231</text:p>
          </table:table-cell>
          <table:table-cell table:style-name="ce23" table:formula="of:=[.B38]-[.B37]" office:value-type="float" office:value="123.641848419375" calcext:value-type="float">
            <text:p>123.641848419375</text:p>
          </table:table-cell>
          <table:table-cell table:style-name="ce23" table:formula="of:=[.C38]-[.C37]" office:value-type="float" office:value="125.283877068558" calcext:value-type="float">
            <text:p>125.283877068558</text:p>
          </table:table-cell>
          <table:table-cell table:style-name="ce23" table:formula="of:=[.D38]-[.D37]" office:value-type="float" office:value="124.462862743966" calcext:value-type="float">
            <text:p>124.462862743966</text:p>
          </table:table-cell>
          <table:table-cell table:style-name="ce23" table:formula="of:=[.E38]-[.E37]" office:value-type="float" office:value="123.02391231" calcext:value-type="float">
            <text:p>123.02391231</text:p>
          </table:table-cell>
          <table:table-cell table:style-name="ce23" table:formula="of:=[.F38]-[.F39]" office:value-type="float" office:value="0.231608163562498" calcext:value-type="float">
            <text:p>0.231608163562498</text:p>
          </table:table-cell>
          <table:table-cell table:style-name="ce23" table:formula="of:=[.G38]-[.G39]" office:value-type="float" office:value="0.562995426045802" calcext:value-type="float">
            <text:p>0.562995426045802</text:p>
          </table:table-cell>
          <table:table-cell table:style-name="ce23" table:formula="of:=[.H38]-[.H39]" office:value-type="float" office:value="0.39730179480415" calcext:value-type="float">
            <text:p>0.39730179480415</text:p>
          </table:table-cell>
          <table:table-cell table:style-name="ce23" table:formula="of:=[.I38]-[.I39]" office:value-type="float" office:value="-0.000000000500008923154383" calcext:value-type="float">
            <text:p>-5.00008923154383E-10</text:p>
          </table:table-cell>
          <table:table-cell table:formula="of:=[.I38]+[.J38]" office:value-type="float" office:value="123.255520473563" calcext:value-type="float">
            <text:p>123.255520473563</text:p>
          </table:table-cell>
          <table:table-cell table:formula="of:=[.I38]+[.K38]" office:value-type="float" office:value="123.586907736046" calcext:value-type="float">
            <text:p>123.586907736046</text:p>
          </table:table-cell>
          <table:table-cell table:formula="of:=[.I38]+[.L38]" office:value-type="float" office:value="123.421214104804" calcext:value-type="float">
            <text:p>123.421214104804</text:p>
          </table:table-cell>
          <table:table-cell table:formula="of:=[.I38]+[.M38]" office:value-type="float" office:value="123.0239123095" calcext:value-type="float">
            <text:p>123.0239123095</text:p>
          </table:table-cell>
          <table:table-cell table:style-name="ce23" table:formula="of:=[.R37]+[.N38]" office:value-type="float" office:value="123.02391231" calcext:value-type="float">
            <text:p>123.02391231</text:p>
          </table:table-cell>
          <table:table-cell table:style-name="ce23" table:formula="of:=[.S37]+[.O38]" office:value-type="float" office:value="123.02391231" calcext:value-type="float">
            <text:p>123.02391231</text:p>
          </table:table-cell>
          <table:table-cell table:style-name="ce23" table:formula="of:=[.T37]+[.P38]" office:value-type="float" office:value="123.02391231" calcext:value-type="float">
            <text:p>123.02391231</text:p>
          </table:table-cell>
          <table:table-cell table:style-name="ce23" table:formula="of:=[.U37]+[.Q38]" office:value-type="float" office:value="123.02391231" calcext:value-type="float">
            <text:p>123.02391231</text:p>
          </table:table-cell>
          <table:table-cell table:style-name="ce23" table:number-columns-repeated="1003"/>
        </table:table-row>
        <table:table-row table:style-name="ro1">
          <table:table-cell table:style-name="ce23" table:number-columns-repeated="5"/>
          <table:table-cell table:style-name="ce23" table:formula="of:=([.F37]+[.F38])/2" office:value-type="float" office:value="123.410240255813" calcext:value-type="float">
            <text:p>123.410240255813</text:p>
          </table:table-cell>
          <table:table-cell table:style-name="ce23" table:formula="of:=([.G37]+[.G38])/2" office:value-type="float" office:value="124.720881642512" calcext:value-type="float">
            <text:p>124.720881642512</text:p>
          </table:table-cell>
          <table:table-cell table:style-name="ce23" table:formula="of:=([.H37]+[.H38])/2" office:value-type="float" office:value="124.065560949162" calcext:value-type="float">
            <text:p>124.065560949162</text:p>
          </table:table-cell>
          <table:table-cell table:style-name="ce23" table:formula="of:=([.I37]+[.I38])/2" office:value-type="float" office:value="123.0239123105" calcext:value-type="float">
            <text:p>123.0239123105</text:p>
          </table:table-cell>
          <table:table-cell table:style-name="ce23" table:number-columns-repeated="4"/>
          <table:table-cell table:number-columns-repeated="4"/>
          <table:table-cell table:style-name="ce23" table:number-columns-repeated="1007"/>
        </table:table-row>
        <table:table-row table:style-name="ro1">
          <table:table-cell table:style-name="ce24" office:value-type="string" calcext:value-type="string" table:number-columns-spanned="1" table:number-rows-spanned="3">
            <text:p>B1X5</text:p>
          </table:table-cell>
          <table:table-cell table:style-name="ce25" office:value-type="float" office:value="-124.16208584125" calcext:value-type="float">
            <text:p>-124.16208584125</text:p>
          </table:table-cell>
          <table:table-cell table:style-name="ce25" office:value-type="float" office:value="-125.966304347826" calcext:value-type="float">
            <text:p>-125.966304347826</text:p>
          </table:table-cell>
          <table:table-cell table:style-name="ce25" table:formula="of:=([.C40]+[.B40])/2" office:value-type="float" office:value="-125.064195094538" calcext:value-type="float">
            <text:p>-125.064195094538</text:p>
          </table:table-cell>
          <table:table-cell table:style-name="ce25" office:value-type="float" office:value="-123.02391231" calcext:value-type="float">
            <text:p>-123.023912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formula="of:=[.I40]+[.J40]" office:value-type="float" office:value="0" calcext:value-type="float">
            <text:p>0</text:p>
          </table:table-cell>
          <table:table-cell table:formula="of:=[.I40]+[.K40]" office:value-type="float" office:value="0" calcext:value-type="float">
            <text:p>0</text:p>
          </table:table-cell>
          <table:table-cell table:formula="of:=[.I40]+[.L40]" office:value-type="float" office:value="0" calcext:value-type="float">
            <text:p>0</text:p>
          </table:table-cell>
          <table:table-cell table:formula="of:=[.I40]+[.M40]" office:value-type="float" office:value="0" calcext:value-type="float">
            <text:p>0</text:p>
          </table:table-cell>
          <table:table-cell table:style-name="ce25" table:formula="of:=[.E40]" office:value-type="float" office:value="-123.02391231" calcext:value-type="float">
            <text:p>-123.02391231</text:p>
          </table:table-cell>
          <table:table-cell table:style-name="ce25" table:formula="of:=[.R40]" office:value-type="float" office:value="-123.02391231" calcext:value-type="float">
            <text:p>-123.02391231</text:p>
          </table:table-cell>
          <table:table-cell table:style-name="ce25" table:formula="of:=[.S40]" office:value-type="float" office:value="-123.02391231" calcext:value-type="float">
            <text:p>-123.02391231</text:p>
          </table:table-cell>
          <table:table-cell table:style-name="ce25" table:formula="of:=[.T40]" office:value-type="float" office:value="-123.02391231" calcext:value-type="float">
            <text:p>-123.02391231</text:p>
          </table:table-cell>
          <table:table-cell table:style-name="ce25" table:number-columns-repeated="1003"/>
        </table:table-row>
        <table:table-row table:style-name="ro1">
          <table:covered-table-cell table:style-name="ce80"/>
          <table:table-cell table:style-name="ce25" office:value-type="float" office:value="-1.19031816666666" calcext:value-type="float">
            <text:p>-1.19031816666666</text:p>
          </table:table-cell>
          <table:table-cell table:style-name="ce25" office:value-type="float" office:value="-1.99111111111115" calcext:value-type="float">
            <text:p>-1.99111111111115</text:p>
          </table:table-cell>
          <table:table-cell table:style-name="ce25" table:formula="of:=([.C41]+[.B41])/2" office:value-type="float" office:value="-1.59071463888891" calcext:value-type="float">
            <text:p>-1.59071463888891</text:p>
          </table:table-cell>
          <table:table-cell table:style-name="ce25" office:value-type="float" office:value="0" calcext:value-type="float">
            <text:p>0</text:p>
          </table:table-cell>
          <table:table-cell table:formula="of:=[.B41]-[.B40]" office:value-type="float" office:value="122.971767674583" calcext:value-type="float">
            <text:p>122.971767674583</text:p>
          </table:table-cell>
          <table:table-cell table:formula="of:=[.C41]-[.C40]" office:value-type="float" office:value="123.975193236715" calcext:value-type="float">
            <text:p>123.975193236715</text:p>
          </table:table-cell>
          <table:table-cell table:formula="of:=[.D41]-[.D40]" office:value-type="float" office:value="123.473480455649" calcext:value-type="float">
            <text:p>123.473480455649</text:p>
          </table:table-cell>
          <table:table-cell table:formula="of:=[.E41]-[.E40]" office:value-type="float" office:value="123.02391231" calcext:value-type="float">
            <text:p>123.02391231</text:p>
          </table:table-cell>
          <table:table-cell table:style-name="ce25" table:formula="of:=[.F41]-[.F43]" office:value-type="float" office:value="-0.200077768708155" calcext:value-type="float">
            <text:p>-0.200077768708155</text:p>
          </table:table-cell>
          <table:table-cell table:style-name="ce25" table:formula="of:=[.G41]-[.G43]" office:value-type="float" office:value="-0.479625603864648" calcext:value-type="float">
            <text:p>-0.479625603864648</text:p>
          </table:table-cell>
          <table:table-cell table:style-name="ce25" table:formula="of:=[.H41]-[.H43]" office:value-type="float" office:value="-0.339851686286408" calcext:value-type="float">
            <text:p>-0.339851686286408</text:p>
          </table:table-cell>
          <table:table-cell table:style-name="ce25" table:formula="of:=[.I41]-[.I43]" office:value-type="float" office:value="0.00000744999999824358" calcext:value-type="float">
            <text:p>7.44999999824358E-06</text:p>
          </table:table-cell>
          <table:table-cell table:formula="of:=[.I41]+[.J41]" office:value-type="float" office:value="122.823834541292" calcext:value-type="float">
            <text:p>122.823834541292</text:p>
          </table:table-cell>
          <table:table-cell table:formula="of:=[.I41]+[.K41]" office:value-type="float" office:value="122.544286706135" calcext:value-type="float">
            <text:p>122.544286706135</text:p>
          </table:table-cell>
          <table:table-cell table:formula="of:=[.I41]+[.L41]" office:value-type="float" office:value="122.684060623714" calcext:value-type="float">
            <text:p>122.684060623714</text:p>
          </table:table-cell>
          <table:table-cell table:formula="of:=[.I41]+[.M41]" office:value-type="float" office:value="123.02391976" calcext:value-type="float">
            <text:p>123.02391976</text:p>
          </table:table-cell>
          <table:table-cell table:style-name="ce25" table:formula="of:=[.R40]+[.N41]" office:value-type="float" office:value="-0.200077768708155" calcext:value-type="float">
            <text:p>-0.200077768708155</text:p>
          </table:table-cell>
          <table:table-cell table:style-name="ce25" table:formula="of:=[.S40]+[.O41]" office:value-type="float" office:value="-0.479625603864648" calcext:value-type="float">
            <text:p>-0.479625603864648</text:p>
          </table:table-cell>
          <table:table-cell table:style-name="ce25" table:formula="of:=[.T40]+[.P41]" office:value-type="float" office:value="-0.339851686286408" calcext:value-type="float">
            <text:p>-0.339851686286408</text:p>
          </table:table-cell>
          <table:table-cell table:style-name="ce25" table:formula="of:=[.U40]+[.Q41]" office:value-type="float" office:value="0.00000744999999824358" calcext:value-type="float">
            <text:p>7.44999999824358E-06</text:p>
          </table:table-cell>
          <table:table-cell table:style-name="ce25" table:number-columns-repeated="1003"/>
        </table:table-row>
        <table:table-row table:style-name="ro1">
          <table:covered-table-cell table:style-name="ce80"/>
          <table:table-cell table:style-name="ce25" office:value-type="float" office:value="122.181605045333" calcext:value-type="float">
            <text:p>122.181605045333</text:p>
          </table:table-cell>
          <table:table-cell table:style-name="ce25" office:value-type="float" office:value="122.943333333333" calcext:value-type="float">
            <text:p>122.943333333333</text:p>
          </table:table-cell>
          <table:table-cell table:style-name="ce25" table:formula="of:=([.C42]+[.B42])/2" office:value-type="float" office:value="122.562469189333" calcext:value-type="float">
            <text:p>122.562469189333</text:p>
          </table:table-cell>
          <table:table-cell table:style-name="ce25" office:value-type="float" office:value="123.02389741" calcext:value-type="float">
            <text:p>123.02389741</text:p>
          </table:table-cell>
          <table:table-cell table:formula="of:=[.B42]-[.B41]" office:value-type="float" office:value="123.371923212" calcext:value-type="float">
            <text:p>123.371923212</text:p>
          </table:table-cell>
          <table:table-cell table:formula="of:=[.C42]-[.C41]" office:value-type="float" office:value="124.934444444444" calcext:value-type="float">
            <text:p>124.934444444444</text:p>
          </table:table-cell>
          <table:table-cell table:formula="of:=[.D42]-[.D41]" office:value-type="float" office:value="124.153183828222" calcext:value-type="float">
            <text:p>124.153183828222</text:p>
          </table:table-cell>
          <table:table-cell table:formula="of:=[.E42]-[.E41]" office:value-type="float" office:value="123.02389741" calcext:value-type="float">
            <text:p>123.02389741</text:p>
          </table:table-cell>
          <table:table-cell table:style-name="ce25" table:formula="of:=[.F42]-[.F43]" office:value-type="float" office:value="0.200077768708155" calcext:value-type="float">
            <text:p>0.200077768708155</text:p>
          </table:table-cell>
          <table:table-cell table:style-name="ce25" table:formula="of:=[.G42]-[.G43]" office:value-type="float" office:value="0.479625603864662" calcext:value-type="float">
            <text:p>0.479625603864662</text:p>
          </table:table-cell>
          <table:table-cell table:style-name="ce25" table:formula="of:=[.H42]-[.H43]" office:value-type="float" office:value="0.339851686286408" calcext:value-type="float">
            <text:p>0.339851686286408</text:p>
          </table:table-cell>
          <table:table-cell table:style-name="ce25" table:formula="of:=[.I42]-[.I43]" office:value-type="float" office:value="-0.00000744999999824358" calcext:value-type="float">
            <text:p>-7.44999999824358E-06</text:p>
          </table:table-cell>
          <table:table-cell table:formula="of:=[.I42]+[.J42]" office:value-type="float" office:value="123.223975178708" calcext:value-type="float">
            <text:p>123.223975178708</text:p>
          </table:table-cell>
          <table:table-cell table:formula="of:=[.I42]+[.K42]" office:value-type="float" office:value="123.503523013865" calcext:value-type="float">
            <text:p>123.503523013865</text:p>
          </table:table-cell>
          <table:table-cell table:formula="of:=[.I42]+[.L42]" office:value-type="float" office:value="123.363749096286" calcext:value-type="float">
            <text:p>123.363749096286</text:p>
          </table:table-cell>
          <table:table-cell table:formula="of:=[.I42]+[.M42]" office:value-type="float" office:value="123.02388996" calcext:value-type="float">
            <text:p>123.02388996</text:p>
          </table:table-cell>
          <table:table-cell table:style-name="ce25" table:formula="of:=[.R41]+[.N42]" office:value-type="float" office:value="123.02389741" calcext:value-type="float">
            <text:p>123.02389741</text:p>
          </table:table-cell>
          <table:table-cell table:style-name="ce25" table:formula="of:=[.S41]+[.O42]" office:value-type="float" office:value="123.02389741" calcext:value-type="float">
            <text:p>123.02389741</text:p>
          </table:table-cell>
          <table:table-cell table:style-name="ce25" table:formula="of:=[.T41]+[.P42]" office:value-type="float" office:value="123.02389741" calcext:value-type="float">
            <text:p>123.02389741</text:p>
          </table:table-cell>
          <table:table-cell table:style-name="ce25" table:formula="of:=[.U41]+[.Q42]" office:value-type="float" office:value="123.02389741" calcext:value-type="float">
            <text:p>123.02389741</text:p>
          </table:table-cell>
          <table:table-cell table:style-name="ce25" table:number-columns-repeated="1003"/>
        </table:table-row>
        <table:table-row table:style-name="ro1">
          <table:table-cell table:style-name="ce25" table:number-columns-repeated="5"/>
          <table:table-cell table:formula="of:=([.F41]+[.F42])/2" office:value-type="float" office:value="123.171845443292" calcext:value-type="float">
            <text:p>123.171845443292</text:p>
          </table:table-cell>
          <table:table-cell table:formula="of:=([.G41]+[.G42])/2" office:value-type="float" office:value="124.45481884058" calcext:value-type="float">
            <text:p>124.45481884058</text:p>
          </table:table-cell>
          <table:table-cell table:formula="of:=([.H41]+[.H42])/2" office:value-type="float" office:value="123.813332141935" calcext:value-type="float">
            <text:p>123.813332141935</text:p>
          </table:table-cell>
          <table:table-cell table:formula="of:=([.I41]+[.I42])/2" office:value-type="float" office:value="123.02390486" calcext:value-type="float">
            <text:p>123.02390486</text:p>
          </table:table-cell>
          <table:table-cell table:style-name="ce25" table:number-columns-repeated="4"/>
          <table:table-cell table:number-columns-repeated="4"/>
          <table:table-cell table:style-name="ce25"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3">
            <text:p>B2Y1 </text:p>
          </table:table-cell>
          <table:table-cell table:style-name="ce27" office:value-type="float" office:value="125.543470635" calcext:value-type="float">
            <text:p>125.543470635</text:p>
          </table:table-cell>
          <table:table-cell table:style-name="ce27" office:value-type="float" office:value="123.175" calcext:value-type="float">
            <text:p>123.175</text:p>
          </table:table-cell>
          <table:table-cell table:style-name="ce27" table:formula="of:=([.C44]+[.B44])/2" office:value-type="float" office:value="124.3592353175" calcext:value-type="float">
            <text:p>124.3592353175</text:p>
          </table:table-cell>
          <table:table-cell table:style-name="ce27" office:value-type="float" office:value="123.02389741" calcext:value-type="float">
            <text:p>123.023897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formula="of:=[.I44]+[.J44]" office:value-type="float" office:value="0" calcext:value-type="float">
            <text:p>0</text:p>
          </table:table-cell>
          <table:table-cell table:formula="of:=[.I44]+[.K44]" office:value-type="float" office:value="0" calcext:value-type="float">
            <text:p>0</text:p>
          </table:table-cell>
          <table:table-cell table:formula="of:=[.I44]+[.L44]" office:value-type="float" office:value="0" calcext:value-type="float">
            <text:p>0</text:p>
          </table:table-cell>
          <table:table-cell table:formula="of:=[.I44]+[.M44]" office:value-type="float" office:value="0" calcext:value-type="float">
            <text:p>0</text:p>
          </table:table-cell>
          <table:table-cell table:style-name="ce27" table:formula="of:=[.E44]" office:value-type="float" office:value="123.02389741" calcext:value-type="float">
            <text:p>123.02389741</text:p>
          </table:table-cell>
          <table:table-cell table:style-name="ce27" table:formula="of:=[.R44]" office:value-type="float" office:value="123.02389741" calcext:value-type="float">
            <text:p>123.02389741</text:p>
          </table:table-cell>
          <table:table-cell table:style-name="ce27" table:formula="of:=[.S44]" office:value-type="float" office:value="123.02389741" calcext:value-type="float">
            <text:p>123.02389741</text:p>
          </table:table-cell>
          <table:table-cell table:style-name="ce27" table:formula="of:=[.T44]" office:value-type="float" office:value="123.02389741" calcext:value-type="float">
            <text:p>123.02389741</text:p>
          </table:table-cell>
          <table:table-cell table:style-name="ce27" table:number-columns-repeated="1003"/>
        </table:table-row>
        <table:table-row table:style-name="ro1">
          <table:covered-table-cell table:style-name="ce83"/>
          <table:table-cell table:style-name="ce27" office:value-type="float" office:value="-0.896217186666667" calcext:value-type="float">
            <text:p>-0.896217186666667</text:p>
          </table:table-cell>
          <table:table-cell table:style-name="ce27" office:value-type="float" office:value="-2.51444444444444" calcext:value-type="float">
            <text:p>-2.51444444444444</text:p>
          </table:table-cell>
          <table:table-cell table:style-name="ce27" table:formula="of:=([.C45]+[.B45])/2" office:value-type="float" office:value="-1.70533081555555" calcext:value-type="float">
            <text:p>-1.70533081555555</text:p>
          </table:table-cell>
          <table:table-cell table:style-name="ce27" office:value-type="float" office:value="0" calcext:value-type="float">
            <text:p>0</text:p>
          </table:table-cell>
          <table:table-cell table:formula="of:=[.B45]-[.B44]" office:value-type="float" office:value="-126.439687821667" calcext:value-type="float">
            <text:p>-126.439687821667</text:p>
          </table:table-cell>
          <table:table-cell table:formula="of:=[.C45]-[.C44]" office:value-type="float" office:value="-125.689444444444" calcext:value-type="float">
            <text:p>-125.689444444444</text:p>
          </table:table-cell>
          <table:table-cell table:formula="of:=[.D45]-[.D44]" office:value-type="float" office:value="-126.064566133056" calcext:value-type="float">
            <text:p>-126.064566133056</text:p>
          </table:table-cell>
          <table:table-cell table:formula="of:=[.E45]-[.E44]" office:value-type="float" office:value="-123.02389741" calcext:value-type="float">
            <text:p>-123.02389741</text:p>
          </table:table-cell>
          <table:table-cell table:style-name="ce27" table:formula="of:=[.F45]-[.F47]" office:value-type="float" office:value="-1.84419557583317" calcext:value-type="float">
            <text:p>-1.84419557583317</text:p>
          </table:table-cell>
          <table:table-cell table:style-name="ce27" table:formula="of:=[.G45]-[.G47]" office:value-type="float" office:value="-0.346944444444432" calcext:value-type="float">
            <text:p>-0.346944444444432</text:p>
          </table:table-cell>
          <table:table-cell table:style-name="ce27" table:formula="of:=[.H45]-[.H47]" office:value-type="float" office:value="-1.09557001013856" calcext:value-type="float">
            <text:p>-1.09557001013856</text:p>
          </table:table-cell>
          <table:table-cell table:style-name="ce27" table:formula="of:=[.I45]-[.I47]" office:value-type="float" office:value="0.00000744999999824358" calcext:value-type="float">
            <text:p>7.44999999824358E-06</text:p>
          </table:table-cell>
          <table:table-cell table:formula="of:=[.I45]+[.J45]" office:value-type="float" office:value="-124.868092985833" calcext:value-type="float">
            <text:p>-124.868092985833</text:p>
          </table:table-cell>
          <table:table-cell table:formula="of:=[.I45]+[.K45]" office:value-type="float" office:value="-123.370841854444" calcext:value-type="float">
            <text:p>-123.370841854444</text:p>
          </table:table-cell>
          <table:table-cell table:formula="of:=[.I45]+[.L45]" office:value-type="float" office:value="-124.119467420139" calcext:value-type="float">
            <text:p>-124.119467420139</text:p>
          </table:table-cell>
          <table:table-cell table:formula="of:=[.I45]+[.M45]" office:value-type="float" office:value="-123.02388996" calcext:value-type="float">
            <text:p>-123.02388996</text:p>
          </table:table-cell>
          <table:table-cell table:style-name="ce27" table:formula="of:=[.R44]+[.N45]" office:value-type="float" office:value="-1.84419557583317" calcext:value-type="float">
            <text:p>-1.84419557583317</text:p>
          </table:table-cell>
          <table:table-cell table:style-name="ce27" table:formula="of:=[.S44]+[.O45]" office:value-type="float" office:value="-0.346944444444432" calcext:value-type="float">
            <text:p>-0.346944444444432</text:p>
          </table:table-cell>
          <table:table-cell table:style-name="ce27" table:formula="of:=[.T44]+[.P45]" office:value-type="float" office:value="-1.09557001013856" calcext:value-type="float">
            <text:p>-1.09557001013856</text:p>
          </table:table-cell>
          <table:table-cell table:style-name="ce27" table:formula="of:=[.U44]+[.Q45]" office:value-type="float" office:value="0.00000744999999824358" calcext:value-type="float">
            <text:p>7.44999999824358E-06</text:p>
          </table:table-cell>
          <table:table-cell table:style-name="ce27" table:number-columns-repeated="1003"/>
        </table:table-row>
        <table:table-row table:style-name="ro1">
          <table:covered-table-cell table:style-name="ce83"/>
          <table:table-cell table:style-name="ce27" office:value-type="float" office:value="-123.647513856667" calcext:value-type="float">
            <text:p>-123.647513856667</text:p>
          </table:table-cell>
          <table:table-cell table:style-name="ce27" office:value-type="float" office:value="-127.51" calcext:value-type="float">
            <text:p>-127.51</text:p>
          </table:table-cell>
          <table:table-cell table:style-name="ce27" table:formula="of:=([.C46]+[.B46])/2" office:value-type="float" office:value="-125.578756928334" calcext:value-type="float">
            <text:p>-125.578756928334</text:p>
          </table:table-cell>
          <table:table-cell table:style-name="ce27" office:value-type="float" office:value="-123.02391231" calcext:value-type="float">
            <text:p>-123.02391231</text:p>
          </table:table-cell>
          <table:table-cell table:formula="of:=[.B46]-[.B45]" office:value-type="float" office:value="-122.75129667" calcext:value-type="float">
            <text:p>-122.75129667</text:p>
          </table:table-cell>
          <table:table-cell table:formula="of:=[.C46]-[.C45]" office:value-type="float" office:value="-124.995555555556" calcext:value-type="float">
            <text:p>-124.995555555556</text:p>
          </table:table-cell>
          <table:table-cell table:formula="of:=[.D46]-[.D45]" office:value-type="float" office:value="-123.873426112778" calcext:value-type="float">
            <text:p>-123.873426112778</text:p>
          </table:table-cell>
          <table:table-cell table:formula="of:=[.E46]-[.E45]" office:value-type="float" office:value="-123.02391231" calcext:value-type="float">
            <text:p>-123.02391231</text:p>
          </table:table-cell>
          <table:table-cell table:style-name="ce27" table:formula="of:=[.F46]-[.F47]" office:value-type="float" office:value="1.84419557583315" calcext:value-type="float">
            <text:p>1.84419557583315</text:p>
          </table:table-cell>
          <table:table-cell table:style-name="ce27" table:formula="of:=[.G46]-[.G47]" office:value-type="float" office:value="0.346944444444432" calcext:value-type="float">
            <text:p>0.346944444444432</text:p>
          </table:table-cell>
          <table:table-cell table:style-name="ce27" table:formula="of:=[.H46]-[.H47]" office:value-type="float" office:value="1.09557001013854" calcext:value-type="float">
            <text:p>1.09557001013854</text:p>
          </table:table-cell>
          <table:table-cell table:style-name="ce27" table:formula="of:=[.I46]-[.I47]" office:value-type="float" office:value="-0.00000744999999824358" calcext:value-type="float">
            <text:p>-7.44999999824358E-06</text:p>
          </table:table-cell>
          <table:table-cell table:formula="of:=[.I46]+[.J46]" office:value-type="float" office:value="-121.179716734167" calcext:value-type="float">
            <text:p>-121.179716734167</text:p>
          </table:table-cell>
          <table:table-cell table:formula="of:=[.I46]+[.K46]" office:value-type="float" office:value="-122.676967865556" calcext:value-type="float">
            <text:p>-122.676967865556</text:p>
          </table:table-cell>
          <table:table-cell table:formula="of:=[.I46]+[.L46]" office:value-type="float" office:value="-121.928342299861" calcext:value-type="float">
            <text:p>-121.928342299861</text:p>
          </table:table-cell>
          <table:table-cell table:formula="of:=[.I46]+[.M46]" office:value-type="float" office:value="-123.02391976" calcext:value-type="float">
            <text:p>-123.02391976</text:p>
          </table:table-cell>
          <table:table-cell table:style-name="ce27" table:formula="of:=[.R45]+[.N46]" office:value-type="float" office:value="-123.02391231" calcext:value-type="float">
            <text:p>-123.02391231</text:p>
          </table:table-cell>
          <table:table-cell table:style-name="ce27" table:formula="of:=[.S45]+[.O46]" office:value-type="float" office:value="-123.02391231" calcext:value-type="float">
            <text:p>-123.02391231</text:p>
          </table:table-cell>
          <table:table-cell table:style-name="ce27" table:formula="of:=[.T45]+[.P46]" office:value-type="float" office:value="-123.02391231" calcext:value-type="float">
            <text:p>-123.02391231</text:p>
          </table:table-cell>
          <table:table-cell table:style-name="ce27" table:formula="of:=[.U45]+[.Q46]" office:value-type="float" office:value="-123.02391231" calcext:value-type="float">
            <text:p>-123.02391231</text:p>
          </table:table-cell>
          <table:table-cell table:style-name="ce27" table:number-columns-repeated="1003"/>
        </table:table-row>
        <table:table-row table:style-name="ro1">
          <table:table-cell table:style-name="ce27" table:number-columns-repeated="5"/>
          <table:table-cell table:formula="of:=([.F45]+[.F46])/2" office:value-type="float" office:value="-124.595492245834" calcext:value-type="float">
            <text:p>-124.595492245834</text:p>
          </table:table-cell>
          <table:table-cell table:formula="of:=([.G45]+[.G46])/2" office:value-type="float" office:value="-125.3425" calcext:value-type="float">
            <text:p>-125.3425</text:p>
          </table:table-cell>
          <table:table-cell table:formula="of:=([.H45]+[.H46])/2" office:value-type="float" office:value="-124.968996122917" calcext:value-type="float">
            <text:p>-124.968996122917</text:p>
          </table:table-cell>
          <table:table-cell table:formula="of:=([.I45]+[.I46])/2" office:value-type="float" office:value="-123.02390486" calcext:value-type="float">
            <text:p>-123.02390486</text:p>
          </table:table-cell>
          <table:table-cell table:style-name="ce27" table:number-columns-repeated="4"/>
          <table:table-cell table:number-columns-repeated="4"/>
          <table:table-cell table:style-name="ce27" table:number-columns-repeated="1007"/>
        </table:table-row>
        <table:table-row table:style-name="ro1">
          <table:table-cell table:style-name="ce28" office:value-type="string" calcext:value-type="string" table:number-columns-spanned="1" table:number-rows-spanned="3">
            <text:p>B2Y2</text:p>
          </table:table-cell>
          <table:table-cell table:style-name="ce29" office:value-type="float" office:value="121.252237086667" calcext:value-type="float">
            <text:p>121.252237086667</text:p>
          </table:table-cell>
          <table:table-cell table:style-name="ce29" office:value-type="float" office:value="122.319565217391" calcext:value-type="float">
            <text:p>122.319565217391</text:p>
          </table:table-cell>
          <table:table-cell table:style-name="ce29" table:formula="of:=([.C48]+[.B48])/2" office:value-type="float" office:value="121.785901152029" calcext:value-type="float">
            <text:p>121.785901152029</text:p>
          </table:table-cell>
          <table:table-cell table:style-name="ce29" office:value-type="float" office:value="123.02391231" calcext:value-type="float">
            <text:p>123.023912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formula="of:=[.I48]+[.J48]" office:value-type="float" office:value="0" calcext:value-type="float">
            <text:p>0</text:p>
          </table:table-cell>
          <table:table-cell table:formula="of:=[.I48]+[.K48]" office:value-type="float" office:value="0" calcext:value-type="float">
            <text:p>0</text:p>
          </table:table-cell>
          <table:table-cell table:formula="of:=[.I48]+[.L48]" office:value-type="float" office:value="0" calcext:value-type="float">
            <text:p>0</text:p>
          </table:table-cell>
          <table:table-cell table:formula="of:=[.I48]+[.M48]" office:value-type="float" office:value="0" calcext:value-type="float">
            <text:p>0</text:p>
          </table:table-cell>
          <table:table-cell table:style-name="ce29" table:formula="of:=[.E48]" office:value-type="float" office:value="123.02391231" calcext:value-type="float">
            <text:p>123.02391231</text:p>
          </table:table-cell>
          <table:table-cell table:style-name="ce29" table:formula="of:=[.R48]" office:value-type="float" office:value="123.02391231" calcext:value-type="float">
            <text:p>123.02391231</text:p>
          </table:table-cell>
          <table:table-cell table:style-name="ce29" table:formula="of:=[.S48]" office:value-type="float" office:value="123.02391231" calcext:value-type="float">
            <text:p>123.02391231</text:p>
          </table:table-cell>
          <table:table-cell table:style-name="ce29" table:formula="of:=[.T48]" office:value-type="float" office:value="123.02391231" calcext:value-type="float">
            <text:p>123.02391231</text:p>
          </table:table-cell>
          <table:table-cell table:style-name="ce29" table:number-columns-repeated="1003"/>
        </table:table-row>
        <table:table-row table:style-name="ro1">
          <table:covered-table-cell table:style-name="ce86"/>
          <table:table-cell table:style-name="ce29" office:value-type="float" office:value="-1.23693588033333" calcext:value-type="float">
            <text:p>-1.23693588033333</text:p>
          </table:table-cell>
          <table:table-cell table:style-name="ce29" office:value-type="float" office:value="-1.94891304347826" calcext:value-type="float">
            <text:p>-1.94891304347826</text:p>
          </table:table-cell>
          <table:table-cell table:style-name="ce29" table:formula="of:=([.C49]+[.B49])/2" office:value-type="float" office:value="-1.5929244619058" calcext:value-type="float">
            <text:p>-1.5929244619058</text:p>
          </table:table-cell>
          <table:table-cell table:style-name="ce29" office:value-type="float" office:value="0" calcext:value-type="float">
            <text:p>0</text:p>
          </table:table-cell>
          <table:table-cell table:formula="of:=[.B49]-[.B48]" office:value-type="float" office:value="-122.489172967" calcext:value-type="float">
            <text:p>-122.489172967</text:p>
          </table:table-cell>
          <table:table-cell table:formula="of:=[.C49]-[.C48]" office:value-type="float" office:value="-124.268478260869" calcext:value-type="float">
            <text:p>-124.268478260869</text:p>
          </table:table-cell>
          <table:table-cell table:formula="of:=[.D49]-[.D48]" office:value-type="float" office:value="-123.378825613935" calcext:value-type="float">
            <text:p>-123.378825613935</text:p>
          </table:table-cell>
          <table:table-cell table:formula="of:=[.E49]-[.E48]" office:value-type="float" office:value="-123.02391231" calcext:value-type="float">
            <text:p>-123.02391231</text:p>
          </table:table-cell>
          <table:table-cell table:style-name="ce29" table:formula="of:=[.F49]-[.F51]" office:value-type="float" office:value="0.421382253499658" calcext:value-type="float">
            <text:p>0.421382253499658</text:p>
          </table:table-cell>
          <table:table-cell table:style-name="ce29" table:formula="of:=[.G49]-[.G51]" office:value-type="float" office:value="0.63630434782624" calcext:value-type="float">
            <text:p>0.63630434782624</text:p>
          </table:table-cell>
          <table:table-cell table:style-name="ce29" table:formula="of:=[.H49]-[.H51]" office:value-type="float" office:value="0.528843300663198" calcext:value-type="float">
            <text:p>0.528843300663198</text:p>
          </table:table-cell>
          <table:table-cell table:style-name="ce29" table:formula="of:=[.I49]-[.I51]" office:value-type="float" office:value="0.000000000500008923154383" calcext:value-type="float">
            <text:p>5.00008923154383E-10</text:p>
          </table:table-cell>
          <table:table-cell table:formula="of:=[.I49]+[.J49]" office:value-type="float" office:value="-122.6025300565" calcext:value-type="float">
            <text:p>-122.6025300565</text:p>
          </table:table-cell>
          <table:table-cell table:formula="of:=[.I49]+[.K49]" office:value-type="float" office:value="-122.387607962174" calcext:value-type="float">
            <text:p>-122.387607962174</text:p>
          </table:table-cell>
          <table:table-cell table:formula="of:=[.I49]+[.L49]" office:value-type="float" office:value="-122.495069009337" calcext:value-type="float">
            <text:p>-122.495069009337</text:p>
          </table:table-cell>
          <table:table-cell table:formula="of:=[.I49]+[.M49]" office:value-type="float" office:value="-123.0239123095" calcext:value-type="float">
            <text:p>-123.0239123095</text:p>
          </table:table-cell>
          <table:table-cell table:style-name="ce29" table:formula="of:=[.R48]+[.N49]" office:value-type="float" office:value="0.421382253499658" calcext:value-type="float">
            <text:p>0.421382253499658</text:p>
          </table:table-cell>
          <table:table-cell table:style-name="ce29" table:formula="of:=[.S48]+[.O49]" office:value-type="float" office:value="0.63630434782624" calcext:value-type="float">
            <text:p>0.63630434782624</text:p>
          </table:table-cell>
          <table:table-cell table:style-name="ce29" table:formula="of:=[.T48]+[.P49]" office:value-type="float" office:value="0.528843300663198" calcext:value-type="float">
            <text:p>0.528843300663198</text:p>
          </table:table-cell>
          <table:table-cell table:style-name="ce29" table:formula="of:=[.U48]+[.Q49]" office:value-type="float" office:value="0.000000000500008923154383" calcext:value-type="float">
            <text:p>5.00008923154383E-10</text:p>
          </table:table-cell>
          <table:table-cell table:style-name="ce29" table:number-columns-repeated="1003"/>
        </table:table-row>
        <table:table-row table:style-name="ro1">
          <table:covered-table-cell table:style-name="ce86"/>
          <table:table-cell table:style-name="ce29" office:value-type="float" office:value="-124.568873354333" calcext:value-type="float">
            <text:p>-124.568873354333</text:p>
          </table:table-cell>
          <table:table-cell table:style-name="ce29" office:value-type="float" office:value="-127.49" calcext:value-type="float">
            <text:p>-127.49</text:p>
          </table:table-cell>
          <table:table-cell table:style-name="ce29" table:formula="of:=([.C50]+[.B50])/2" office:value-type="float" office:value="-126.029436677167" calcext:value-type="float">
            <text:p>-126.029436677167</text:p>
          </table:table-cell>
          <table:table-cell table:style-name="ce29" office:value-type="float" office:value="-123.023912311" calcext:value-type="float">
            <text:p>-123.023912311</text:p>
          </table:table-cell>
          <table:table-cell table:formula="of:=[.B50]-[.B49]" office:value-type="float" office:value="-123.331937474" calcext:value-type="float">
            <text:p>-123.331937474</text:p>
          </table:table-cell>
          <table:table-cell table:formula="of:=[.C50]-[.C49]" office:value-type="float" office:value="-125.541086956522" calcext:value-type="float">
            <text:p>-125.541086956522</text:p>
          </table:table-cell>
          <table:table-cell table:formula="of:=[.D50]-[.D49]" office:value-type="float" office:value="-124.436512215261" calcext:value-type="float">
            <text:p>-124.436512215261</text:p>
          </table:table-cell>
          <table:table-cell table:formula="of:=[.E50]-[.E49]" office:value-type="float" office:value="-123.023912311" calcext:value-type="float">
            <text:p>-123.023912311</text:p>
          </table:table-cell>
          <table:table-cell table:style-name="ce29" table:formula="of:=[.F50]-[.F51]" office:value-type="float" office:value="-0.421382253499672" calcext:value-type="float">
            <text:p>-0.421382253499672</text:p>
          </table:table-cell>
          <table:table-cell table:style-name="ce29" table:formula="of:=[.G50]-[.G51]" office:value-type="float" office:value="-0.63630434782624" calcext:value-type="float">
            <text:p>-0.63630434782624</text:p>
          </table:table-cell>
          <table:table-cell table:style-name="ce29" table:formula="of:=[.H50]-[.H51]" office:value-type="float" office:value="-0.528843300663212" calcext:value-type="float">
            <text:p>-0.528843300663212</text:p>
          </table:table-cell>
          <table:table-cell table:style-name="ce29" table:formula="of:=[.I50]-[.I51]" office:value-type="float" office:value="-0.000000000499994712299667" calcext:value-type="float">
            <text:p>-4.99994712299667E-10</text:p>
          </table:table-cell>
          <table:table-cell table:formula="of:=[.I50]+[.J50]" office:value-type="float" office:value="-123.4452945645" calcext:value-type="float">
            <text:p>-123.4452945645</text:p>
          </table:table-cell>
          <table:table-cell table:formula="of:=[.I50]+[.K50]" office:value-type="float" office:value="-123.660216658826" calcext:value-type="float">
            <text:p>-123.660216658826</text:p>
          </table:table-cell>
          <table:table-cell table:formula="of:=[.I50]+[.L50]" office:value-type="float" office:value="-123.552755611663" calcext:value-type="float">
            <text:p>-123.552755611663</text:p>
          </table:table-cell>
          <table:table-cell table:formula="of:=[.I50]+[.M50]" office:value-type="float" office:value="-123.0239123115" calcext:value-type="float">
            <text:p>-123.0239123115</text:p>
          </table:table-cell>
          <table:table-cell table:style-name="ce29" table:formula="of:=[.R49]+[.N50]" office:value-type="float" office:value="-123.023912311" calcext:value-type="float">
            <text:p>-123.023912311</text:p>
          </table:table-cell>
          <table:table-cell table:style-name="ce29" table:formula="of:=[.S49]+[.O50]" office:value-type="float" office:value="-123.023912311" calcext:value-type="float">
            <text:p>-123.023912311</text:p>
          </table:table-cell>
          <table:table-cell table:style-name="ce29" table:formula="of:=[.T49]+[.P50]" office:value-type="float" office:value="-123.023912311" calcext:value-type="float">
            <text:p>-123.023912311</text:p>
          </table:table-cell>
          <table:table-cell table:style-name="ce29" table:formula="of:=[.U49]+[.Q50]" office:value-type="float" office:value="-123.023912311" calcext:value-type="float">
            <text:p>-123.023912311</text:p>
          </table:table-cell>
          <table:table-cell table:style-name="ce29" table:number-columns-repeated="1003"/>
        </table:table-row>
        <table:table-row table:style-name="ro1">
          <table:table-cell table:style-name="ce29" table:number-columns-repeated="5"/>
          <table:table-cell table:formula="of:=([.F49]+[.F50])/2" office:value-type="float" office:value="-122.9105552205" calcext:value-type="float">
            <text:p>-122.9105552205</text:p>
          </table:table-cell>
          <table:table-cell table:formula="of:=([.G49]+[.G50])/2" office:value-type="float" office:value="-124.904782608696" calcext:value-type="float">
            <text:p>-124.904782608696</text:p>
          </table:table-cell>
          <table:table-cell table:formula="of:=([.H49]+[.H50])/2" office:value-type="float" office:value="-123.907668914598" calcext:value-type="float">
            <text:p>-123.907668914598</text:p>
          </table:table-cell>
          <table:table-cell table:formula="of:=([.I49]+[.I50])/2" office:value-type="float" office:value="-123.0239123105" calcext:value-type="float">
            <text:p>-123.0239123105</text:p>
          </table:table-cell>
          <table:table-cell table:style-name="ce29" table:number-columns-repeated="4"/>
          <table:table-cell table:number-columns-repeated="4"/>
          <table:table-cell table:style-name="ce29" table:number-columns-repeated="1007"/>
        </table:table-row>
        <table:table-row table:style-name="ro1">
          <table:table-cell table:style-name="ce30" office:value-type="string" calcext:value-type="string" table:number-columns-spanned="1" table:number-rows-spanned="3">
            <text:p>B2Y3</text:p>
          </table:table-cell>
          <table:table-cell table:style-name="ce31" office:value-type="float" office:value="122.166355981" calcext:value-type="float">
            <text:p>122.166355981</text:p>
          </table:table-cell>
          <table:table-cell table:style-name="ce31" office:value-type="float" office:value="123.343333333333" calcext:value-type="float">
            <text:p>123.343333333333</text:p>
          </table:table-cell>
          <table:table-cell table:style-name="ce31" table:formula="of:=([.C52]+[.B52])/2" office:value-type="float" office:value="122.754844657167" calcext:value-type="float">
            <text:p>122.754844657167</text:p>
          </table:table-cell>
          <table:table-cell table:style-name="ce31" office:value-type="float" office:value="123.023912311" calcext:value-type="float">
            <text:p>123.0239123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formula="of:=[.I52]+[.J52]" office:value-type="float" office:value="0" calcext:value-type="float">
            <text:p>0</text:p>
          </table:table-cell>
          <table:table-cell table:formula="of:=[.I52]+[.K52]" office:value-type="float" office:value="0" calcext:value-type="float">
            <text:p>0</text:p>
          </table:table-cell>
          <table:table-cell table:formula="of:=[.I52]+[.L52]" office:value-type="float" office:value="0" calcext:value-type="float">
            <text:p>0</text:p>
          </table:table-cell>
          <table:table-cell table:formula="of:=[.I52]+[.M52]" office:value-type="float" office:value="0" calcext:value-type="float">
            <text:p>0</text:p>
          </table:table-cell>
          <table:table-cell table:style-name="ce31" table:formula="of:=[.E52]" office:value-type="float" office:value="123.023912311" calcext:value-type="float">
            <text:p>123.023912311</text:p>
          </table:table-cell>
          <table:table-cell table:style-name="ce31" table:formula="of:=[.R52]" office:value-type="float" office:value="123.023912311" calcext:value-type="float">
            <text:p>123.023912311</text:p>
          </table:table-cell>
          <table:table-cell table:style-name="ce31" table:formula="of:=[.S52]" office:value-type="float" office:value="123.023912311" calcext:value-type="float">
            <text:p>123.023912311</text:p>
          </table:table-cell>
          <table:table-cell table:style-name="ce31" table:formula="of:=[.T52]" office:value-type="float" office:value="123.023912311" calcext:value-type="float">
            <text:p>123.023912311</text:p>
          </table:table-cell>
          <table:table-cell table:style-name="ce31" table:number-columns-repeated="1003"/>
        </table:table-row>
        <table:table-row table:style-name="ro1">
          <table:covered-table-cell table:style-name="ce89"/>
          <table:table-cell table:style-name="ce31" office:value-type="float" office:value="-1.46271982666669" calcext:value-type="float">
            <text:p>-1.46271982666669</text:p>
          </table:table-cell>
          <table:table-cell table:style-name="ce31" office:value-type="float" office:value="-1.15444444444442" calcext:value-type="float">
            <text:p>-1.15444444444442</text:p>
          </table:table-cell>
          <table:table-cell table:style-name="ce31" table:formula="of:=([.C53]+[.B53])/2" office:value-type="float" office:value="-1.30858213555556" calcext:value-type="float">
            <text:p>-1.30858213555556</text:p>
          </table:table-cell>
          <table:table-cell table:style-name="ce31" office:value-type="float" office:value="-0.0000000000000277555756156" calcext:value-type="float">
            <text:p>-2.77555756156E-14</text:p>
          </table:table-cell>
          <table:table-cell table:formula="of:=[.B53]-[.B52]" office:value-type="float" office:value="-123.629075807667" calcext:value-type="float">
            <text:p>-123.629075807667</text:p>
          </table:table-cell>
          <table:table-cell table:formula="of:=[.C53]-[.C52]" office:value-type="float" office:value="-124.497777777777" calcext:value-type="float">
            <text:p>-124.497777777777</text:p>
          </table:table-cell>
          <table:table-cell table:formula="of:=[.D53]-[.D52]" office:value-type="float" office:value="-124.063426792723" calcext:value-type="float">
            <text:p>-124.063426792723</text:p>
          </table:table-cell>
          <table:table-cell table:formula="of:=[.E53]-[.E52]" office:value-type="float" office:value="-123.023912311" calcext:value-type="float">
            <text:p>-123.023912311</text:p>
          </table:table-cell>
          <table:table-cell table:style-name="ce31" table:formula="of:=[.F53]-[.F55]" office:value-type="float" office:value="-0.448904834333177" calcext:value-type="float">
            <text:p>-0.448904834333177</text:p>
          </table:table-cell>
          <table:table-cell table:style-name="ce31" table:formula="of:=[.G53]-[.G55]" office:value-type="float" office:value="0.581111111111085" calcext:value-type="float">
            <text:p>0.581111111111085</text:p>
          </table:table-cell>
          <table:table-cell table:style-name="ce31" table:formula="of:=[.H53]-[.H55]" office:value-type="float" office:value="0.0661031383889537" calcext:value-type="float">
            <text:p>0.066103138388954</text:p>
          </table:table-cell>
          <table:table-cell table:style-name="ce31" table:formula="of:=[.I53]-[.I55]" office:value-type="float" office:value="0" calcext:value-type="float">
            <text:p>0</text:p>
          </table:table-cell>
          <table:table-cell table:formula="of:=[.I53]+[.J53]" office:value-type="float" office:value="-123.472817145333" calcext:value-type="float">
            <text:p>-123.472817145333</text:p>
          </table:table-cell>
          <table:table-cell table:formula="of:=[.I53]+[.K53]" office:value-type="float" office:value="-122.442801199889" calcext:value-type="float">
            <text:p>-122.442801199889</text:p>
          </table:table-cell>
          <table:table-cell table:formula="of:=[.I53]+[.L53]" office:value-type="float" office:value="-122.957809172611" calcext:value-type="float">
            <text:p>-122.957809172611</text:p>
          </table:table-cell>
          <table:table-cell table:formula="of:=[.I53]+[.M53]" office:value-type="float" office:value="-123.023912311" calcext:value-type="float">
            <text:p>-123.023912311</text:p>
          </table:table-cell>
          <table:table-cell table:style-name="ce31" table:formula="of:=[.R52]+[.N53]" office:value-type="float" office:value="-0.448904834333206" calcext:value-type="float">
            <text:p>-0.448904834333206</text:p>
          </table:table-cell>
          <table:table-cell table:style-name="ce31" table:formula="of:=[.S52]+[.O53]" office:value-type="float" office:value="0.581111111111056" calcext:value-type="float">
            <text:p>0.581111111111056</text:p>
          </table:table-cell>
          <table:table-cell table:style-name="ce31" table:formula="of:=[.T52]+[.P53]" office:value-type="float" office:value="0.0661031383889252" calcext:value-type="float">
            <text:p>0.066103138388925</text:p>
          </table:table-cell>
          <table:table-cell table:style-name="ce31" table:formula="of:=[.U52]+[.Q53]" office:value-type="float" office:value="0" calcext:value-type="float">
            <text:p>0</text:p>
          </table:table-cell>
          <table:table-cell table:style-name="ce31" table:number-columns-repeated="1003"/>
        </table:table-row>
        <table:table-row table:style-name="ro1">
          <table:covered-table-cell table:style-name="ce89"/>
          <table:table-cell table:style-name="ce31" office:value-type="float" office:value="-124.193985965667" calcext:value-type="float">
            <text:p>-124.193985965667</text:p>
          </table:table-cell>
          <table:table-cell table:style-name="ce31" office:value-type="float" office:value="-126.814444444444" calcext:value-type="float">
            <text:p>-126.814444444444</text:p>
          </table:table-cell>
          <table:table-cell table:style-name="ce31" table:formula="of:=([.C54]+[.B54])/2" office:value-type="float" office:value="-125.504215205056" calcext:value-type="float">
            <text:p>-125.504215205056</text:p>
          </table:table-cell>
          <table:table-cell table:style-name="ce31" office:value-type="float" office:value="-123.023912311" calcext:value-type="float">
            <text:p>-123.023912311</text:p>
          </table:table-cell>
          <table:table-cell table:formula="of:=[.B54]-[.B53]" office:value-type="float" office:value="-122.731266139" calcext:value-type="float">
            <text:p>-122.731266139</text:p>
          </table:table-cell>
          <table:table-cell table:formula="of:=[.C54]-[.C53]" office:value-type="float" office:value="-125.66" calcext:value-type="float">
            <text:p>-125.66</text:p>
          </table:table-cell>
          <table:table-cell table:formula="of:=[.D54]-[.D53]" office:value-type="float" office:value="-124.1956330695" calcext:value-type="float">
            <text:p>-124.1956330695</text:p>
          </table:table-cell>
          <table:table-cell table:formula="of:=[.E54]-[.E53]" office:value-type="float" office:value="-123.023912311" calcext:value-type="float">
            <text:p>-123.023912311</text:p>
          </table:table-cell>
          <table:table-cell table:style-name="ce31" table:formula="of:=[.F54]-[.F55]" office:value-type="float" office:value="0.448904834333192" calcext:value-type="float">
            <text:p>0.448904834333192</text:p>
          </table:table-cell>
          <table:table-cell table:style-name="ce31" table:formula="of:=[.G54]-[.G55]" office:value-type="float" office:value="-0.581111111111071" calcext:value-type="float">
            <text:p>-0.581111111111071</text:p>
          </table:table-cell>
          <table:table-cell table:style-name="ce31" table:formula="of:=[.H54]-[.H55]" office:value-type="float" office:value="-0.0661031383889394" calcext:value-type="float">
            <text:p>-0.066103138388939</text:p>
          </table:table-cell>
          <table:table-cell table:style-name="ce31" table:formula="of:=[.I54]-[.I55]" office:value-type="float" office:value="0" calcext:value-type="float">
            <text:p>0</text:p>
          </table:table-cell>
          <table:table-cell table:formula="of:=[.I54]+[.J54]" office:value-type="float" office:value="-122.575007476667" calcext:value-type="float">
            <text:p>-122.575007476667</text:p>
          </table:table-cell>
          <table:table-cell table:formula="of:=[.I54]+[.K54]" office:value-type="float" office:value="-123.605023422111" calcext:value-type="float">
            <text:p>-123.605023422111</text:p>
          </table:table-cell>
          <table:table-cell table:formula="of:=[.I54]+[.L54]" office:value-type="float" office:value="-123.090015449389" calcext:value-type="float">
            <text:p>-123.090015449389</text:p>
          </table:table-cell>
          <table:table-cell table:formula="of:=[.I54]+[.M54]" office:value-type="float" office:value="-123.023912311" calcext:value-type="float">
            <text:p>-123.023912311</text:p>
          </table:table-cell>
          <table:table-cell table:style-name="ce31" table:formula="of:=[.R53]+[.N54]" office:value-type="float" office:value="-123.023912311" calcext:value-type="float">
            <text:p>-123.023912311</text:p>
          </table:table-cell>
          <table:table-cell table:style-name="ce31" table:formula="of:=[.S53]+[.O54]" office:value-type="float" office:value="-123.023912311" calcext:value-type="float">
            <text:p>-123.023912311</text:p>
          </table:table-cell>
          <table:table-cell table:style-name="ce31" table:formula="of:=[.T53]+[.P54]" office:value-type="float" office:value="-123.023912311" calcext:value-type="float">
            <text:p>-123.023912311</text:p>
          </table:table-cell>
          <table:table-cell table:style-name="ce31" table:formula="of:=[.U53]+[.Q54]" office:value-type="float" office:value="-123.023912311" calcext:value-type="float">
            <text:p>-123.023912311</text:p>
          </table:table-cell>
          <table:table-cell table:style-name="ce31" table:number-columns-repeated="1003"/>
        </table:table-row>
        <table:table-row table:style-name="ro1">
          <table:table-cell table:style-name="ce31" table:number-columns-repeated="5"/>
          <table:table-cell table:formula="of:=([.F53]+[.F54])/2" office:value-type="float" office:value="-123.180170973334" calcext:value-type="float">
            <text:p>-123.180170973334</text:p>
          </table:table-cell>
          <table:table-cell table:formula="of:=([.G53]+[.G54])/2" office:value-type="float" office:value="-125.078888888889" calcext:value-type="float">
            <text:p>-125.078888888889</text:p>
          </table:table-cell>
          <table:table-cell table:formula="of:=([.H53]+[.H54])/2" office:value-type="float" office:value="-124.129529931112" calcext:value-type="float">
            <text:p>-124.129529931112</text:p>
          </table:table-cell>
          <table:table-cell table:formula="of:=([.I53]+[.I54])/2" office:value-type="float" office:value="-123.023912311" calcext:value-type="float">
            <text:p>-123.023912311</text:p>
          </table:table-cell>
          <table:table-cell table:style-name="ce31" table:number-columns-repeated="4"/>
          <table:table-cell table:number-columns-repeated="4"/>
          <table:table-cell table:style-name="ce31" table:number-columns-repeated="1007"/>
        </table:table-row>
        <table:table-row table:style-name="ro1">
          <table:table-cell table:style-name="ce32" office:value-type="string" calcext:value-type="string" table:number-columns-spanned="1" table:number-rows-spanned="3">
            <text:p>B2Y4</text:p>
          </table:table-cell>
          <table:table-cell table:style-name="ce33" office:value-type="float" office:value="122.000446221" calcext:value-type="float">
            <text:p>122.000446221</text:p>
          </table:table-cell>
          <table:table-cell table:style-name="ce33" office:value-type="float" office:value="125.314444444444" calcext:value-type="float">
            <text:p>125.314444444444</text:p>
          </table:table-cell>
          <table:table-cell table:style-name="ce33" table:formula="of:=([.C56]+[.B56])/2" office:value-type="float" office:value="123.657445332722" calcext:value-type="float">
            <text:p>123.657445332722</text:p>
          </table:table-cell>
          <table:table-cell table:style-name="ce33" office:value-type="float" office:value="123.023912311" calcext:value-type="float">
            <text:p>123.023912311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formula="of:=[.I56]+[.J56]" office:value-type="float" office:value="0" calcext:value-type="float">
            <text:p>0</text:p>
          </table:table-cell>
          <table:table-cell table:formula="of:=[.I56]+[.K56]" office:value-type="float" office:value="0" calcext:value-type="float">
            <text:p>0</text:p>
          </table:table-cell>
          <table:table-cell table:formula="of:=[.I56]+[.L56]" office:value-type="float" office:value="0" calcext:value-type="float">
            <text:p>0</text:p>
          </table:table-cell>
          <table:table-cell table:formula="of:=[.I56]+[.M56]" office:value-type="float" office:value="0" calcext:value-type="float">
            <text:p>0</text:p>
          </table:table-cell>
          <table:table-cell table:style-name="ce33" table:formula="of:=[.E56]" office:value-type="float" office:value="123.023912311" calcext:value-type="float">
            <text:p>123.023912311</text:p>
          </table:table-cell>
          <table:table-cell table:style-name="ce33" table:formula="of:=[.R56]" office:value-type="float" office:value="123.023912311" calcext:value-type="float">
            <text:p>123.023912311</text:p>
          </table:table-cell>
          <table:table-cell table:style-name="ce33" table:formula="of:=[.S56]" office:value-type="float" office:value="123.023912311" calcext:value-type="float">
            <text:p>123.023912311</text:p>
          </table:table-cell>
          <table:table-cell table:style-name="ce33" table:formula="of:=[.T56]" office:value-type="float" office:value="123.023912311" calcext:value-type="float">
            <text:p>123.023912311</text:p>
          </table:table-cell>
          <table:table-cell table:style-name="ce33" table:number-columns-repeated="1003"/>
        </table:table-row>
        <table:table-row table:style-name="ro1">
          <table:covered-table-cell table:style-name="ce92"/>
          <table:table-cell table:style-name="ce33" office:value-type="float" office:value="-0.952520668749997" calcext:value-type="float">
            <text:p>-0.952520668749997</text:p>
          </table:table-cell>
          <table:table-cell table:style-name="ce33" office:value-type="float" office:value="0.835869565217377" calcext:value-type="float">
            <text:p>0.835869565217377</text:p>
          </table:table-cell>
          <table:table-cell table:style-name="ce33" table:formula="of:=([.C57]+[.B57])/2" office:value-type="float" office:value="-0.05832555176631" calcext:value-type="float">
            <text:p>-0.05832555176631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B57]-[.B56]" office:value-type="float" office:value="-122.95296688975" calcext:value-type="float">
            <text:p>-122.95296688975</text:p>
          </table:table-cell>
          <table:table-cell table:style-name="ce33" table:formula="of:=[.C57]-[.C56]" office:value-type="float" office:value="-124.478574879227" calcext:value-type="float">
            <text:p>-124.478574879227</text:p>
          </table:table-cell>
          <table:table-cell table:style-name="ce33" table:formula="of:=[.D57]-[.D56]" office:value-type="float" office:value="-123.715770884488" calcext:value-type="float">
            <text:p>-123.715770884488</text:p>
          </table:table-cell>
          <table:table-cell table:style-name="ce33" table:formula="of:=[.E57]-[.E56]" office:value-type="float" office:value="-123.023912311" calcext:value-type="float">
            <text:p>-123.023912311</text:p>
          </table:table-cell>
          <table:table-cell table:style-name="ce33" table:formula="of:=[.F57]-[.F59]" office:value-type="float" office:value="0.720026275750001" calcext:value-type="float">
            <text:p>0.720026275750001</text:p>
          </table:table-cell>
          <table:table-cell table:style-name="ce33" table:formula="of:=[.G57]-[.G59]" office:value-type="float" office:value="0.935030321718884" calcext:value-type="float">
            <text:p>0.935030321718884</text:p>
          </table:table-cell>
          <table:table-cell table:style-name="ce33" table:formula="of:=[.H57]-[.H59]" office:value-type="float" office:value="0.827528298734435" calcext:value-type="float">
            <text:p>0.827528298734435</text:p>
          </table:table-cell>
          <table:table-cell table:style-name="ce33" table:formula="of:=[.I57]-[.I59]" office:value-type="float" office:value="-0.000000000499994712299667" calcext:value-type="float">
            <text:p>-4.99994712299667E-10</text:p>
          </table:table-cell>
          <table:table-cell table:formula="of:=[.I57]+[.J57]" office:value-type="float" office:value="-122.30388603525" calcext:value-type="float">
            <text:p>-122.30388603525</text:p>
          </table:table-cell>
          <table:table-cell table:formula="of:=[.I57]+[.K57]" office:value-type="float" office:value="-122.088881989281" calcext:value-type="float">
            <text:p>-122.088881989281</text:p>
          </table:table-cell>
          <table:table-cell table:formula="of:=[.I57]+[.L57]" office:value-type="float" office:value="-122.196384012266" calcext:value-type="float">
            <text:p>-122.196384012266</text:p>
          </table:table-cell>
          <table:table-cell table:formula="of:=[.I57]+[.M57]" office:value-type="float" office:value="-123.0239123115" calcext:value-type="float">
            <text:p>-123.0239123115</text:p>
          </table:table-cell>
          <table:table-cell table:style-name="ce33" table:formula="of:=[.R56]+[.N57]" office:value-type="float" office:value="0.720026275750001" calcext:value-type="float">
            <text:p>0.720026275750001</text:p>
          </table:table-cell>
          <table:table-cell table:style-name="ce33" table:formula="of:=[.S56]+[.O57]" office:value-type="float" office:value="0.935030321718884" calcext:value-type="float">
            <text:p>0.935030321718884</text:p>
          </table:table-cell>
          <table:table-cell table:style-name="ce33" table:formula="of:=[.T56]+[.P57]" office:value-type="float" office:value="0.827528298734435" calcext:value-type="float">
            <text:p>0.827528298734435</text:p>
          </table:table-cell>
          <table:table-cell table:style-name="ce33" table:formula="of:=[.U56]+[.Q57]" office:value-type="float" office:value="-0.000000000499994712299667" calcext:value-type="float">
            <text:p>-4.99994712299667E-10</text:p>
          </table:table-cell>
          <table:table-cell table:style-name="ce33" table:number-columns-repeated="1003"/>
        </table:table-row>
        <table:table-row table:style-name="ro1">
          <table:covered-table-cell table:style-name="ce92"/>
          <table:table-cell table:style-name="ce33" office:value-type="float" office:value="-125.34554011" calcext:value-type="float">
            <text:p>-125.34554011</text:p>
          </table:table-cell>
          <table:table-cell table:style-name="ce33" office:value-type="float" office:value="-125.512765957447" calcext:value-type="float">
            <text:p>-125.512765957447</text:p>
          </table:table-cell>
          <table:table-cell table:style-name="ce33" table:formula="of:=([.C58]+[.B58])/2" office:value-type="float" office:value="-125.429153033724" calcext:value-type="float">
            <text:p>-125.429153033724</text:p>
          </table:table-cell>
          <table:table-cell table:style-name="ce33" office:value-type="float" office:value="-123.02391231" calcext:value-type="float">
            <text:p>-123.02391231</text:p>
          </table:table-cell>
          <table:table-cell table:style-name="ce33" table:formula="of:=[.B58]-[.B57]" office:value-type="float" office:value="-124.39301944125" calcext:value-type="float">
            <text:p>-124.39301944125</text:p>
          </table:table-cell>
          <table:table-cell table:style-name="ce33" table:formula="of:=[.C58]-[.C57]" office:value-type="float" office:value="-126.348635522664" calcext:value-type="float">
            <text:p>-126.348635522664</text:p>
          </table:table-cell>
          <table:table-cell table:style-name="ce33" table:formula="of:=[.D58]-[.D57]" office:value-type="float" office:value="-125.370827481957" calcext:value-type="float">
            <text:p>-125.370827481957</text:p>
          </table:table-cell>
          <table:table-cell table:style-name="ce33" table:formula="of:=[.E58]-[.E57]" office:value-type="float" office:value="-123.02391231" calcext:value-type="float">
            <text:p>-123.02391231</text:p>
          </table:table-cell>
          <table:table-cell table:style-name="ce33" table:formula="of:=[.F58]-[.F59]" office:value-type="float" office:value="-0.720026275750001" calcext:value-type="float">
            <text:p>-0.720026275750001</text:p>
          </table:table-cell>
          <table:table-cell table:style-name="ce33" table:formula="of:=[.G58]-[.G59]" office:value-type="float" office:value="-0.93503032171887" calcext:value-type="float">
            <text:p>-0.93503032171887</text:p>
          </table:table-cell>
          <table:table-cell table:style-name="ce33" table:formula="of:=[.H58]-[.H59]" office:value-type="float" office:value="-0.827528298734435" calcext:value-type="float">
            <text:p>-0.827528298734435</text:p>
          </table:table-cell>
          <table:table-cell table:style-name="ce33" table:formula="of:=[.I58]-[.I59]" office:value-type="float" office:value="0.000000000500008923154383" calcext:value-type="float">
            <text:p>5.00008923154383E-10</text:p>
          </table:table-cell>
          <table:table-cell table:formula="of:=[.I58]+[.J58]" office:value-type="float" office:value="-123.74393858575" calcext:value-type="float">
            <text:p>-123.74393858575</text:p>
          </table:table-cell>
          <table:table-cell table:formula="of:=[.I58]+[.K58]" office:value-type="float" office:value="-123.958942631719" calcext:value-type="float">
            <text:p>-123.958942631719</text:p>
          </table:table-cell>
          <table:table-cell table:formula="of:=[.I58]+[.L58]" office:value-type="float" office:value="-123.851440608734" calcext:value-type="float">
            <text:p>-123.851440608734</text:p>
          </table:table-cell>
          <table:table-cell table:formula="of:=[.I58]+[.M58]" office:value-type="float" office:value="-123.0239123095" calcext:value-type="float">
            <text:p>-123.0239123095</text:p>
          </table:table-cell>
          <table:table-cell table:style-name="ce33" table:formula="of:=[.R57]+[.N58]" office:value-type="float" office:value="-123.02391231" calcext:value-type="float">
            <text:p>-123.02391231</text:p>
          </table:table-cell>
          <table:table-cell table:style-name="ce33" table:formula="of:=[.S57]+[.O58]" office:value-type="float" office:value="-123.02391231" calcext:value-type="float">
            <text:p>-123.02391231</text:p>
          </table:table-cell>
          <table:table-cell table:style-name="ce33" table:formula="of:=[.T57]+[.P58]" office:value-type="float" office:value="-123.02391231" calcext:value-type="float">
            <text:p>-123.02391231</text:p>
          </table:table-cell>
          <table:table-cell table:style-name="ce33" table:formula="of:=[.U57]+[.Q58]" office:value-type="float" office:value="-123.02391231" calcext:value-type="float">
            <text:p>-123.02391231</text:p>
          </table:table-cell>
          <table:table-cell table:style-name="ce33" table:number-columns-repeated="1003"/>
        </table:table-row>
        <table:table-row table:style-name="ro1">
          <table:table-cell table:style-name="ce33" table:number-columns-repeated="5"/>
          <table:table-cell table:style-name="ce33" table:formula="of:=([.F57]+[.F58])/2" office:value-type="float" office:value="-123.6729931655" calcext:value-type="float">
            <text:p>-123.6729931655</text:p>
          </table:table-cell>
          <table:table-cell table:style-name="ce33" table:formula="of:=([.G57]+[.G58])/2" office:value-type="float" office:value="-125.413605200946" calcext:value-type="float">
            <text:p>-125.413605200946</text:p>
          </table:table-cell>
          <table:table-cell table:style-name="ce33" table:formula="of:=([.H57]+[.H58])/2" office:value-type="float" office:value="-124.543299183223" calcext:value-type="float">
            <text:p>-124.543299183223</text:p>
          </table:table-cell>
          <table:table-cell table:style-name="ce33" table:formula="of:=([.I57]+[.I58])/2" office:value-type="float" office:value="-123.0239123105" calcext:value-type="float">
            <text:p>-123.0239123105</text:p>
          </table:table-cell>
          <table:table-cell table:style-name="ce33" table:number-columns-repeated="4"/>
          <table:table-cell table:number-columns-repeated="4"/>
          <table:table-cell table:style-name="ce33" table:number-columns-repeated="1007"/>
        </table:table-row>
        <table:table-row table:style-name="ro1">
          <table:table-cell table:style-name="ce34" office:value-type="string" calcext:value-type="string" table:number-columns-spanned="1" table:number-rows-spanned="3">
            <text:p>B2Y5</text:p>
          </table:table-cell>
          <table:table-cell table:style-name="ce35" office:value-type="float" office:value="122.264687176667" calcext:value-type="float">
            <text:p>122.264687176667</text:p>
          </table:table-cell>
          <table:table-cell table:style-name="ce35" office:value-type="float" office:value="126.978260869565" calcext:value-type="float">
            <text:p>126.978260869565</text:p>
          </table:table-cell>
          <table:table-cell table:style-name="ce35" table:formula="of:=([.C60]+[.B60])/2" office:value-type="float" office:value="124.621474023116" calcext:value-type="float">
            <text:p>124.621474023116</text:p>
          </table:table-cell>
          <table:table-cell table:style-name="ce35" office:value-type="float" office:value="123.02391231" calcext:value-type="float">
            <text:p>123.02391231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formula="of:=[.I60]+[.J60]" office:value-type="float" office:value="0" calcext:value-type="float">
            <text:p>0</text:p>
          </table:table-cell>
          <table:table-cell table:formula="of:=[.I60]+[.K60]" office:value-type="float" office:value="0" calcext:value-type="float">
            <text:p>0</text:p>
          </table:table-cell>
          <table:table-cell table:formula="of:=[.I60]+[.L60]" office:value-type="float" office:value="0" calcext:value-type="float">
            <text:p>0</text:p>
          </table:table-cell>
          <table:table-cell table:formula="of:=[.I60]+[.M60]" office:value-type="float" office:value="0" calcext:value-type="float">
            <text:p>0</text:p>
          </table:table-cell>
          <table:table-cell table:style-name="ce35" table:formula="of:=[.E60]" office:value-type="float" office:value="123.02391231" calcext:value-type="float">
            <text:p>123.02391231</text:p>
          </table:table-cell>
          <table:table-cell table:style-name="ce35" table:formula="of:=[.R60]" office:value-type="float" office:value="123.02391231" calcext:value-type="float">
            <text:p>123.02391231</text:p>
          </table:table-cell>
          <table:table-cell table:style-name="ce35" table:formula="of:=[.S60]" office:value-type="float" office:value="123.02391231" calcext:value-type="float">
            <text:p>123.02391231</text:p>
          </table:table-cell>
          <table:table-cell table:style-name="ce35" table:formula="of:=[.T60]" office:value-type="float" office:value="123.02391231" calcext:value-type="float">
            <text:p>123.02391231</text:p>
          </table:table-cell>
          <table:table-cell table:style-name="ce35" table:number-columns-repeated="1003"/>
        </table:table-row>
        <table:table-row table:style-name="ro1">
          <table:covered-table-cell table:style-name="ce95"/>
          <table:table-cell table:style-name="ce35" office:value-type="float" office:value="-1.76310044333333" calcext:value-type="float">
            <text:p>-1.76310044333333</text:p>
          </table:table-cell>
          <table:table-cell table:style-name="ce35" office:value-type="float" office:value="2.15543478260864" calcext:value-type="float">
            <text:p>2.15543478260864</text:p>
          </table:table-cell>
          <table:table-cell table:style-name="ce35" table:formula="of:=([.C61]+[.B61])/2" office:value-type="float" office:value="0.196167169637655" calcext:value-type="float">
            <text:p>0.19616716963765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61]-[.B60]" office:value-type="float" office:value="-124.02778762" calcext:value-type="float">
            <text:p>-124.02778762</text:p>
          </table:table-cell>
          <table:table-cell table:style-name="ce35" table:formula="of:=[.C61]-[.C60]" office:value-type="float" office:value="-124.822826086956" calcext:value-type="float">
            <text:p>-124.822826086956</text:p>
          </table:table-cell>
          <table:table-cell table:style-name="ce35" table:formula="of:=[.D61]-[.D60]" office:value-type="float" office:value="-124.425306853478" calcext:value-type="float">
            <text:p>-124.425306853478</text:p>
          </table:table-cell>
          <table:table-cell table:style-name="ce35" table:formula="of:=[.E61]-[.E60]" office:value-type="float" office:value="-123.02391231" calcext:value-type="float">
            <text:p>-123.02391231</text:p>
          </table:table-cell>
          <table:table-cell table:style-name="ce35" table:formula="of:=[.F61]-[.F63]" office:value-type="float" office:value="-0.533917811041832" calcext:value-type="float">
            <text:p>-0.533917811041832</text:p>
          </table:table-cell>
          <table:table-cell table:style-name="ce35" table:formula="of:=[.G61]-[.G63]" office:value-type="float" office:value="0.363043478261133" calcext:value-type="float">
            <text:p>0.363043478261133</text:p>
          </table:table-cell>
          <table:table-cell table:style-name="ce35" table:formula="of:=[.H61]-[.H63]" office:value-type="float" office:value="-0.0854371663903493" calcext:value-type="float">
            <text:p>-0.085437166390349</text:p>
          </table:table-cell>
          <table:table-cell table:style-name="ce35" table:formula="of:=[.I61]-[.I63]" office:value-type="float" office:value="-0.00000744999999824358" calcext:value-type="float">
            <text:p>-7.44999999824358E-06</text:p>
          </table:table-cell>
          <table:table-cell table:formula="of:=[.I61]+[.J61]" office:value-type="float" office:value="-123.557830121042" calcext:value-type="float">
            <text:p>-123.557830121042</text:p>
          </table:table-cell>
          <table:table-cell table:formula="of:=[.I61]+[.K61]" office:value-type="float" office:value="-122.660868831739" calcext:value-type="float">
            <text:p>-122.660868831739</text:p>
          </table:table-cell>
          <table:table-cell table:formula="of:=[.I61]+[.L61]" office:value-type="float" office:value="-123.10934947639" calcext:value-type="float">
            <text:p>-123.10934947639</text:p>
          </table:table-cell>
          <table:table-cell table:formula="of:=[.I61]+[.M61]" office:value-type="float" office:value="-123.02391976" calcext:value-type="float">
            <text:p>-123.02391976</text:p>
          </table:table-cell>
          <table:table-cell table:style-name="ce35" table:formula="of:=[.R60]+[.N61]" office:value-type="float" office:value="-0.533917811041832" calcext:value-type="float">
            <text:p>-0.533917811041832</text:p>
          </table:table-cell>
          <table:table-cell table:style-name="ce35" table:formula="of:=[.S60]+[.O61]" office:value-type="float" office:value="0.363043478261133" calcext:value-type="float">
            <text:p>0.363043478261133</text:p>
          </table:table-cell>
          <table:table-cell table:style-name="ce35" table:formula="of:=[.T60]+[.P61]" office:value-type="float" office:value="-0.0854371663903493" calcext:value-type="float">
            <text:p>-0.085437166390349</text:p>
          </table:table-cell>
          <table:table-cell table:style-name="ce35" table:formula="of:=[.U60]+[.Q61]" office:value-type="float" office:value="-0.00000744999999824358" calcext:value-type="float">
            <text:p>-7.44999999824358E-06</text:p>
          </table:table-cell>
          <table:table-cell table:style-name="ce35" table:number-columns-repeated="1003"/>
        </table:table-row>
        <table:table-row table:style-name="ro1">
          <table:covered-table-cell table:style-name="ce95"/>
          <table:table-cell table:style-name="ce35" office:value-type="float" office:value="-124.72305244125" calcext:value-type="float">
            <text:p>-124.72305244125</text:p>
          </table:table-cell>
          <table:table-cell table:style-name="ce35" office:value-type="float" office:value="-123.39347826087" calcext:value-type="float">
            <text:p>-123.39347826087</text:p>
          </table:table-cell>
          <table:table-cell table:style-name="ce35" table:formula="of:=([.C62]+[.B62])/2" office:value-type="float" office:value="-124.05826535106" calcext:value-type="float">
            <text:p>-124.05826535106</text:p>
          </table:table-cell>
          <table:table-cell table:style-name="ce35" office:value-type="float" office:value="-123.02389741" calcext:value-type="float">
            <text:p>-123.02389741</text:p>
          </table:table-cell>
          <table:table-cell table:style-name="ce35" table:formula="of:=[.B62]-[.B61]" office:value-type="float" office:value="-122.959951997917" calcext:value-type="float">
            <text:p>-122.959951997917</text:p>
          </table:table-cell>
          <table:table-cell table:style-name="ce35" table:formula="of:=[.C62]-[.C61]" office:value-type="float" office:value="-125.548913043479" calcext:value-type="float">
            <text:p>-125.548913043479</text:p>
          </table:table-cell>
          <table:table-cell table:style-name="ce35" table:formula="of:=[.D62]-[.D61]" office:value-type="float" office:value="-124.254432520698" calcext:value-type="float">
            <text:p>-124.254432520698</text:p>
          </table:table-cell>
          <table:table-cell table:style-name="ce35" table:formula="of:=[.E62]-[.E61]" office:value-type="float" office:value="-123.02389741" calcext:value-type="float">
            <text:p>-123.02389741</text:p>
          </table:table-cell>
          <table:table-cell table:style-name="ce35" table:formula="of:=[.F62]-[.F63]" office:value-type="float" office:value="0.533917811041817" calcext:value-type="float">
            <text:p>0.533917811041817</text:p>
          </table:table-cell>
          <table:table-cell table:style-name="ce35" table:formula="of:=[.G62]-[.G63]" office:value-type="float" office:value="-0.363043478261133" calcext:value-type="float">
            <text:p>-0.363043478261133</text:p>
          </table:table-cell>
          <table:table-cell table:style-name="ce35" table:formula="of:=[.H62]-[.H63]" office:value-type="float" office:value="0.0854371663903351" calcext:value-type="float">
            <text:p>0.085437166390335</text:p>
          </table:table-cell>
          <table:table-cell table:style-name="ce35" table:formula="of:=[.I62]-[.I63]" office:value-type="float" office:value="0.00000744999999824358" calcext:value-type="float">
            <text:p>7.44999999824358E-06</text:p>
          </table:table-cell>
          <table:table-cell table:formula="of:=[.I62]+[.J62]" office:value-type="float" office:value="-122.489979598958" calcext:value-type="float">
            <text:p>-122.489979598958</text:p>
          </table:table-cell>
          <table:table-cell table:formula="of:=[.I62]+[.K62]" office:value-type="float" office:value="-123.386940888261" calcext:value-type="float">
            <text:p>-123.386940888261</text:p>
          </table:table-cell>
          <table:table-cell table:formula="of:=[.I62]+[.L62]" office:value-type="float" office:value="-122.93846024361" calcext:value-type="float">
            <text:p>-122.93846024361</text:p>
          </table:table-cell>
          <table:table-cell table:formula="of:=[.I62]+[.M62]" office:value-type="float" office:value="-123.02388996" calcext:value-type="float">
            <text:p>-123.02388996</text:p>
          </table:table-cell>
          <table:table-cell table:style-name="ce35" table:formula="of:=[.R61]+[.N62]" office:value-type="float" office:value="-123.02389741" calcext:value-type="float">
            <text:p>-123.02389741</text:p>
          </table:table-cell>
          <table:table-cell table:style-name="ce35" table:formula="of:=[.S61]+[.O62]" office:value-type="float" office:value="-123.02389741" calcext:value-type="float">
            <text:p>-123.02389741</text:p>
          </table:table-cell>
          <table:table-cell table:style-name="ce35" table:formula="of:=[.T61]+[.P62]" office:value-type="float" office:value="-123.02389741" calcext:value-type="float">
            <text:p>-123.02389741</text:p>
          </table:table-cell>
          <table:table-cell table:style-name="ce35" table:formula="of:=[.U61]+[.Q62]" office:value-type="float" office:value="-123.02389741" calcext:value-type="float">
            <text:p>-123.02389741</text:p>
          </table:table-cell>
          <table:table-cell table:style-name="ce35" table:number-columns-repeated="1003"/>
        </table:table-row>
        <table:table-row table:style-name="ro1">
          <table:table-cell table:style-name="ce35" table:number-columns-repeated="5"/>
          <table:table-cell table:style-name="ce35" table:formula="of:=([.F61]+[.F62])/2" office:value-type="float" office:value="-123.493869808959" calcext:value-type="float">
            <text:p>-123.493869808959</text:p>
          </table:table-cell>
          <table:table-cell table:style-name="ce35" table:formula="of:=([.G61]+[.G62])/2" office:value-type="float" office:value="-125.185869565218" calcext:value-type="float">
            <text:p>-125.185869565218</text:p>
          </table:table-cell>
          <table:table-cell table:style-name="ce35" table:formula="of:=([.H61]+[.H62])/2" office:value-type="float" office:value="-124.339869687088" calcext:value-type="float">
            <text:p>-124.339869687088</text:p>
          </table:table-cell>
          <table:table-cell table:style-name="ce35" table:formula="of:=([.I61]+[.I62])/2" office:value-type="float" office:value="-123.02390486" calcext:value-type="float">
            <text:p>-123.02390486</text:p>
          </table:table-cell>
          <table:table-cell table:style-name="ce35" table:number-columns-repeated="4"/>
          <table:table-cell table:number-columns-repeated="4"/>
          <table:table-cell table:style-name="ce35" table:number-columns-repeated="1007"/>
        </table:table-row>
        <table:table-row table:style-name="ro1">
          <table:table-cell table:style-name="ce36" office:value-type="string" calcext:value-type="string" table:number-columns-spanned="1" table:number-rows-spanned="3">
            <text:p>B2X1</text:p>
          </table:table-cell>
          <table:table-cell table:style-name="ce37" office:value-type="float" office:value="127.851487123333" calcext:value-type="float">
            <text:p>127.851487123333</text:p>
          </table:table-cell>
          <table:table-cell table:style-name="ce37" office:value-type="float" office:value="126.27" calcext:value-type="float">
            <text:p>126.27</text:p>
          </table:table-cell>
          <table:table-cell table:style-name="ce37" table:formula="of:=([.C64]+[.B64])/2" office:value-type="float" office:value="127.060743561667" calcext:value-type="float">
            <text:p>127.060743561667</text:p>
          </table:table-cell>
          <table:table-cell table:style-name="ce37" office:value-type="float" office:value="123.02389741" calcext:value-type="float">
            <text:p>123.0238974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formula="of:=[.I64]+[.J64]" office:value-type="float" office:value="0" calcext:value-type="float">
            <text:p>0</text:p>
          </table:table-cell>
          <table:table-cell table:formula="of:=[.I64]+[.K64]" office:value-type="float" office:value="0" calcext:value-type="float">
            <text:p>0</text:p>
          </table:table-cell>
          <table:table-cell table:formula="of:=[.I64]+[.L64]" office:value-type="float" office:value="0" calcext:value-type="float">
            <text:p>0</text:p>
          </table:table-cell>
          <table:table-cell table:formula="of:=[.I64]+[.M64]" office:value-type="float" office:value="0" calcext:value-type="float">
            <text:p>0</text:p>
          </table:table-cell>
          <table:table-cell table:style-name="ce37" table:formula="of:=[.E64]" office:value-type="float" office:value="123.02389741" calcext:value-type="float">
            <text:p>123.02389741</text:p>
          </table:table-cell>
          <table:table-cell table:style-name="ce37" table:formula="of:=[.R64]" office:value-type="float" office:value="123.02389741" calcext:value-type="float">
            <text:p>123.02389741</text:p>
          </table:table-cell>
          <table:table-cell table:style-name="ce37" table:formula="of:=[.S64]" office:value-type="float" office:value="123.02389741" calcext:value-type="float">
            <text:p>123.02389741</text:p>
          </table:table-cell>
          <table:table-cell table:style-name="ce37" table:formula="of:=[.T64]" office:value-type="float" office:value="123.02389741" calcext:value-type="float">
            <text:p>123.02389741</text:p>
          </table:table-cell>
          <table:table-cell table:style-name="ce37" table:number-columns-repeated="1003"/>
        </table:table-row>
        <table:table-row table:style-name="ro1">
          <table:covered-table-cell table:style-name="ce98"/>
          <table:table-cell table:style-name="ce37" office:value-type="float" office:value="0.204112884062498" calcext:value-type="float">
            <text:p>0.204112884062498</text:p>
          </table:table-cell>
          <table:table-cell table:style-name="ce37" office:value-type="float" office:value="-2.12717391304346" calcext:value-type="float">
            <text:p>-2.12717391304346</text:p>
          </table:table-cell>
          <table:table-cell table:style-name="ce37" table:formula="of:=([.C65]+[.B65])/2" office:value-type="float" office:value="-0.961530514490481" calcext:value-type="float">
            <text:p>-0.961530514490481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[.B65]-[.B64]" office:value-type="float" office:value="-127.647374239271" calcext:value-type="float">
            <text:p>-127.647374239271</text:p>
          </table:table-cell>
          <table:table-cell table:style-name="ce37" table:formula="of:=[.C65]-[.C64]" office:value-type="float" office:value="-128.397173913043" calcext:value-type="float">
            <text:p>-128.397173913043</text:p>
          </table:table-cell>
          <table:table-cell table:style-name="ce37" table:formula="of:=[.D65]-[.D64]" office:value-type="float" office:value="-128.022274076157" calcext:value-type="float">
            <text:p>-128.022274076157</text:p>
          </table:table-cell>
          <table:table-cell table:style-name="ce37" table:formula="of:=[.E65]-[.E64]" office:value-type="float" office:value="-123.02389741" calcext:value-type="float">
            <text:p>-123.02389741</text:p>
          </table:table-cell>
          <table:table-cell table:style-name="ce37" table:formula="of:=[.F65]-[.F67]" office:value-type="float" office:value="-1.3509094347705" calcext:value-type="float">
            <text:p>-1.3509094347705</text:p>
          </table:table-cell>
          <table:table-cell table:style-name="ce37" table:formula="of:=[.G65]-[.G67]" office:value-type="float" office:value="-0.979565217391453" calcext:value-type="float">
            <text:p>-0.979565217391453</text:p>
          </table:table-cell>
          <table:table-cell table:style-name="ce37" table:formula="of:=[.H65]-[.H67]" office:value-type="float" office:value="-1.16523732608098" calcext:value-type="float">
            <text:p>-1.16523732608098</text:p>
          </table:table-cell>
          <table:table-cell table:style-name="ce37" table:formula="of:=[.I65]-[.I67]" office:value-type="float" office:value="0.00000744999999824358" calcext:value-type="float">
            <text:p>7.44999999824358E-06</text:p>
          </table:table-cell>
          <table:table-cell table:formula="of:=[.I65]+[.J65]" office:value-type="float" office:value="-124.374806844771" calcext:value-type="float">
            <text:p>-124.374806844771</text:p>
          </table:table-cell>
          <table:table-cell table:formula="of:=[.I65]+[.K65]" office:value-type="float" office:value="-124.003462627391" calcext:value-type="float">
            <text:p>-124.003462627391</text:p>
          </table:table-cell>
          <table:table-cell table:formula="of:=[.I65]+[.L65]" office:value-type="float" office:value="-124.189134736081" calcext:value-type="float">
            <text:p>-124.189134736081</text:p>
          </table:table-cell>
          <table:table-cell table:formula="of:=[.I65]+[.M65]" office:value-type="float" office:value="-123.02388996" calcext:value-type="float">
            <text:p>-123.02388996</text:p>
          </table:table-cell>
          <table:table-cell table:style-name="ce37" table:formula="of:=[.R64]+[.N65]" office:value-type="float" office:value="-1.3509094347705" calcext:value-type="float">
            <text:p>-1.3509094347705</text:p>
          </table:table-cell>
          <table:table-cell table:style-name="ce37" table:formula="of:=[.S64]+[.O65]" office:value-type="float" office:value="-0.979565217391453" calcext:value-type="float">
            <text:p>-0.979565217391453</text:p>
          </table:table-cell>
          <table:table-cell table:style-name="ce37" table:formula="of:=[.T64]+[.P65]" office:value-type="float" office:value="-1.16523732608098" calcext:value-type="float">
            <text:p>-1.16523732608098</text:p>
          </table:table-cell>
          <table:table-cell table:style-name="ce37" table:formula="of:=[.U64]+[.Q65]" office:value-type="float" office:value="0.00000744999999824358" calcext:value-type="float">
            <text:p>7.44999999824358E-06</text:p>
          </table:table-cell>
          <table:table-cell table:style-name="ce37" table:number-columns-repeated="1003"/>
        </table:table-row>
        <table:table-row table:style-name="ro1">
          <table:covered-table-cell table:style-name="ce98"/>
          <table:table-cell table:style-name="ce37" office:value-type="float" office:value="-124.741442485667" calcext:value-type="float">
            <text:p>-124.741442485667</text:p>
          </table:table-cell>
          <table:table-cell table:style-name="ce37" office:value-type="float" office:value="-128.565217391304" calcext:value-type="float">
            <text:p>-128.565217391304</text:p>
          </table:table-cell>
          <table:table-cell table:style-name="ce37" table:formula="of:=([.C66]+[.B66])/2" office:value-type="float" office:value="-126.653329938486" calcext:value-type="float">
            <text:p>-126.653329938486</text:p>
          </table:table-cell>
          <table:table-cell table:style-name="ce37" office:value-type="float" office:value="-123.02391231" calcext:value-type="float">
            <text:p>-123.02391231</text:p>
          </table:table-cell>
          <table:table-cell table:style-name="ce37" table:formula="of:=[.B66]-[.B65]" office:value-type="float" office:value="-124.945555369729" calcext:value-type="float">
            <text:p>-124.945555369729</text:p>
          </table:table-cell>
          <table:table-cell table:style-name="ce37" table:formula="of:=[.C66]-[.C65]" office:value-type="float" office:value="-126.438043478261" calcext:value-type="float">
            <text:p>-126.438043478261</text:p>
          </table:table-cell>
          <table:table-cell table:style-name="ce37" table:formula="of:=[.D66]-[.D65]" office:value-type="float" office:value="-125.691799423995" calcext:value-type="float">
            <text:p>-125.691799423995</text:p>
          </table:table-cell>
          <table:table-cell table:style-name="ce37" table:formula="of:=[.E66]-[.E65]" office:value-type="float" office:value="-123.02391231" calcext:value-type="float">
            <text:p>-123.02391231</text:p>
          </table:table-cell>
          <table:table-cell table:style-name="ce37" table:formula="of:=[.F66]-[.F67]" office:value-type="float" office:value="1.35090943477051" calcext:value-type="float">
            <text:p>1.35090943477051</text:p>
          </table:table-cell>
          <table:table-cell table:style-name="ce37" table:formula="of:=[.G66]-[.G67]" office:value-type="float" office:value="0.979565217391453" calcext:value-type="float">
            <text:p>0.979565217391453</text:p>
          </table:table-cell>
          <table:table-cell table:style-name="ce37" table:formula="of:=[.H66]-[.H67]" office:value-type="float" office:value="1.16523732608097" calcext:value-type="float">
            <text:p>1.16523732608097</text:p>
          </table:table-cell>
          <table:table-cell table:style-name="ce37" table:formula="of:=[.I66]-[.I67]" office:value-type="float" office:value="-0.00000744999999824358" calcext:value-type="float">
            <text:p>-7.44999999824358E-06</text:p>
          </table:table-cell>
          <table:table-cell table:formula="of:=[.I66]+[.J66]" office:value-type="float" office:value="-121.673002875229" calcext:value-type="float">
            <text:p>-121.673002875229</text:p>
          </table:table-cell>
          <table:table-cell table:formula="of:=[.I66]+[.K66]" office:value-type="float" office:value="-122.044347092609" calcext:value-type="float">
            <text:p>-122.044347092609</text:p>
          </table:table-cell>
          <table:table-cell table:formula="of:=[.I66]+[.L66]" office:value-type="float" office:value="-121.858674983919" calcext:value-type="float">
            <text:p>-121.858674983919</text:p>
          </table:table-cell>
          <table:table-cell table:formula="of:=[.I66]+[.M66]" office:value-type="float" office:value="-123.02391976" calcext:value-type="float">
            <text:p>-123.02391976</text:p>
          </table:table-cell>
          <table:table-cell table:style-name="ce37" table:formula="of:=[.R65]+[.N66]" office:value-type="float" office:value="-123.02391231" calcext:value-type="float">
            <text:p>-123.02391231</text:p>
          </table:table-cell>
          <table:table-cell table:style-name="ce37" table:formula="of:=[.S65]+[.O66]" office:value-type="float" office:value="-123.02391231" calcext:value-type="float">
            <text:p>-123.02391231</text:p>
          </table:table-cell>
          <table:table-cell table:style-name="ce37" table:formula="of:=[.T65]+[.P66]" office:value-type="float" office:value="-123.02391231" calcext:value-type="float">
            <text:p>-123.02391231</text:p>
          </table:table-cell>
          <table:table-cell table:style-name="ce37" table:formula="of:=[.U65]+[.Q66]" office:value-type="float" office:value="-123.02391231" calcext:value-type="float">
            <text:p>-123.02391231</text:p>
          </table:table-cell>
          <table:table-cell table:style-name="ce37" table:number-columns-repeated="1003"/>
        </table:table-row>
        <table:table-row table:style-name="ro1">
          <table:table-cell table:style-name="ce37" table:number-columns-repeated="5"/>
          <table:table-cell table:style-name="ce37" table:formula="of:=([.F65]+[.F66])/2" office:value-type="float" office:value="-126.2964648045" calcext:value-type="float">
            <text:p>-126.2964648045</text:p>
          </table:table-cell>
          <table:table-cell table:style-name="ce37" table:formula="of:=([.G65]+[.G66])/2" office:value-type="float" office:value="-127.417608695652" calcext:value-type="float">
            <text:p>-127.417608695652</text:p>
          </table:table-cell>
          <table:table-cell table:style-name="ce37" table:formula="of:=([.H65]+[.H66])/2" office:value-type="float" office:value="-126.857036750076" calcext:value-type="float">
            <text:p>-126.857036750076</text:p>
          </table:table-cell>
          <table:table-cell table:style-name="ce37" table:formula="of:=([.I65]+[.I66])/2" office:value-type="float" office:value="-123.02390486" calcext:value-type="float">
            <text:p>-123.02390486</text:p>
          </table:table-cell>
          <table:table-cell table:style-name="ce37" table:number-columns-repeated="4"/>
          <table:table-cell table:number-columns-repeated="4"/>
          <table:table-cell table:style-name="ce37" table:number-columns-repeated="1007"/>
        </table:table-row>
        <table:table-row table:style-name="ro1">
          <table:table-cell table:style-name="ce38" office:value-type="string" calcext:value-type="string" table:number-columns-spanned="1" table:number-rows-spanned="3">
            <text:p>B2X2</text:p>
          </table:table-cell>
          <table:table-cell table:style-name="ce39" office:value-type="float" office:value="123.59056421625" calcext:value-type="float">
            <text:p>123.59056421625</text:p>
          </table:table-cell>
          <table:table-cell table:style-name="ce39" office:value-type="float" office:value="121.772826086957" calcext:value-type="float">
            <text:p>121.772826086957</text:p>
          </table:table-cell>
          <table:table-cell table:style-name="ce39" table:formula="of:=([.C68]+[.B68])/2" office:value-type="float" office:value="122.681695151604" calcext:value-type="float">
            <text:p>122.681695151604</text:p>
          </table:table-cell>
          <table:table-cell table:style-name="ce39" office:value-type="float" office:value="123.02391231" calcext:value-type="float">
            <text:p>123.02391231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 table:formula="of:=[.I68]+[.J68]" office:value-type="float" office:value="0" calcext:value-type="float">
            <text:p>0</text:p>
          </table:table-cell>
          <table:table-cell table:formula="of:=[.I68]+[.K68]" office:value-type="float" office:value="0" calcext:value-type="float">
            <text:p>0</text:p>
          </table:table-cell>
          <table:table-cell table:formula="of:=[.I68]+[.L68]" office:value-type="float" office:value="0" calcext:value-type="float">
            <text:p>0</text:p>
          </table:table-cell>
          <table:table-cell table:formula="of:=[.I68]+[.M68]" office:value-type="float" office:value="0" calcext:value-type="float">
            <text:p>0</text:p>
          </table:table-cell>
          <table:table-cell table:style-name="ce39" table:formula="of:=[.E68]" office:value-type="float" office:value="123.02391231" calcext:value-type="float">
            <text:p>123.02391231</text:p>
          </table:table-cell>
          <table:table-cell table:style-name="ce39" table:formula="of:=[.R68]" office:value-type="float" office:value="123.02391231" calcext:value-type="float">
            <text:p>123.02391231</text:p>
          </table:table-cell>
          <table:table-cell table:style-name="ce39" table:formula="of:=[.S68]" office:value-type="float" office:value="123.02391231" calcext:value-type="float">
            <text:p>123.02391231</text:p>
          </table:table-cell>
          <table:table-cell table:style-name="ce39" table:formula="of:=[.T68]" office:value-type="float" office:value="123.02391231" calcext:value-type="float">
            <text:p>123.02391231</text:p>
          </table:table-cell>
          <table:table-cell table:style-name="ce39" table:number-columns-repeated="1003"/>
        </table:table-row>
        <table:table-row table:style-name="ro1">
          <table:covered-table-cell table:style-name="ce101"/>
          <table:table-cell table:style-name="ce39" office:value-type="float" office:value="-1.25988816333333" calcext:value-type="float">
            <text:p>-1.25988816333333</text:p>
          </table:table-cell>
          <table:table-cell table:style-name="ce39" office:value-type="float" office:value="-4.01413043478259" calcext:value-type="float">
            <text:p>-4.01413043478259</text:p>
          </table:table-cell>
          <table:table-cell table:style-name="ce39" table:formula="of:=([.C69]+[.B69])/2" office:value-type="float" office:value="-2.63700929905796" calcext:value-type="float">
            <text:p>-2.63700929905796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[.B69]-[.B68]" office:value-type="float" office:value="-124.850452379583" calcext:value-type="float">
            <text:p>-124.850452379583</text:p>
          </table:table-cell>
          <table:table-cell table:style-name="ce39" table:formula="of:=[.C69]-[.C68]" office:value-type="float" office:value="-125.78695652174" calcext:value-type="float">
            <text:p>-125.78695652174</text:p>
          </table:table-cell>
          <table:table-cell table:style-name="ce39" table:formula="of:=[.D69]-[.D68]" office:value-type="float" office:value="-125.318704450661" calcext:value-type="float">
            <text:p>-125.318704450661</text:p>
          </table:table-cell>
          <table:table-cell table:style-name="ce39" table:formula="of:=[.E69]-[.E68]" office:value-type="float" office:value="-123.02391231" calcext:value-type="float">
            <text:p>-123.02391231</text:p>
          </table:table-cell>
          <table:table-cell table:style-name="ce39" table:formula="of:=[.F69]-[.F71]" office:value-type="float" office:value="-1.27213400929183" calcext:value-type="float">
            <text:p>-1.27213400929183</text:p>
          </table:table-cell>
          <table:table-cell table:style-name="ce39" table:formula="of:=[.G69]-[.G71]" office:value-type="float" office:value="-0.22776570048309" calcext:value-type="float">
            <text:p>-0.22776570048309</text:p>
          </table:table-cell>
          <table:table-cell table:style-name="ce39" table:formula="of:=[.H69]-[.H71]" office:value-type="float" office:value="-0.749949854887461" calcext:value-type="float">
            <text:p>-0.749949854887461</text:p>
          </table:table-cell>
          <table:table-cell table:style-name="ce39" table:formula="of:=[.I69]-[.I71]" office:value-type="float" office:value="0.000000000500008923154383" calcext:value-type="float">
            <text:p>5.00008923154383E-10</text:p>
          </table:table-cell>
          <table:table-cell table:formula="of:=[.I69]+[.J69]" office:value-type="float" office:value="-124.296046319292" calcext:value-type="float">
            <text:p>-124.296046319292</text:p>
          </table:table-cell>
          <table:table-cell table:formula="of:=[.I69]+[.K69]" office:value-type="float" office:value="-123.251678010483" calcext:value-type="float">
            <text:p>-123.251678010483</text:p>
          </table:table-cell>
          <table:table-cell table:formula="of:=[.I69]+[.L69]" office:value-type="float" office:value="-123.773862164887" calcext:value-type="float">
            <text:p>-123.773862164887</text:p>
          </table:table-cell>
          <table:table-cell table:formula="of:=[.I69]+[.M69]" office:value-type="float" office:value="-123.0239123095" calcext:value-type="float">
            <text:p>-123.0239123095</text:p>
          </table:table-cell>
          <table:table-cell table:style-name="ce39" table:formula="of:=[.R68]+[.N69]" office:value-type="float" office:value="-1.27213400929183" calcext:value-type="float">
            <text:p>-1.27213400929183</text:p>
          </table:table-cell>
          <table:table-cell table:style-name="ce39" table:formula="of:=[.S68]+[.O69]" office:value-type="float" office:value="-0.22776570048309" calcext:value-type="float">
            <text:p>-0.22776570048309</text:p>
          </table:table-cell>
          <table:table-cell table:style-name="ce39" table:formula="of:=[.T68]+[.P69]" office:value-type="float" office:value="-0.749949854887461" calcext:value-type="float">
            <text:p>-0.749949854887461</text:p>
          </table:table-cell>
          <table:table-cell table:style-name="ce39" table:formula="of:=[.U68]+[.Q69]" office:value-type="float" office:value="0.000000000500008923154383" calcext:value-type="float">
            <text:p>5.00008923154383E-10</text:p>
          </table:table-cell>
          <table:table-cell table:style-name="ce39" table:number-columns-repeated="1003"/>
        </table:table-row>
        <table:table-row table:style-name="ro1">
          <table:covered-table-cell table:style-name="ce101"/>
          <table:table-cell table:style-name="ce39" office:value-type="float" office:value="-123.566072524333" calcext:value-type="float">
            <text:p>-123.566072524333</text:p>
          </table:table-cell>
          <table:table-cell table:style-name="ce39" office:value-type="float" office:value="-129.345555555556" calcext:value-type="float">
            <text:p>-129.345555555556</text:p>
          </table:table-cell>
          <table:table-cell table:style-name="ce39" table:formula="of:=([.C70]+[.B70])/2" office:value-type="float" office:value="-126.455814039945" calcext:value-type="float">
            <text:p>-126.455814039945</text:p>
          </table:table-cell>
          <table:table-cell table:style-name="ce39" office:value-type="float" office:value="-123.023912311" calcext:value-type="float">
            <text:p>-123.023912311</text:p>
          </table:table-cell>
          <table:table-cell table:style-name="ce39" table:formula="of:=[.B70]-[.B69]" office:value-type="float" office:value="-122.306184361" calcext:value-type="float">
            <text:p>-122.306184361</text:p>
          </table:table-cell>
          <table:table-cell table:style-name="ce39" table:formula="of:=[.C70]-[.C69]" office:value-type="float" office:value="-125.331425120773" calcext:value-type="float">
            <text:p>-125.331425120773</text:p>
          </table:table-cell>
          <table:table-cell table:style-name="ce39" table:formula="of:=[.D70]-[.D69]" office:value-type="float" office:value="-123.818804740887" calcext:value-type="float">
            <text:p>-123.818804740887</text:p>
          </table:table-cell>
          <table:table-cell table:style-name="ce39" table:formula="of:=[.E70]-[.E69]" office:value-type="float" office:value="-123.023912311" calcext:value-type="float">
            <text:p>-123.023912311</text:p>
          </table:table-cell>
          <table:table-cell table:style-name="ce39" table:formula="of:=[.F70]-[.F71]" office:value-type="float" office:value="1.27213400929183" calcext:value-type="float">
            <text:p>1.27213400929183</text:p>
          </table:table-cell>
          <table:table-cell table:style-name="ce39" table:formula="of:=[.G70]-[.G71]" office:value-type="float" office:value="0.22776570048309" calcext:value-type="float">
            <text:p>0.22776570048309</text:p>
          </table:table-cell>
          <table:table-cell table:style-name="ce39" table:formula="of:=[.H70]-[.H71]" office:value-type="float" office:value="0.749949854887461" calcext:value-type="float">
            <text:p>0.749949854887461</text:p>
          </table:table-cell>
          <table:table-cell table:style-name="ce39" table:formula="of:=[.I70]-[.I71]" office:value-type="float" office:value="-0.000000000499994712299667" calcext:value-type="float">
            <text:p>-4.99994712299667E-10</text:p>
          </table:table-cell>
          <table:table-cell table:formula="of:=[.I70]+[.J70]" office:value-type="float" office:value="-121.751778301708" calcext:value-type="float">
            <text:p>-121.751778301708</text:p>
          </table:table-cell>
          <table:table-cell table:formula="of:=[.I70]+[.K70]" office:value-type="float" office:value="-122.796146610517" calcext:value-type="float">
            <text:p>-122.796146610517</text:p>
          </table:table-cell>
          <table:table-cell table:formula="of:=[.I70]+[.L70]" office:value-type="float" office:value="-122.273962456113" calcext:value-type="float">
            <text:p>-122.273962456113</text:p>
          </table:table-cell>
          <table:table-cell table:formula="of:=[.I70]+[.M70]" office:value-type="float" office:value="-123.0239123115" calcext:value-type="float">
            <text:p>-123.0239123115</text:p>
          </table:table-cell>
          <table:table-cell table:style-name="ce39" table:formula="of:=[.R69]+[.N70]" office:value-type="float" office:value="-123.023912311" calcext:value-type="float">
            <text:p>-123.023912311</text:p>
          </table:table-cell>
          <table:table-cell table:style-name="ce39" table:formula="of:=[.S69]+[.O70]" office:value-type="float" office:value="-123.023912311" calcext:value-type="float">
            <text:p>-123.023912311</text:p>
          </table:table-cell>
          <table:table-cell table:style-name="ce39" table:formula="of:=[.T69]+[.P70]" office:value-type="float" office:value="-123.023912311" calcext:value-type="float">
            <text:p>-123.023912311</text:p>
          </table:table-cell>
          <table:table-cell table:style-name="ce39" table:formula="of:=[.U69]+[.Q70]" office:value-type="float" office:value="-123.023912311" calcext:value-type="float">
            <text:p>-123.023912311</text:p>
          </table:table-cell>
          <table:table-cell table:style-name="ce39" table:number-columns-repeated="1003"/>
        </table:table-row>
        <table:table-row table:style-name="ro1">
          <table:table-cell table:style-name="ce39" table:number-columns-repeated="5"/>
          <table:table-cell table:style-name="ce39" table:formula="of:=([.F69]+[.F70])/2" office:value-type="float" office:value="-123.578318370292" calcext:value-type="float">
            <text:p>-123.578318370292</text:p>
          </table:table-cell>
          <table:table-cell table:style-name="ce39" table:formula="of:=([.G69]+[.G70])/2" office:value-type="float" office:value="-125.559190821256" calcext:value-type="float">
            <text:p>-125.559190821256</text:p>
          </table:table-cell>
          <table:table-cell table:style-name="ce39" table:formula="of:=([.H69]+[.H70])/2" office:value-type="float" office:value="-124.568754595774" calcext:value-type="float">
            <text:p>-124.568754595774</text:p>
          </table:table-cell>
          <table:table-cell table:style-name="ce39" table:formula="of:=([.I69]+[.I70])/2" office:value-type="float" office:value="-123.0239123105" calcext:value-type="float">
            <text:p>-123.0239123105</text:p>
          </table:table-cell>
          <table:table-cell table:style-name="ce39" table:number-columns-repeated="4"/>
          <table:table-cell table:number-columns-repeated="4"/>
          <table:table-cell table:style-name="ce39" table:number-columns-repeated="1007"/>
        </table:table-row>
        <table:table-row table:style-name="ro1">
          <table:table-cell table:style-name="ce24" office:value-type="string" calcext:value-type="string" table:number-columns-spanned="1" table:number-rows-spanned="3">
            <text:p>B2X3</text:p>
          </table:table-cell>
          <table:table-cell table:style-name="ce25" office:value-type="float" office:value="124.241549420867" calcext:value-type="float">
            <text:p>124.241549420867</text:p>
          </table:table-cell>
          <table:table-cell table:style-name="ce25" office:value-type="float" office:value="121.625555555556" calcext:value-type="float">
            <text:p>121.625555555556</text:p>
          </table:table-cell>
          <table:table-cell table:style-name="ce25" table:formula="of:=([.C72]+[.B72])/2" office:value-type="float" office:value="122.933552488212" calcext:value-type="float">
            <text:p>122.933552488212</text:p>
          </table:table-cell>
          <table:table-cell table:style-name="ce25" office:value-type="float" office:value="123.023912311" calcext:value-type="float">
            <text:p>123.0239123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formula="of:=[.I72]+[.J72]" office:value-type="float" office:value="0" calcext:value-type="float">
            <text:p>0</text:p>
          </table:table-cell>
          <table:table-cell table:formula="of:=[.I72]+[.K72]" office:value-type="float" office:value="0" calcext:value-type="float">
            <text:p>0</text:p>
          </table:table-cell>
          <table:table-cell table:formula="of:=[.I72]+[.L72]" office:value-type="float" office:value="0" calcext:value-type="float">
            <text:p>0</text:p>
          </table:table-cell>
          <table:table-cell table:formula="of:=[.I72]+[.M72]" office:value-type="float" office:value="0" calcext:value-type="float">
            <text:p>0</text:p>
          </table:table-cell>
          <table:table-cell table:style-name="ce25" table:formula="of:=[.E72]" office:value-type="float" office:value="123.023912311" calcext:value-type="float">
            <text:p>123.023912311</text:p>
          </table:table-cell>
          <table:table-cell table:style-name="ce25" table:formula="of:=[.R72]" office:value-type="float" office:value="123.023912311" calcext:value-type="float">
            <text:p>123.023912311</text:p>
          </table:table-cell>
          <table:table-cell table:style-name="ce25" table:formula="of:=[.S72]" office:value-type="float" office:value="123.023912311" calcext:value-type="float">
            <text:p>123.023912311</text:p>
          </table:table-cell>
          <table:table-cell table:style-name="ce25" table:formula="of:=[.T72]" office:value-type="float" office:value="123.023912311" calcext:value-type="float">
            <text:p>123.023912311</text:p>
          </table:table-cell>
          <table:table-cell table:style-name="ce25" table:number-columns-repeated="1003"/>
        </table:table-row>
        <table:table-row table:style-name="ro1">
          <table:covered-table-cell table:style-name="ce80"/>
          <table:table-cell table:style-name="ce25" office:value-type="float" office:value="0.890955333333306" calcext:value-type="float">
            <text:p>0.890955333333306</text:p>
          </table:table-cell>
          <table:table-cell table:style-name="ce25" office:value-type="float" office:value="-3.40326086956521" calcext:value-type="float">
            <text:p>-3.40326086956521</text:p>
          </table:table-cell>
          <table:table-cell table:style-name="ce25" table:formula="of:=([.C73]+[.B73])/2" office:value-type="float" office:value="-1.25615276811595" calcext:value-type="float">
            <text:p>-1.25615276811595</text:p>
          </table:table-cell>
          <table:table-cell table:style-name="ce25" office:value-type="float" office:value="-0.0000000000000277555756156" calcext:value-type="float">
            <text:p>-2.77555756156E-14</text:p>
          </table:table-cell>
          <table:table-cell table:formula="of:=[.B73]-[.B72]" office:value-type="float" office:value="-123.350594087534" calcext:value-type="float">
            <text:p>-123.350594087534</text:p>
          </table:table-cell>
          <table:table-cell table:formula="of:=[.C73]-[.C72]" office:value-type="float" office:value="-125.028816425121" calcext:value-type="float">
            <text:p>-125.028816425121</text:p>
          </table:table-cell>
          <table:table-cell table:formula="of:=[.D73]-[.D72]" office:value-type="float" office:value="-124.189705256328" calcext:value-type="float">
            <text:p>-124.189705256328</text:p>
          </table:table-cell>
          <table:table-cell table:formula="of:=[.E73]-[.E72]" office:value-type="float" office:value="-123.023912311" calcext:value-type="float">
            <text:p>-123.023912311</text:p>
          </table:table-cell>
          <table:table-cell table:style-name="ce25" table:formula="of:=[.F73]-[.F75]" office:value-type="float" office:value="0.504726878399808" calcext:value-type="float">
            <text:p>0.504726878399808</text:p>
          </table:table-cell>
          <table:table-cell table:style-name="ce25" table:formula="of:=[.G73]-[.G75]" office:value-type="float" office:value="0.713852657004793" calcext:value-type="float">
            <text:p>0.713852657004793</text:p>
          </table:table-cell>
          <table:table-cell table:style-name="ce25" table:formula="of:=[.H73]-[.H75]" office:value-type="float" office:value="0.609289767702293" calcext:value-type="float">
            <text:p>0.609289767702293</text:p>
          </table:table-cell>
          <table:table-cell table:style-name="ce25" table:formula="of:=[.I73]-[.I75]" office:value-type="float" office:value="0" calcext:value-type="float">
            <text:p>0</text:p>
          </table:table-cell>
          <table:table-cell table:formula="of:=[.I73]+[.J73]" office:value-type="float" office:value="-122.5191854326" calcext:value-type="float">
            <text:p>-122.5191854326</text:p>
          </table:table-cell>
          <table:table-cell table:formula="of:=[.I73]+[.K73]" office:value-type="float" office:value="-122.310059653995" calcext:value-type="float">
            <text:p>-122.310059653995</text:p>
          </table:table-cell>
          <table:table-cell table:formula="of:=[.I73]+[.L73]" office:value-type="float" office:value="-122.414622543298" calcext:value-type="float">
            <text:p>-122.414622543298</text:p>
          </table:table-cell>
          <table:table-cell table:formula="of:=[.I73]+[.M73]" office:value-type="float" office:value="-123.023912311" calcext:value-type="float">
            <text:p>-123.023912311</text:p>
          </table:table-cell>
          <table:table-cell table:style-name="ce25" table:formula="of:=[.R72]+[.N73]" office:value-type="float" office:value="0.504726878399808" calcext:value-type="float">
            <text:p>0.504726878399808</text:p>
          </table:table-cell>
          <table:table-cell table:style-name="ce25" table:formula="of:=[.S72]+[.O73]" office:value-type="float" office:value="0.713852657004793" calcext:value-type="float">
            <text:p>0.713852657004793</text:p>
          </table:table-cell>
          <table:table-cell table:style-name="ce25" table:formula="of:=[.T72]+[.P73]" office:value-type="float" office:value="0.609289767702293" calcext:value-type="float">
            <text:p>0.609289767702293</text:p>
          </table:table-cell>
          <table:table-cell table:style-name="ce25" table:formula="of:=[.U72]+[.Q73]" office:value-type="float" office:value="0" calcext:value-type="float">
            <text:p>0</text:p>
          </table:table-cell>
          <table:table-cell table:style-name="ce25" table:number-columns-repeated="1003"/>
        </table:table-row>
        <table:table-row table:style-name="ro1">
          <table:covered-table-cell table:style-name="ce80"/>
          <table:table-cell table:style-name="ce25" office:value-type="float" office:value="-123.469092511" calcext:value-type="float">
            <text:p>-123.469092511</text:p>
          </table:table-cell>
          <table:table-cell table:style-name="ce25" office:value-type="float" office:value="-129.859782608696" calcext:value-type="float">
            <text:p>-129.859782608696</text:p>
          </table:table-cell>
          <table:table-cell table:style-name="ce25" table:formula="of:=([.C74]+[.B74])/2" office:value-type="float" office:value="-126.664437559848" calcext:value-type="float">
            <text:p>-126.664437559848</text:p>
          </table:table-cell>
          <table:table-cell table:style-name="ce25" office:value-type="float" office:value="-123.023912311" calcext:value-type="float">
            <text:p>-123.023912311</text:p>
          </table:table-cell>
          <table:table-cell table:formula="of:=[.B74]-[.B73]" office:value-type="float" office:value="-124.360047844333" calcext:value-type="float">
            <text:p>-124.360047844333</text:p>
          </table:table-cell>
          <table:table-cell table:formula="of:=[.C74]-[.C73]" office:value-type="float" office:value="-126.456521739131" calcext:value-type="float">
            <text:p>-126.456521739131</text:p>
          </table:table-cell>
          <table:table-cell table:formula="of:=[.D74]-[.D73]" office:value-type="float" office:value="-125.408284791732" calcext:value-type="float">
            <text:p>-125.408284791732</text:p>
          </table:table-cell>
          <table:table-cell table:formula="of:=[.E74]-[.E73]" office:value-type="float" office:value="-123.023912311" calcext:value-type="float">
            <text:p>-123.023912311</text:p>
          </table:table-cell>
          <table:table-cell table:style-name="ce25" table:formula="of:=[.F74]-[.F75]" office:value-type="float" office:value="-0.504726878399808" calcext:value-type="float">
            <text:p>-0.504726878399808</text:p>
          </table:table-cell>
          <table:table-cell table:style-name="ce25" table:formula="of:=[.G74]-[.G75]" office:value-type="float" office:value="-0.713852657004779" calcext:value-type="float">
            <text:p>-0.713852657004779</text:p>
          </table:table-cell>
          <table:table-cell table:style-name="ce25" table:formula="of:=[.H74]-[.H75]" office:value-type="float" office:value="-0.609289767702308" calcext:value-type="float">
            <text:p>-0.609289767702308</text:p>
          </table:table-cell>
          <table:table-cell table:style-name="ce25" table:formula="of:=[.I74]-[.I75]" office:value-type="float" office:value="0" calcext:value-type="float">
            <text:p>0</text:p>
          </table:table-cell>
          <table:table-cell table:formula="of:=[.I74]+[.J74]" office:value-type="float" office:value="-123.5286391894" calcext:value-type="float">
            <text:p>-123.5286391894</text:p>
          </table:table-cell>
          <table:table-cell table:formula="of:=[.I74]+[.K74]" office:value-type="float" office:value="-123.737764968005" calcext:value-type="float">
            <text:p>-123.737764968005</text:p>
          </table:table-cell>
          <table:table-cell table:formula="of:=[.I74]+[.L74]" office:value-type="float" office:value="-123.633202078702" calcext:value-type="float">
            <text:p>-123.633202078702</text:p>
          </table:table-cell>
          <table:table-cell table:formula="of:=[.I74]+[.M74]" office:value-type="float" office:value="-123.023912311" calcext:value-type="float">
            <text:p>-123.023912311</text:p>
          </table:table-cell>
          <table:table-cell table:style-name="ce25" table:formula="of:=[.R73]+[.N74]" office:value-type="float" office:value="-123.023912311" calcext:value-type="float">
            <text:p>-123.023912311</text:p>
          </table:table-cell>
          <table:table-cell table:style-name="ce25" table:formula="of:=[.S73]+[.O74]" office:value-type="float" office:value="-123.023912311" calcext:value-type="float">
            <text:p>-123.023912311</text:p>
          </table:table-cell>
          <table:table-cell table:style-name="ce25" table:formula="of:=[.T73]+[.P74]" office:value-type="float" office:value="-123.023912311" calcext:value-type="float">
            <text:p>-123.023912311</text:p>
          </table:table-cell>
          <table:table-cell table:style-name="ce25" table:formula="of:=[.U73]+[.Q74]" office:value-type="float" office:value="-123.023912311" calcext:value-type="float">
            <text:p>-123.023912311</text:p>
          </table:table-cell>
          <table:table-cell table:style-name="ce25" table:number-columns-repeated="1003"/>
        </table:table-row>
        <table:table-row table:style-name="ro1">
          <table:table-cell table:style-name="ce25" table:number-columns-repeated="5"/>
          <table:table-cell table:formula="of:=([.F73]+[.F74])/2" office:value-type="float" office:value="-123.855320965934" calcext:value-type="float">
            <text:p>-123.855320965934</text:p>
          </table:table-cell>
          <table:table-cell table:formula="of:=([.G73]+[.G74])/2" office:value-type="float" office:value="-125.742669082126" calcext:value-type="float">
            <text:p>-125.742669082126</text:p>
          </table:table-cell>
          <table:table-cell table:formula="of:=([.H73]+[.H74])/2" office:value-type="float" office:value="-124.79899502403" calcext:value-type="float">
            <text:p>-124.79899502403</text:p>
          </table:table-cell>
          <table:table-cell table:formula="of:=([.I73]+[.I74])/2" office:value-type="float" office:value="-123.023912311" calcext:value-type="float">
            <text:p>-123.023912311</text:p>
          </table:table-cell>
          <table:table-cell table:style-name="ce25" table:number-columns-repeated="4"/>
          <table:table-cell table:number-columns-repeated="4"/>
          <table:table-cell table:style-name="ce25" table:number-columns-repeated="1007"/>
        </table:table-row>
        <table:table-row table:style-name="ro1">
          <table:table-cell table:style-name="ce40" office:value-type="string" calcext:value-type="string" table:number-columns-spanned="1" table:number-rows-spanned="3">
            <text:p>B2X4</text:p>
          </table:table-cell>
          <table:table-cell table:style-name="ce41" office:value-type="float" office:value="124.557822434333" calcext:value-type="float">
            <text:p>124.557822434333</text:p>
          </table:table-cell>
          <table:table-cell table:style-name="ce41" office:value-type="float" office:value="120.803260869565" calcext:value-type="float">
            <text:p>120.803260869565</text:p>
          </table:table-cell>
          <table:table-cell table:style-name="ce41" table:formula="of:=([.C76]+[.B76])/2" office:value-type="float" office:value="122.680541651949" calcext:value-type="float">
            <text:p>122.680541651949</text:p>
          </table:table-cell>
          <table:table-cell table:style-name="ce41" office:value-type="float" office:value="123.023912311" calcext:value-type="float">
            <text:p>123.0239123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 table:formula="of:=[.I76]+[.J76]" office:value-type="float" office:value="0" calcext:value-type="float">
            <text:p>0</text:p>
          </table:table-cell>
          <table:table-cell table:formula="of:=[.I76]+[.K76]" office:value-type="float" office:value="0" calcext:value-type="float">
            <text:p>0</text:p>
          </table:table-cell>
          <table:table-cell table:formula="of:=[.I76]+[.L76]" office:value-type="float" office:value="0" calcext:value-type="float">
            <text:p>0</text:p>
          </table:table-cell>
          <table:table-cell table:formula="of:=[.I76]+[.M76]" office:value-type="float" office:value="0" calcext:value-type="float">
            <text:p>0</text:p>
          </table:table-cell>
          <table:table-cell table:style-name="ce41" table:formula="of:=[.E76]" office:value-type="float" office:value="123.023912311" calcext:value-type="float">
            <text:p>123.023912311</text:p>
          </table:table-cell>
          <table:table-cell table:style-name="ce41" table:formula="of:=[.R76]" office:value-type="float" office:value="123.023912311" calcext:value-type="float">
            <text:p>123.023912311</text:p>
          </table:table-cell>
          <table:table-cell table:style-name="ce41" table:formula="of:=[.S76]" office:value-type="float" office:value="123.023912311" calcext:value-type="float">
            <text:p>123.023912311</text:p>
          </table:table-cell>
          <table:table-cell table:style-name="ce41" table:formula="of:=[.T76]" office:value-type="float" office:value="123.023912311" calcext:value-type="float">
            <text:p>123.023912311</text:p>
          </table:table-cell>
          <table:table-cell table:style-name="ce41" table:number-columns-repeated="1003"/>
        </table:table-row>
        <table:table-row table:style-name="ro1">
          <table:covered-table-cell table:style-name="ce104"/>
          <table:table-cell table:style-name="ce41" office:value-type="float" office:value="1.5854841" calcext:value-type="float">
            <text:p>1.5854841</text:p>
          </table:table-cell>
          <table:table-cell table:style-name="ce41" office:value-type="float" office:value="-4.06022727272726" calcext:value-type="float">
            <text:p>-4.06022727272726</text:p>
          </table:table-cell>
          <table:table-cell table:style-name="ce41" table:formula="of:=([.C77]+[.B77])/2" office:value-type="float" office:value="-1.23737158636363" calcext:value-type="float">
            <text:p>-1.23737158636363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B77]-[.B76]" office:value-type="float" office:value="-122.972338334333" calcext:value-type="float">
            <text:p>-122.972338334333</text:p>
          </table:table-cell>
          <table:table-cell table:style-name="ce41" table:formula="of:=[.C77]-[.C76]" office:value-type="float" office:value="-124.863488142292" calcext:value-type="float">
            <text:p>-124.863488142292</text:p>
          </table:table-cell>
          <table:table-cell table:style-name="ce41" table:formula="of:=[.D77]-[.D76]" office:value-type="float" office:value="-123.917913238313" calcext:value-type="float">
            <text:p>-123.917913238313</text:p>
          </table:table-cell>
          <table:table-cell table:style-name="ce41" table:formula="of:=[.E77]-[.E76]" office:value-type="float" office:value="-123.023912311" calcext:value-type="float">
            <text:p>-123.023912311</text:p>
          </table:table-cell>
          <table:table-cell table:style-name="ce41" table:formula="of:=[.F77]-[.F79]" office:value-type="float" office:value="0.573594954499995" calcext:value-type="float">
            <text:p>0.573594954499995</text:p>
          </table:table-cell>
          <table:table-cell table:style-name="ce41" table:formula="of:=[.G77]-[.G79]" office:value-type="float" office:value="0.639772727272742" calcext:value-type="float">
            <text:p>0.639772727272742</text:p>
          </table:table-cell>
          <table:table-cell table:style-name="ce41" table:formula="of:=[.H77]-[.H79]" office:value-type="float" office:value="0.606683840886362" calcext:value-type="float">
            <text:p>0.606683840886362</text:p>
          </table:table-cell>
          <table:table-cell table:style-name="ce41" table:formula="of:=[.I77]-[.I79]" office:value-type="float" office:value="-0.000000000499994712299667" calcext:value-type="float">
            <text:p>-4.99994712299667E-10</text:p>
          </table:table-cell>
          <table:table-cell table:formula="of:=[.I77]+[.J77]" office:value-type="float" office:value="-122.4503173565" calcext:value-type="float">
            <text:p>-122.4503173565</text:p>
          </table:table-cell>
          <table:table-cell table:formula="of:=[.I77]+[.K77]" office:value-type="float" office:value="-122.384139583727" calcext:value-type="float">
            <text:p>-122.384139583727</text:p>
          </table:table-cell>
          <table:table-cell table:formula="of:=[.I77]+[.L77]" office:value-type="float" office:value="-122.417228470114" calcext:value-type="float">
            <text:p>-122.417228470114</text:p>
          </table:table-cell>
          <table:table-cell table:formula="of:=[.I77]+[.M77]" office:value-type="float" office:value="-123.0239123115" calcext:value-type="float">
            <text:p>-123.0239123115</text:p>
          </table:table-cell>
          <table:table-cell table:style-name="ce41" table:formula="of:=[.R76]+[.N77]" office:value-type="float" office:value="0.573594954499995" calcext:value-type="float">
            <text:p>0.573594954499995</text:p>
          </table:table-cell>
          <table:table-cell table:style-name="ce41" table:formula="of:=[.S76]+[.O77]" office:value-type="float" office:value="0.639772727272742" calcext:value-type="float">
            <text:p>0.639772727272742</text:p>
          </table:table-cell>
          <table:table-cell table:style-name="ce41" table:formula="of:=[.T76]+[.P77]" office:value-type="float" office:value="0.606683840886362" calcext:value-type="float">
            <text:p>0.606683840886362</text:p>
          </table:table-cell>
          <table:table-cell table:style-name="ce41" table:formula="of:=[.U76]+[.Q77]" office:value-type="float" office:value="-0.000000000499994712299667" calcext:value-type="float">
            <text:p>-4.99994712299667E-10</text:p>
          </table:table-cell>
          <table:table-cell table:style-name="ce41" table:number-columns-repeated="1003"/>
        </table:table-row>
        <table:table-row table:style-name="ro1">
          <table:covered-table-cell table:style-name="ce104"/>
          <table:table-cell table:style-name="ce41" office:value-type="float" office:value="-122.534044143333" calcext:value-type="float">
            <text:p>-122.534044143333</text:p>
          </table:table-cell>
          <table:table-cell table:style-name="ce41" office:value-type="float" office:value="-130.203260869565" calcext:value-type="float">
            <text:p>-130.203260869565</text:p>
          </table:table-cell>
          <table:table-cell table:style-name="ce41" table:formula="of:=([.C78]+[.B78])/2" office:value-type="float" office:value="-126.368652506449" calcext:value-type="float">
            <text:p>-126.368652506449</text:p>
          </table:table-cell>
          <table:table-cell table:style-name="ce41" office:value-type="float" office:value="-123.02391231" calcext:value-type="float">
            <text:p>-123.02391231</text:p>
          </table:table-cell>
          <table:table-cell table:style-name="ce41" table:formula="of:=[.B78]-[.B77]" office:value-type="float" office:value="-124.119528243333" calcext:value-type="float">
            <text:p>-124.119528243333</text:p>
          </table:table-cell>
          <table:table-cell table:style-name="ce41" table:formula="of:=[.C78]-[.C77]" office:value-type="float" office:value="-126.143033596838" calcext:value-type="float">
            <text:p>-126.143033596838</text:p>
          </table:table-cell>
          <table:table-cell table:style-name="ce41" table:formula="of:=[.D78]-[.D77]" office:value-type="float" office:value="-125.131280920085" calcext:value-type="float">
            <text:p>-125.131280920085</text:p>
          </table:table-cell>
          <table:table-cell table:style-name="ce41" table:formula="of:=[.E78]-[.E77]" office:value-type="float" office:value="-123.02391231" calcext:value-type="float">
            <text:p>-123.02391231</text:p>
          </table:table-cell>
          <table:table-cell table:style-name="ce41" table:formula="of:=[.F78]-[.F79]" office:value-type="float" office:value="-0.57359495450001" calcext:value-type="float">
            <text:p>-0.57359495450001</text:p>
          </table:table-cell>
          <table:table-cell table:style-name="ce41" table:formula="of:=[.G78]-[.G79]" office:value-type="float" office:value="-0.639772727272757" calcext:value-type="float">
            <text:p>-0.639772727272757</text:p>
          </table:table-cell>
          <table:table-cell table:style-name="ce41" table:formula="of:=[.H78]-[.H79]" office:value-type="float" office:value="-0.606683840886376" calcext:value-type="float">
            <text:p>-0.606683840886376</text:p>
          </table:table-cell>
          <table:table-cell table:style-name="ce41" table:formula="of:=[.I78]-[.I79]" office:value-type="float" office:value="0.000000000500008923154383" calcext:value-type="float">
            <text:p>5.00008923154383E-10</text:p>
          </table:table-cell>
          <table:table-cell table:formula="of:=[.I78]+[.J78]" office:value-type="float" office:value="-123.5975072645" calcext:value-type="float">
            <text:p>-123.5975072645</text:p>
          </table:table-cell>
          <table:table-cell table:formula="of:=[.I78]+[.K78]" office:value-type="float" office:value="-123.663685037273" calcext:value-type="float">
            <text:p>-123.663685037273</text:p>
          </table:table-cell>
          <table:table-cell table:formula="of:=[.I78]+[.L78]" office:value-type="float" office:value="-123.630596150886" calcext:value-type="float">
            <text:p>-123.630596150886</text:p>
          </table:table-cell>
          <table:table-cell table:formula="of:=[.I78]+[.M78]" office:value-type="float" office:value="-123.0239123095" calcext:value-type="float">
            <text:p>-123.0239123095</text:p>
          </table:table-cell>
          <table:table-cell table:style-name="ce41" table:formula="of:=[.R77]+[.N78]" office:value-type="float" office:value="-123.02391231" calcext:value-type="float">
            <text:p>-123.02391231</text:p>
          </table:table-cell>
          <table:table-cell table:style-name="ce41" table:formula="of:=[.S77]+[.O78]" office:value-type="float" office:value="-123.02391231" calcext:value-type="float">
            <text:p>-123.02391231</text:p>
          </table:table-cell>
          <table:table-cell table:style-name="ce41" table:formula="of:=[.T77]+[.P78]" office:value-type="float" office:value="-123.02391231" calcext:value-type="float">
            <text:p>-123.02391231</text:p>
          </table:table-cell>
          <table:table-cell table:style-name="ce41" table:formula="of:=[.U77]+[.Q78]" office:value-type="float" office:value="-123.02391231" calcext:value-type="float">
            <text:p>-123.02391231</text:p>
          </table:table-cell>
          <table:table-cell table:style-name="ce41" table:number-columns-repeated="1003"/>
        </table:table-row>
        <table:table-row table:style-name="ro1">
          <table:table-cell table:style-name="ce41" table:number-columns-repeated="5"/>
          <table:table-cell table:style-name="ce41" table:formula="of:=([.F77]+[.F78])/2" office:value-type="float" office:value="-123.545933288833" calcext:value-type="float">
            <text:p>-123.545933288833</text:p>
          </table:table-cell>
          <table:table-cell table:style-name="ce41" table:formula="of:=([.G77]+[.G78])/2" office:value-type="float" office:value="-125.503260869565" calcext:value-type="float">
            <text:p>-125.503260869565</text:p>
          </table:table-cell>
          <table:table-cell table:style-name="ce41" table:formula="of:=([.H77]+[.H78])/2" office:value-type="float" office:value="-124.524597079199" calcext:value-type="float">
            <text:p>-124.524597079199</text:p>
          </table:table-cell>
          <table:table-cell table:style-name="ce41" table:formula="of:=([.I77]+[.I78])/2" office:value-type="float" office:value="-123.0239123105" calcext:value-type="float">
            <text:p>-123.0239123105</text:p>
          </table:table-cell>
          <table:table-cell table:style-name="ce41" table:number-columns-repeated="4"/>
          <table:table-cell table:number-columns-repeated="4"/>
          <table:table-cell table:style-name="ce41" table:number-columns-repeated="1007"/>
        </table:table-row>
        <table:table-row table:style-name="ro1">
          <table:table-cell table:style-name="ce42" office:value-type="string" calcext:value-type="string" table:number-columns-spanned="1" table:number-rows-spanned="3">
            <text:p>B2X5</text:p>
          </table:table-cell>
          <table:table-cell table:style-name="ce43" office:value-type="float" office:value="124.8093192" calcext:value-type="float">
            <text:p>124.8093192</text:p>
          </table:table-cell>
          <table:table-cell table:style-name="ce43" office:value-type="float" office:value="119.704545454545" calcext:value-type="float">
            <text:p>119.704545454545</text:p>
          </table:table-cell>
          <table:table-cell table:style-name="ce43" table:formula="of:=([.C80]+[.B80])/2" office:value-type="float" office:value="122.256932327273" calcext:value-type="float">
            <text:p>122.256932327273</text:p>
          </table:table-cell>
          <table:table-cell table:style-name="ce43" office:value-type="float" office:value="123.02391231" calcext:value-type="float">
            <text:p>123.0239123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formula="of:=[.I80]+[.J80]" office:value-type="float" office:value="0" calcext:value-type="float">
            <text:p>0</text:p>
          </table:table-cell>
          <table:table-cell table:formula="of:=[.I80]+[.K80]" office:value-type="float" office:value="0" calcext:value-type="float">
            <text:p>0</text:p>
          </table:table-cell>
          <table:table-cell table:formula="of:=[.I80]+[.L80]" office:value-type="float" office:value="0" calcext:value-type="float">
            <text:p>0</text:p>
          </table:table-cell>
          <table:table-cell table:formula="of:=[.I80]+[.M80]" office:value-type="float" office:value="0" calcext:value-type="float">
            <text:p>0</text:p>
          </table:table-cell>
          <table:table-cell table:style-name="ce43" table:formula="of:=[.E80]" office:value-type="float" office:value="123.02391231" calcext:value-type="float">
            <text:p>123.02391231</text:p>
          </table:table-cell>
          <table:table-cell table:style-name="ce43" table:formula="of:=[.R80]" office:value-type="float" office:value="123.02391231" calcext:value-type="float">
            <text:p>123.02391231</text:p>
          </table:table-cell>
          <table:table-cell table:style-name="ce43" table:formula="of:=[.S80]" office:value-type="float" office:value="123.02391231" calcext:value-type="float">
            <text:p>123.02391231</text:p>
          </table:table-cell>
          <table:table-cell table:style-name="ce43" table:formula="of:=[.T80]" office:value-type="float" office:value="123.02391231" calcext:value-type="float">
            <text:p>123.02391231</text:p>
          </table:table-cell>
          <table:table-cell table:style-name="ce43" table:number-columns-repeated="1003"/>
        </table:table-row>
        <table:table-row table:style-name="ro1">
          <table:covered-table-cell table:style-name="ce107"/>
          <table:table-cell table:style-name="ce43" office:value-type="float" office:value="1.27429093333333" calcext:value-type="float">
            <text:p>1.27429093333333</text:p>
          </table:table-cell>
          <table:table-cell table:style-name="ce43" office:value-type="float" office:value="-5.4195652173913" calcext:value-type="float">
            <text:p>-5.4195652173913</text:p>
          </table:table-cell>
          <table:table-cell table:style-name="ce43" table:formula="of:=([.C81]+[.B81])/2" office:value-type="float" office:value="-2.07263714202899" calcext:value-type="float">
            <text:p>-2.07263714202899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[.B81]-[.B80]" office:value-type="float" office:value="-123.535028266667" calcext:value-type="float">
            <text:p>-123.535028266667</text:p>
          </table:table-cell>
          <table:table-cell table:style-name="ce43" table:formula="of:=[.C81]-[.C80]" office:value-type="float" office:value="-125.124110671936" calcext:value-type="float">
            <text:p>-125.124110671936</text:p>
          </table:table-cell>
          <table:table-cell table:style-name="ce43" table:formula="of:=[.D81]-[.D80]" office:value-type="float" office:value="-124.329569469301" calcext:value-type="float">
            <text:p>-124.329569469301</text:p>
          </table:table-cell>
          <table:table-cell table:style-name="ce43" table:formula="of:=[.E81]-[.E80]" office:value-type="float" office:value="-123.02391231" calcext:value-type="float">
            <text:p>-123.02391231</text:p>
          </table:table-cell>
          <table:table-cell table:style-name="ce43" table:formula="of:=[.F81]-[.F83]" office:value-type="float" office:value="1.56335295499983" calcext:value-type="float">
            <text:p>1.56335295499983</text:p>
          </table:table-cell>
          <table:table-cell table:style-name="ce43" table:formula="of:=[.G81]-[.G83]" office:value-type="float" office:value="1.50982872200269" calcext:value-type="float">
            <text:p>1.50982872200269</text:p>
          </table:table-cell>
          <table:table-cell table:style-name="ce43" table:formula="of:=[.H81]-[.H83]" office:value-type="float" office:value="1.53659083850127" calcext:value-type="float">
            <text:p>1.53659083850127</text:p>
          </table:table-cell>
          <table:table-cell table:style-name="ce43" table:formula="of:=[.I81]-[.I83]" office:value-type="float" office:value="-0.00000744999999824358" calcext:value-type="float">
            <text:p>-7.44999999824358E-06</text:p>
          </table:table-cell>
          <table:table-cell table:formula="of:=[.I81]+[.J81]" office:value-type="float" office:value="-121.460559355" calcext:value-type="float">
            <text:p>-121.460559355</text:p>
          </table:table-cell>
          <table:table-cell table:formula="of:=[.I81]+[.K81]" office:value-type="float" office:value="-121.514083587997" calcext:value-type="float">
            <text:p>-121.514083587997</text:p>
          </table:table-cell>
          <table:table-cell table:formula="of:=[.I81]+[.L81]" office:value-type="float" office:value="-121.487321471499" calcext:value-type="float">
            <text:p>-121.487321471499</text:p>
          </table:table-cell>
          <table:table-cell table:formula="of:=[.I81]+[.M81]" office:value-type="float" office:value="-123.02391976" calcext:value-type="float">
            <text:p>-123.02391976</text:p>
          </table:table-cell>
          <table:table-cell table:style-name="ce43" table:formula="of:=[.R80]+[.N81]" office:value-type="float" office:value="1.56335295499983" calcext:value-type="float">
            <text:p>1.56335295499983</text:p>
          </table:table-cell>
          <table:table-cell table:style-name="ce43" table:formula="of:=[.S80]+[.O81]" office:value-type="float" office:value="1.50982872200269" calcext:value-type="float">
            <text:p>1.50982872200269</text:p>
          </table:table-cell>
          <table:table-cell table:style-name="ce43" table:formula="of:=[.T80]+[.P81]" office:value-type="float" office:value="1.53659083850127" calcext:value-type="float">
            <text:p>1.53659083850127</text:p>
          </table:table-cell>
          <table:table-cell table:style-name="ce43" table:formula="of:=[.U80]+[.Q81]" office:value-type="float" office:value="-0.00000744999999824358" calcext:value-type="float">
            <text:p>-7.44999999824358E-06</text:p>
          </table:table-cell>
          <table:table-cell table:style-name="ce43" table:number-columns-repeated="1003"/>
        </table:table-row>
        <table:table-row table:style-name="ro1">
          <table:covered-table-cell table:style-name="ce107"/>
          <table:table-cell table:style-name="ce43" office:value-type="float" office:value="-125.387443243333" calcext:value-type="float">
            <text:p>-125.387443243333</text:p>
          </table:table-cell>
          <table:table-cell table:style-name="ce43" office:value-type="float" office:value="-133.563333333333" calcext:value-type="float">
            <text:p>-133.563333333333</text:p>
          </table:table-cell>
          <table:table-cell table:style-name="ce43" table:formula="of:=([.C82]+[.B82])/2" office:value-type="float" office:value="-129.475388288333" calcext:value-type="float">
            <text:p>-129.475388288333</text:p>
          </table:table-cell>
          <table:table-cell table:style-name="ce43" office:value-type="float" office:value="-123.02389741" calcext:value-type="float">
            <text:p>-123.02389741</text:p>
          </table:table-cell>
          <table:table-cell table:style-name="ce43" table:formula="of:=[.B82]-[.B81]" office:value-type="float" office:value="-126.661734176666" calcext:value-type="float">
            <text:p>-126.661734176666</text:p>
          </table:table-cell>
          <table:table-cell table:style-name="ce43" table:formula="of:=[.C82]-[.C81]" office:value-type="float" office:value="-128.143768115942" calcext:value-type="float">
            <text:p>-128.143768115942</text:p>
          </table:table-cell>
          <table:table-cell table:style-name="ce43" table:formula="of:=[.D82]-[.D81]" office:value-type="float" office:value="-127.402751146304" calcext:value-type="float">
            <text:p>-127.402751146304</text:p>
          </table:table-cell>
          <table:table-cell table:style-name="ce43" table:formula="of:=[.E82]-[.E81]" office:value-type="float" office:value="-123.02389741" calcext:value-type="float">
            <text:p>-123.02389741</text:p>
          </table:table-cell>
          <table:table-cell table:style-name="ce43" table:formula="of:=[.F82]-[.F83]" office:value-type="float" office:value="-1.56335295499983" calcext:value-type="float">
            <text:p>-1.56335295499983</text:p>
          </table:table-cell>
          <table:table-cell table:style-name="ce43" table:formula="of:=[.G82]-[.G83]" office:value-type="float" office:value="-1.50982872200271" calcext:value-type="float">
            <text:p>-1.50982872200271</text:p>
          </table:table-cell>
          <table:table-cell table:style-name="ce43" table:formula="of:=[.H82]-[.H83]" office:value-type="float" office:value="-1.53659083850127" calcext:value-type="float">
            <text:p>-1.53659083850127</text:p>
          </table:table-cell>
          <table:table-cell table:style-name="ce43" table:formula="of:=[.I82]-[.I83]" office:value-type="float" office:value="0.00000744999999824358" calcext:value-type="float">
            <text:p>7.44999999824358E-06</text:p>
          </table:table-cell>
          <table:table-cell table:formula="of:=[.I82]+[.J82]" office:value-type="float" office:value="-124.587250365" calcext:value-type="float">
            <text:p>-124.587250365</text:p>
          </table:table-cell>
          <table:table-cell table:formula="of:=[.I82]+[.K82]" office:value-type="float" office:value="-124.533726132003" calcext:value-type="float">
            <text:p>-124.533726132003</text:p>
          </table:table-cell>
          <table:table-cell table:formula="of:=[.I82]+[.L82]" office:value-type="float" office:value="-124.560488248501" calcext:value-type="float">
            <text:p>-124.560488248501</text:p>
          </table:table-cell>
          <table:table-cell table:formula="of:=[.I82]+[.M82]" office:value-type="float" office:value="-123.02388996" calcext:value-type="float">
            <text:p>-123.02388996</text:p>
          </table:table-cell>
          <table:table-cell table:style-name="ce43" table:formula="of:=[.R81]+[.N82]" office:value-type="float" office:value="-123.02389741" calcext:value-type="float">
            <text:p>-123.02389741</text:p>
          </table:table-cell>
          <table:table-cell table:style-name="ce43" table:formula="of:=[.S81]+[.O82]" office:value-type="float" office:value="-123.02389741" calcext:value-type="float">
            <text:p>-123.02389741</text:p>
          </table:table-cell>
          <table:table-cell table:style-name="ce43" table:formula="of:=[.T81]+[.P82]" office:value-type="float" office:value="-123.02389741" calcext:value-type="float">
            <text:p>-123.02389741</text:p>
          </table:table-cell>
          <table:table-cell table:style-name="ce43" table:formula="of:=[.U81]+[.Q82]" office:value-type="float" office:value="-123.02389741" calcext:value-type="float">
            <text:p>-123.02389741</text:p>
          </table:table-cell>
          <table:table-cell table:style-name="ce43" table:number-columns-repeated="1003"/>
        </table:table-row>
        <table:table-row table:style-name="ro1">
          <table:table-cell table:style-name="ce43" table:number-columns-repeated="5"/>
          <table:table-cell table:style-name="ce43" table:formula="of:=([.F81]+[.F82])/2" office:value-type="float" office:value="-125.098381221667" calcext:value-type="float">
            <text:p>-125.098381221667</text:p>
          </table:table-cell>
          <table:table-cell table:style-name="ce43" table:formula="of:=([.G81]+[.G82])/2" office:value-type="float" office:value="-126.633939393939" calcext:value-type="float">
            <text:p>-126.633939393939</text:p>
          </table:table-cell>
          <table:table-cell table:style-name="ce43" table:formula="of:=([.H81]+[.H82])/2" office:value-type="float" office:value="-125.866160307803" calcext:value-type="float">
            <text:p>-125.866160307803</text:p>
          </table:table-cell>
          <table:table-cell table:style-name="ce43" table:formula="of:=([.I81]+[.I82])/2" office:value-type="float" office:value="-123.02390486" calcext:value-type="float">
            <text:p>-123.02390486</text:p>
          </table:table-cell>
          <table:table-cell table:style-name="ce43" table:number-columns-repeated="4"/>
          <table:table-cell table:number-columns-repeated="4"/>
          <table:table-cell table:style-name="ce43" table:number-columns-repeated="1007"/>
        </table:table-row>
      </table:table>
      <table:table table:name="step1_using_average" table:style-name="ta1">
        <table:table-column table:style-name="co2" table:number-columns-repeated="13" table:default-cell-style-name="ce65"/>
        <table:table-column table:style-name="co2" table:number-columns-repeated="4" table:default-cell-style-name="ce7"/>
        <table:table-column table:style-name="co2" table:number-columns-repeated="1007" table:default-cell-style-name="ce65"/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positions</text:p>
          </table:table-cell>
          <table:covered-table-cell table:number-columns-repeated="3" table:style-name="ce5"/>
          <table:table-cell table:style-name="Default" table:number-columns-repeated="1003"/>
        </table:table-row>
        <table:table-row table:style-name="ro1">
          <table:table-cell table:style-name="Default"/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RC</text:p>
          </table:table-cell>
          <table:table-cell table:style-name="ce5" office:value-type="string" calcext:value-type="string">
            <text:p>DOR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nom</text:p>
          </table:table-cell>
          <table:table-cell table:style-name="Default" table:number-columns-repeated="1003"/>
        </table:table-row>
        <table:table-row table:style-name="ro1">
          <table:table-cell table:style-name="ce9" office:value-type="string" calcext:value-type="string" table:number-columns-spanned="1" table:number-rows-spanned="3">
            <text:p>B1Y1 </text:p>
          </table:table-cell>
          <table:table-cell table:style-name="ce7" office:value-type="float" office:value="-126.778594743333" calcext:value-type="float">
            <text:p>-126.778594743333</text:p>
          </table:table-cell>
          <table:table-cell table:style-name="ce7" office:value-type="float" office:value="-125.109782608696" calcext:value-type="float">
            <text:p>-125.109782608696</text:p>
          </table:table-cell>
          <table:table-cell table:style-name="ce7" table:formula="of:=([.B4]+[.C4])/2" office:value-type="float" office:value="-125.944188676015" calcext:value-type="float">
            <text:p>-125.944188676015</text:p>
          </table:table-cell>
          <table:table-cell table:style-name="ce7" office:value-type="float" office:value="-123.02389741" calcext:value-type="float">
            <text:p>-123.0238974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formula="of:=[.I4]+[.J4]" office:value-type="float" office:value="0" calcext:value-type="float">
            <text:p>0</text:p>
          </table:table-cell>
          <table:table-cell table:formula="of:=[.I4]+[.K4]" office:value-type="float" office:value="0" calcext:value-type="float">
            <text:p>0</text:p>
          </table:table-cell>
          <table:table-cell table:formula="of:=[.I4]+[.L4]" office:value-type="float" office:value="0" calcext:value-type="float">
            <text:p>0</text:p>
          </table:table-cell>
          <table:table-cell table:formula="of:=[.I4]+[.M4]" office:value-type="float" office:value="0" calcext:value-type="float">
            <text:p>0</text:p>
          </table:table-cell>
          <table:table-cell table:style-name="ce7" table:formula="of:=[.E4]" office:value-type="float" office:value="-123.02389741" calcext:value-type="float">
            <text:p>-123.02389741</text:p>
          </table:table-cell>
          <table:table-cell table:style-name="ce7" table:formula="of:=[.R4]" office:value-type="float" office:value="-123.02389741" calcext:value-type="float">
            <text:p>-123.02389741</text:p>
          </table:table-cell>
          <table:table-cell table:style-name="ce7" table:formula="of:=[.S4]" office:value-type="float" office:value="-123.02389741" calcext:value-type="float">
            <text:p>-123.02389741</text:p>
          </table:table-cell>
          <table:table-cell table:style-name="ce7" table:formula="of:=[.T4]" office:value-type="float" office:value="-123.02389741" calcext:value-type="float">
            <text:p>-123.02389741</text:p>
          </table:table-cell>
          <table:table-cell table:style-name="ce7" table:number-columns-repeated="1003"/>
        </table:table-row>
        <table:table-row table:style-name="ro1">
          <table:covered-table-cell table:style-name="ce7"/>
          <table:table-cell table:style-name="ce7" office:value-type="float" office:value="-0.965174166666674" calcext:value-type="float">
            <text:p>-0.965174166666674</text:p>
          </table:table-cell>
          <table:table-cell table:style-name="ce7" office:value-type="float" office:value="0.560869565217474" calcext:value-type="float">
            <text:p>0.560869565217474</text:p>
          </table:table-cell>
          <table:table-cell table:style-name="ce7" table:formula="of:=([.B5]+[.C5])/2" office:value-type="float" office:value="-0.2021523007246" calcext:value-type="float">
            <text:p>-0.202152300724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B5]-[.B4]" office:value-type="float" office:value="125.813420576666" calcext:value-type="float">
            <text:p>125.813420576666</text:p>
          </table:table-cell>
          <table:table-cell table:style-name="ce7" table:formula="of:=[.C5]-[.C4]" office:value-type="float" office:value="125.670652173913" calcext:value-type="float">
            <text:p>125.670652173913</text:p>
          </table:table-cell>
          <table:table-cell table:style-name="ce7" table:formula="of:=[.D5]-[.D4]" office:value-type="float" office:value="125.74203637529" calcext:value-type="float">
            <text:p>125.74203637529</text:p>
          </table:table-cell>
          <table:table-cell table:style-name="ce7" table:formula="of:=[.E5]-[.E4]" office:value-type="float" office:value="123.02389741" calcext:value-type="float">
            <text:p>123.02389741</text:p>
          </table:table-cell>
          <table:table-cell table:style-name="ce7" table:formula="of:=[.F5]-[.F7]" office:value-type="float" office:value="1.88792944843733" calcext:value-type="float">
            <text:p>1.88792944843733</text:p>
          </table:table-cell>
          <table:table-cell table:style-name="ce7" table:formula="of:=[.G5]-[.G7]" office:value-type="float" office:value="-0.0414410916515351" calcext:value-type="float">
            <text:p>-0.041441091651535</text:p>
          </table:table-cell>
          <table:table-cell table:style-name="ce7" table:formula="of:=[.H5]-[.H7]" office:value-type="float" office:value="0.923244178392906" calcext:value-type="float">
            <text:p>0.923244178392906</text:p>
          </table:table-cell>
          <table:table-cell table:style-name="ce7" table:formula="of:=[.I5]-[.I7]" office:value-type="float" office:value="-0.00000744999999824358" calcext:value-type="float">
            <text:p>-7.44999999824358E-06</text:p>
          </table:table-cell>
          <table:table-cell table:formula="of:=[.I5]+[.J5]" office:value-type="float" office:value="124.911826858437" calcext:value-type="float">
            <text:p>124.911826858437</text:p>
          </table:table-cell>
          <table:table-cell table:formula="of:=[.I5]+[.K5]" office:value-type="float" office:value="122.982456318348" calcext:value-type="float">
            <text:p>122.982456318348</text:p>
          </table:table-cell>
          <table:table-cell table:formula="of:=[.I5]+[.L5]" office:value-type="float" office:value="123.947141588393" calcext:value-type="float">
            <text:p>123.947141588393</text:p>
          </table:table-cell>
          <table:table-cell table:formula="of:=[.I5]+[.M5]" office:value-type="float" office:value="123.02388996" calcext:value-type="float">
            <text:p>123.02388996</text:p>
          </table:table-cell>
          <table:table-cell table:style-name="ce7" table:formula="of:=[.R4]+[.N5]" office:value-type="float" office:value="1.88792944843733" calcext:value-type="float">
            <text:p>1.88792944843733</text:p>
          </table:table-cell>
          <table:table-cell table:style-name="ce7" table:formula="of:=[.S4]+[.O5]" office:value-type="float" office:value="-0.0414410916515351" calcext:value-type="float">
            <text:p>-0.041441091651535</text:p>
          </table:table-cell>
          <table:table-cell table:style-name="ce7" table:formula="of:=[.T4]+[.P5]" office:value-type="float" office:value="0.923244178392906" calcext:value-type="float">
            <text:p>0.923244178392906</text:p>
          </table:table-cell>
          <table:table-cell table:style-name="ce7" table:formula="of:=[.U4]+[.Q5]" office:value-type="float" office:value="-0.00000744999999824358" calcext:value-type="float">
            <text:p>-7.44999999824358E-06</text:p>
          </table:table-cell>
          <table:table-cell table:style-name="ce7" table:number-columns-repeated="1003"/>
        </table:table-row>
        <table:table-row table:style-name="ro1">
          <table:covered-table-cell table:style-name="ce7"/>
          <table:table-cell table:style-name="ce7" office:value-type="float" office:value="122.47993227" calcext:value-type="float">
            <text:p>122.47993227</text:p>
          </table:table-cell>
          <table:table-cell table:style-name="ce7" office:value-type="float" office:value="126.605555555556" calcext:value-type="float">
            <text:p>126.605555555556</text:p>
          </table:table-cell>
          <table:table-cell table:style-name="ce7" table:formula="of:=([.B6]+[.C6])/2" office:value-type="float" office:value="124.542743912778" calcext:value-type="float">
            <text:p>124.542743912778</text:p>
          </table:table-cell>
          <table:table-cell table:style-name="ce7" office:value-type="float" office:value="123.02391231" calcext:value-type="float">
            <text:p>123.02391231</text:p>
          </table:table-cell>
          <table:table-cell table:style-name="ce7" table:formula="of:=[.B6]-[.B5]" office:value-type="float" office:value="123.445106436667" calcext:value-type="float">
            <text:p>123.445106436667</text:p>
          </table:table-cell>
          <table:table-cell table:style-name="ce7" table:formula="of:=[.C6]-[.C5]" office:value-type="float" office:value="126.044685990339" calcext:value-type="float">
            <text:p>126.044685990339</text:p>
          </table:table-cell>
          <table:table-cell table:style-name="ce7" table:formula="of:=[.D6]-[.D5]" office:value-type="float" office:value="124.744896213503" calcext:value-type="float">
            <text:p>124.744896213503</text:p>
          </table:table-cell>
          <table:table-cell table:style-name="ce7" table:formula="of:=[.E6]-[.E5]" office:value-type="float" office:value="123.02391231" calcext:value-type="float">
            <text:p>123.02391231</text:p>
          </table:table-cell>
          <table:table-cell table:style-name="ce7" table:formula="of:=[.F6]-[.F7]" office:value-type="float" office:value="-0.480384691562321" calcext:value-type="float">
            <text:p>-0.480384691562321</text:p>
          </table:table-cell>
          <table:table-cell table:style-name="ce7" table:formula="of:=[.G6]-[.G7]" office:value-type="float" office:value="0.332592724773519" calcext:value-type="float">
            <text:p>0.332592724773519</text:p>
          </table:table-cell>
          <table:table-cell table:style-name="ce7" table:formula="of:=[.H6]-[.H7]" office:value-type="float" office:value="-0.0738959833943795" calcext:value-type="float">
            <text:p>-0.07389598339438</text:p>
          </table:table-cell>
          <table:table-cell table:style-name="ce7" table:formula="of:=[.I6]-[.I7]" office:value-type="float" office:value="0.00000744999999824358" calcext:value-type="float">
            <text:p>7.44999999824358E-06</text:p>
          </table:table-cell>
          <table:table-cell table:formula="of:=[.I6]+[.J6]" office:value-type="float" office:value="122.543527618438" calcext:value-type="float">
            <text:p>122.543527618438</text:p>
          </table:table-cell>
          <table:table-cell table:formula="of:=[.I6]+[.K6]" office:value-type="float" office:value="123.356505034774" calcext:value-type="float">
            <text:p>123.356505034774</text:p>
          </table:table-cell>
          <table:table-cell table:formula="of:=[.I6]+[.L6]" office:value-type="float" office:value="122.950016326606" calcext:value-type="float">
            <text:p>122.950016326606</text:p>
          </table:table-cell>
          <table:table-cell table:formula="of:=[.I6]+[.M6]" office:value-type="float" office:value="123.02391976" calcext:value-type="float">
            <text:p>123.02391976</text:p>
          </table:table-cell>
          <table:table-cell table:style-name="ce7" table:formula="of:=[.R5]+[.N6]" office:value-type="float" office:value="124.431457066875" calcext:value-type="float">
            <text:p>124.431457066875</text:p>
          </table:table-cell>
          <table:table-cell table:style-name="ce7" table:formula="of:=[.S5]+[.O6]" office:value-type="float" office:value="123.315063943122" calcext:value-type="float">
            <text:p>123.315063943122</text:p>
          </table:table-cell>
          <table:table-cell table:style-name="ce7" table:formula="of:=[.T5]+[.P6]" office:value-type="float" office:value="123.873260504999" calcext:value-type="float">
            <text:p>123.873260504999</text:p>
          </table:table-cell>
          <table:table-cell table:style-name="ce7" table:formula="of:=[.U5]+[.Q6]" office:value-type="float" office:value="123.02391231" calcext:value-type="float">
            <text:p>123.02391231</text:p>
          </table:table-cell>
          <table:table-cell table:style-name="ce7" table:number-columns-repeated="1003"/>
        </table:table-row>
        <table:table-row table:style-name="ro1">
          <table:table-cell table:style-name="ce7" office:value-type="string" calcext:value-type="string">
            <text:p>av step</text:p>
          </table:table-cell>
          <table:table-cell table:style-name="ce7" table:number-columns-repeated="4"/>
          <table:table-cell table:style-name="ce7" office:value-type="float" office:value="123.925491128229" calcext:value-type="float">
            <text:p>123.925491128229</text:p>
          </table:table-cell>
          <table:table-cell table:style-name="ce7" office:value-type="float" office:value="125.712093265565" calcext:value-type="float">
            <text:p>125.712093265565</text:p>
          </table:table-cell>
          <table:table-cell table:style-name="ce7" table:formula="of:=([.F7]+[.G7])/2" office:value-type="float" office:value="124.818792196897" calcext:value-type="float">
            <text:p>124.818792196897</text:p>
          </table:table-cell>
          <table:table-cell table:style-name="ce7" table:formula="of:=([.I5]+[.I6])/2" office:value-type="float" office:value="123.02390486" calcext:value-type="float">
            <text:p>123.02390486</text:p>
          </table:table-cell>
          <table:table-cell table:style-name="ce7" table:number-columns-repeated="4"/>
          <table:table-cell table:number-columns-repeated="4"/>
          <table:table-cell table:style-name="ce7" table:number-columns-repeated="1007"/>
        </table:table-row>
        <table:table-row table:style-name="ro1">
          <table:table-cell table:style-name="ce10" office:value-type="string" calcext:value-type="string" table:number-columns-spanned="1" table:number-rows-spanned="3">
            <text:p>B1Y2</text:p>
          </table:table-cell>
          <table:table-cell table:style-name="ce59" office:value-type="float" office:value="-123.308061543333" calcext:value-type="float">
            <text:p>-123.308061543333</text:p>
          </table:table-cell>
          <table:table-cell table:style-name="ce59" office:value-type="float" office:value="-123.002173913043" calcext:value-type="float">
            <text:p>-123.002173913043</text:p>
          </table:table-cell>
          <table:table-cell table:style-name="ce59" table:formula="of:=([.B8]+[.C8])/2" office:value-type="float" office:value="-123.155117728188" calcext:value-type="float">
            <text:p>-123.155117728188</text:p>
          </table:table-cell>
          <table:table-cell table:style-name="ce59" office:value-type="float" office:value="-123.02391231" calcext:value-type="float">
            <text:p>-123.02391231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formula="of:=[.I8]+[.J8]" office:value-type="float" office:value="0" calcext:value-type="float">
            <text:p>0</text:p>
          </table:table-cell>
          <table:table-cell table:formula="of:=[.I8]+[.K8]" office:value-type="float" office:value="0" calcext:value-type="float">
            <text:p>0</text:p>
          </table:table-cell>
          <table:table-cell table:formula="of:=[.I8]+[.L8]" office:value-type="float" office:value="0" calcext:value-type="float">
            <text:p>0</text:p>
          </table:table-cell>
          <table:table-cell table:formula="of:=[.I8]+[.M8]" office:value-type="float" office:value="0" calcext:value-type="float">
            <text:p>0</text:p>
          </table:table-cell>
          <table:table-cell table:style-name="ce59" table:formula="of:=[.E8]" office:value-type="float" office:value="-123.02391231" calcext:value-type="float">
            <text:p>-123.02391231</text:p>
          </table:table-cell>
          <table:table-cell table:style-name="ce59" table:formula="of:=[.R8]" office:value-type="float" office:value="-123.02391231" calcext:value-type="float">
            <text:p>-123.02391231</text:p>
          </table:table-cell>
          <table:table-cell table:style-name="ce59" table:formula="of:=[.S8]" office:value-type="float" office:value="-123.02391231" calcext:value-type="float">
            <text:p>-123.02391231</text:p>
          </table:table-cell>
          <table:table-cell table:style-name="ce59" table:formula="of:=[.T8]" office:value-type="float" office:value="-123.02391231" calcext:value-type="float">
            <text:p>-123.02391231</text:p>
          </table:table-cell>
          <table:table-cell table:style-name="ce59" table:number-columns-repeated="1003"/>
        </table:table-row>
        <table:table-row table:style-name="ro1">
          <table:covered-table-cell table:style-name="ce59"/>
          <table:table-cell table:style-name="ce59" office:value-type="float" office:value="0.560171487" calcext:value-type="float">
            <text:p>0.560171487</text:p>
          </table:table-cell>
          <table:table-cell table:style-name="ce59" office:value-type="float" office:value="2.47045454545478" calcext:value-type="float">
            <text:p>2.47045454545478</text:p>
          </table:table-cell>
          <table:table-cell table:style-name="ce59" table:formula="of:=([.B9]+[.C9])/2" office:value-type="float" office:value="1.51531301622739" calcext:value-type="float">
            <text:p>1.51531301622739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[.B9]-[.B8]" office:value-type="float" office:value="123.868233030333" calcext:value-type="float">
            <text:p>123.868233030333</text:p>
          </table:table-cell>
          <table:table-cell table:style-name="ce59" table:formula="of:=[.C9]-[.C8]" office:value-type="float" office:value="125.472628458498" calcext:value-type="float">
            <text:p>125.472628458498</text:p>
          </table:table-cell>
          <table:table-cell table:style-name="ce59" table:formula="of:=[.D9]-[.D8]" office:value-type="float" office:value="124.670430744415" calcext:value-type="float">
            <text:p>124.670430744415</text:p>
          </table:table-cell>
          <table:table-cell table:style-name="ce59" table:formula="of:=[.E9]-[.E8]" office:value-type="float" office:value="123.02391231" calcext:value-type="float">
            <text:p>123.02391231</text:p>
          </table:table-cell>
          <table:table-cell table:style-name="ce59" table:formula="of:=[.F9]-[.F11]" office:value-type="float" office:value="0.811728187541505" calcext:value-type="float">
            <text:p>0.811728187541505</text:p>
          </table:table-cell>
          <table:table-cell table:style-name="ce59" table:formula="of:=[.G9]-[.G11]" office:value-type="float" office:value="-0.239464807067222" calcext:value-type="float">
            <text:p>-0.239464807067222</text:p>
          </table:table-cell>
          <table:table-cell table:style-name="ce59" table:formula="of:=[.H9]-[.H11]" office:value-type="float" office:value="-0.148361452481595" calcext:value-type="float">
            <text:p>-0.148361452481595</text:p>
          </table:table-cell>
          <table:table-cell table:style-name="ce59" table:formula="of:=[.I9]-[.I11]" office:value-type="float" office:value="-0.000000000500008923154383" calcext:value-type="float">
            <text:p>-5.00008923154383E-10</text:p>
          </table:table-cell>
          <table:table-cell table:formula="of:=[.I9]+[.J9]" office:value-type="float" office:value="123.835640497542" calcext:value-type="float">
            <text:p>123.835640497542</text:p>
          </table:table-cell>
          <table:table-cell table:formula="of:=[.I9]+[.K9]" office:value-type="float" office:value="122.784447502933" calcext:value-type="float">
            <text:p>122.784447502933</text:p>
          </table:table-cell>
          <table:table-cell table:formula="of:=[.I9]+[.L9]" office:value-type="float" office:value="122.875550857518" calcext:value-type="float">
            <text:p>122.875550857518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 table:style-name="ce59" table:formula="of:=[.R8]+[.N9]" office:value-type="float" office:value="0.811728187541505" calcext:value-type="float">
            <text:p>0.811728187541505</text:p>
          </table:table-cell>
          <table:table-cell table:style-name="ce59" table:formula="of:=[.S8]+[.O9]" office:value-type="float" office:value="-0.239464807067222" calcext:value-type="float">
            <text:p>-0.239464807067222</text:p>
          </table:table-cell>
          <table:table-cell table:style-name="ce59" table:formula="of:=[.T8]+[.P9]" office:value-type="float" office:value="-0.148361452481595" calcext:value-type="float">
            <text:p>-0.148361452481595</text:p>
          </table:table-cell>
          <table:table-cell table:style-name="ce59" table:formula="of:=[.U8]+[.Q9]" office:value-type="float" office:value="-0.000000000500008923154383" calcext:value-type="float">
            <text:p>-5.00008923154383E-10</text:p>
          </table:table-cell>
          <table:table-cell table:style-name="ce59" table:number-columns-repeated="1003"/>
        </table:table-row>
        <table:table-row table:style-name="ro1">
          <table:covered-table-cell table:style-name="ce59"/>
          <table:table-cell table:style-name="ce59" office:value-type="float" office:value="122.80494814225" calcext:value-type="float">
            <text:p>122.80494814225</text:p>
          </table:table-cell>
          <table:table-cell table:style-name="ce59" office:value-type="float" office:value="129.206382978724" calcext:value-type="float">
            <text:p>129.206382978724</text:p>
          </table:table-cell>
          <table:table-cell table:style-name="ce59" table:formula="of:=([.B10]+[.C10])/2" office:value-type="float" office:value="126.005665560487" calcext:value-type="float">
            <text:p>126.005665560487</text:p>
          </table:table-cell>
          <table:table-cell table:style-name="ce59" office:value-type="float" office:value="123.023912311" calcext:value-type="float">
            <text:p>123.023912311</text:p>
          </table:table-cell>
          <table:table-cell table:style-name="ce59" table:formula="of:=[.B10]-[.B9]" office:value-type="float" office:value="122.24477665525" calcext:value-type="float">
            <text:p>122.24477665525</text:p>
          </table:table-cell>
          <table:table-cell table:style-name="ce59" table:formula="of:=[.C10]-[.C9]" office:value-type="float" office:value="126.735928433269" calcext:value-type="float">
            <text:p>126.735928433269</text:p>
          </table:table-cell>
          <table:table-cell table:style-name="ce59" table:formula="of:=[.D10]-[.D9]" office:value-type="float" office:value="124.49035254426" calcext:value-type="float">
            <text:p>124.49035254426</text:p>
          </table:table-cell>
          <table:table-cell table:style-name="ce59" table:formula="of:=[.E10]-[.E9]" office:value-type="float" office:value="123.023912311" calcext:value-type="float">
            <text:p>123.023912311</text:p>
          </table:table-cell>
          <table:table-cell table:style-name="ce59" table:formula="of:=[.F10]-[.F11]" office:value-type="float" office:value="-0.811728187541505" calcext:value-type="float">
            <text:p>-0.811728187541505</text:p>
          </table:table-cell>
          <table:table-cell table:style-name="ce59" table:formula="of:=[.G10]-[.G11]" office:value-type="float" office:value="1.02383516770422" calcext:value-type="float">
            <text:p>1.02383516770422</text:p>
          </table:table-cell>
          <table:table-cell table:style-name="ce59" table:formula="of:=[.H10]-[.H11]" office:value-type="float" office:value="-0.328439652637385" calcext:value-type="float">
            <text:p>-0.328439652637385</text:p>
          </table:table-cell>
          <table:table-cell table:style-name="ce59" table:formula="of:=[.I10]-[.I11]" office:value-type="float" office:value="0.000000000499994712299667" calcext:value-type="float">
            <text:p>4.99994712299667E-10</text:p>
          </table:table-cell>
          <table:table-cell table:formula="of:=[.I10]+[.J10]" office:value-type="float" office:value="122.212184123459" calcext:value-type="float">
            <text:p>122.212184123459</text:p>
          </table:table-cell>
          <table:table-cell table:formula="of:=[.I10]+[.K10]" office:value-type="float" office:value="124.047747478704" calcext:value-type="float">
            <text:p>124.047747478704</text:p>
          </table:table-cell>
          <table:table-cell table:formula="of:=[.I10]+[.L10]" office:value-type="float" office:value="122.695472658363" calcext:value-type="float">
            <text:p>122.695472658363</text:p>
          </table:table-cell>
          <table:table-cell table:formula="of:=[.I10]+[.M10]" office:value-type="float" office:value="123.0239123115" calcext:value-type="float">
            <text:p>123.0239123115</text:p>
          </table:table-cell>
          <table:table-cell table:style-name="ce59" table:formula="of:=[.R9]+[.N10]" office:value-type="float" office:value="123.023912311" calcext:value-type="float">
            <text:p>123.023912311</text:p>
          </table:table-cell>
          <table:table-cell table:style-name="ce59" table:formula="of:=[.S9]+[.O10]" office:value-type="float" office:value="123.808282671637" calcext:value-type="float">
            <text:p>123.808282671637</text:p>
          </table:table-cell>
          <table:table-cell table:style-name="ce59" table:formula="of:=[.T9]+[.P10]" office:value-type="float" office:value="122.547111205881" calcext:value-type="float">
            <text:p>122.547111205881</text:p>
          </table:table-cell>
          <table:table-cell table:style-name="ce59" table:formula="of:=[.U9]+[.Q10]" office:value-type="float" office:value="123.023912311" calcext:value-type="float">
            <text:p>123.023912311</text:p>
          </table:table-cell>
          <table:table-cell table:style-name="ce59" table:number-columns-repeated="1003"/>
        </table:table-row>
        <table:table-row table:style-name="ro1">
          <table:table-cell table:style-name="ce59" office:value-type="string" calcext:value-type="string">
            <text:p>av step</text:p>
          </table:table-cell>
          <table:table-cell table:style-name="ce59" table:number-columns-repeated="4"/>
          <table:table-cell table:style-name="ce59" table:formula="of:=([.F9]+[.F10])/2" office:value-type="float" office:value="123.056504842792" calcext:value-type="float">
            <text:p>123.056504842792</text:p>
          </table:table-cell>
          <table:table-cell table:style-name="ce59" office:value-type="float" office:value="125.712093265565" calcext:value-type="float">
            <text:p>125.712093265565</text:p>
          </table:table-cell>
          <table:table-cell table:style-name="ce59" office:value-type="float" office:value="124.818792196897" calcext:value-type="float">
            <text:p>124.818792196897</text:p>
          </table:table-cell>
          <table:table-cell table:style-name="ce59" table:formula="of:=([.I9]+[.I10])/2" office:value-type="float" office:value="123.0239123105" calcext:value-type="float">
            <text:p>123.0239123105</text:p>
          </table:table-cell>
          <table:table-cell table:style-name="ce59" table:number-columns-repeated="4"/>
          <table:table-cell table:number-columns-repeated="4"/>
          <table:table-cell table:style-name="ce59" table:number-columns-repeated="1007"/>
        </table:table-row>
        <table:table-row table:style-name="ro1">
          <table:table-cell table:style-name="ce12" office:value-type="string" calcext:value-type="string" table:number-columns-spanned="1" table:number-rows-spanned="3">
            <text:p>B1Y3</text:p>
          </table:table-cell>
          <table:table-cell table:style-name="ce62" office:value-type="float" office:value="-122.430352901625" calcext:value-type="float">
            <text:p>-122.430352901625</text:p>
          </table:table-cell>
          <table:table-cell table:style-name="ce62" office:value-type="float" office:value="-121.509782608696" calcext:value-type="float">
            <text:p>-121.509782608696</text:p>
          </table:table-cell>
          <table:table-cell table:style-name="ce62" table:formula="of:=([.C12]+[.B12])/2" office:value-type="float" office:value="-121.970067755161" calcext:value-type="float">
            <text:p>-121.970067755161</text:p>
          </table:table-cell>
          <table:table-cell table:style-name="ce62" office:value-type="float" office:value="-123.023912311" calcext:value-type="float">
            <text:p>-123.02391231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[.I12]+[.K12]" office:value-type="float" office:value="0" calcext:value-type="float">
            <text:p>0</text:p>
          </table:table-cell>
          <table:table-cell table:formula="of:=[.I12]+[.L12]" office:value-type="float" office:value="0" calcext:value-type="float">
            <text:p>0</text:p>
          </table:table-cell>
          <table:table-cell table:formula="of:=[.I12]+[.M12]" office:value-type="float" office:value="0" calcext:value-type="float">
            <text:p>0</text:p>
          </table:table-cell>
          <table:table-cell table:style-name="ce62" table:formula="of:=[.E12]" office:value-type="float" office:value="-123.023912311" calcext:value-type="float">
            <text:p>-123.023912311</text:p>
          </table:table-cell>
          <table:table-cell table:style-name="ce62" table:formula="of:=[.R12]" office:value-type="float" office:value="-123.023912311" calcext:value-type="float">
            <text:p>-123.023912311</text:p>
          </table:table-cell>
          <table:table-cell table:style-name="ce62" table:formula="of:=[.S12]" office:value-type="float" office:value="-123.023912311" calcext:value-type="float">
            <text:p>-123.023912311</text:p>
          </table:table-cell>
          <table:table-cell table:style-name="ce62" table:formula="of:=[.T12]" office:value-type="float" office:value="-123.023912311" calcext:value-type="float">
            <text:p>-123.023912311</text:p>
          </table:table-cell>
          <table:table-cell table:style-name="ce62" table:number-columns-repeated="1003"/>
        </table:table-row>
        <table:table-row table:style-name="ro1">
          <table:covered-table-cell table:style-name="ce62"/>
          <table:table-cell table:style-name="ce62" office:value-type="float" office:value="1.03784128000003" calcext:value-type="float">
            <text:p>1.03784128000003</text:p>
          </table:table-cell>
          <table:table-cell table:style-name="ce62" office:value-type="float" office:value="4.36477272727289" calcext:value-type="float">
            <text:p>4.36477272727289</text:p>
          </table:table-cell>
          <table:table-cell table:style-name="ce62" table:formula="of:=([.C13]+[.B13])/2" office:value-type="float" office:value="2.70130700363646" calcext:value-type="float">
            <text:p>2.70130700363646</text:p>
          </table:table-cell>
          <table:table-cell table:style-name="ce62" office:value-type="float" office:value="0.0000000000000277555756156" calcext:value-type="float">
            <text:p>2.77555756156E-14</text:p>
          </table:table-cell>
          <table:table-cell table:style-name="ce62" table:formula="of:=[.B13]-[.B12]" office:value-type="float" office:value="123.468194181625" calcext:value-type="float">
            <text:p>123.468194181625</text:p>
          </table:table-cell>
          <table:table-cell table:style-name="ce62" table:formula="of:=[.C13]-[.C12]" office:value-type="float" office:value="125.874555335969" calcext:value-type="float">
            <text:p>125.874555335969</text:p>
          </table:table-cell>
          <table:table-cell table:style-name="ce62" table:formula="of:=[.D13]-[.D12]" office:value-type="float" office:value="124.671374758797" calcext:value-type="float">
            <text:p>124.671374758797</text:p>
          </table:table-cell>
          <table:table-cell table:style-name="ce62" table:formula="of:=[.E13]-[.E12]" office:value-type="float" office:value="123.023912311" calcext:value-type="float">
            <text:p>123.023912311</text:p>
          </table:table-cell>
          <table:table-cell table:style-name="ce62" table:formula="of:=[.F13]-[.F15]" office:value-type="float" office:value="-0.457296946603975" calcext:value-type="float">
            <text:p>-0.457296946603975</text:p>
          </table:table-cell>
          <table:table-cell table:style-name="ce62" table:formula="of:=[.G13]-[.G15]" office:value-type="float" office:value="0.16246207040389" calcext:value-type="float">
            <text:p>0.16246207040389</text:p>
          </table:table-cell>
          <table:table-cell table:style-name="ce62" table:formula="of:=[.H13]-[.H15]" office:value-type="float" office:value="-0.147417438100035" calcext:value-type="float">
            <text:p>-0.147417438100035</text:p>
          </table:table-cell>
          <table:table-cell table:style-name="ce62" table:formula="of:=[.I13]-[.I15]" office:value-type="float" office:value="0" calcext:value-type="float">
            <text:p>0</text:p>
          </table:table-cell>
          <table:table-cell table:formula="of:=[.I13]+[.J13]" office:value-type="float" office:value="122.566615364396" calcext:value-type="float">
            <text:p>122.566615364396</text:p>
          </table:table-cell>
          <table:table-cell table:formula="of:=[.I13]+[.K13]" office:value-type="float" office:value="123.186374381404" calcext:value-type="float">
            <text:p>123.186374381404</text:p>
          </table:table-cell>
          <table:table-cell table:formula="of:=[.I13]+[.L13]" office:value-type="float" office:value="122.8764948729" calcext:value-type="float">
            <text:p>122.8764948729</text:p>
          </table:table-cell>
          <table:table-cell table:formula="of:=[.I13]+[.M13]" office:value-type="float" office:value="123.023912311" calcext:value-type="float">
            <text:p>123.023912311</text:p>
          </table:table-cell>
          <table:table-cell table:style-name="ce62" table:formula="of:=[.R12]+[.N13]" office:value-type="float" office:value="-0.457296946603975" calcext:value-type="float">
            <text:p>-0.457296946603975</text:p>
          </table:table-cell>
          <table:table-cell table:style-name="ce62" table:formula="of:=[.S12]+[.O13]" office:value-type="float" office:value="0.16246207040389" calcext:value-type="float">
            <text:p>0.16246207040389</text:p>
          </table:table-cell>
          <table:table-cell table:style-name="ce62" table:formula="of:=[.T12]+[.P13]" office:value-type="float" office:value="-0.147417438100035" calcext:value-type="float">
            <text:p>-0.147417438100035</text:p>
          </table:table-cell>
          <table:table-cell table:style-name="ce62" table:formula="of:=[.U12]+[.Q13]" office:value-type="float" office:value="0" calcext:value-type="float">
            <text:p>0</text:p>
          </table:table-cell>
          <table:table-cell table:style-name="ce62" table:number-columns-repeated="1003"/>
        </table:table-row>
        <table:table-row table:style-name="ro1">
          <table:covered-table-cell table:style-name="ce62"/>
          <table:table-cell table:style-name="ce62" office:value-type="float" office:value="124.998327177667" calcext:value-type="float">
            <text:p>124.998327177667</text:p>
          </table:table-cell>
          <table:table-cell table:style-name="ce62" office:value-type="float" office:value="131.903260869565" calcext:value-type="float">
            <text:p>131.903260869565</text:p>
          </table:table-cell>
          <table:table-cell table:style-name="ce62" table:formula="of:=([.C14]+[.B14])/2" office:value-type="float" office:value="128.450794023616" calcext:value-type="float">
            <text:p>128.450794023616</text:p>
          </table:table-cell>
          <table:table-cell table:style-name="ce62" office:value-type="float" office:value="123.023912311" calcext:value-type="float">
            <text:p>123.023912311</text:p>
          </table:table-cell>
          <table:table-cell table:style-name="ce62" table:formula="of:=[.B14]-[.B13]" office:value-type="float" office:value="123.960485897667" calcext:value-type="float">
            <text:p>123.960485897667</text:p>
          </table:table-cell>
          <table:table-cell table:style-name="ce62" table:formula="of:=[.C14]-[.C13]" office:value-type="float" office:value="127.538488142292" calcext:value-type="float">
            <text:p>127.538488142292</text:p>
          </table:table-cell>
          <table:table-cell table:style-name="ce62" table:formula="of:=[.D14]-[.D13]" office:value-type="float" office:value="125.74948701998" calcext:value-type="float">
            <text:p>125.74948701998</text:p>
          </table:table-cell>
          <table:table-cell table:style-name="ce62" table:formula="of:=[.E14]-[.E13]" office:value-type="float" office:value="123.023912311" calcext:value-type="float">
            <text:p>123.023912311</text:p>
          </table:table-cell>
          <table:table-cell table:style-name="ce62" table:formula="of:=[.F14]-[.F15]" office:value-type="float" office:value="0.0349947694379722" calcext:value-type="float">
            <text:p>0.034994769437972</text:p>
          </table:table-cell>
          <table:table-cell table:style-name="ce62" table:formula="of:=[.G14]-[.G15]" office:value-type="float" office:value="1.82639487672711" calcext:value-type="float">
            <text:p>1.82639487672711</text:p>
          </table:table-cell>
          <table:table-cell table:style-name="ce62" table:formula="of:=[.H14]-[.H15]" office:value-type="float" office:value="0.930694823082547" calcext:value-type="float">
            <text:p>0.930694823082547</text:p>
          </table:table-cell>
          <table:table-cell table:style-name="ce62" table:formula="of:=[.I14]-[.I15]" office:value-type="float" office:value="0" calcext:value-type="float">
            <text:p>0</text:p>
          </table:table-cell>
          <table:table-cell table:formula="of:=[.I14]+[.J14]" office:value-type="float" office:value="123.058907080438" calcext:value-type="float">
            <text:p>123.058907080438</text:p>
          </table:table-cell>
          <table:table-cell table:formula="of:=[.I14]+[.K14]" office:value-type="float" office:value="124.850307187727" calcext:value-type="float">
            <text:p>124.850307187727</text:p>
          </table:table-cell>
          <table:table-cell table:formula="of:=[.I14]+[.L14]" office:value-type="float" office:value="123.954607134083" calcext:value-type="float">
            <text:p>123.954607134083</text:p>
          </table:table-cell>
          <table:table-cell table:formula="of:=[.I14]+[.M14]" office:value-type="float" office:value="123.023912311" calcext:value-type="float">
            <text:p>123.023912311</text:p>
          </table:table-cell>
          <table:table-cell table:style-name="ce62" table:formula="of:=[.R13]+[.N14]" office:value-type="float" office:value="122.601610133834" calcext:value-type="float">
            <text:p>122.601610133834</text:p>
          </table:table-cell>
          <table:table-cell table:style-name="ce62" table:formula="of:=[.S13]+[.O14]" office:value-type="float" office:value="125.012769258131" calcext:value-type="float">
            <text:p>125.012769258131</text:p>
          </table:table-cell>
          <table:table-cell table:style-name="ce62" table:formula="of:=[.T13]+[.P14]" office:value-type="float" office:value="123.807189695983" calcext:value-type="float">
            <text:p>123.807189695983</text:p>
          </table:table-cell>
          <table:table-cell table:style-name="ce62" table:formula="of:=[.U13]+[.Q14]" office:value-type="float" office:value="123.023912311" calcext:value-type="float">
            <text:p>123.023912311</text:p>
          </table:table-cell>
          <table:table-cell table:style-name="ce62" table:number-columns-repeated="1003"/>
        </table:table-row>
        <table:table-row table:style-name="ro1">
          <table:table-cell table:style-name="ce62" table:number-columns-repeated="5"/>
          <table:table-cell table:style-name="ce62" office:value-type="float" office:value="123.925491128229" calcext:value-type="float">
            <text:p>123.925491128229</text:p>
          </table:table-cell>
          <table:table-cell table:style-name="ce62" office:value-type="float" office:value="125.712093265565" calcext:value-type="float">
            <text:p>125.712093265565</text:p>
          </table:table-cell>
          <table:table-cell table:style-name="ce62" office:value-type="float" office:value="124.818792196897" calcext:value-type="float">
            <text:p>124.818792196897</text:p>
          </table:table-cell>
          <table:table-cell table:style-name="ce62" table:formula="of:=([.I13]+[.I14])/2" office:value-type="float" office:value="123.023912311" calcext:value-type="float">
            <text:p>123.023912311</text:p>
          </table:table-cell>
          <table:table-cell table:style-name="ce62" table:number-columns-repeated="4"/>
          <table:table-cell table:number-columns-repeated="4"/>
          <table:table-cell table:style-name="ce62" table:number-columns-repeated="1007"/>
        </table:table-row>
        <table:table-row table:style-name="ro1">
          <table:table-cell table:style-name="ce14" office:value-type="string" calcext:value-type="string" table:number-columns-spanned="1" table:number-rows-spanned="3">
            <text:p>B1Y4</text:p>
          </table:table-cell>
          <table:table-cell office:value-type="float" office:value="-122.593262211333" calcext:value-type="float">
            <text:p>-122.593262211333</text:p>
          </table:table-cell>
          <table:table-cell office:value-type="float" office:value="-119.875" calcext:value-type="float">
            <text:p>-119.875</text:p>
          </table:table-cell>
          <table:table-cell table:formula="of:=([.C16]+[.B16])/2" office:value-type="float" office:value="-121.234131105667" calcext:value-type="float">
            <text:p>-121.234131105667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[.I16]+[.K16]" office:value-type="float" office:value="0" calcext:value-type="float">
            <text:p>0</text:p>
          </table:table-cell>
          <table:table-cell table:formula="of:=[.I16]+[.L16]" office:value-type="float" office:value="0" calcext:value-type="float">
            <text:p>0</text:p>
          </table:table-cell>
          <table:table-cell table:formula="of:=[.I16]+[.M16]" office:value-type="float" office:value="0" calcext:value-type="float">
            <text:p>0</text:p>
          </table:table-cell>
          <table:table-cell table:formula="of:=[.E16]" office:value-type="float" office:value="-123.023912311" calcext:value-type="float">
            <text:p>-123.023912311</text:p>
          </table:table-cell>
          <table:table-cell table:formula="of:=[.R16]" office:value-type="float" office:value="-123.023912311" calcext:value-type="float">
            <text:p>-123.023912311</text:p>
          </table:table-cell>
          <table:table-cell table:formula="of:=[.S16]" office:value-type="float" office:value="-123.023912311" calcext:value-type="float">
            <text:p>-123.023912311</text:p>
          </table:table-cell>
          <table:table-cell table:formula="of:=[.T16]" office:value-type="float" office:value="-123.023912311" calcext:value-type="float">
            <text:p>-123.023912311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1.12904371875" calcext:value-type="float">
            <text:p>1.12904371875</text:p>
          </table:table-cell>
          <table:table-cell office:value-type="float" office:value="6.55851063829805" calcext:value-type="float">
            <text:p>6.55851063829805</text:p>
          </table:table-cell>
          <table:table-cell table:formula="of:=([.C17]+[.B17])/2" office:value-type="float" office:value="3.84377717852403" calcext:value-type="float">
            <text:p>3.84377717852403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123.722305930083" calcext:value-type="float">
            <text:p>123.722305930083</text:p>
          </table:table-cell>
          <table:table-cell table:formula="of:=[.C17]-[.C16]" office:value-type="float" office:value="126.433510638298" calcext:value-type="float">
            <text:p>126.433510638298</text:p>
          </table:table-cell>
          <table:table-cell table:formula="of:=[.D17]-[.D16]" office:value-type="float" office:value="125.077908284191" calcext:value-type="float">
            <text:p>125.077908284191</text:p>
          </table:table-cell>
          <table:table-cell table:formula="of:=[.E17]-[.E16]" office:value-type="float" office:value="123.023912311" calcext:value-type="float">
            <text:p>123.023912311</text:p>
          </table:table-cell>
          <table:table-cell table:formula="of:=[.F17]-[.F19]" office:value-type="float" office:value="-0.203185198146002" calcext:value-type="float">
            <text:p>-0.203185198146002</text:p>
          </table:table-cell>
          <table:table-cell table:formula="of:=[.G17]-[.G19]" office:value-type="float" office:value="0.721417372733043" calcext:value-type="float">
            <text:p>0.721417372733043</text:p>
          </table:table-cell>
          <table:table-cell table:formula="of:=[.H17]-[.H19]" office:value-type="float" office:value="0.259116087293535" calcext:value-type="float">
            <text:p>0.259116087293535</text:p>
          </table:table-cell>
          <table:table-cell table:formula="of:=[.I17]-[.I19]" office:value-type="float" office:value="0.000000000499994712299667" calcext:value-type="float">
            <text:p>4.99994712299667E-10</text:p>
          </table:table-cell>
          <table:table-cell table:formula="of:=[.I17]+[.J17]" office:value-type="float" office:value="122.820727112854" calcext:value-type="float">
            <text:p>122.820727112854</text:p>
          </table:table-cell>
          <table:table-cell table:formula="of:=[.I17]+[.K17]" office:value-type="float" office:value="123.745329683733" calcext:value-type="float">
            <text:p>123.745329683733</text:p>
          </table:table-cell>
          <table:table-cell table:formula="of:=[.I17]+[.L17]" office:value-type="float" office:value="123.283028398294" calcext:value-type="float">
            <text:p>123.283028398294</text:p>
          </table:table-cell>
          <table:table-cell table:formula="of:=[.I17]+[.M17]" office:value-type="float" office:value="123.0239123115" calcext:value-type="float">
            <text:p>123.0239123115</text:p>
          </table:table-cell>
          <table:table-cell table:formula="of:=[.R16]+[.N17]" office:value-type="float" office:value="-0.203185198146002" calcext:value-type="float">
            <text:p>-0.203185198146002</text:p>
          </table:table-cell>
          <table:table-cell table:formula="of:=[.S16]+[.O17]" office:value-type="float" office:value="0.721417372733043" calcext:value-type="float">
            <text:p>0.721417372733043</text:p>
          </table:table-cell>
          <table:table-cell table:formula="of:=[.T16]+[.P17]" office:value-type="float" office:value="0.259116087293535" calcext:value-type="float">
            <text:p>0.259116087293535</text:p>
          </table:table-cell>
          <table:table-cell table:formula="of:=[.U16]+[.Q17]" office:value-type="float" office:value="0.000000000499994712299667" calcext:value-type="float">
            <text:p>4.99994712299667E-10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125.457492143333" calcext:value-type="float">
            <text:p>125.457492143333</text:p>
          </table:table-cell>
          <table:table-cell office:value-type="float" office:value="134.265217391304" calcext:value-type="float">
            <text:p>134.265217391304</text:p>
          </table:table-cell>
          <table:table-cell table:formula="of:=([.C18]+[.B18])/2" office:value-type="float" office:value="129.861354767318" calcext:value-type="float">
            <text:p>129.861354767318</text:p>
          </table:table-cell>
          <table:table-cell office:value-type="float" office:value="123.02391231" calcext:value-type="float">
            <text:p>123.02391231</text:p>
          </table:table-cell>
          <table:table-cell table:formula="of:=[.B18]-[.B17]" office:value-type="float" office:value="124.328448424583" calcext:value-type="float">
            <text:p>124.328448424583</text:p>
          </table:table-cell>
          <table:table-cell table:formula="of:=[.C18]-[.C17]" office:value-type="float" office:value="127.706706753006" calcext:value-type="float">
            <text:p>127.706706753006</text:p>
          </table:table-cell>
          <table:table-cell table:formula="of:=[.D18]-[.D17]" office:value-type="float" office:value="126.017577588794" calcext:value-type="float">
            <text:p>126.017577588794</text:p>
          </table:table-cell>
          <table:table-cell table:formula="of:=[.E18]-[.E17]" office:value-type="float" office:value="123.02391231" calcext:value-type="float">
            <text:p>123.02391231</text:p>
          </table:table-cell>
          <table:table-cell table:formula="of:=[.F18]-[.F19]" office:value-type="float" office:value="0.402957296354003" calcext:value-type="float">
            <text:p>0.402957296354003</text:p>
          </table:table-cell>
          <table:table-cell table:formula="of:=[.G18]-[.G19]" office:value-type="float" office:value="1.99461348744094" calcext:value-type="float">
            <text:p>1.99461348744094</text:p>
          </table:table-cell>
          <table:table-cell table:formula="of:=[.H18]-[.H19]" office:value-type="float" office:value="1.19878539189747" calcext:value-type="float">
            <text:p>1.19878539189747</text:p>
          </table:table-cell>
          <table:table-cell table:formula="of:=[.I18]-[.I19]" office:value-type="float" office:value="-0.000000000500008923154383" calcext:value-type="float">
            <text:p>-5.00008923154383E-10</text:p>
          </table:table-cell>
          <table:table-cell table:formula="of:=[.I18]+[.J18]" office:value-type="float" office:value="123.426869606354" calcext:value-type="float">
            <text:p>123.426869606354</text:p>
          </table:table-cell>
          <table:table-cell table:formula="of:=[.I18]+[.K18]" office:value-type="float" office:value="125.018525797441" calcext:value-type="float">
            <text:p>125.018525797441</text:p>
          </table:table-cell>
          <table:table-cell table:formula="of:=[.I18]+[.L18]" office:value-type="float" office:value="124.222697701897" calcext:value-type="float">
            <text:p>124.222697701897</text:p>
          </table:table-cell>
          <table:table-cell table:formula="of:=[.I18]+[.M18]" office:value-type="float" office:value="123.0239123095" calcext:value-type="float">
            <text:p>123.0239123095</text:p>
          </table:table-cell>
          <table:table-cell table:formula="of:=[.R17]+[.N18]" office:value-type="float" office:value="123.223684408208" calcext:value-type="float">
            <text:p>123.223684408208</text:p>
          </table:table-cell>
          <table:table-cell table:formula="of:=[.S17]+[.O18]" office:value-type="float" office:value="125.739943170174" calcext:value-type="float">
            <text:p>125.739943170174</text:p>
          </table:table-cell>
          <table:table-cell table:formula="of:=[.T17]+[.P18]" office:value-type="float" office:value="124.481813789191" calcext:value-type="float">
            <text:p>124.481813789191</text:p>
          </table:table-cell>
          <table:table-cell table:formula="of:=[.U17]+[.Q18]" office:value-type="float" office:value="123.02391231" calcext:value-type="float">
            <text:p>123.02391231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23.925491128229" calcext:value-type="float">
            <text:p>123.925491128229</text:p>
          </table:table-cell>
          <table:table-cell office:value-type="float" office:value="125.712093265565" calcext:value-type="float">
            <text:p>125.712093265565</text:p>
          </table:table-cell>
          <table:table-cell office:value-type="float" office:value="124.818792196897" calcext:value-type="float">
            <text:p>124.818792196897</text:p>
          </table:table-cell>
          <table:table-cell table:formula="of:=([.I17]+[.I18])/2" office:value-type="float" office:value="123.0239123105" calcext:value-type="float">
            <text:p>123.023912310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 table:number-columns-spanned="1" table:number-rows-spanned="3">
            <text:p>B1Y5</text:p>
          </table:table-cell>
          <table:table-cell table:style-name="ce68" office:value-type="float" office:value="-122.284282643333" calcext:value-type="float">
            <text:p>-122.284282643333</text:p>
          </table:table-cell>
          <table:table-cell table:style-name="ce68" office:value-type="float" office:value="-118.322826086956" calcext:value-type="float">
            <text:p>-118.322826086956</text:p>
          </table:table-cell>
          <table:table-cell table:style-name="ce68" table:formula="of:=([.C20]+[.B20])/2" office:value-type="float" office:value="-120.303554365144" calcext:value-type="float">
            <text:p>-120.303554365144</text:p>
          </table:table-cell>
          <table:table-cell table:style-name="ce68" office:value-type="float" office:value="-123.02391231" calcext:value-type="float">
            <text:p>-123.0239123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[.I20]+[.K20]" office:value-type="float" office:value="0" calcext:value-type="float">
            <text:p>0</text:p>
          </table:table-cell>
          <table:table-cell table:formula="of:=[.I20]+[.L20]" office:value-type="float" office:value="0" calcext:value-type="float">
            <text:p>0</text:p>
          </table:table-cell>
          <table:table-cell table:formula="of:=[.I20]+[.M20]" office:value-type="float" office:value="0" calcext:value-type="float">
            <text:p>0</text:p>
          </table:table-cell>
          <table:table-cell table:style-name="ce68" table:formula="of:=[.E20]" office:value-type="float" office:value="-123.02391231" calcext:value-type="float">
            <text:p>-123.02391231</text:p>
          </table:table-cell>
          <table:table-cell table:style-name="ce68" table:formula="of:=[.R20]" office:value-type="float" office:value="-123.02391231" calcext:value-type="float">
            <text:p>-123.02391231</text:p>
          </table:table-cell>
          <table:table-cell table:style-name="ce68" table:formula="of:=[.S20]" office:value-type="float" office:value="-123.02391231" calcext:value-type="float">
            <text:p>-123.02391231</text:p>
          </table:table-cell>
          <table:table-cell table:style-name="ce68" table:formula="of:=[.T20]" office:value-type="float" office:value="-123.02391231" calcext:value-type="float">
            <text:p>-123.02391231</text:p>
          </table:table-cell>
          <table:table-cell table:style-name="ce68" table:number-columns-repeated="1003"/>
        </table:table-row>
        <table:table-row table:style-name="ro1">
          <table:covered-table-cell table:style-name="ce68"/>
          <table:table-cell table:style-name="ce68" office:value-type="float" office:value="0.836668616666664" calcext:value-type="float">
            <text:p>0.836668616666664</text:p>
          </table:table-cell>
          <table:table-cell table:style-name="ce68" office:value-type="float" office:value="8.36956521739147" calcext:value-type="float">
            <text:p>8.36956521739147</text:p>
          </table:table-cell>
          <table:table-cell table:style-name="ce68" table:formula="of:=([.C21]+[.B21])/2" office:value-type="float" office:value="4.60311691702907" calcext:value-type="float">
            <text:p>4.60311691702907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B21]-[.B20]" office:value-type="float" office:value="123.12095126" calcext:value-type="float">
            <text:p>123.12095126</text:p>
          </table:table-cell>
          <table:table-cell table:style-name="ce68" table:formula="of:=[.C21]-[.C20]" office:value-type="float" office:value="126.692391304347" calcext:value-type="float">
            <text:p>126.692391304347</text:p>
          </table:table-cell>
          <table:table-cell table:style-name="ce68" table:formula="of:=[.D21]-[.D20]" office:value-type="float" office:value="124.906671282174" calcext:value-type="float">
            <text:p>124.906671282174</text:p>
          </table:table-cell>
          <table:table-cell table:style-name="ce68" table:formula="of:=[.E21]-[.E20]" office:value-type="float" office:value="123.02391231" calcext:value-type="float">
            <text:p>123.02391231</text:p>
          </table:table-cell>
          <table:table-cell table:style-name="ce68" table:formula="of:=[.F21]-[.F23]" office:value-type="float" office:value="-0.804539868229327" calcext:value-type="float">
            <text:p>-0.804539868229327</text:p>
          </table:table-cell>
          <table:table-cell table:style-name="ce68" table:formula="of:=[.G21]-[.G23]" office:value-type="float" office:value="0.980298038782465" calcext:value-type="float">
            <text:p>0.980298038782465</text:p>
          </table:table-cell>
          <table:table-cell table:style-name="ce68" table:formula="of:=[.H21]-[.H23]" office:value-type="float" office:value="0.087879085276569" calcext:value-type="float">
            <text:p>0.087879085276569</text:p>
          </table:table-cell>
          <table:table-cell table:style-name="ce68" table:formula="of:=[.I21]-[.I23]" office:value-type="float" office:value="0.00000744999999824358" calcext:value-type="float">
            <text:p>7.44999999824358E-06</text:p>
          </table:table-cell>
          <table:table-cell table:formula="of:=[.I21]+[.J21]" office:value-type="float" office:value="122.219372441771" calcext:value-type="float">
            <text:p>122.219372441771</text:p>
          </table:table-cell>
          <table:table-cell table:formula="of:=[.I21]+[.K21]" office:value-type="float" office:value="124.004210348782" calcext:value-type="float">
            <text:p>124.004210348782</text:p>
          </table:table-cell>
          <table:table-cell table:formula="of:=[.I21]+[.L21]" office:value-type="float" office:value="123.111791395277" calcext:value-type="float">
            <text:p>123.111791395277</text:p>
          </table:table-cell>
          <table:table-cell table:formula="of:=[.I21]+[.M21]" office:value-type="float" office:value="123.02391976" calcext:value-type="float">
            <text:p>123.02391976</text:p>
          </table:table-cell>
          <table:table-cell table:style-name="ce68" table:formula="of:=[.R20]+[.N21]" office:value-type="float" office:value="-0.804539868229327" calcext:value-type="float">
            <text:p>-0.804539868229327</text:p>
          </table:table-cell>
          <table:table-cell table:style-name="ce68" table:formula="of:=[.S20]+[.O21]" office:value-type="float" office:value="0.980298038782465" calcext:value-type="float">
            <text:p>0.980298038782465</text:p>
          </table:table-cell>
          <table:table-cell table:style-name="ce68" table:formula="of:=[.T20]+[.P21]" office:value-type="float" office:value="0.087879085276569" calcext:value-type="float">
            <text:p>0.087879085276569</text:p>
          </table:table-cell>
          <table:table-cell table:style-name="ce68" table:formula="of:=[.U20]+[.Q21]" office:value-type="float" office:value="0.00000744999999824358" calcext:value-type="float">
            <text:p>7.44999999824358E-06</text:p>
          </table:table-cell>
          <table:table-cell table:style-name="ce68" table:number-columns-repeated="1003"/>
        </table:table-row>
        <table:table-row table:style-name="ro1">
          <table:covered-table-cell table:style-name="ce68"/>
          <table:table-cell table:style-name="ce68" office:value-type="float" office:value="124.89709157" calcext:value-type="float">
            <text:p>124.89709157</text:p>
          </table:table-cell>
          <table:table-cell table:style-name="ce68" office:value-type="float" office:value="135.1625" calcext:value-type="float">
            <text:p>135.1625</text:p>
          </table:table-cell>
          <table:table-cell table:style-name="ce68" table:formula="of:=([.C22]+[.B22])/2" office:value-type="float" office:value="130.029795785" calcext:value-type="float">
            <text:p>130.029795785</text:p>
          </table:table-cell>
          <table:table-cell table:style-name="ce68" office:value-type="float" office:value="123.02389741" calcext:value-type="float">
            <text:p>123.02389741</text:p>
          </table:table-cell>
          <table:table-cell table:style-name="ce68" table:formula="of:=[.B22]-[.B21]" office:value-type="float" office:value="124.060422953333" calcext:value-type="float">
            <text:p>124.060422953333</text:p>
          </table:table-cell>
          <table:table-cell table:style-name="ce68" table:formula="of:=[.C22]-[.C21]" office:value-type="float" office:value="126.792934782609" calcext:value-type="float">
            <text:p>126.792934782609</text:p>
          </table:table-cell>
          <table:table-cell table:style-name="ce68" table:formula="of:=[.D22]-[.D21]" office:value-type="float" office:value="125.426678867971" calcext:value-type="float">
            <text:p>125.426678867971</text:p>
          </table:table-cell>
          <table:table-cell table:style-name="ce68" table:formula="of:=[.E22]-[.E21]" office:value-type="float" office:value="123.02389741" calcext:value-type="float">
            <text:p>123.02389741</text:p>
          </table:table-cell>
          <table:table-cell table:style-name="ce68" table:formula="of:=[.F22]-[.F23]" office:value-type="float" office:value="0.134931825104331" calcext:value-type="float">
            <text:p>0.134931825104331</text:p>
          </table:table-cell>
          <table:table-cell table:style-name="ce68" table:formula="of:=[.G22]-[.G23]" office:value-type="float" office:value="1.08084151704352" calcext:value-type="float">
            <text:p>1.08084151704352</text:p>
          </table:table-cell>
          <table:table-cell table:style-name="ce68" table:formula="of:=[.H22]-[.H23]" office:value-type="float" office:value="0.607886671073942" calcext:value-type="float">
            <text:p>0.607886671073942</text:p>
          </table:table-cell>
          <table:table-cell table:style-name="ce68" table:formula="of:=[.I22]-[.I23]" office:value-type="float" office:value="-0.00000744999999824358" calcext:value-type="float">
            <text:p>-7.44999999824358E-06</text:p>
          </table:table-cell>
          <table:table-cell table:formula="of:=[.I22]+[.J22]" office:value-type="float" office:value="123.158829235104" calcext:value-type="float">
            <text:p>123.158829235104</text:p>
          </table:table-cell>
          <table:table-cell table:formula="of:=[.I22]+[.K22]" office:value-type="float" office:value="124.104738927044" calcext:value-type="float">
            <text:p>124.104738927044</text:p>
          </table:table-cell>
          <table:table-cell table:formula="of:=[.I22]+[.L22]" office:value-type="float" office:value="123.631784081074" calcext:value-type="float">
            <text:p>123.631784081074</text:p>
          </table:table-cell>
          <table:table-cell table:formula="of:=[.I22]+[.M22]" office:value-type="float" office:value="123.02388996" calcext:value-type="float">
            <text:p>123.02388996</text:p>
          </table:table-cell>
          <table:table-cell table:style-name="ce68" table:formula="of:=[.R21]+[.N22]" office:value-type="float" office:value="122.354289366875" calcext:value-type="float">
            <text:p>122.354289366875</text:p>
          </table:table-cell>
          <table:table-cell table:style-name="ce68" table:formula="of:=[.S21]+[.O22]" office:value-type="float" office:value="125.085036965826" calcext:value-type="float">
            <text:p>125.085036965826</text:p>
          </table:table-cell>
          <table:table-cell table:style-name="ce68" table:formula="of:=[.T21]+[.P22]" office:value-type="float" office:value="123.719663166351" calcext:value-type="float">
            <text:p>123.719663166351</text:p>
          </table:table-cell>
          <table:table-cell table:style-name="ce68" table:formula="of:=[.U21]+[.Q22]" office:value-type="float" office:value="123.02389741" calcext:value-type="float">
            <text:p>123.02389741</text:p>
          </table:table-cell>
          <table:table-cell table:style-name="ce68" table:number-columns-repeated="1003"/>
        </table:table-row>
        <table:table-row table:style-name="ro1">
          <table:table-cell table:style-name="ce68" table:number-columns-repeated="5"/>
          <table:table-cell table:style-name="ce68" office:value-type="float" office:value="123.925491128229" calcext:value-type="float">
            <text:p>123.925491128229</text:p>
          </table:table-cell>
          <table:table-cell table:style-name="ce68" office:value-type="float" office:value="125.712093265565" calcext:value-type="float">
            <text:p>125.712093265565</text:p>
          </table:table-cell>
          <table:table-cell table:style-name="ce68" office:value-type="float" office:value="124.818792196897" calcext:value-type="float">
            <text:p>124.818792196897</text:p>
          </table:table-cell>
          <table:table-cell table:style-name="ce68" table:formula="of:=([.I21]+[.I22])/2" office:value-type="float" office:value="123.02390486" calcext:value-type="float">
            <text:p>123.02390486</text:p>
          </table:table-cell>
          <table:table-cell table:style-name="ce68" table:number-columns-repeated="4"/>
          <table:table-cell table:number-columns-repeated="4"/>
          <table:table-cell table:style-name="ce68" table:number-columns-repeated="1007"/>
        </table:table-row>
        <table:table-row table:style-name="ro1">
          <table:table-cell table:style-name="ce18" office:value-type="string" calcext:value-type="string" table:number-columns-spanned="1" table:number-rows-spanned="3">
            <text:p>B1X1</text:p>
          </table:table-cell>
          <table:table-cell table:style-name="ce71" office:value-type="float" office:value="-123.750652743333" calcext:value-type="float">
            <text:p>-123.750652743333</text:p>
          </table:table-cell>
          <table:table-cell table:style-name="ce71" office:value-type="float" office:value="-123.534782608696" calcext:value-type="float">
            <text:p>-123.534782608696</text:p>
          </table:table-cell>
          <table:table-cell table:style-name="ce71" table:formula="of:=([.C24]+[.B24])/2" office:value-type="float" office:value="-123.642717676015" calcext:value-type="float">
            <text:p>-123.642717676015</text:p>
          </table:table-cell>
          <table:table-cell table:style-name="ce71" office:value-type="float" office:value="-123.02389741" calcext:value-type="float">
            <text:p>-123.0238974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formula="of:=[.I24]+[.J24]" office:value-type="float" office:value="0" calcext:value-type="float">
            <text:p>0</text:p>
          </table:table-cell>
          <table:table-cell table:formula="of:=[.I24]+[.K24]" office:value-type="float" office:value="0" calcext:value-type="float">
            <text:p>0</text:p>
          </table:table-cell>
          <table:table-cell table:formula="of:=[.I24]+[.L24]" office:value-type="float" office:value="0" calcext:value-type="float">
            <text:p>0</text:p>
          </table:table-cell>
          <table:table-cell table:formula="of:=[.I24]+[.M24]" office:value-type="float" office:value="0" calcext:value-type="float">
            <text:p>0</text:p>
          </table:table-cell>
          <table:table-cell table:style-name="ce71" table:formula="of:=[.E24]" office:value-type="float" office:value="-123.02389741" calcext:value-type="float">
            <text:p>-123.02389741</text:p>
          </table:table-cell>
          <table:table-cell table:style-name="ce71" table:formula="of:=[.R24]" office:value-type="float" office:value="-123.02389741" calcext:value-type="float">
            <text:p>-123.02389741</text:p>
          </table:table-cell>
          <table:table-cell table:style-name="ce71" table:formula="of:=[.S24]" office:value-type="float" office:value="-123.02389741" calcext:value-type="float">
            <text:p>-123.02389741</text:p>
          </table:table-cell>
          <table:table-cell table:style-name="ce71" table:formula="of:=[.T24]" office:value-type="float" office:value="-123.02389741" calcext:value-type="float">
            <text:p>-123.02389741</text:p>
          </table:table-cell>
          <table:table-cell table:style-name="ce71" table:number-columns-repeated="1003"/>
        </table:table-row>
        <table:table-row table:style-name="ro1">
          <table:covered-table-cell table:style-name="ce71"/>
          <table:table-cell table:style-name="ce71" office:value-type="float" office:value="-0.941747843749999" calcext:value-type="float">
            <text:p>-0.941747843749999</text:p>
          </table:table-cell>
          <table:table-cell table:style-name="ce71" office:value-type="float" office:value="0.31063829787232" calcext:value-type="float">
            <text:p>0.31063829787232</text:p>
          </table:table-cell>
          <table:table-cell table:style-name="ce71" table:formula="of:=([.C25]+[.B25])/2" office:value-type="float" office:value="-0.31555477293884" calcext:value-type="float">
            <text:p>-0.31555477293884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formula="of:=[.B25]-[.B24]" office:value-type="float" office:value="122.808904899583" calcext:value-type="float">
            <text:p>122.808904899583</text:p>
          </table:table-cell>
          <table:table-cell table:style-name="ce71" table:formula="of:=[.C25]-[.C24]" office:value-type="float" office:value="123.845420906568" calcext:value-type="float">
            <text:p>123.845420906568</text:p>
          </table:table-cell>
          <table:table-cell table:style-name="ce71" table:formula="of:=[.D25]-[.D24]" office:value-type="float" office:value="123.327162903076" calcext:value-type="float">
            <text:p>123.327162903076</text:p>
          </table:table-cell>
          <table:table-cell table:style-name="ce71" table:formula="of:=[.E25]-[.E24]" office:value-type="float" office:value="123.02389741" calcext:value-type="float">
            <text:p>123.02389741</text:p>
          </table:table-cell>
          <table:table-cell table:style-name="ce71" table:formula="of:=[.F25]-[.F27]" office:value-type="float" office:value="-1.11658622864599" calcext:value-type="float">
            <text:p>-1.11658622864599</text:p>
          </table:table-cell>
          <table:table-cell table:style-name="ce71" table:formula="of:=[.G25]-[.G27]" office:value-type="float" office:value="-1.86667235899668" calcext:value-type="float">
            <text:p>-1.86667235899668</text:p>
          </table:table-cell>
          <table:table-cell table:style-name="ce71" table:formula="of:=[.H25]-[.H27]" office:value-type="float" office:value="-1.49162929382132" calcext:value-type="float">
            <text:p>-1.49162929382132</text:p>
          </table:table-cell>
          <table:table-cell table:style-name="ce71" table:formula="of:=[.I25]-[.I27]" office:value-type="float" office:value="-0.00000744999999824358" calcext:value-type="float">
            <text:p>-7.44999999824358E-06</text:p>
          </table:table-cell>
          <table:table-cell table:formula="of:=[.I25]+[.J25]" office:value-type="float" office:value="121.907311181354" calcext:value-type="float">
            <text:p>121.907311181354</text:p>
          </table:table-cell>
          <table:table-cell table:formula="of:=[.I25]+[.K25]" office:value-type="float" office:value="121.157225051003" calcext:value-type="float">
            <text:p>121.157225051003</text:p>
          </table:table-cell>
          <table:table-cell table:formula="of:=[.I25]+[.L25]" office:value-type="float" office:value="121.532268116179" calcext:value-type="float">
            <text:p>121.532268116179</text:p>
          </table:table-cell>
          <table:table-cell table:formula="of:=[.I25]+[.M25]" office:value-type="float" office:value="123.02388996" calcext:value-type="float">
            <text:p>123.02388996</text:p>
          </table:table-cell>
          <table:table-cell table:style-name="ce71" table:formula="of:=[.R24]+[.N25]" office:value-type="float" office:value="-1.11658622864599" calcext:value-type="float">
            <text:p>-1.11658622864599</text:p>
          </table:table-cell>
          <table:table-cell table:style-name="ce71" table:formula="of:=[.S24]+[.O25]" office:value-type="float" office:value="-1.86667235899668" calcext:value-type="float">
            <text:p>-1.86667235899668</text:p>
          </table:table-cell>
          <table:table-cell table:style-name="ce71" table:formula="of:=[.T24]+[.P25]" office:value-type="float" office:value="-1.49162929382132" calcext:value-type="float">
            <text:p>-1.49162929382132</text:p>
          </table:table-cell>
          <table:table-cell table:style-name="ce71" table:formula="of:=[.U24]+[.Q25]" office:value-type="float" office:value="-0.00000744999999824358" calcext:value-type="float">
            <text:p>-7.44999999824358E-06</text:p>
          </table:table-cell>
          <table:table-cell table:style-name="ce71" table:number-columns-repeated="1003"/>
        </table:table-row>
        <table:table-row table:style-name="ro1">
          <table:covered-table-cell table:style-name="ce71"/>
          <table:table-cell table:style-name="ce71" office:value-type="float" office:value="122.906754720714" calcext:value-type="float">
            <text:p>122.906754720714</text:p>
          </table:table-cell>
          <table:table-cell table:style-name="ce71" office:value-type="float" office:value="125.007777777778" calcext:value-type="float">
            <text:p>125.007777777778</text:p>
          </table:table-cell>
          <table:table-cell table:style-name="ce71" table:formula="of:=([.C26]+[.B26])/2" office:value-type="float" office:value="123.957266249246" calcext:value-type="float">
            <text:p>123.957266249246</text:p>
          </table:table-cell>
          <table:table-cell table:style-name="ce71" office:value-type="float" office:value="123.02391231" calcext:value-type="float">
            <text:p>123.02391231</text:p>
          </table:table-cell>
          <table:table-cell table:style-name="ce71" table:formula="of:=[.B26]-[.B25]" office:value-type="float" office:value="123.848502564464" calcext:value-type="float">
            <text:p>123.848502564464</text:p>
          </table:table-cell>
          <table:table-cell table:style-name="ce71" table:formula="of:=[.C26]-[.C25]" office:value-type="float" office:value="124.697139479906" calcext:value-type="float">
            <text:p>124.697139479906</text:p>
          </table:table-cell>
          <table:table-cell table:style-name="ce71" table:formula="of:=[.D26]-[.D25]" office:value-type="float" office:value="124.272821022185" calcext:value-type="float">
            <text:p>124.272821022185</text:p>
          </table:table-cell>
          <table:table-cell table:style-name="ce71" table:formula="of:=[.E26]-[.E25]" office:value-type="float" office:value="123.02391231" calcext:value-type="float">
            <text:p>123.02391231</text:p>
          </table:table-cell>
          <table:table-cell table:style-name="ce71" table:formula="of:=[.F26]-[.F27]" office:value-type="float" office:value="-0.0769885637649992" calcext:value-type="float">
            <text:p>-0.076988563764999</text:p>
          </table:table-cell>
          <table:table-cell table:style-name="ce71" table:formula="of:=[.G26]-[.G27]" office:value-type="float" office:value="-1.01495378565932" calcext:value-type="float">
            <text:p>-1.01495378565932</text:p>
          </table:table-cell>
          <table:table-cell table:style-name="ce71" table:formula="of:=[.H26]-[.H27]" office:value-type="float" office:value="-0.54597117471215" calcext:value-type="float">
            <text:p>-0.54597117471215</text:p>
          </table:table-cell>
          <table:table-cell table:style-name="ce71" table:formula="of:=[.I26]-[.I27]" office:value-type="float" office:value="0.00000744999999824358" calcext:value-type="float">
            <text:p>7.44999999824358E-06</text:p>
          </table:table-cell>
          <table:table-cell table:formula="of:=[.I26]+[.J26]" office:value-type="float" office:value="122.946923746235" calcext:value-type="float">
            <text:p>122.946923746235</text:p>
          </table:table-cell>
          <table:table-cell table:formula="of:=[.I26]+[.K26]" office:value-type="float" office:value="122.008958524341" calcext:value-type="float">
            <text:p>122.008958524341</text:p>
          </table:table-cell>
          <table:table-cell table:formula="of:=[.I26]+[.L26]" office:value-type="float" office:value="122.477941135288" calcext:value-type="float">
            <text:p>122.477941135288</text:p>
          </table:table-cell>
          <table:table-cell table:formula="of:=[.I26]+[.M26]" office:value-type="float" office:value="123.02391976" calcext:value-type="float">
            <text:p>123.02391976</text:p>
          </table:table-cell>
          <table:table-cell table:style-name="ce71" table:formula="of:=[.R25]+[.N26]" office:value-type="float" office:value="121.830337517589" calcext:value-type="float">
            <text:p>121.830337517589</text:p>
          </table:table-cell>
          <table:table-cell table:style-name="ce71" table:formula="of:=[.S25]+[.O26]" office:value-type="float" office:value="120.142286165344" calcext:value-type="float">
            <text:p>120.142286165344</text:p>
          </table:table-cell>
          <table:table-cell table:style-name="ce71" table:formula="of:=[.T25]+[.P26]" office:value-type="float" office:value="120.986311841467" calcext:value-type="float">
            <text:p>120.986311841467</text:p>
          </table:table-cell>
          <table:table-cell table:style-name="ce71" table:formula="of:=[.U25]+[.Q26]" office:value-type="float" office:value="123.02391231" calcext:value-type="float">
            <text:p>123.02391231</text:p>
          </table:table-cell>
          <table:table-cell table:style-name="ce71" table:number-columns-repeated="1003"/>
        </table:table-row>
        <table:table-row table:style-name="ro1">
          <table:table-cell table:style-name="ce71" table:number-columns-repeated="5"/>
          <table:table-cell table:style-name="ce71" office:value-type="float" office:value="123.925491128229" calcext:value-type="float">
            <text:p>123.925491128229</text:p>
          </table:table-cell>
          <table:table-cell table:style-name="ce71" office:value-type="float" office:value="125.712093265565" calcext:value-type="float">
            <text:p>125.712093265565</text:p>
          </table:table-cell>
          <table:table-cell table:style-name="ce71" office:value-type="float" office:value="124.818792196897" calcext:value-type="float">
            <text:p>124.818792196897</text:p>
          </table:table-cell>
          <table:table-cell table:style-name="ce71" table:formula="of:=([.I25]+[.I26])/2" office:value-type="float" office:value="123.02390486" calcext:value-type="float">
            <text:p>123.02390486</text:p>
          </table:table-cell>
          <table:table-cell table:style-name="ce71" table:number-columns-repeated="4"/>
          <table:table-cell table:number-columns-repeated="4"/>
          <table:table-cell table:style-name="ce71" table:number-columns-repeated="1007"/>
        </table:table-row>
        <table:table-row table:style-name="ro1">
          <table:table-cell table:style-name="ce20" office:value-type="string" calcext:value-type="string" table:number-columns-spanned="1" table:number-rows-spanned="3">
            <text:p>B1X2</text:p>
          </table:table-cell>
          <table:table-cell table:style-name="ce74" office:value-type="float" office:value="-125.345733343333" calcext:value-type="float">
            <text:p>-125.345733343333</text:p>
          </table:table-cell>
          <table:table-cell table:style-name="ce74" office:value-type="float" office:value="-125.210869565217" calcext:value-type="float">
            <text:p>-125.210869565217</text:p>
          </table:table-cell>
          <table:table-cell table:style-name="ce74" table:formula="of:=([.C28]+[.B28])/2" office:value-type="float" office:value="-125.278301454275" calcext:value-type="float">
            <text:p>-125.278301454275</text:p>
          </table:table-cell>
          <table:table-cell table:style-name="ce74" office:value-type="float" office:value="-123.02391231" calcext:value-type="float">
            <text:p>-123.02391231</text:p>
          </table:table-cell>
          <table:table-cell table:number-columns-repeated="8" table:style-name="ce74"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[.I28]+[.K28]" office:value-type="float" office:value="0" calcext:value-type="float">
            <text:p>0</text:p>
          </table:table-cell>
          <table:table-cell table:formula="of:=[.I28]+[.L28]" office:value-type="float" office:value="0" calcext:value-type="float">
            <text:p>0</text:p>
          </table:table-cell>
          <table:table-cell table:formula="of:=[.I28]+[.M28]" office:value-type="float" office:value="0" calcext:value-type="float">
            <text:p>0</text:p>
          </table:table-cell>
          <table:table-cell table:style-name="ce74" table:formula="of:=[.E28]" office:value-type="float" office:value="-123.02391231" calcext:value-type="float">
            <text:p>-123.02391231</text:p>
          </table:table-cell>
          <table:table-cell table:style-name="ce74" table:formula="of:=[.R28]" office:value-type="float" office:value="-123.02391231" calcext:value-type="float">
            <text:p>-123.02391231</text:p>
          </table:table-cell>
          <table:table-cell table:style-name="ce74" table:formula="of:=[.S28]" office:value-type="float" office:value="-123.02391231" calcext:value-type="float">
            <text:p>-123.02391231</text:p>
          </table:table-cell>
          <table:table-cell table:style-name="ce74" table:formula="of:=[.T28]" office:value-type="float" office:value="-123.02391231" calcext:value-type="float">
            <text:p>-123.02391231</text:p>
          </table:table-cell>
          <table:table-cell table:style-name="ce74" table:number-columns-repeated="1003"/>
        </table:table-row>
        <table:table-row table:style-name="ro1">
          <table:covered-table-cell table:style-name="ce74"/>
          <table:table-cell table:style-name="ce74" office:value-type="float" office:value="-2.11773649333333" calcext:value-type="float">
            <text:p>-2.11773649333333</text:p>
          </table:table-cell>
          <table:table-cell table:style-name="ce74" office:value-type="float" office:value="-1.12613636363639" calcext:value-type="float">
            <text:p>-1.12613636363639</text:p>
          </table:table-cell>
          <table:table-cell table:style-name="ce74" table:formula="of:=([.C29]+[.B29])/2" office:value-type="float" office:value="-1.62193642848486" calcext:value-type="float">
            <text:p>-1.62193642848486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formula="of:=[.B29]-[.B28]" office:value-type="float" office:value="123.22799685" calcext:value-type="float">
            <text:p>123.22799685</text:p>
          </table:table-cell>
          <table:table-cell table:style-name="ce74" table:formula="of:=[.C29]-[.C28]" office:value-type="float" office:value="124.084733201581" calcext:value-type="float">
            <text:p>124.084733201581</text:p>
          </table:table-cell>
          <table:table-cell table:style-name="ce74" table:formula="of:=[.D29]-[.D28]" office:value-type="float" office:value="123.65636502579" calcext:value-type="float">
            <text:p>123.65636502579</text:p>
          </table:table-cell>
          <table:table-cell table:style-name="ce74" table:formula="of:=[.E29]-[.E28]" office:value-type="float" office:value="123.02391231" calcext:value-type="float">
            <text:p>123.02391231</text:p>
          </table:table-cell>
          <table:table-cell table:style-name="ce74" table:formula="of:=[.F29]-[.F31]" office:value-type="float" office:value="-0.697494278229328" calcext:value-type="float">
            <text:p>-0.697494278229328</text:p>
          </table:table-cell>
          <table:table-cell table:style-name="ce74" table:formula="of:=[.G29]-[.G31]" office:value-type="float" office:value="-1.6273600639844" calcext:value-type="float">
            <text:p>-1.6273600639844</text:p>
          </table:table-cell>
          <table:table-cell table:style-name="ce74" table:formula="of:=[.H29]-[.H31]" office:value-type="float" office:value="-1.16242717110686" calcext:value-type="float">
            <text:p>-1.16242717110686</text:p>
          </table:table-cell>
          <table:table-cell table:style-name="ce74" table:formula="of:=[.I29]-[.I31]" office:value-type="float" office:value="-0.000000000500008923154383" calcext:value-type="float">
            <text:p>-5.00008923154383E-10</text:p>
          </table:table-cell>
          <table:table-cell table:formula="of:=[.I29]+[.J29]" office:value-type="float" office:value="122.326418031771" calcext:value-type="float">
            <text:p>122.326418031771</text:p>
          </table:table-cell>
          <table:table-cell table:formula="of:=[.I29]+[.K29]" office:value-type="float" office:value="121.396552246016" calcext:value-type="float">
            <text:p>121.396552246016</text:p>
          </table:table-cell>
          <table:table-cell table:formula="of:=[.I29]+[.L29]" office:value-type="float" office:value="121.861485138893" calcext:value-type="float">
            <text:p>121.861485138893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 table:style-name="ce74" table:formula="of:=[.R28]+[.N29]" office:value-type="float" office:value="-0.697494278229328" calcext:value-type="float">
            <text:p>-0.697494278229328</text:p>
          </table:table-cell>
          <table:table-cell table:style-name="ce74" table:formula="of:=[.S28]+[.O29]" office:value-type="float" office:value="-1.6273600639844" calcext:value-type="float">
            <text:p>-1.6273600639844</text:p>
          </table:table-cell>
          <table:table-cell table:style-name="ce74" table:formula="of:=[.T28]+[.P29]" office:value-type="float" office:value="-1.16242717110686" calcext:value-type="float">
            <text:p>-1.16242717110686</text:p>
          </table:table-cell>
          <table:table-cell table:style-name="ce74" table:formula="of:=[.U28]+[.Q29]" office:value-type="float" office:value="-0.000000000500008923154383" calcext:value-type="float">
            <text:p>-5.00008923154383E-10</text:p>
          </table:table-cell>
          <table:table-cell table:style-name="ce74" table:number-columns-repeated="1003"/>
        </table:table-row>
        <table:table-row table:style-name="ro1">
          <table:covered-table-cell table:style-name="ce74"/>
          <table:table-cell table:style-name="ce74" office:value-type="float" office:value="122.594493851" calcext:value-type="float">
            <text:p>122.594493851</text:p>
          </table:table-cell>
          <table:table-cell table:style-name="ce74" office:value-type="float" office:value="125.269565217391" calcext:value-type="float">
            <text:p>125.269565217391</text:p>
          </table:table-cell>
          <table:table-cell table:style-name="ce74" table:formula="of:=([.C30]+[.B30])/2" office:value-type="float" office:value="123.932029534195" calcext:value-type="float">
            <text:p>123.932029534195</text:p>
          </table:table-cell>
          <table:table-cell table:style-name="ce74" office:value-type="float" office:value="123.023912311" calcext:value-type="float">
            <text:p>123.023912311</text:p>
          </table:table-cell>
          <table:table-cell table:style-name="ce74" table:formula="of:=[.B30]-[.B29]" office:value-type="float" office:value="124.712230344333" calcext:value-type="float">
            <text:p>124.712230344333</text:p>
          </table:table-cell>
          <table:table-cell table:style-name="ce74" table:formula="of:=[.C30]-[.C29]" office:value-type="float" office:value="126.395701581027" calcext:value-type="float">
            <text:p>126.395701581027</text:p>
          </table:table-cell>
          <table:table-cell table:style-name="ce74" table:formula="of:=[.D30]-[.D29]" office:value-type="float" office:value="125.55396596268" calcext:value-type="float">
            <text:p>125.55396596268</text:p>
          </table:table-cell>
          <table:table-cell table:style-name="ce74" table:formula="of:=[.E30]-[.E29]" office:value-type="float" office:value="123.023912311" calcext:value-type="float">
            <text:p>123.023912311</text:p>
          </table:table-cell>
          <table:table-cell table:style-name="ce74" table:formula="of:=[.F30]-[.F31]" office:value-type="float" office:value="0.786739216104323" calcext:value-type="float">
            <text:p>0.786739216104323</text:p>
          </table:table-cell>
          <table:table-cell table:style-name="ce74" table:formula="of:=[.G30]-[.G31]" office:value-type="float" office:value="0.683608315462394" calcext:value-type="float">
            <text:p>0.683608315462394</text:p>
          </table:table-cell>
          <table:table-cell table:style-name="ce74" table:formula="of:=[.H30]-[.H31]" office:value-type="float" office:value="0.735173765783358" calcext:value-type="float">
            <text:p>0.735173765783358</text:p>
          </table:table-cell>
          <table:table-cell table:style-name="ce74" table:formula="of:=[.I30]-[.I31]" office:value-type="float" office:value="0.000000000499994712299667" calcext:value-type="float">
            <text:p>4.99994712299667E-10</text:p>
          </table:table-cell>
          <table:table-cell table:formula="of:=[.I30]+[.J30]" office:value-type="float" office:value="123.810651527104" calcext:value-type="float">
            <text:p>123.810651527104</text:p>
          </table:table-cell>
          <table:table-cell table:formula="of:=[.I30]+[.K30]" office:value-type="float" office:value="123.707520626462" calcext:value-type="float">
            <text:p>123.707520626462</text:p>
          </table:table-cell>
          <table:table-cell table:formula="of:=[.I30]+[.L30]" office:value-type="float" office:value="123.759086076783" calcext:value-type="float">
            <text:p>123.759086076783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 table:style-name="ce74" table:formula="of:=[.R29]+[.N30]" office:value-type="float" office:value="123.113157248875" calcext:value-type="float">
            <text:p>123.113157248875</text:p>
          </table:table-cell>
          <table:table-cell table:style-name="ce74" table:formula="of:=[.S29]+[.O30]" office:value-type="float" office:value="122.080160562478" calcext:value-type="float">
            <text:p>122.080160562478</text:p>
          </table:table-cell>
          <table:table-cell table:style-name="ce74" table:formula="of:=[.T29]+[.P30]" office:value-type="float" office:value="122.596658905677" calcext:value-type="float">
            <text:p>122.596658905677</text:p>
          </table:table-cell>
          <table:table-cell table:style-name="ce74" table:formula="of:=[.U29]+[.Q30]" office:value-type="float" office:value="123.023912311" calcext:value-type="float">
            <text:p>123.023912311</text:p>
          </table:table-cell>
          <table:table-cell table:style-name="ce74" table:number-columns-repeated="1003"/>
        </table:table-row>
        <table:table-row table:style-name="ro1">
          <table:table-cell table:style-name="ce74" table:number-columns-repeated="5"/>
          <table:table-cell table:style-name="ce74" office:value-type="float" office:value="123.925491128229" calcext:value-type="float">
            <text:p>123.925491128229</text:p>
          </table:table-cell>
          <table:table-cell table:style-name="ce74" office:value-type="float" office:value="125.712093265565" calcext:value-type="float">
            <text:p>125.712093265565</text:p>
          </table:table-cell>
          <table:table-cell table:style-name="ce74" office:value-type="float" office:value="124.818792196897" calcext:value-type="float">
            <text:p>124.818792196897</text:p>
          </table:table-cell>
          <table:table-cell table:style-name="ce74" table:formula="of:=([.I29]+[.I30])/2" office:value-type="float" office:value="123.0239123105" calcext:value-type="float">
            <text:p>123.0239123105</text:p>
          </table:table-cell>
          <table:table-cell table:style-name="ce74" table:number-columns-repeated="4"/>
          <table:table-cell table:number-columns-repeated="4"/>
          <table:table-cell table:style-name="ce74" table:number-columns-repeated="1007"/>
        </table:table-row>
        <table:table-row table:style-name="ro1">
          <table:table-cell table:style-name="ce14" office:value-type="string" calcext:value-type="string" table:number-columns-spanned="1" table:number-rows-spanned="3">
            <text:p>B1X3</text:p>
          </table:table-cell>
          <table:table-cell office:value-type="float" office:value="-124.232778098667" calcext:value-type="float">
            <text:p>-124.232778098667</text:p>
          </table:table-cell>
          <table:table-cell office:value-type="float" office:value="-125.041111111111" calcext:value-type="float">
            <text:p>-125.041111111111</text:p>
          </table:table-cell>
          <table:table-cell table:formula="of:=([.C32]+[.B32])/2" office:value-type="float" office:value="-124.636944604889" calcext:value-type="float">
            <text:p>-124.636944604889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32]+[.J32]" office:value-type="float" office:value="0" calcext:value-type="float">
            <text:p>0</text:p>
          </table:table-cell>
          <table:table-cell table:formula="of:=[.I32]+[.K32]" office:value-type="float" office:value="0" calcext:value-type="float">
            <text:p>0</text:p>
          </table:table-cell>
          <table:table-cell table:formula="of:=[.I32]+[.L32]" office:value-type="float" office:value="0" calcext:value-type="float">
            <text:p>0</text:p>
          </table:table-cell>
          <table:table-cell table:formula="of:=[.I32]+[.M32]" office:value-type="float" office:value="0" calcext:value-type="float">
            <text:p>0</text:p>
          </table:table-cell>
          <table:table-cell table:formula="of:=[.E32]" office:value-type="float" office:value="-123.023912311" calcext:value-type="float">
            <text:p>-123.023912311</text:p>
          </table:table-cell>
          <table:table-cell table:formula="of:=[.R32]" office:value-type="float" office:value="-123.023912311" calcext:value-type="float">
            <text:p>-123.023912311</text:p>
          </table:table-cell>
          <table:table-cell table:formula="of:=[.S32]" office:value-type="float" office:value="-123.023912311" calcext:value-type="float">
            <text:p>-123.023912311</text:p>
          </table:table-cell>
          <table:table-cell table:formula="of:=[.T32]" office:value-type="float" office:value="-123.023912311" calcext:value-type="float">
            <text:p>-123.023912311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-0.401172946428544" calcext:value-type="float">
            <text:p>-0.401172946428544</text:p>
          </table:table-cell>
          <table:table-cell office:value-type="float" office:value="0.0755555555555273" calcext:value-type="float">
            <text:p>0.075555555555527</text:p>
          </table:table-cell>
          <table:table-cell table:formula="of:=([.C33]+[.B33])/2" office:value-type="float" office:value="-0.162808695436508" calcext:value-type="float">
            <text:p>-0.162808695436508</text:p>
          </table:table-cell>
          <table:table-cell office:value-type="float" office:value="0.0000000000000277555756156" calcext:value-type="float">
            <text:p>2.77555756156E-14</text:p>
          </table:table-cell>
          <table:table-cell table:formula="of:=[.B33]-[.B32]" office:value-type="float" office:value="123.831605152238" calcext:value-type="float">
            <text:p>123.831605152238</text:p>
          </table:table-cell>
          <table:table-cell table:formula="of:=[.C33]-[.C32]" office:value-type="float" office:value="125.116666666667" calcext:value-type="float">
            <text:p>125.116666666667</text:p>
          </table:table-cell>
          <table:table-cell table:formula="of:=[.D33]-[.D32]" office:value-type="float" office:value="124.474135909452" calcext:value-type="float">
            <text:p>124.474135909452</text:p>
          </table:table-cell>
          <table:table-cell table:formula="of:=[.E33]-[.E32]" office:value-type="float" office:value="123.023912311" calcext:value-type="float">
            <text:p>123.023912311</text:p>
          </table:table-cell>
          <table:table-cell table:formula="of:=[.F33]-[.F35]" office:value-type="float" office:value="-0.0938859759905455" calcext:value-type="float">
            <text:p>-0.093885975990546</text:p>
          </table:table-cell>
          <table:table-cell table:formula="of:=[.G33]-[.G35]" office:value-type="float" office:value="-0.595426598898484" calcext:value-type="float">
            <text:p>-0.595426598898484</text:p>
          </table:table-cell>
          <table:table-cell table:formula="of:=[.H33]-[.H35]" office:value-type="float" office:value="-0.344656287444508" calcext:value-type="float">
            <text:p>-0.344656287444508</text:p>
          </table:table-cell>
          <table:table-cell table:formula="of:=[.I33]-[.I35]" office:value-type="float" office:value="0" calcext:value-type="float">
            <text:p>0</text:p>
          </table:table-cell>
          <table:table-cell table:formula="of:=[.I33]+[.J33]" office:value-type="float" office:value="122.93002633501" calcext:value-type="float">
            <text:p>122.93002633501</text:p>
          </table:table-cell>
          <table:table-cell table:formula="of:=[.I33]+[.K33]" office:value-type="float" office:value="122.428485712102" calcext:value-type="float">
            <text:p>122.428485712102</text:p>
          </table:table-cell>
          <table:table-cell table:formula="of:=[.I33]+[.L33]" office:value-type="float" office:value="122.679256023556" calcext:value-type="float">
            <text:p>122.679256023556</text:p>
          </table:table-cell>
          <table:table-cell table:formula="of:=[.I33]+[.M33]" office:value-type="float" office:value="123.023912311" calcext:value-type="float">
            <text:p>123.023912311</text:p>
          </table:table-cell>
          <table:table-cell table:formula="of:=[.R32]+[.N33]" office:value-type="float" office:value="-0.0938859759905171" calcext:value-type="float">
            <text:p>-0.093885975990517</text:p>
          </table:table-cell>
          <table:table-cell table:formula="of:=[.S32]+[.O33]" office:value-type="float" office:value="-0.595426598898456" calcext:value-type="float">
            <text:p>-0.595426598898456</text:p>
          </table:table-cell>
          <table:table-cell table:formula="of:=[.T32]+[.P33]" office:value-type="float" office:value="-0.344656287444479" calcext:value-type="float">
            <text:p>-0.344656287444479</text:p>
          </table:table-cell>
          <table:table-cell table:formula="of:=[.U32]+[.Q3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covered-table-cell/>
          <table:table-cell office:value-type="float" office:value="126.537715497" calcext:value-type="float">
            <text:p>126.537715497</text:p>
          </table:table-cell>
          <table:table-cell office:value-type="float" office:value="127.541111111111" calcext:value-type="float">
            <text:p>127.541111111111</text:p>
          </table:table-cell>
          <table:table-cell table:formula="of:=([.C34]+[.B34])/2" office:value-type="float" office:value="127.039413304056" calcext:value-type="float">
            <text:p>127.039413304056</text:p>
          </table:table-cell>
          <table:table-cell office:value-type="float" office:value="123.023912311" calcext:value-type="float">
            <text:p>123.023912311</text:p>
          </table:table-cell>
          <table:table-cell table:formula="of:=[.B34]-[.B33]" office:value-type="float" office:value="126.938888443429" calcext:value-type="float">
            <text:p>126.938888443429</text:p>
          </table:table-cell>
          <table:table-cell table:formula="of:=[.C34]-[.C33]" office:value-type="float" office:value="127.465555555555" calcext:value-type="float">
            <text:p>127.465555555555</text:p>
          </table:table-cell>
          <table:table-cell table:formula="of:=[.D34]-[.D33]" office:value-type="float" office:value="127.202221999492" calcext:value-type="float">
            <text:p>127.202221999492</text:p>
          </table:table-cell>
          <table:table-cell table:formula="of:=[.E34]-[.E33]" office:value-type="float" office:value="123.023912311" calcext:value-type="float">
            <text:p>123.023912311</text:p>
          </table:table-cell>
          <table:table-cell table:formula="of:=[.F34]-[.F35]" office:value-type="float" office:value="3.01339731519954" calcext:value-type="float">
            <text:p>3.01339731519954</text:p>
          </table:table-cell>
          <table:table-cell table:formula="of:=[.G34]-[.G35]" office:value-type="float" office:value="1.75346228999047" calcext:value-type="float">
            <text:p>1.75346228999047</text:p>
          </table:table-cell>
          <table:table-cell table:formula="of:=[.H34]-[.H35]" office:value-type="float" office:value="2.38342980259502" calcext:value-type="float">
            <text:p>2.38342980259502</text:p>
          </table:table-cell>
          <table:table-cell table:formula="of:=[.I34]-[.I35]" office:value-type="float" office:value="0" calcext:value-type="float">
            <text:p>0</text:p>
          </table:table-cell>
          <table:table-cell table:formula="of:=[.I34]+[.J34]" office:value-type="float" office:value="126.0373096262" calcext:value-type="float">
            <text:p>126.0373096262</text:p>
          </table:table-cell>
          <table:table-cell table:formula="of:=[.I34]+[.K34]" office:value-type="float" office:value="124.77737460099" calcext:value-type="float">
            <text:p>124.77737460099</text:p>
          </table:table-cell>
          <table:table-cell table:formula="of:=[.I34]+[.L34]" office:value-type="float" office:value="125.407342113595" calcext:value-type="float">
            <text:p>125.407342113595</text:p>
          </table:table-cell>
          <table:table-cell table:formula="of:=[.I34]+[.M34]" office:value-type="float" office:value="123.023912311" calcext:value-type="float">
            <text:p>123.023912311</text:p>
          </table:table-cell>
          <table:table-cell table:formula="of:=[.R33]+[.N34]" office:value-type="float" office:value="125.943423650209" calcext:value-type="float">
            <text:p>125.943423650209</text:p>
          </table:table-cell>
          <table:table-cell table:formula="of:=[.S33]+[.O34]" office:value-type="float" office:value="124.181948002092" calcext:value-type="float">
            <text:p>124.181948002092</text:p>
          </table:table-cell>
          <table:table-cell table:formula="of:=[.T33]+[.P34]" office:value-type="float" office:value="125.062685826151" calcext:value-type="float">
            <text:p>125.062685826151</text:p>
          </table:table-cell>
          <table:table-cell table:formula="of:=[.U33]+[.Q34]" office:value-type="float" office:value="123.023912311" calcext:value-type="float">
            <text:p>123.023912311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23.925491128229" calcext:value-type="float">
            <text:p>123.925491128229</text:p>
          </table:table-cell>
          <table:table-cell office:value-type="float" office:value="125.712093265565" calcext:value-type="float">
            <text:p>125.712093265565</text:p>
          </table:table-cell>
          <table:table-cell office:value-type="float" office:value="124.818792196897" calcext:value-type="float">
            <text:p>124.818792196897</text:p>
          </table:table-cell>
          <table:table-cell table:formula="of:=([.I33]+[.I34])/2" office:value-type="float" office:value="123.023912311" calcext:value-type="float">
            <text:p>123.023912311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 table:number-columns-spanned="1" table:number-rows-spanned="3">
            <text:p>B1X4</text:p>
          </table:table-cell>
          <table:table-cell table:style-name="ce77" office:value-type="float" office:value="-123.89646991725" calcext:value-type="float">
            <text:p>-123.89646991725</text:p>
          </table:table-cell>
          <table:table-cell table:style-name="ce77" office:value-type="float" office:value="-125.020652173913" calcext:value-type="float">
            <text:p>-125.020652173913</text:p>
          </table:table-cell>
          <table:table-cell table:style-name="ce77" table:formula="of:=([.C36]+[.B36])/2" office:value-type="float" office:value="-124.458561045582" calcext:value-type="float">
            <text:p>-124.458561045582</text:p>
          </table:table-cell>
          <table:table-cell table:style-name="ce77" office:value-type="float" office:value="-123.023912311" calcext:value-type="float">
            <text:p>-123.023912311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formula="of:=[.I36]+[.J36]" office:value-type="float" office:value="0" calcext:value-type="float">
            <text:p>0</text:p>
          </table:table-cell>
          <table:table-cell table:formula="of:=[.I36]+[.K36]" office:value-type="float" office:value="0" calcext:value-type="float">
            <text:p>0</text:p>
          </table:table-cell>
          <table:table-cell table:formula="of:=[.I36]+[.L36]" office:value-type="float" office:value="0" calcext:value-type="float">
            <text:p>0</text:p>
          </table:table-cell>
          <table:table-cell table:formula="of:=[.I36]+[.M36]" office:value-type="float" office:value="0" calcext:value-type="float">
            <text:p>0</text:p>
          </table:table-cell>
          <table:table-cell table:style-name="ce77" table:formula="of:=[.E36]" office:value-type="float" office:value="-123.023912311" calcext:value-type="float">
            <text:p>-123.023912311</text:p>
          </table:table-cell>
          <table:table-cell table:style-name="ce77" table:formula="of:=[.R36]" office:value-type="float" office:value="-123.023912311" calcext:value-type="float">
            <text:p>-123.023912311</text:p>
          </table:table-cell>
          <table:table-cell table:style-name="ce77" table:formula="of:=[.S36]" office:value-type="float" office:value="-123.023912311" calcext:value-type="float">
            <text:p>-123.023912311</text:p>
          </table:table-cell>
          <table:table-cell table:style-name="ce77" table:formula="of:=[.T36]" office:value-type="float" office:value="-123.023912311" calcext:value-type="float">
            <text:p>-123.023912311</text:p>
          </table:table-cell>
          <table:table-cell table:style-name="ce77" table:number-columns-repeated="1003"/>
        </table:table-row>
        <table:table-row table:style-name="ro1">
          <table:covered-table-cell table:style-name="ce77"/>
          <table:table-cell table:style-name="ce77" office:value-type="float" office:value="-0.717837824999998" calcext:value-type="float">
            <text:p>-0.717837824999998</text:p>
          </table:table-cell>
          <table:table-cell table:style-name="ce77" office:value-type="float" office:value="-0.862765957446816" calcext:value-type="float">
            <text:p>-0.862765957446816</text:p>
          </table:table-cell>
          <table:table-cell table:style-name="ce77" table:formula="of:=([.C37]+[.B37])/2" office:value-type="float" office:value="-0.790301891223407" calcext:value-type="float">
            <text:p>-0.790301891223407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formula="of:=[.B37]-[.B36]" office:value-type="float" office:value="123.17863209225" calcext:value-type="float">
            <text:p>123.17863209225</text:p>
          </table:table-cell>
          <table:table-cell table:style-name="ce77" table:formula="of:=[.C37]-[.C36]" office:value-type="float" office:value="124.157886216466" calcext:value-type="float">
            <text:p>124.157886216466</text:p>
          </table:table-cell>
          <table:table-cell table:style-name="ce77" table:formula="of:=[.D37]-[.D36]" office:value-type="float" office:value="123.668259154358" calcext:value-type="float">
            <text:p>123.668259154358</text:p>
          </table:table-cell>
          <table:table-cell table:style-name="ce77" table:formula="of:=[.E37]-[.E36]" office:value-type="float" office:value="123.023912311" calcext:value-type="float">
            <text:p>123.023912311</text:p>
          </table:table-cell>
          <table:table-cell table:style-name="ce77" table:formula="of:=[.F37]-[.F39]" office:value-type="float" office:value="-0.746859035979" calcext:value-type="float">
            <text:p>-0.746859035979</text:p>
          </table:table-cell>
          <table:table-cell table:style-name="ce77" table:formula="of:=[.G37]-[.G39]" office:value-type="float" office:value="-1.55420704909881" calcext:value-type="float">
            <text:p>-1.55420704909881</text:p>
          </table:table-cell>
          <table:table-cell table:style-name="ce77" table:formula="of:=[.H37]-[.H39]" office:value-type="float" office:value="-1.1505330425389" calcext:value-type="float">
            <text:p>-1.1505330425389</text:p>
          </table:table-cell>
          <table:table-cell table:style-name="ce77" table:formula="of:=[.I37]-[.I39]" office:value-type="float" office:value="0.000000000499994712299667" calcext:value-type="float">
            <text:p>4.99994712299667E-10</text:p>
          </table:table-cell>
          <table:table-cell table:formula="of:=[.I37]+[.J37]" office:value-type="float" office:value="122.277053275021" calcext:value-type="float">
            <text:p>122.277053275021</text:p>
          </table:table-cell>
          <table:table-cell table:formula="of:=[.I37]+[.K37]" office:value-type="float" office:value="121.469705261901" calcext:value-type="float">
            <text:p>121.469705261901</text:p>
          </table:table-cell>
          <table:table-cell table:formula="of:=[.I37]+[.L37]" office:value-type="float" office:value="121.873379268461" calcext:value-type="float">
            <text:p>121.873379268461</text:p>
          </table:table-cell>
          <table:table-cell table:formula="of:=[.I37]+[.M37]" office:value-type="float" office:value="123.0239123115" calcext:value-type="float">
            <text:p>123.0239123115</text:p>
          </table:table-cell>
          <table:table-cell table:style-name="ce77" table:formula="of:=[.R36]+[.N37]" office:value-type="float" office:value="-0.746859035979" calcext:value-type="float">
            <text:p>-0.746859035979</text:p>
          </table:table-cell>
          <table:table-cell table:style-name="ce77" table:formula="of:=[.S36]+[.O37]" office:value-type="float" office:value="-1.55420704909881" calcext:value-type="float">
            <text:p>-1.55420704909881</text:p>
          </table:table-cell>
          <table:table-cell table:style-name="ce77" table:formula="of:=[.T36]+[.P37]" office:value-type="float" office:value="-1.1505330425389" calcext:value-type="float">
            <text:p>-1.1505330425389</text:p>
          </table:table-cell>
          <table:table-cell table:style-name="ce77" table:formula="of:=[.U36]+[.Q37]" office:value-type="float" office:value="0.000000000499994712299667" calcext:value-type="float">
            <text:p>4.99994712299667E-10</text:p>
          </table:table-cell>
          <table:table-cell table:style-name="ce77" table:number-columns-repeated="1003"/>
        </table:table-row>
        <table:table-row table:style-name="ro1">
          <table:covered-table-cell table:style-name="ce77"/>
          <table:table-cell table:style-name="ce77" office:value-type="float" office:value="122.924010594375" calcext:value-type="float">
            <text:p>122.924010594375</text:p>
          </table:table-cell>
          <table:table-cell table:style-name="ce77" office:value-type="float" office:value="124.421111111111" calcext:value-type="float">
            <text:p>124.421111111111</text:p>
          </table:table-cell>
          <table:table-cell table:style-name="ce77" table:formula="of:=([.C38]+[.B38])/2" office:value-type="float" office:value="123.672560852743" calcext:value-type="float">
            <text:p>123.672560852743</text:p>
          </table:table-cell>
          <table:table-cell table:style-name="ce77" office:value-type="float" office:value="123.02391231" calcext:value-type="float">
            <text:p>123.02391231</text:p>
          </table:table-cell>
          <table:table-cell table:style-name="ce77" table:formula="of:=[.B38]-[.B37]" office:value-type="float" office:value="123.641848419375" calcext:value-type="float">
            <text:p>123.641848419375</text:p>
          </table:table-cell>
          <table:table-cell table:style-name="ce77" table:formula="of:=[.C38]-[.C37]" office:value-type="float" office:value="125.283877068558" calcext:value-type="float">
            <text:p>125.283877068558</text:p>
          </table:table-cell>
          <table:table-cell table:style-name="ce77" table:formula="of:=[.D38]-[.D37]" office:value-type="float" office:value="124.462862743966" calcext:value-type="float">
            <text:p>124.462862743966</text:p>
          </table:table-cell>
          <table:table-cell table:style-name="ce77" table:formula="of:=[.E38]-[.E37]" office:value-type="float" office:value="123.02391231" calcext:value-type="float">
            <text:p>123.02391231</text:p>
          </table:table-cell>
          <table:table-cell table:style-name="ce77" table:formula="of:=[.F38]-[.F39]" office:value-type="float" office:value="-0.283642708853989" calcext:value-type="float">
            <text:p>-0.283642708853989</text:p>
          </table:table-cell>
          <table:table-cell table:style-name="ce77" table:formula="of:=[.G38]-[.G39]" office:value-type="float" office:value="-0.428216197007188" calcext:value-type="float">
            <text:p>-0.428216197007188</text:p>
          </table:table-cell>
          <table:table-cell table:style-name="ce77" table:formula="of:=[.H38]-[.H39]" office:value-type="float" office:value="-0.355929452930582" calcext:value-type="float">
            <text:p>-0.355929452930582</text:p>
          </table:table-cell>
          <table:table-cell table:style-name="ce77" table:formula="of:=[.I38]-[.I39]" office:value-type="float" office:value="-0.000000000500008923154383" calcext:value-type="float">
            <text:p>-5.00008923154383E-10</text:p>
          </table:table-cell>
          <table:table-cell table:formula="of:=[.I38]+[.J38]" office:value-type="float" office:value="122.740269601146" calcext:value-type="float">
            <text:p>122.740269601146</text:p>
          </table:table-cell>
          <table:table-cell table:formula="of:=[.I38]+[.K38]" office:value-type="float" office:value="122.595696112993" calcext:value-type="float">
            <text:p>122.595696112993</text:p>
          </table:table-cell>
          <table:table-cell table:formula="of:=[.I38]+[.L38]" office:value-type="float" office:value="122.667982857069" calcext:value-type="float">
            <text:p>122.667982857069</text:p>
          </table:table-cell>
          <table:table-cell table:formula="of:=[.I38]+[.M38]" office:value-type="float" office:value="123.0239123095" calcext:value-type="float">
            <text:p>123.0239123095</text:p>
          </table:table-cell>
          <table:table-cell table:style-name="ce77" table:formula="of:=[.R37]+[.N38]" office:value-type="float" office:value="121.993410565167" calcext:value-type="float">
            <text:p>121.993410565167</text:p>
          </table:table-cell>
          <table:table-cell table:style-name="ce77" table:formula="of:=[.S37]+[.O38]" office:value-type="float" office:value="121.041489063894" calcext:value-type="float">
            <text:p>121.041489063894</text:p>
          </table:table-cell>
          <table:table-cell table:style-name="ce77" table:formula="of:=[.T37]+[.P38]" office:value-type="float" office:value="121.517449814531" calcext:value-type="float">
            <text:p>121.517449814531</text:p>
          </table:table-cell>
          <table:table-cell table:style-name="ce77" table:formula="of:=[.U37]+[.Q38]" office:value-type="float" office:value="123.02391231" calcext:value-type="float">
            <text:p>123.02391231</text:p>
          </table:table-cell>
          <table:table-cell table:style-name="ce77" table:number-columns-repeated="1003"/>
        </table:table-row>
        <table:table-row table:style-name="ro1">
          <table:table-cell table:style-name="ce77" table:number-columns-repeated="5"/>
          <table:table-cell table:style-name="ce77" office:value-type="float" office:value="123.925491128229" calcext:value-type="float">
            <text:p>123.925491128229</text:p>
          </table:table-cell>
          <table:table-cell table:style-name="ce77" office:value-type="float" office:value="125.712093265565" calcext:value-type="float">
            <text:p>125.712093265565</text:p>
          </table:table-cell>
          <table:table-cell table:style-name="ce77" office:value-type="float" office:value="124.818792196897" calcext:value-type="float">
            <text:p>124.818792196897</text:p>
          </table:table-cell>
          <table:table-cell table:style-name="ce77" table:formula="of:=([.I37]+[.I38])/2" office:value-type="float" office:value="123.0239123105" calcext:value-type="float">
            <text:p>123.0239123105</text:p>
          </table:table-cell>
          <table:table-cell table:style-name="ce77" table:number-columns-repeated="4"/>
          <table:table-cell table:number-columns-repeated="4"/>
          <table:table-cell table:style-name="ce77" table:number-columns-repeated="1007"/>
        </table:table-row>
        <table:table-row table:style-name="ro1">
          <table:table-cell table:style-name="ce24" office:value-type="string" calcext:value-type="string" table:number-columns-spanned="1" table:number-rows-spanned="3">
            <text:p>B1X5</text:p>
          </table:table-cell>
          <table:table-cell table:style-name="ce80" office:value-type="float" office:value="-124.16208584125" calcext:value-type="float">
            <text:p>-124.16208584125</text:p>
          </table:table-cell>
          <table:table-cell table:style-name="ce80" office:value-type="float" office:value="-125.966304347826" calcext:value-type="float">
            <text:p>-125.966304347826</text:p>
          </table:table-cell>
          <table:table-cell table:style-name="ce80" table:formula="of:=([.C40]+[.B40])/2" office:value-type="float" office:value="-125.064195094538" calcext:value-type="float">
            <text:p>-125.064195094538</text:p>
          </table:table-cell>
          <table:table-cell table:style-name="ce80" office:value-type="float" office:value="-123.02391231" calcext:value-type="float">
            <text:p>-123.0239123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formula="of:=[.I40]+[.J40]" office:value-type="float" office:value="0" calcext:value-type="float">
            <text:p>0</text:p>
          </table:table-cell>
          <table:table-cell table:formula="of:=[.I40]+[.K40]" office:value-type="float" office:value="0" calcext:value-type="float">
            <text:p>0</text:p>
          </table:table-cell>
          <table:table-cell table:formula="of:=[.I40]+[.L40]" office:value-type="float" office:value="0" calcext:value-type="float">
            <text:p>0</text:p>
          </table:table-cell>
          <table:table-cell table:formula="of:=[.I40]+[.M40]" office:value-type="float" office:value="0" calcext:value-type="float">
            <text:p>0</text:p>
          </table:table-cell>
          <table:table-cell table:style-name="ce80" table:formula="of:=[.E40]" office:value-type="float" office:value="-123.02391231" calcext:value-type="float">
            <text:p>-123.02391231</text:p>
          </table:table-cell>
          <table:table-cell table:style-name="ce80" table:formula="of:=[.R40]" office:value-type="float" office:value="-123.02391231" calcext:value-type="float">
            <text:p>-123.02391231</text:p>
          </table:table-cell>
          <table:table-cell table:style-name="ce80" table:formula="of:=[.S40]" office:value-type="float" office:value="-123.02391231" calcext:value-type="float">
            <text:p>-123.02391231</text:p>
          </table:table-cell>
          <table:table-cell table:style-name="ce80" table:formula="of:=[.T40]" office:value-type="float" office:value="-123.02391231" calcext:value-type="float">
            <text:p>-123.02391231</text:p>
          </table:table-cell>
          <table:table-cell table:style-name="ce80" table:number-columns-repeated="1003"/>
        </table:table-row>
        <table:table-row table:style-name="ro1">
          <table:covered-table-cell table:style-name="ce80"/>
          <table:table-cell table:style-name="ce80" office:value-type="float" office:value="-1.19031816666666" calcext:value-type="float">
            <text:p>-1.19031816666666</text:p>
          </table:table-cell>
          <table:table-cell table:style-name="ce80" office:value-type="float" office:value="-1.99111111111115" calcext:value-type="float">
            <text:p>-1.99111111111115</text:p>
          </table:table-cell>
          <table:table-cell table:style-name="ce80" table:formula="of:=([.C41]+[.B41])/2" office:value-type="float" office:value="-1.59071463888891" calcext:value-type="float">
            <text:p>-1.59071463888891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[.B41]-[.B40]" office:value-type="float" office:value="122.971767674583" calcext:value-type="float">
            <text:p>122.971767674583</text:p>
          </table:table-cell>
          <table:table-cell table:style-name="ce80" table:formula="of:=[.C41]-[.C40]" office:value-type="float" office:value="123.975193236715" calcext:value-type="float">
            <text:p>123.975193236715</text:p>
          </table:table-cell>
          <table:table-cell table:style-name="ce80" table:formula="of:=[.D41]-[.D40]" office:value-type="float" office:value="123.473480455649" calcext:value-type="float">
            <text:p>123.473480455649</text:p>
          </table:table-cell>
          <table:table-cell table:style-name="ce80" table:formula="of:=[.E41]-[.E40]" office:value-type="float" office:value="123.02391231" calcext:value-type="float">
            <text:p>123.02391231</text:p>
          </table:table-cell>
          <table:table-cell table:style-name="ce80" table:formula="of:=[.F41]-[.F43]" office:value-type="float" office:value="-0.953723453645651" calcext:value-type="float">
            <text:p>-0.953723453645651</text:p>
          </table:table-cell>
          <table:table-cell table:style-name="ce80" table:formula="of:=[.G41]-[.G43]" office:value-type="float" office:value="-1.73690002885016" calcext:value-type="float">
            <text:p>-1.73690002885016</text:p>
          </table:table-cell>
          <table:table-cell table:style-name="ce80" table:formula="of:=[.H41]-[.H43]" office:value-type="float" office:value="-1.3453117412479" calcext:value-type="float">
            <text:p>-1.3453117412479</text:p>
          </table:table-cell>
          <table:table-cell table:style-name="ce80" table:formula="of:=[.I41]-[.I43]" office:value-type="float" office:value="0.00000744999999824358" calcext:value-type="float">
            <text:p>7.44999999824358E-06</text:p>
          </table:table-cell>
          <table:table-cell table:formula="of:=[.I41]+[.J41]" office:value-type="float" office:value="122.070188856354" calcext:value-type="float">
            <text:p>122.070188856354</text:p>
          </table:table-cell>
          <table:table-cell table:formula="of:=[.I41]+[.K41]" office:value-type="float" office:value="121.28701228115" calcext:value-type="float">
            <text:p>121.28701228115</text:p>
          </table:table-cell>
          <table:table-cell table:formula="of:=[.I41]+[.L41]" office:value-type="float" office:value="121.678600568752" calcext:value-type="float">
            <text:p>121.678600568752</text:p>
          </table:table-cell>
          <table:table-cell table:formula="of:=[.I41]+[.M41]" office:value-type="float" office:value="123.02391976" calcext:value-type="float">
            <text:p>123.02391976</text:p>
          </table:table-cell>
          <table:table-cell table:style-name="ce80" table:formula="of:=[.R40]+[.N41]" office:value-type="float" office:value="-0.953723453645651" calcext:value-type="float">
            <text:p>-0.953723453645651</text:p>
          </table:table-cell>
          <table:table-cell table:style-name="ce80" table:formula="of:=[.S40]+[.O41]" office:value-type="float" office:value="-1.73690002885016" calcext:value-type="float">
            <text:p>-1.73690002885016</text:p>
          </table:table-cell>
          <table:table-cell table:style-name="ce80" table:formula="of:=[.T40]+[.P41]" office:value-type="float" office:value="-1.3453117412479" calcext:value-type="float">
            <text:p>-1.3453117412479</text:p>
          </table:table-cell>
          <table:table-cell table:style-name="ce80" table:formula="of:=[.U40]+[.Q41]" office:value-type="float" office:value="0.00000744999999824358" calcext:value-type="float">
            <text:p>7.44999999824358E-06</text:p>
          </table:table-cell>
          <table:table-cell table:style-name="ce80" table:number-columns-repeated="1003"/>
        </table:table-row>
        <table:table-row table:style-name="ro1">
          <table:covered-table-cell table:style-name="ce80"/>
          <table:table-cell table:style-name="ce80" office:value-type="float" office:value="122.181605045333" calcext:value-type="float">
            <text:p>122.181605045333</text:p>
          </table:table-cell>
          <table:table-cell table:style-name="ce80" office:value-type="float" office:value="122.943333333333" calcext:value-type="float">
            <text:p>122.943333333333</text:p>
          </table:table-cell>
          <table:table-cell table:style-name="ce80" table:formula="of:=([.C42]+[.B42])/2" office:value-type="float" office:value="122.562469189333" calcext:value-type="float">
            <text:p>122.562469189333</text:p>
          </table:table-cell>
          <table:table-cell table:style-name="ce80" office:value-type="float" office:value="123.02389741" calcext:value-type="float">
            <text:p>123.02389741</text:p>
          </table:table-cell>
          <table:table-cell table:style-name="ce80" table:formula="of:=[.B42]-[.B41]" office:value-type="float" office:value="123.371923212" calcext:value-type="float">
            <text:p>123.371923212</text:p>
          </table:table-cell>
          <table:table-cell table:style-name="ce80" table:formula="of:=[.C42]-[.C41]" office:value-type="float" office:value="124.934444444444" calcext:value-type="float">
            <text:p>124.934444444444</text:p>
          </table:table-cell>
          <table:table-cell table:style-name="ce80" table:formula="of:=[.D42]-[.D41]" office:value-type="float" office:value="124.153183828222" calcext:value-type="float">
            <text:p>124.153183828222</text:p>
          </table:table-cell>
          <table:table-cell table:style-name="ce80" table:formula="of:=[.E42]-[.E41]" office:value-type="float" office:value="123.02389741" calcext:value-type="float">
            <text:p>123.02389741</text:p>
          </table:table-cell>
          <table:table-cell table:style-name="ce80" table:formula="of:=[.F42]-[.F43]" office:value-type="float" office:value="-0.553567916229341" calcext:value-type="float">
            <text:p>-0.553567916229341</text:p>
          </table:table-cell>
          <table:table-cell table:style-name="ce80" table:formula="of:=[.G42]-[.G43]" office:value-type="float" office:value="-0.777648821120849" calcext:value-type="float">
            <text:p>-0.777648821120849</text:p>
          </table:table-cell>
          <table:table-cell table:style-name="ce80" table:formula="of:=[.H42]-[.H43]" office:value-type="float" office:value="-0.66560836867508" calcext:value-type="float">
            <text:p>-0.66560836867508</text:p>
          </table:table-cell>
          <table:table-cell table:style-name="ce80" table:formula="of:=[.I42]-[.I43]" office:value-type="float" office:value="-0.00000744999999824358" calcext:value-type="float">
            <text:p>-7.44999999824358E-06</text:p>
          </table:table-cell>
          <table:table-cell table:formula="of:=[.I42]+[.J42]" office:value-type="float" office:value="122.470329493771" calcext:value-type="float">
            <text:p>122.470329493771</text:p>
          </table:table-cell>
          <table:table-cell table:formula="of:=[.I42]+[.K42]" office:value-type="float" office:value="122.246248588879" calcext:value-type="float">
            <text:p>122.246248588879</text:p>
          </table:table-cell>
          <table:table-cell table:formula="of:=[.I42]+[.L42]" office:value-type="float" office:value="122.358289041325" calcext:value-type="float">
            <text:p>122.358289041325</text:p>
          </table:table-cell>
          <table:table-cell table:formula="of:=[.I42]+[.M42]" office:value-type="float" office:value="123.02388996" calcext:value-type="float">
            <text:p>123.02388996</text:p>
          </table:table-cell>
          <table:table-cell table:style-name="ce80" table:formula="of:=[.R41]+[.N42]" office:value-type="float" office:value="121.516606040125" calcext:value-type="float">
            <text:p>121.516606040125</text:p>
          </table:table-cell>
          <table:table-cell table:style-name="ce80" table:formula="of:=[.S41]+[.O42]" office:value-type="float" office:value="120.509348560029" calcext:value-type="float">
            <text:p>120.509348560029</text:p>
          </table:table-cell>
          <table:table-cell table:style-name="ce80" table:formula="of:=[.T41]+[.P42]" office:value-type="float" office:value="121.012977300077" calcext:value-type="float">
            <text:p>121.012977300077</text:p>
          </table:table-cell>
          <table:table-cell table:style-name="ce80" table:formula="of:=[.U41]+[.Q42]" office:value-type="float" office:value="123.02389741" calcext:value-type="float">
            <text:p>123.02389741</text:p>
          </table:table-cell>
          <table:table-cell table:style-name="ce80" table:number-columns-repeated="1003"/>
        </table:table-row>
        <table:table-row table:style-name="ro1">
          <table:table-cell table:style-name="ce80" table:number-columns-repeated="5"/>
          <table:table-cell table:style-name="ce80" office:value-type="float" office:value="123.925491128229" calcext:value-type="float">
            <text:p>123.925491128229</text:p>
          </table:table-cell>
          <table:table-cell table:style-name="ce80" office:value-type="float" office:value="125.712093265565" calcext:value-type="float">
            <text:p>125.712093265565</text:p>
          </table:table-cell>
          <table:table-cell table:style-name="ce80" office:value-type="float" office:value="124.818792196897" calcext:value-type="float">
            <text:p>124.818792196897</text:p>
          </table:table-cell>
          <table:table-cell table:style-name="ce80" table:formula="of:=([.I41]+[.I42])/2" office:value-type="float" office:value="123.02390486" calcext:value-type="float">
            <text:p>123.02390486</text:p>
          </table:table-cell>
          <table:table-cell table:style-name="ce80" table:number-columns-repeated="4"/>
          <table:table-cell table:number-columns-repeated="4"/>
          <table:table-cell table:style-name="ce80"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3">
            <text:p>B2Y1 </text:p>
          </table:table-cell>
          <table:table-cell table:style-name="ce83" office:value-type="float" office:value="125.543470635" calcext:value-type="float">
            <text:p>125.543470635</text:p>
          </table:table-cell>
          <table:table-cell table:style-name="ce83" office:value-type="float" office:value="123.175" calcext:value-type="float">
            <text:p>123.175</text:p>
          </table:table-cell>
          <table:table-cell table:style-name="ce83" table:formula="of:=([.C44]+[.B44])/2" office:value-type="float" office:value="124.3592353175" calcext:value-type="float">
            <text:p>124.3592353175</text:p>
          </table:table-cell>
          <table:table-cell table:style-name="ce83" office:value-type="float" office:value="123.02389741" calcext:value-type="float">
            <text:p>123.0238974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formula="of:=[.I44]+[.J44]" office:value-type="float" office:value="0" calcext:value-type="float">
            <text:p>0</text:p>
          </table:table-cell>
          <table:table-cell table:formula="of:=[.I44]+[.K44]" office:value-type="float" office:value="0" calcext:value-type="float">
            <text:p>0</text:p>
          </table:table-cell>
          <table:table-cell table:formula="of:=[.I44]+[.L44]" office:value-type="float" office:value="0" calcext:value-type="float">
            <text:p>0</text:p>
          </table:table-cell>
          <table:table-cell table:formula="of:=[.I44]+[.M44]" office:value-type="float" office:value="0" calcext:value-type="float">
            <text:p>0</text:p>
          </table:table-cell>
          <table:table-cell table:style-name="ce83" table:formula="of:=[.E44]" office:value-type="float" office:value="123.02389741" calcext:value-type="float">
            <text:p>123.02389741</text:p>
          </table:table-cell>
          <table:table-cell table:style-name="ce83" table:formula="of:=[.R44]" office:value-type="float" office:value="123.02389741" calcext:value-type="float">
            <text:p>123.02389741</text:p>
          </table:table-cell>
          <table:table-cell table:style-name="ce83" table:formula="of:=[.S44]" office:value-type="float" office:value="123.02389741" calcext:value-type="float">
            <text:p>123.02389741</text:p>
          </table:table-cell>
          <table:table-cell table:style-name="ce83" table:formula="of:=[.T44]" office:value-type="float" office:value="123.02389741" calcext:value-type="float">
            <text:p>123.02389741</text:p>
          </table:table-cell>
          <table:table-cell table:style-name="ce83" table:number-columns-repeated="1003"/>
        </table:table-row>
        <table:table-row table:style-name="ro1">
          <table:covered-table-cell table:style-name="ce83"/>
          <table:table-cell table:style-name="ce83" office:value-type="float" office:value="-0.896217186666667" calcext:value-type="float">
            <text:p>-0.896217186666667</text:p>
          </table:table-cell>
          <table:table-cell table:style-name="ce83" office:value-type="float" office:value="-2.51444444444444" calcext:value-type="float">
            <text:p>-2.51444444444444</text:p>
          </table:table-cell>
          <table:table-cell table:style-name="ce83" table:formula="of:=([.C45]+[.B45])/2" office:value-type="float" office:value="-1.70533081555555" calcext:value-type="float">
            <text:p>-1.70533081555555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B45]-[.B44]" office:value-type="float" office:value="-126.439687821667" calcext:value-type="float">
            <text:p>-126.439687821667</text:p>
          </table:table-cell>
          <table:table-cell table:style-name="ce83" table:formula="of:=[.C45]-[.C44]" office:value-type="float" office:value="-125.689444444444" calcext:value-type="float">
            <text:p>-125.689444444444</text:p>
          </table:table-cell>
          <table:table-cell table:style-name="ce83" table:formula="of:=[.D45]-[.D44]" office:value-type="float" office:value="-126.064566133056" calcext:value-type="float">
            <text:p>-126.064566133056</text:p>
          </table:table-cell>
          <table:table-cell table:style-name="ce83" table:formula="of:=[.E45]-[.E44]" office:value-type="float" office:value="-123.02389741" calcext:value-type="float">
            <text:p>-123.02389741</text:p>
          </table:table-cell>
          <table:table-cell table:style-name="ce83" table:formula="of:=[.F45]-[.F47]" office:value-type="float" office:value="-2.51419669343767" calcext:value-type="float">
            <text:p>-2.51419669343767</text:p>
          </table:table-cell>
          <table:table-cell table:style-name="ce83" table:formula="of:=[.G45]-[.G47]" office:value-type="float" office:value="0.0226488211205691" calcext:value-type="float">
            <text:p>0.022648821120569</text:p>
          </table:table-cell>
          <table:table-cell table:style-name="ce83" table:formula="of:=[.H45]-[.H47]" office:value-type="float" office:value="-1.24577393615857" calcext:value-type="float">
            <text:p>-1.24577393615857</text:p>
          </table:table-cell>
          <table:table-cell table:style-name="ce83" table:formula="of:=[.I45]-[.I47]" office:value-type="float" office:value="0.00000744999999824358" calcext:value-type="float">
            <text:p>7.44999999824358E-06</text:p>
          </table:table-cell>
          <table:table-cell table:formula="of:=[.I45]+[.J45]" office:value-type="float" office:value="-125.538094103438" calcext:value-type="float">
            <text:p>-125.538094103438</text:p>
          </table:table-cell>
          <table:table-cell table:formula="of:=[.I45]+[.K45]" office:value-type="float" office:value="-123.001248588879" calcext:value-type="float">
            <text:p>-123.001248588879</text:p>
          </table:table-cell>
          <table:table-cell table:formula="of:=[.I45]+[.L45]" office:value-type="float" office:value="-124.269671346159" calcext:value-type="float">
            <text:p>-124.269671346159</text:p>
          </table:table-cell>
          <table:table-cell table:formula="of:=[.I45]+[.M45]" office:value-type="float" office:value="-123.02388996" calcext:value-type="float">
            <text:p>-123.02388996</text:p>
          </table:table-cell>
          <table:table-cell table:style-name="ce83" table:formula="of:=[.R44]+[.N45]" office:value-type="float" office:value="-2.51419669343767" calcext:value-type="float">
            <text:p>-2.51419669343767</text:p>
          </table:table-cell>
          <table:table-cell table:style-name="ce83" table:formula="of:=[.S44]+[.O45]" office:value-type="float" office:value="0.0226488211205691" calcext:value-type="float">
            <text:p>0.022648821120569</text:p>
          </table:table-cell>
          <table:table-cell table:style-name="ce83" table:formula="of:=[.T44]+[.P45]" office:value-type="float" office:value="-1.24577393615857" calcext:value-type="float">
            <text:p>-1.24577393615857</text:p>
          </table:table-cell>
          <table:table-cell table:style-name="ce83" table:formula="of:=[.U44]+[.Q45]" office:value-type="float" office:value="0.00000744999999824358" calcext:value-type="float">
            <text:p>7.44999999824358E-06</text:p>
          </table:table-cell>
          <table:table-cell table:style-name="ce83" table:number-columns-repeated="1003"/>
        </table:table-row>
        <table:table-row table:style-name="ro1">
          <table:covered-table-cell table:style-name="ce83"/>
          <table:table-cell table:style-name="ce83" office:value-type="float" office:value="-123.647513856667" calcext:value-type="float">
            <text:p>-123.647513856667</text:p>
          </table:table-cell>
          <table:table-cell table:style-name="ce83" office:value-type="float" office:value="-127.51" calcext:value-type="float">
            <text:p>-127.51</text:p>
          </table:table-cell>
          <table:table-cell table:style-name="ce83" table:formula="of:=([.C46]+[.B46])/2" office:value-type="float" office:value="-125.578756928334" calcext:value-type="float">
            <text:p>-125.578756928334</text:p>
          </table:table-cell>
          <table:table-cell table:style-name="ce83" office:value-type="float" office:value="-123.02391231" calcext:value-type="float">
            <text:p>-123.02391231</text:p>
          </table:table-cell>
          <table:table-cell table:style-name="ce83" table:formula="of:=[.B46]-[.B45]" office:value-type="float" office:value="-122.75129667" calcext:value-type="float">
            <text:p>-122.75129667</text:p>
          </table:table-cell>
          <table:table-cell table:style-name="ce83" table:formula="of:=[.C46]-[.C45]" office:value-type="float" office:value="-124.995555555556" calcext:value-type="float">
            <text:p>-124.995555555556</text:p>
          </table:table-cell>
          <table:table-cell table:style-name="ce83" table:formula="of:=[.D46]-[.D45]" office:value-type="float" office:value="-123.873426112778" calcext:value-type="float">
            <text:p>-123.873426112778</text:p>
          </table:table-cell>
          <table:table-cell table:style-name="ce83" table:formula="of:=[.E46]-[.E45]" office:value-type="float" office:value="-123.02391231" calcext:value-type="float">
            <text:p>-123.02391231</text:p>
          </table:table-cell>
          <table:table-cell table:style-name="ce83" table:formula="of:=[.F46]-[.F47]" office:value-type="float" office:value="1.17419445822866" calcext:value-type="float">
            <text:p>1.17419445822866</text:p>
          </table:table-cell>
          <table:table-cell table:style-name="ce83" table:formula="of:=[.G46]-[.G47]" office:value-type="float" office:value="0.716537710009433" calcext:value-type="float">
            <text:p>0.716537710009433</text:p>
          </table:table-cell>
          <table:table-cell table:style-name="ce83" table:formula="of:=[.H46]-[.H47]" office:value-type="float" office:value="0.945366084119044" calcext:value-type="float">
            <text:p>0.945366084119044</text:p>
          </table:table-cell>
          <table:table-cell table:style-name="ce83" table:formula="of:=[.I46]-[.I47]" office:value-type="float" office:value="-0.00000744999999824358" calcext:value-type="float">
            <text:p>-7.44999999824358E-06</text:p>
          </table:table-cell>
          <table:table-cell table:formula="of:=[.I46]+[.J46]" office:value-type="float" office:value="-121.849717851771" calcext:value-type="float">
            <text:p>-121.849717851771</text:p>
          </table:table-cell>
          <table:table-cell table:formula="of:=[.I46]+[.K46]" office:value-type="float" office:value="-122.307374599991" calcext:value-type="float">
            <text:p>-122.307374599991</text:p>
          </table:table-cell>
          <table:table-cell table:formula="of:=[.I46]+[.L46]" office:value-type="float" office:value="-122.078546225881" calcext:value-type="float">
            <text:p>-122.078546225881</text:p>
          </table:table-cell>
          <table:table-cell table:formula="of:=[.I46]+[.M46]" office:value-type="float" office:value="-123.02391976" calcext:value-type="float">
            <text:p>-123.02391976</text:p>
          </table:table-cell>
          <table:table-cell table:style-name="ce83" table:formula="of:=[.R45]+[.N46]" office:value-type="float" office:value="-124.363914545209" calcext:value-type="float">
            <text:p>-124.363914545209</text:p>
          </table:table-cell>
          <table:table-cell table:style-name="ce83" table:formula="of:=[.S45]+[.O46]" office:value-type="float" office:value="-122.28472577887" calcext:value-type="float">
            <text:p>-122.28472577887</text:p>
          </table:table-cell>
          <table:table-cell table:style-name="ce83" table:formula="of:=[.T45]+[.P46]" office:value-type="float" office:value="-123.32432016204" calcext:value-type="float">
            <text:p>-123.32432016204</text:p>
          </table:table-cell>
          <table:table-cell table:style-name="ce83" table:formula="of:=[.U45]+[.Q46]" office:value-type="float" office:value="-123.02391231" calcext:value-type="float">
            <text:p>-123.02391231</text:p>
          </table:table-cell>
          <table:table-cell table:style-name="ce83" table:number-columns-repeated="1003"/>
        </table:table-row>
        <table:table-row table:style-name="ro1">
          <table:table-cell table:style-name="ce83" table:number-columns-repeated="5"/>
          <table:table-cell table:style-name="ce83" office:value-type="float" office:value="-123.925491128229" calcext:value-type="float">
            <text:p>-123.925491128229</text:p>
          </table:table-cell>
          <table:table-cell table:style-name="ce83" office:value-type="float" office:value="-125.712093265565" calcext:value-type="float">
            <text:p>-125.712093265565</text:p>
          </table:table-cell>
          <table:table-cell table:style-name="ce83" office:value-type="float" office:value="-124.818792196897" calcext:value-type="float">
            <text:p>-124.818792196897</text:p>
          </table:table-cell>
          <table:table-cell table:style-name="ce83" table:formula="of:=([.I45]+[.I46])/2" office:value-type="float" office:value="-123.02390486" calcext:value-type="float">
            <text:p>-123.02390486</text:p>
          </table:table-cell>
          <table:table-cell table:style-name="ce83" table:number-columns-repeated="4"/>
          <table:table-cell table:number-columns-repeated="4"/>
          <table:table-cell table:style-name="ce83" table:number-columns-repeated="1007"/>
        </table:table-row>
        <table:table-row table:style-name="ro1">
          <table:table-cell table:style-name="ce28" office:value-type="string" calcext:value-type="string" table:number-columns-spanned="1" table:number-rows-spanned="3">
            <text:p>B2Y2</text:p>
          </table:table-cell>
          <table:table-cell table:style-name="ce86" office:value-type="float" office:value="121.252237086667" calcext:value-type="float">
            <text:p>121.252237086667</text:p>
          </table:table-cell>
          <table:table-cell table:style-name="ce86" office:value-type="float" office:value="122.319565217391" calcext:value-type="float">
            <text:p>122.319565217391</text:p>
          </table:table-cell>
          <table:table-cell table:style-name="ce86" table:formula="of:=([.C48]+[.B48])/2" office:value-type="float" office:value="121.785901152029" calcext:value-type="float">
            <text:p>121.785901152029</text:p>
          </table:table-cell>
          <table:table-cell table:style-name="ce86" office:value-type="float" office:value="123.02391231" calcext:value-type="float">
            <text:p>123.02391231</text:p>
          </table:table-cell>
          <table:table-cell table:number-columns-repeated="8" table:style-name="ce86" office:value-type="float" office:value="0" calcext:value-type="float">
            <text:p>0</text:p>
          </table:table-cell>
          <table:table-cell table:formula="of:=[.I48]+[.J48]" office:value-type="float" office:value="0" calcext:value-type="float">
            <text:p>0</text:p>
          </table:table-cell>
          <table:table-cell table:formula="of:=[.I48]+[.K48]" office:value-type="float" office:value="0" calcext:value-type="float">
            <text:p>0</text:p>
          </table:table-cell>
          <table:table-cell table:formula="of:=[.I48]+[.L48]" office:value-type="float" office:value="0" calcext:value-type="float">
            <text:p>0</text:p>
          </table:table-cell>
          <table:table-cell table:formula="of:=[.I48]+[.M48]" office:value-type="float" office:value="0" calcext:value-type="float">
            <text:p>0</text:p>
          </table:table-cell>
          <table:table-cell table:style-name="ce86" table:formula="of:=[.E48]" office:value-type="float" office:value="123.02391231" calcext:value-type="float">
            <text:p>123.02391231</text:p>
          </table:table-cell>
          <table:table-cell table:style-name="ce86" table:formula="of:=[.R48]" office:value-type="float" office:value="123.02391231" calcext:value-type="float">
            <text:p>123.02391231</text:p>
          </table:table-cell>
          <table:table-cell table:style-name="ce86" table:formula="of:=[.S48]" office:value-type="float" office:value="123.02391231" calcext:value-type="float">
            <text:p>123.02391231</text:p>
          </table:table-cell>
          <table:table-cell table:style-name="ce86" table:formula="of:=[.T48]" office:value-type="float" office:value="123.02391231" calcext:value-type="float">
            <text:p>123.02391231</text:p>
          </table:table-cell>
          <table:table-cell table:style-name="ce86" table:number-columns-repeated="1003"/>
        </table:table-row>
        <table:table-row table:style-name="ro1">
          <table:covered-table-cell table:style-name="ce86"/>
          <table:table-cell table:style-name="ce86" office:value-type="float" office:value="-1.23693588033333" calcext:value-type="float">
            <text:p>-1.23693588033333</text:p>
          </table:table-cell>
          <table:table-cell table:style-name="ce86" office:value-type="float" office:value="-1.94891304347826" calcext:value-type="float">
            <text:p>-1.94891304347826</text:p>
          </table:table-cell>
          <table:table-cell table:style-name="ce86" table:formula="of:=([.C49]+[.B49])/2" office:value-type="float" office:value="-1.5929244619058" calcext:value-type="float">
            <text:p>-1.5929244619058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[.B49]-[.B48]" office:value-type="float" office:value="-122.489172967" calcext:value-type="float">
            <text:p>-122.489172967</text:p>
          </table:table-cell>
          <table:table-cell table:style-name="ce86" table:formula="of:=[.C49]-[.C48]" office:value-type="float" office:value="-124.268478260869" calcext:value-type="float">
            <text:p>-124.268478260869</text:p>
          </table:table-cell>
          <table:table-cell table:style-name="ce86" table:formula="of:=[.D49]-[.D48]" office:value-type="float" office:value="-123.378825613935" calcext:value-type="float">
            <text:p>-123.378825613935</text:p>
          </table:table-cell>
          <table:table-cell table:style-name="ce86" table:formula="of:=[.E49]-[.E48]" office:value-type="float" office:value="-123.02391231" calcext:value-type="float">
            <text:p>-123.02391231</text:p>
          </table:table-cell>
          <table:table-cell table:style-name="ce86" table:formula="of:=[.F49]-[.F51]" office:value-type="float" office:value="1.43631816122867" calcext:value-type="float">
            <text:p>1.43631816122867</text:p>
          </table:table-cell>
          <table:table-cell table:style-name="ce86" table:formula="of:=[.G49]-[.G51]" office:value-type="float" office:value="1.44361500469574" calcext:value-type="float">
            <text:p>1.44361500469574</text:p>
          </table:table-cell>
          <table:table-cell table:style-name="ce86" table:formula="of:=[.H49]-[.H51]" office:value-type="float" office:value="1.4399665829622" calcext:value-type="float">
            <text:p>1.4399665829622</text:p>
          </table:table-cell>
          <table:table-cell table:style-name="ce86" table:formula="of:=[.I49]-[.I51]" office:value-type="float" office:value="0.000000000500008923154383" calcext:value-type="float">
            <text:p>5.00008923154383E-10</text:p>
          </table:table-cell>
          <table:table-cell table:formula="of:=[.I49]+[.J49]" office:value-type="float" office:value="-121.587594148771" calcext:value-type="float">
            <text:p>-121.587594148771</text:p>
          </table:table-cell>
          <table:table-cell table:formula="of:=[.I49]+[.K49]" office:value-type="float" office:value="-121.580297305304" calcext:value-type="float">
            <text:p>-121.580297305304</text:p>
          </table:table-cell>
          <table:table-cell table:formula="of:=[.I49]+[.L49]" office:value-type="float" office:value="-121.583945727038" calcext:value-type="float">
            <text:p>-121.583945727038</text:p>
          </table:table-cell>
          <table:table-cell table:formula="of:=[.I49]+[.M49]" office:value-type="float" office:value="-123.0239123095" calcext:value-type="float">
            <text:p>-123.0239123095</text:p>
          </table:table-cell>
          <table:table-cell table:style-name="ce86" table:formula="of:=[.R48]+[.N49]" office:value-type="float" office:value="1.43631816122867" calcext:value-type="float">
            <text:p>1.43631816122867</text:p>
          </table:table-cell>
          <table:table-cell table:style-name="ce86" table:formula="of:=[.S48]+[.O49]" office:value-type="float" office:value="1.44361500469574" calcext:value-type="float">
            <text:p>1.44361500469574</text:p>
          </table:table-cell>
          <table:table-cell table:style-name="ce86" table:formula="of:=[.T48]+[.P49]" office:value-type="float" office:value="1.4399665829622" calcext:value-type="float">
            <text:p>1.4399665829622</text:p>
          </table:table-cell>
          <table:table-cell table:style-name="ce86" table:formula="of:=[.U48]+[.Q49]" office:value-type="float" office:value="0.000000000500008923154383" calcext:value-type="float">
            <text:p>5.00008923154383E-10</text:p>
          </table:table-cell>
          <table:table-cell table:style-name="ce86" table:number-columns-repeated="1003"/>
        </table:table-row>
        <table:table-row table:style-name="ro1">
          <table:covered-table-cell table:style-name="ce86"/>
          <table:table-cell table:style-name="ce86" office:value-type="float" office:value="-124.568873354333" calcext:value-type="float">
            <text:p>-124.568873354333</text:p>
          </table:table-cell>
          <table:table-cell table:style-name="ce86" office:value-type="float" office:value="-127.49" calcext:value-type="float">
            <text:p>-127.49</text:p>
          </table:table-cell>
          <table:table-cell table:style-name="ce86" table:formula="of:=([.C50]+[.B50])/2" office:value-type="float" office:value="-126.029436677167" calcext:value-type="float">
            <text:p>-126.029436677167</text:p>
          </table:table-cell>
          <table:table-cell table:style-name="ce86" office:value-type="float" office:value="-123.023912311" calcext:value-type="float">
            <text:p>-123.023912311</text:p>
          </table:table-cell>
          <table:table-cell table:style-name="ce86" table:formula="of:=[.B50]-[.B49]" office:value-type="float" office:value="-123.331937474" calcext:value-type="float">
            <text:p>-123.331937474</text:p>
          </table:table-cell>
          <table:table-cell table:style-name="ce86" table:formula="of:=[.C50]-[.C49]" office:value-type="float" office:value="-125.541086956522" calcext:value-type="float">
            <text:p>-125.541086956522</text:p>
          </table:table-cell>
          <table:table-cell table:style-name="ce86" table:formula="of:=[.D50]-[.D49]" office:value-type="float" office:value="-124.436512215261" calcext:value-type="float">
            <text:p>-124.436512215261</text:p>
          </table:table-cell>
          <table:table-cell table:style-name="ce86" table:formula="of:=[.E50]-[.E49]" office:value-type="float" office:value="-123.023912311" calcext:value-type="float">
            <text:p>-123.023912311</text:p>
          </table:table-cell>
          <table:table-cell table:style-name="ce86" table:formula="of:=[.F50]-[.F51]" office:value-type="float" office:value="0.593553654229339" calcext:value-type="float">
            <text:p>0.593553654229339</text:p>
          </table:table-cell>
          <table:table-cell table:style-name="ce86" table:formula="of:=[.G50]-[.G51]" office:value-type="float" office:value="0.171006309043264" calcext:value-type="float">
            <text:p>0.171006309043264</text:p>
          </table:table-cell>
          <table:table-cell table:style-name="ce86" table:formula="of:=[.H50]-[.H51]" office:value-type="float" office:value="0.382279981636287" calcext:value-type="float">
            <text:p>0.382279981636287</text:p>
          </table:table-cell>
          <table:table-cell table:style-name="ce86" table:formula="of:=[.I50]-[.I51]" office:value-type="float" office:value="-0.000000000499994712299667" calcext:value-type="float">
            <text:p>-4.99994712299667E-10</text:p>
          </table:table-cell>
          <table:table-cell table:formula="of:=[.I50]+[.J50]" office:value-type="float" office:value="-122.430358656771" calcext:value-type="float">
            <text:p>-122.430358656771</text:p>
          </table:table-cell>
          <table:table-cell table:formula="of:=[.I50]+[.K50]" office:value-type="float" office:value="-122.852906001957" calcext:value-type="float">
            <text:p>-122.852906001957</text:p>
          </table:table-cell>
          <table:table-cell table:formula="of:=[.I50]+[.L50]" office:value-type="float" office:value="-122.641632329364" calcext:value-type="float">
            <text:p>-122.641632329364</text:p>
          </table:table-cell>
          <table:table-cell table:formula="of:=[.I50]+[.M50]" office:value-type="float" office:value="-123.0239123115" calcext:value-type="float">
            <text:p>-123.0239123115</text:p>
          </table:table-cell>
          <table:table-cell table:style-name="ce86" table:formula="of:=[.R49]+[.N50]" office:value-type="float" office:value="-120.994040495542" calcext:value-type="float">
            <text:p>-120.994040495542</text:p>
          </table:table-cell>
          <table:table-cell table:style-name="ce86" table:formula="of:=[.S49]+[.O50]" office:value-type="float" office:value="-121.409290997261" calcext:value-type="float">
            <text:p>-121.409290997261</text:p>
          </table:table-cell>
          <table:table-cell table:style-name="ce86" table:formula="of:=[.T49]+[.P50]" office:value-type="float" office:value="-121.201665746402" calcext:value-type="float">
            <text:p>-121.201665746402</text:p>
          </table:table-cell>
          <table:table-cell table:style-name="ce86" table:formula="of:=[.U49]+[.Q50]" office:value-type="float" office:value="-123.023912311" calcext:value-type="float">
            <text:p>-123.023912311</text:p>
          </table:table-cell>
          <table:table-cell table:style-name="ce86" table:number-columns-repeated="1003"/>
        </table:table-row>
        <table:table-row table:style-name="ro1">
          <table:table-cell table:style-name="ce86" table:number-columns-repeated="5"/>
          <table:table-cell table:style-name="ce86" office:value-type="float" office:value="-123.925491128229" calcext:value-type="float">
            <text:p>-123.925491128229</text:p>
          </table:table-cell>
          <table:table-cell table:style-name="ce86" office:value-type="float" office:value="-125.712093265565" calcext:value-type="float">
            <text:p>-125.712093265565</text:p>
          </table:table-cell>
          <table:table-cell table:style-name="ce86" office:value-type="float" office:value="-124.818792196897" calcext:value-type="float">
            <text:p>-124.818792196897</text:p>
          </table:table-cell>
          <table:table-cell table:style-name="ce86" table:formula="of:=([.I49]+[.I50])/2" office:value-type="float" office:value="-123.0239123105" calcext:value-type="float">
            <text:p>-123.0239123105</text:p>
          </table:table-cell>
          <table:table-cell table:style-name="ce86" table:number-columns-repeated="4"/>
          <table:table-cell table:number-columns-repeated="4"/>
          <table:table-cell table:style-name="ce86" table:number-columns-repeated="1007"/>
        </table:table-row>
        <table:table-row table:style-name="ro1">
          <table:table-cell table:style-name="ce30" office:value-type="string" calcext:value-type="string" table:number-columns-spanned="1" table:number-rows-spanned="3">
            <text:p>B2Y3</text:p>
          </table:table-cell>
          <table:table-cell table:style-name="ce89" office:value-type="float" office:value="122.166355981" calcext:value-type="float">
            <text:p>122.166355981</text:p>
          </table:table-cell>
          <table:table-cell table:style-name="ce89" office:value-type="float" office:value="123.343333333333" calcext:value-type="float">
            <text:p>123.343333333333</text:p>
          </table:table-cell>
          <table:table-cell table:style-name="ce89" table:formula="of:=([.C52]+[.B52])/2" office:value-type="float" office:value="122.754844657167" calcext:value-type="float">
            <text:p>122.754844657167</text:p>
          </table:table-cell>
          <table:table-cell table:style-name="ce89" office:value-type="float" office:value="123.023912311" calcext:value-type="float">
            <text:p>123.023912311</text:p>
          </table:table-cell>
          <table:table-cell table:number-columns-repeated="8" table:style-name="ce89" office:value-type="float" office:value="0" calcext:value-type="float">
            <text:p>0</text:p>
          </table:table-cell>
          <table:table-cell table:formula="of:=[.I52]+[.J52]" office:value-type="float" office:value="0" calcext:value-type="float">
            <text:p>0</text:p>
          </table:table-cell>
          <table:table-cell table:formula="of:=[.I52]+[.K52]" office:value-type="float" office:value="0" calcext:value-type="float">
            <text:p>0</text:p>
          </table:table-cell>
          <table:table-cell table:formula="of:=[.I52]+[.L52]" office:value-type="float" office:value="0" calcext:value-type="float">
            <text:p>0</text:p>
          </table:table-cell>
          <table:table-cell table:formula="of:=[.I52]+[.M52]" office:value-type="float" office:value="0" calcext:value-type="float">
            <text:p>0</text:p>
          </table:table-cell>
          <table:table-cell table:style-name="ce89" table:formula="of:=[.E52]" office:value-type="float" office:value="123.023912311" calcext:value-type="float">
            <text:p>123.023912311</text:p>
          </table:table-cell>
          <table:table-cell table:style-name="ce89" table:formula="of:=[.R52]" office:value-type="float" office:value="123.023912311" calcext:value-type="float">
            <text:p>123.023912311</text:p>
          </table:table-cell>
          <table:table-cell table:style-name="ce89" table:formula="of:=[.S52]" office:value-type="float" office:value="123.023912311" calcext:value-type="float">
            <text:p>123.023912311</text:p>
          </table:table-cell>
          <table:table-cell table:style-name="ce89" table:formula="of:=[.T52]" office:value-type="float" office:value="123.023912311" calcext:value-type="float">
            <text:p>123.023912311</text:p>
          </table:table-cell>
          <table:table-cell table:style-name="ce89" table:number-columns-repeated="1003"/>
        </table:table-row>
        <table:table-row table:style-name="ro1">
          <table:covered-table-cell table:style-name="ce89"/>
          <table:table-cell table:style-name="ce89" office:value-type="float" office:value="-1.46271982666669" calcext:value-type="float">
            <text:p>-1.46271982666669</text:p>
          </table:table-cell>
          <table:table-cell table:style-name="ce89" office:value-type="float" office:value="-1.15444444444442" calcext:value-type="float">
            <text:p>-1.15444444444442</text:p>
          </table:table-cell>
          <table:table-cell table:style-name="ce89" table:formula="of:=([.C53]+[.B53])/2" office:value-type="float" office:value="-1.30858213555556" calcext:value-type="float">
            <text:p>-1.30858213555556</text:p>
          </table:table-cell>
          <table:table-cell table:style-name="ce89" office:value-type="float" office:value="-0.0000000000000277555756156" calcext:value-type="float">
            <text:p>-2.77555756156E-14</text:p>
          </table:table-cell>
          <table:table-cell table:style-name="ce89" table:formula="of:=[.B53]-[.B52]" office:value-type="float" office:value="-123.629075807667" calcext:value-type="float">
            <text:p>-123.629075807667</text:p>
          </table:table-cell>
          <table:table-cell table:style-name="ce89" table:formula="of:=[.C53]-[.C52]" office:value-type="float" office:value="-124.497777777777" calcext:value-type="float">
            <text:p>-124.497777777777</text:p>
          </table:table-cell>
          <table:table-cell table:style-name="ce89" table:formula="of:=[.D53]-[.D52]" office:value-type="float" office:value="-124.063426792722" calcext:value-type="float">
            <text:p>-124.063426792722</text:p>
          </table:table-cell>
          <table:table-cell table:style-name="ce89" table:formula="of:=[.E53]-[.E52]" office:value-type="float" office:value="-123.023912311" calcext:value-type="float">
            <text:p>-123.023912311</text:p>
          </table:table-cell>
          <table:table-cell table:style-name="ce89" table:formula="of:=[.F53]-[.F55]" office:value-type="float" office:value="0.296415320562318" calcext:value-type="float">
            <text:p>0.296415320562318</text:p>
          </table:table-cell>
          <table:table-cell table:style-name="ce89" table:formula="of:=[.G53]-[.G55]" office:value-type="float" office:value="1.21431548778757" calcext:value-type="float">
            <text:p>1.21431548778757</text:p>
          </table:table-cell>
          <table:table-cell table:style-name="ce89" table:formula="of:=[.H53]-[.H55]" office:value-type="float" office:value="0.755365404174938" calcext:value-type="float">
            <text:p>0.755365404174938</text:p>
          </table:table-cell>
          <table:table-cell table:style-name="ce89" table:formula="of:=[.I53]-[.I55]" office:value-type="float" office:value="0" calcext:value-type="float">
            <text:p>0</text:p>
          </table:table-cell>
          <table:table-cell table:formula="of:=[.I53]+[.J53]" office:value-type="float" office:value="-122.727496990438" calcext:value-type="float">
            <text:p>-122.727496990438</text:p>
          </table:table-cell>
          <table:table-cell table:formula="of:=[.I53]+[.K53]" office:value-type="float" office:value="-121.809596823212" calcext:value-type="float">
            <text:p>-121.809596823212</text:p>
          </table:table-cell>
          <table:table-cell table:formula="of:=[.I53]+[.L53]" office:value-type="float" office:value="-122.268546906825" calcext:value-type="float">
            <text:p>-122.268546906825</text:p>
          </table:table-cell>
          <table:table-cell table:formula="of:=[.I53]+[.M53]" office:value-type="float" office:value="-123.023912311" calcext:value-type="float">
            <text:p>-123.023912311</text:p>
          </table:table-cell>
          <table:table-cell table:style-name="ce89" table:formula="of:=[.R52]+[.N53]" office:value-type="float" office:value="0.296415320562318" calcext:value-type="float">
            <text:p>0.296415320562318</text:p>
          </table:table-cell>
          <table:table-cell table:style-name="ce89" table:formula="of:=[.S52]+[.O53]" office:value-type="float" office:value="1.21431548778757" calcext:value-type="float">
            <text:p>1.21431548778757</text:p>
          </table:table-cell>
          <table:table-cell table:style-name="ce89" table:formula="of:=[.T52]+[.P53]" office:value-type="float" office:value="0.755365404174938" calcext:value-type="float">
            <text:p>0.755365404174938</text:p>
          </table:table-cell>
          <table:table-cell table:style-name="ce89" table:formula="of:=[.U52]+[.Q53]" office:value-type="float" office:value="0" calcext:value-type="float">
            <text:p>0</text:p>
          </table:table-cell>
          <table:table-cell table:style-name="ce89" table:number-columns-repeated="1003"/>
        </table:table-row>
        <table:table-row table:style-name="ro1">
          <table:covered-table-cell table:style-name="ce89"/>
          <table:table-cell table:style-name="ce89" office:value-type="float" office:value="-124.193985965667" calcext:value-type="float">
            <text:p>-124.193985965667</text:p>
          </table:table-cell>
          <table:table-cell table:style-name="ce89" office:value-type="float" office:value="-126.814444444444" calcext:value-type="float">
            <text:p>-126.814444444444</text:p>
          </table:table-cell>
          <table:table-cell table:style-name="ce89" table:formula="of:=([.C54]+[.B54])/2" office:value-type="float" office:value="-125.504215205056" calcext:value-type="float">
            <text:p>-125.504215205056</text:p>
          </table:table-cell>
          <table:table-cell table:style-name="ce89" office:value-type="float" office:value="-123.023912311" calcext:value-type="float">
            <text:p>-123.023912311</text:p>
          </table:table-cell>
          <table:table-cell table:style-name="ce89" table:formula="of:=[.B54]-[.B53]" office:value-type="float" office:value="-122.731266139" calcext:value-type="float">
            <text:p>-122.731266139</text:p>
          </table:table-cell>
          <table:table-cell table:style-name="ce89" table:formula="of:=[.C54]-[.C53]" office:value-type="float" office:value="-125.66" calcext:value-type="float">
            <text:p>-125.66</text:p>
          </table:table-cell>
          <table:table-cell table:style-name="ce89" table:formula="of:=[.D54]-[.D53]" office:value-type="float" office:value="-124.1956330695" calcext:value-type="float">
            <text:p>-124.1956330695</text:p>
          </table:table-cell>
          <table:table-cell table:style-name="ce89" table:formula="of:=[.E54]-[.E53]" office:value-type="float" office:value="-123.023912311" calcext:value-type="float">
            <text:p>-123.023912311</text:p>
          </table:table-cell>
          <table:table-cell table:style-name="ce89" table:formula="of:=[.F54]-[.F55]" office:value-type="float" office:value="1.19422498922869" calcext:value-type="float">
            <text:p>1.19422498922869</text:p>
          </table:table-cell>
          <table:table-cell table:style-name="ce89" table:formula="of:=[.G54]-[.G55]" office:value-type="float" office:value="0.0520932655654178" calcext:value-type="float">
            <text:p>0.052093265565418</text:p>
          </table:table-cell>
          <table:table-cell table:style-name="ce89" table:formula="of:=[.H54]-[.H55]" office:value-type="float" office:value="0.623159127397045" calcext:value-type="float">
            <text:p>0.623159127397045</text:p>
          </table:table-cell>
          <table:table-cell table:style-name="ce89" table:formula="of:=[.I54]-[.I55]" office:value-type="float" office:value="0" calcext:value-type="float">
            <text:p>0</text:p>
          </table:table-cell>
          <table:table-cell table:formula="of:=[.I54]+[.J54]" office:value-type="float" office:value="-121.829687321771" calcext:value-type="float">
            <text:p>-121.829687321771</text:p>
          </table:table-cell>
          <table:table-cell table:formula="of:=[.I54]+[.K54]" office:value-type="float" office:value="-122.971819045435" calcext:value-type="float">
            <text:p>-122.971819045435</text:p>
          </table:table-cell>
          <table:table-cell table:formula="of:=[.I54]+[.L54]" office:value-type="float" office:value="-122.400753183603" calcext:value-type="float">
            <text:p>-122.400753183603</text:p>
          </table:table-cell>
          <table:table-cell table:formula="of:=[.I54]+[.M54]" office:value-type="float" office:value="-123.023912311" calcext:value-type="float">
            <text:p>-123.023912311</text:p>
          </table:table-cell>
          <table:table-cell table:style-name="ce89" table:formula="of:=[.R53]+[.N54]" office:value-type="float" office:value="-121.533272001209" calcext:value-type="float">
            <text:p>-121.533272001209</text:p>
          </table:table-cell>
          <table:table-cell table:style-name="ce89" table:formula="of:=[.S53]+[.O54]" office:value-type="float" office:value="-121.757503557647" calcext:value-type="float">
            <text:p>-121.757503557647</text:p>
          </table:table-cell>
          <table:table-cell table:style-name="ce89" table:formula="of:=[.T53]+[.P54]" office:value-type="float" office:value="-121.645387779428" calcext:value-type="float">
            <text:p>-121.645387779428</text:p>
          </table:table-cell>
          <table:table-cell table:style-name="ce89" table:formula="of:=[.U53]+[.Q54]" office:value-type="float" office:value="-123.023912311" calcext:value-type="float">
            <text:p>-123.023912311</text:p>
          </table:table-cell>
          <table:table-cell table:style-name="ce89" table:number-columns-repeated="1003"/>
        </table:table-row>
        <table:table-row table:style-name="ro1">
          <table:table-cell table:style-name="ce89" table:number-columns-repeated="5"/>
          <table:table-cell table:style-name="ce89" office:value-type="float" office:value="-123.925491128229" calcext:value-type="float">
            <text:p>-123.925491128229</text:p>
          </table:table-cell>
          <table:table-cell table:style-name="ce89" office:value-type="float" office:value="-125.712093265565" calcext:value-type="float">
            <text:p>-125.712093265565</text:p>
          </table:table-cell>
          <table:table-cell table:style-name="ce89" office:value-type="float" office:value="-124.818792196897" calcext:value-type="float">
            <text:p>-124.818792196897</text:p>
          </table:table-cell>
          <table:table-cell table:style-name="ce89" table:formula="of:=([.I53]+[.I54])/2" office:value-type="float" office:value="-123.023912311" calcext:value-type="float">
            <text:p>-123.023912311</text:p>
          </table:table-cell>
          <table:table-cell table:style-name="ce89" table:number-columns-repeated="4"/>
          <table:table-cell table:number-columns-repeated="4"/>
          <table:table-cell table:style-name="ce89" table:number-columns-repeated="1007"/>
        </table:table-row>
        <table:table-row table:style-name="ro1">
          <table:table-cell table:style-name="ce32" office:value-type="string" calcext:value-type="string" table:number-columns-spanned="1" table:number-rows-spanned="3">
            <text:p>B2Y4</text:p>
          </table:table-cell>
          <table:table-cell table:style-name="ce92" office:value-type="float" office:value="122.000446221" calcext:value-type="float">
            <text:p>122.000446221</text:p>
          </table:table-cell>
          <table:table-cell table:style-name="ce92" office:value-type="float" office:value="125.314444444444" calcext:value-type="float">
            <text:p>125.314444444444</text:p>
          </table:table-cell>
          <table:table-cell table:style-name="ce92" table:formula="of:=([.C56]+[.B56])/2" office:value-type="float" office:value="123.657445332722" calcext:value-type="float">
            <text:p>123.657445332722</text:p>
          </table:table-cell>
          <table:table-cell table:style-name="ce92" office:value-type="float" office:value="123.023912311" calcext:value-type="float">
            <text:p>123.023912311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formula="of:=[.I56]+[.J56]" office:value-type="float" office:value="0" calcext:value-type="float">
            <text:p>0</text:p>
          </table:table-cell>
          <table:table-cell table:formula="of:=[.I56]+[.K56]" office:value-type="float" office:value="0" calcext:value-type="float">
            <text:p>0</text:p>
          </table:table-cell>
          <table:table-cell table:formula="of:=[.I56]+[.L56]" office:value-type="float" office:value="0" calcext:value-type="float">
            <text:p>0</text:p>
          </table:table-cell>
          <table:table-cell table:formula="of:=[.I56]+[.M56]" office:value-type="float" office:value="0" calcext:value-type="float">
            <text:p>0</text:p>
          </table:table-cell>
          <table:table-cell table:style-name="ce92" table:formula="of:=[.E56]" office:value-type="float" office:value="123.023912311" calcext:value-type="float">
            <text:p>123.023912311</text:p>
          </table:table-cell>
          <table:table-cell table:style-name="ce92" table:formula="of:=[.R56]" office:value-type="float" office:value="123.023912311" calcext:value-type="float">
            <text:p>123.023912311</text:p>
          </table:table-cell>
          <table:table-cell table:style-name="ce92" table:formula="of:=[.S56]" office:value-type="float" office:value="123.023912311" calcext:value-type="float">
            <text:p>123.023912311</text:p>
          </table:table-cell>
          <table:table-cell table:style-name="ce92" table:formula="of:=[.T56]" office:value-type="float" office:value="123.023912311" calcext:value-type="float">
            <text:p>123.023912311</text:p>
          </table:table-cell>
          <table:table-cell table:style-name="ce92" table:number-columns-repeated="1003"/>
        </table:table-row>
        <table:table-row table:style-name="ro1">
          <table:covered-table-cell table:style-name="ce92"/>
          <table:table-cell table:style-name="ce92" office:value-type="float" office:value="-0.952520668749997" calcext:value-type="float">
            <text:p>-0.952520668749997</text:p>
          </table:table-cell>
          <table:table-cell table:style-name="ce92" office:value-type="float" office:value="0.835869565217377" calcext:value-type="float">
            <text:p>0.835869565217377</text:p>
          </table:table-cell>
          <table:table-cell table:style-name="ce92" table:formula="of:=([.C57]+[.B57])/2" office:value-type="float" office:value="-0.05832555176631" calcext:value-type="float">
            <text:p>-0.05832555176631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formula="of:=[.B57]-[.B56]" office:value-type="float" office:value="-122.95296688975" calcext:value-type="float">
            <text:p>-122.95296688975</text:p>
          </table:table-cell>
          <table:table-cell table:style-name="ce92" table:formula="of:=[.C57]-[.C56]" office:value-type="float" office:value="-124.478574879227" calcext:value-type="float">
            <text:p>-124.478574879227</text:p>
          </table:table-cell>
          <table:table-cell table:style-name="ce92" table:formula="of:=[.D57]-[.D56]" office:value-type="float" office:value="-123.715770884488" calcext:value-type="float">
            <text:p>-123.715770884488</text:p>
          </table:table-cell>
          <table:table-cell table:style-name="ce92" table:formula="of:=[.E57]-[.E56]" office:value-type="float" office:value="-123.023912311" calcext:value-type="float">
            <text:p>-123.023912311</text:p>
          </table:table-cell>
          <table:table-cell table:style-name="ce92" table:formula="of:=[.F57]-[.F59]" office:value-type="float" office:value="0.972524238478997" calcext:value-type="float">
            <text:p>0.972524238478997</text:p>
          </table:table-cell>
          <table:table-cell table:style-name="ce92" table:formula="of:=[.G57]-[.G59]" office:value-type="float" office:value="1.23351838633837" calcext:value-type="float">
            <text:p>1.23351838633837</text:p>
          </table:table-cell>
          <table:table-cell table:style-name="ce92" table:formula="of:=[.H57]-[.H59]" office:value-type="float" office:value="1.10302131240867" calcext:value-type="float">
            <text:p>1.10302131240867</text:p>
          </table:table-cell>
          <table:table-cell table:style-name="ce92" table:formula="of:=[.I57]-[.I59]" office:value-type="float" office:value="-0.000000000499994712299667" calcext:value-type="float">
            <text:p>-4.99994712299667E-10</text:p>
          </table:table-cell>
          <table:table-cell table:formula="of:=[.I57]+[.J57]" office:value-type="float" office:value="-122.051388072521" calcext:value-type="float">
            <text:p>-122.051388072521</text:p>
          </table:table-cell>
          <table:table-cell table:formula="of:=[.I57]+[.K57]" office:value-type="float" office:value="-121.790393924662" calcext:value-type="float">
            <text:p>-121.790393924662</text:p>
          </table:table-cell>
          <table:table-cell table:formula="of:=[.I57]+[.L57]" office:value-type="float" office:value="-121.920890998591" calcext:value-type="float">
            <text:p>-121.920890998591</text:p>
          </table:table-cell>
          <table:table-cell table:formula="of:=[.I57]+[.M57]" office:value-type="float" office:value="-123.0239123115" calcext:value-type="float">
            <text:p>-123.0239123115</text:p>
          </table:table-cell>
          <table:table-cell table:style-name="ce92" table:formula="of:=[.R56]+[.N57]" office:value-type="float" office:value="0.972524238478997" calcext:value-type="float">
            <text:p>0.972524238478997</text:p>
          </table:table-cell>
          <table:table-cell table:style-name="ce92" table:formula="of:=[.S56]+[.O57]" office:value-type="float" office:value="1.23351838633837" calcext:value-type="float">
            <text:p>1.23351838633837</text:p>
          </table:table-cell>
          <table:table-cell table:style-name="ce92" table:formula="of:=[.T56]+[.P57]" office:value-type="float" office:value="1.10302131240867" calcext:value-type="float">
            <text:p>1.10302131240867</text:p>
          </table:table-cell>
          <table:table-cell table:style-name="ce92" table:formula="of:=[.U56]+[.Q57]" office:value-type="float" office:value="-0.000000000499994712299667" calcext:value-type="float">
            <text:p>-4.99994712299667E-10</text:p>
          </table:table-cell>
          <table:table-cell table:style-name="ce92" table:number-columns-repeated="1003"/>
        </table:table-row>
        <table:table-row table:style-name="ro1">
          <table:covered-table-cell table:style-name="ce92"/>
          <table:table-cell table:style-name="ce92" office:value-type="float" office:value="-125.34554011" calcext:value-type="float">
            <text:p>-125.34554011</text:p>
          </table:table-cell>
          <table:table-cell table:style-name="ce92" office:value-type="float" office:value="-125.512765957447" calcext:value-type="float">
            <text:p>-125.512765957447</text:p>
          </table:table-cell>
          <table:table-cell table:style-name="ce92" table:formula="of:=([.C58]+[.B58])/2" office:value-type="float" office:value="-125.429153033724" calcext:value-type="float">
            <text:p>-125.429153033724</text:p>
          </table:table-cell>
          <table:table-cell table:style-name="ce92" office:value-type="float" office:value="-123.02391231" calcext:value-type="float">
            <text:p>-123.02391231</text:p>
          </table:table-cell>
          <table:table-cell table:style-name="ce92" table:formula="of:=[.B58]-[.B57]" office:value-type="float" office:value="-124.39301944125" calcext:value-type="float">
            <text:p>-124.39301944125</text:p>
          </table:table-cell>
          <table:table-cell table:style-name="ce92" table:formula="of:=[.C58]-[.C57]" office:value-type="float" office:value="-126.348635522664" calcext:value-type="float">
            <text:p>-126.348635522664</text:p>
          </table:table-cell>
          <table:table-cell table:style-name="ce92" table:formula="of:=[.D58]-[.D57]" office:value-type="float" office:value="-125.370827481957" calcext:value-type="float">
            <text:p>-125.370827481957</text:p>
          </table:table-cell>
          <table:table-cell table:style-name="ce92" table:formula="of:=[.E58]-[.E57]" office:value-type="float" office:value="-123.02391231" calcext:value-type="float">
            <text:p>-123.02391231</text:p>
          </table:table-cell>
          <table:table-cell table:style-name="ce92" table:formula="of:=[.F58]-[.F59]" office:value-type="float" office:value="-0.467528313021006" calcext:value-type="float">
            <text:p>-0.467528313021006</text:p>
          </table:table-cell>
          <table:table-cell table:style-name="ce92" table:formula="of:=[.G58]-[.G59]" office:value-type="float" office:value="-0.636542257099379" calcext:value-type="float">
            <text:p>-0.636542257099379</text:p>
          </table:table-cell>
          <table:table-cell table:style-name="ce92" table:formula="of:=[.H58]-[.H59]" office:value-type="float" office:value="-0.5520352850602" calcext:value-type="float">
            <text:p>-0.5520352850602</text:p>
          </table:table-cell>
          <table:table-cell table:style-name="ce92" table:formula="of:=[.I58]-[.I59]" office:value-type="float" office:value="0.000000000500008923154383" calcext:value-type="float">
            <text:p>5.00008923154383E-10</text:p>
          </table:table-cell>
          <table:table-cell table:formula="of:=[.I58]+[.J58]" office:value-type="float" office:value="-123.491440623021" calcext:value-type="float">
            <text:p>-123.491440623021</text:p>
          </table:table-cell>
          <table:table-cell table:formula="of:=[.I58]+[.K58]" office:value-type="float" office:value="-123.660454567099" calcext:value-type="float">
            <text:p>-123.660454567099</text:p>
          </table:table-cell>
          <table:table-cell table:formula="of:=[.I58]+[.L58]" office:value-type="float" office:value="-123.57594759506" calcext:value-type="float">
            <text:p>-123.57594759506</text:p>
          </table:table-cell>
          <table:table-cell table:formula="of:=[.I58]+[.M58]" office:value-type="float" office:value="-123.0239123095" calcext:value-type="float">
            <text:p>-123.0239123095</text:p>
          </table:table-cell>
          <table:table-cell table:style-name="ce92" table:formula="of:=[.R57]+[.N58]" office:value-type="float" office:value="-122.518916384542" calcext:value-type="float">
            <text:p>-122.518916384542</text:p>
          </table:table-cell>
          <table:table-cell table:style-name="ce92" table:formula="of:=[.S57]+[.O58]" office:value-type="float" office:value="-122.426936180761" calcext:value-type="float">
            <text:p>-122.426936180761</text:p>
          </table:table-cell>
          <table:table-cell table:style-name="ce92" table:formula="of:=[.T57]+[.P58]" office:value-type="float" office:value="-122.472926282652" calcext:value-type="float">
            <text:p>-122.472926282652</text:p>
          </table:table-cell>
          <table:table-cell table:style-name="ce92" table:formula="of:=[.U57]+[.Q58]" office:value-type="float" office:value="-123.02391231" calcext:value-type="float">
            <text:p>-123.02391231</text:p>
          </table:table-cell>
          <table:table-cell table:style-name="ce92" table:number-columns-repeated="1003"/>
        </table:table-row>
        <table:table-row table:style-name="ro1">
          <table:table-cell table:style-name="ce92" table:number-columns-repeated="5"/>
          <table:table-cell table:style-name="ce92" office:value-type="float" office:value="-123.925491128229" calcext:value-type="float">
            <text:p>-123.925491128229</text:p>
          </table:table-cell>
          <table:table-cell table:style-name="ce92" office:value-type="float" office:value="-125.712093265565" calcext:value-type="float">
            <text:p>-125.712093265565</text:p>
          </table:table-cell>
          <table:table-cell table:style-name="ce92" office:value-type="float" office:value="-124.818792196897" calcext:value-type="float">
            <text:p>-124.818792196897</text:p>
          </table:table-cell>
          <table:table-cell table:style-name="ce92" table:formula="of:=([.I57]+[.I58])/2" office:value-type="float" office:value="-123.0239123105" calcext:value-type="float">
            <text:p>-123.0239123105</text:p>
          </table:table-cell>
          <table:table-cell table:style-name="ce92" table:number-columns-repeated="4"/>
          <table:table-cell table:number-columns-repeated="4"/>
          <table:table-cell table:style-name="ce92" table:number-columns-repeated="1007"/>
        </table:table-row>
        <table:table-row table:style-name="ro1">
          <table:table-cell table:style-name="ce34" office:value-type="string" calcext:value-type="string" table:number-columns-spanned="1" table:number-rows-spanned="3">
            <text:p>B2Y5</text:p>
          </table:table-cell>
          <table:table-cell table:style-name="ce95" office:value-type="float" office:value="122.264687176667" calcext:value-type="float">
            <text:p>122.264687176667</text:p>
          </table:table-cell>
          <table:table-cell table:style-name="ce95" office:value-type="float" office:value="126.978260869565" calcext:value-type="float">
            <text:p>126.978260869565</text:p>
          </table:table-cell>
          <table:table-cell table:style-name="ce95" table:formula="of:=([.C60]+[.B60])/2" office:value-type="float" office:value="124.621474023116" calcext:value-type="float">
            <text:p>124.621474023116</text:p>
          </table:table-cell>
          <table:table-cell table:style-name="ce95" office:value-type="float" office:value="123.02391231" calcext:value-type="float">
            <text:p>123.02391231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 table:formula="of:=[.I60]+[.J60]" office:value-type="float" office:value="0" calcext:value-type="float">
            <text:p>0</text:p>
          </table:table-cell>
          <table:table-cell table:formula="of:=[.I60]+[.K60]" office:value-type="float" office:value="0" calcext:value-type="float">
            <text:p>0</text:p>
          </table:table-cell>
          <table:table-cell table:formula="of:=[.I60]+[.L60]" office:value-type="float" office:value="0" calcext:value-type="float">
            <text:p>0</text:p>
          </table:table-cell>
          <table:table-cell table:formula="of:=[.I60]+[.M60]" office:value-type="float" office:value="0" calcext:value-type="float">
            <text:p>0</text:p>
          </table:table-cell>
          <table:table-cell table:style-name="ce95" table:formula="of:=[.E60]" office:value-type="float" office:value="123.02391231" calcext:value-type="float">
            <text:p>123.02391231</text:p>
          </table:table-cell>
          <table:table-cell table:style-name="ce95" table:formula="of:=[.R60]" office:value-type="float" office:value="123.02391231" calcext:value-type="float">
            <text:p>123.02391231</text:p>
          </table:table-cell>
          <table:table-cell table:style-name="ce95" table:formula="of:=[.S60]" office:value-type="float" office:value="123.02391231" calcext:value-type="float">
            <text:p>123.02391231</text:p>
          </table:table-cell>
          <table:table-cell table:style-name="ce95" table:formula="of:=[.T60]" office:value-type="float" office:value="123.02391231" calcext:value-type="float">
            <text:p>123.02391231</text:p>
          </table:table-cell>
          <table:table-cell table:style-name="ce95" table:number-columns-repeated="1003"/>
        </table:table-row>
        <table:table-row table:style-name="ro1">
          <table:covered-table-cell table:style-name="ce95"/>
          <table:table-cell table:style-name="ce95" office:value-type="float" office:value="-1.76310044333333" calcext:value-type="float">
            <text:p>-1.76310044333333</text:p>
          </table:table-cell>
          <table:table-cell table:style-name="ce95" office:value-type="float" office:value="2.15543478260864" calcext:value-type="float">
            <text:p>2.15543478260864</text:p>
          </table:table-cell>
          <table:table-cell table:style-name="ce95" table:formula="of:=([.C61]+[.B61])/2" office:value-type="float" office:value="0.196167169637655" calcext:value-type="float">
            <text:p>0.196167169637655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[.B61]-[.B60]" office:value-type="float" office:value="-124.02778762" calcext:value-type="float">
            <text:p>-124.02778762</text:p>
          </table:table-cell>
          <table:table-cell table:style-name="ce95" table:formula="of:=[.C61]-[.C60]" office:value-type="float" office:value="-124.822826086956" calcext:value-type="float">
            <text:p>-124.822826086956</text:p>
          </table:table-cell>
          <table:table-cell table:style-name="ce95" table:formula="of:=[.D61]-[.D60]" office:value-type="float" office:value="-124.425306853478" calcext:value-type="float">
            <text:p>-124.425306853478</text:p>
          </table:table-cell>
          <table:table-cell table:style-name="ce95" table:formula="of:=[.E61]-[.E60]" office:value-type="float" office:value="-123.02391231" calcext:value-type="float">
            <text:p>-123.02391231</text:p>
          </table:table-cell>
          <table:table-cell table:style-name="ce95" table:formula="of:=[.F61]-[.F63]" office:value-type="float" office:value="-0.102296491771327" calcext:value-type="float">
            <text:p>-0.102296491771327</text:p>
          </table:table-cell>
          <table:table-cell table:style-name="ce95" table:formula="of:=[.G61]-[.G63]" office:value-type="float" office:value="0.889267178608634" calcext:value-type="float">
            <text:p>0.889267178608634</text:p>
          </table:table-cell>
          <table:table-cell table:style-name="ce95" table:formula="of:=[.H61]-[.H63]" office:value-type="float" office:value="0.393485343418646" calcext:value-type="float">
            <text:p>0.393485343418646</text:p>
          </table:table-cell>
          <table:table-cell table:style-name="ce95" table:formula="of:=[.I61]-[.I63]" office:value-type="float" office:value="-0.00000744999999824358" calcext:value-type="float">
            <text:p>-7.44999999824358E-06</text:p>
          </table:table-cell>
          <table:table-cell table:formula="of:=[.I61]+[.J61]" office:value-type="float" office:value="-123.126208801771" calcext:value-type="float">
            <text:p>-123.126208801771</text:p>
          </table:table-cell>
          <table:table-cell table:formula="of:=[.I61]+[.K61]" office:value-type="float" office:value="-122.134645131391" calcext:value-type="float">
            <text:p>-122.134645131391</text:p>
          </table:table-cell>
          <table:table-cell table:formula="of:=[.I61]+[.L61]" office:value-type="float" office:value="-122.630426966581" calcext:value-type="float">
            <text:p>-122.630426966581</text:p>
          </table:table-cell>
          <table:table-cell table:formula="of:=[.I61]+[.M61]" office:value-type="float" office:value="-123.02391976" calcext:value-type="float">
            <text:p>-123.02391976</text:p>
          </table:table-cell>
          <table:table-cell table:style-name="ce95" table:formula="of:=[.R60]+[.N61]" office:value-type="float" office:value="-0.102296491771327" calcext:value-type="float">
            <text:p>-0.102296491771327</text:p>
          </table:table-cell>
          <table:table-cell table:style-name="ce95" table:formula="of:=[.S60]+[.O61]" office:value-type="float" office:value="0.889267178608634" calcext:value-type="float">
            <text:p>0.889267178608634</text:p>
          </table:table-cell>
          <table:table-cell table:style-name="ce95" table:formula="of:=[.T60]+[.P61]" office:value-type="float" office:value="0.393485343418646" calcext:value-type="float">
            <text:p>0.393485343418646</text:p>
          </table:table-cell>
          <table:table-cell table:style-name="ce95" table:formula="of:=[.U60]+[.Q61]" office:value-type="float" office:value="-0.00000744999999824358" calcext:value-type="float">
            <text:p>-7.44999999824358E-06</text:p>
          </table:table-cell>
          <table:table-cell table:style-name="ce95" table:number-columns-repeated="1003"/>
        </table:table-row>
        <table:table-row table:style-name="ro1">
          <table:covered-table-cell table:style-name="ce95"/>
          <table:table-cell table:style-name="ce95" office:value-type="float" office:value="-124.72305244125" calcext:value-type="float">
            <text:p>-124.72305244125</text:p>
          </table:table-cell>
          <table:table-cell table:style-name="ce95" office:value-type="float" office:value="-123.39347826087" calcext:value-type="float">
            <text:p>-123.39347826087</text:p>
          </table:table-cell>
          <table:table-cell table:style-name="ce95" table:formula="of:=([.C62]+[.B62])/2" office:value-type="float" office:value="-124.05826535106" calcext:value-type="float">
            <text:p>-124.05826535106</text:p>
          </table:table-cell>
          <table:table-cell table:style-name="ce95" office:value-type="float" office:value="-123.02389741" calcext:value-type="float">
            <text:p>-123.02389741</text:p>
          </table:table-cell>
          <table:table-cell table:style-name="ce95" table:formula="of:=[.B62]-[.B61]" office:value-type="float" office:value="-122.959951997917" calcext:value-type="float">
            <text:p>-122.959951997917</text:p>
          </table:table-cell>
          <table:table-cell table:style-name="ce95" table:formula="of:=[.C62]-[.C61]" office:value-type="float" office:value="-125.548913043479" calcext:value-type="float">
            <text:p>-125.548913043479</text:p>
          </table:table-cell>
          <table:table-cell table:style-name="ce95" table:formula="of:=[.D62]-[.D61]" office:value-type="float" office:value="-124.254432520698" calcext:value-type="float">
            <text:p>-124.254432520698</text:p>
          </table:table-cell>
          <table:table-cell table:style-name="ce95" table:formula="of:=[.E62]-[.E61]" office:value-type="float" office:value="-123.02389741" calcext:value-type="float">
            <text:p>-123.02389741</text:p>
          </table:table-cell>
          <table:table-cell table:style-name="ce95" table:formula="of:=[.F62]-[.F63]" office:value-type="float" office:value="0.965539130312322" calcext:value-type="float">
            <text:p>0.965539130312322</text:p>
          </table:table-cell>
          <table:table-cell table:style-name="ce95" table:formula="of:=[.G62]-[.G63]" office:value-type="float" office:value="0.163180222086368" calcext:value-type="float">
            <text:p>0.163180222086368</text:p>
          </table:table-cell>
          <table:table-cell table:style-name="ce95" table:formula="of:=[.H62]-[.H63]" office:value-type="float" office:value="0.564359676199331" calcext:value-type="float">
            <text:p>0.564359676199331</text:p>
          </table:table-cell>
          <table:table-cell table:style-name="ce95" table:formula="of:=[.I62]-[.I63]" office:value-type="float" office:value="0.00000744999999824358" calcext:value-type="float">
            <text:p>7.44999999824358E-06</text:p>
          </table:table-cell>
          <table:table-cell table:formula="of:=[.I62]+[.J62]" office:value-type="float" office:value="-122.058358279688" calcext:value-type="float">
            <text:p>-122.058358279688</text:p>
          </table:table-cell>
          <table:table-cell table:formula="of:=[.I62]+[.K62]" office:value-type="float" office:value="-122.860717187914" calcext:value-type="float">
            <text:p>-122.860717187914</text:p>
          </table:table-cell>
          <table:table-cell table:formula="of:=[.I62]+[.L62]" office:value-type="float" office:value="-122.459537733801" calcext:value-type="float">
            <text:p>-122.459537733801</text:p>
          </table:table-cell>
          <table:table-cell table:formula="of:=[.I62]+[.M62]" office:value-type="float" office:value="-123.02388996" calcext:value-type="float">
            <text:p>-123.02388996</text:p>
          </table:table-cell>
          <table:table-cell table:style-name="ce95" table:formula="of:=[.R61]+[.N62]" office:value-type="float" office:value="-122.160654771459" calcext:value-type="float">
            <text:p>-122.160654771459</text:p>
          </table:table-cell>
          <table:table-cell table:style-name="ce95" table:formula="of:=[.S61]+[.O62]" office:value-type="float" office:value="-121.971450009305" calcext:value-type="float">
            <text:p>-121.971450009305</text:p>
          </table:table-cell>
          <table:table-cell table:style-name="ce95" table:formula="of:=[.T61]+[.P62]" office:value-type="float" office:value="-122.066052390382" calcext:value-type="float">
            <text:p>-122.066052390382</text:p>
          </table:table-cell>
          <table:table-cell table:style-name="ce95" table:formula="of:=[.U61]+[.Q62]" office:value-type="float" office:value="-123.02389741" calcext:value-type="float">
            <text:p>-123.02389741</text:p>
          </table:table-cell>
          <table:table-cell table:style-name="ce95" table:number-columns-repeated="1003"/>
        </table:table-row>
        <table:table-row table:style-name="ro1">
          <table:table-cell table:style-name="ce95" table:number-columns-repeated="5"/>
          <table:table-cell table:style-name="ce95" office:value-type="float" office:value="-123.925491128229" calcext:value-type="float">
            <text:p>-123.925491128229</text:p>
          </table:table-cell>
          <table:table-cell table:style-name="ce95" office:value-type="float" office:value="-125.712093265565" calcext:value-type="float">
            <text:p>-125.712093265565</text:p>
          </table:table-cell>
          <table:table-cell table:style-name="ce95" office:value-type="float" office:value="-124.818792196897" calcext:value-type="float">
            <text:p>-124.818792196897</text:p>
          </table:table-cell>
          <table:table-cell table:style-name="ce95" table:formula="of:=([.I61]+[.I62])/2" office:value-type="float" office:value="-123.02390486" calcext:value-type="float">
            <text:p>-123.02390486</text:p>
          </table:table-cell>
          <table:table-cell table:style-name="ce95" table:number-columns-repeated="4"/>
          <table:table-cell table:number-columns-repeated="4"/>
          <table:table-cell table:style-name="ce95" table:number-columns-repeated="1007"/>
        </table:table-row>
        <table:table-row table:style-name="ro1">
          <table:table-cell table:style-name="ce36" office:value-type="string" calcext:value-type="string" table:number-columns-spanned="1" table:number-rows-spanned="3">
            <text:p>B2X1</text:p>
          </table:table-cell>
          <table:table-cell table:style-name="ce98" office:value-type="float" office:value="127.851487123333" calcext:value-type="float">
            <text:p>127.851487123333</text:p>
          </table:table-cell>
          <table:table-cell table:style-name="ce98" office:value-type="float" office:value="126.27" calcext:value-type="float">
            <text:p>126.27</text:p>
          </table:table-cell>
          <table:table-cell table:style-name="ce98" table:formula="of:=([.C64]+[.B64])/2" office:value-type="float" office:value="127.060743561667" calcext:value-type="float">
            <text:p>127.060743561667</text:p>
          </table:table-cell>
          <table:table-cell table:style-name="ce98" office:value-type="float" office:value="123.02389741" calcext:value-type="float">
            <text:p>123.02389741</text:p>
          </table:table-cell>
          <table:table-cell table:number-columns-repeated="8" table:style-name="ce98" office:value-type="float" office:value="0" calcext:value-type="float">
            <text:p>0</text:p>
          </table:table-cell>
          <table:table-cell table:formula="of:=[.I64]+[.J64]" office:value-type="float" office:value="0" calcext:value-type="float">
            <text:p>0</text:p>
          </table:table-cell>
          <table:table-cell table:formula="of:=[.I64]+[.K64]" office:value-type="float" office:value="0" calcext:value-type="float">
            <text:p>0</text:p>
          </table:table-cell>
          <table:table-cell table:formula="of:=[.I64]+[.L64]" office:value-type="float" office:value="0" calcext:value-type="float">
            <text:p>0</text:p>
          </table:table-cell>
          <table:table-cell table:formula="of:=[.I64]+[.M64]" office:value-type="float" office:value="0" calcext:value-type="float">
            <text:p>0</text:p>
          </table:table-cell>
          <table:table-cell table:style-name="ce98" table:formula="of:=[.E64]" office:value-type="float" office:value="123.02389741" calcext:value-type="float">
            <text:p>123.02389741</text:p>
          </table:table-cell>
          <table:table-cell table:style-name="ce98" table:formula="of:=[.R64]" office:value-type="float" office:value="123.02389741" calcext:value-type="float">
            <text:p>123.02389741</text:p>
          </table:table-cell>
          <table:table-cell table:style-name="ce98" table:formula="of:=[.S64]" office:value-type="float" office:value="123.02389741" calcext:value-type="float">
            <text:p>123.02389741</text:p>
          </table:table-cell>
          <table:table-cell table:style-name="ce98" table:formula="of:=[.T64]" office:value-type="float" office:value="123.02389741" calcext:value-type="float">
            <text:p>123.02389741</text:p>
          </table:table-cell>
          <table:table-cell table:style-name="ce98" table:number-columns-repeated="1003"/>
        </table:table-row>
        <table:table-row table:style-name="ro1">
          <table:covered-table-cell table:style-name="ce98"/>
          <table:table-cell table:style-name="ce98" office:value-type="float" office:value="0.204112884062498" calcext:value-type="float">
            <text:p>0.204112884062498</text:p>
          </table:table-cell>
          <table:table-cell table:style-name="ce98" office:value-type="float" office:value="-2.12717391304346" calcext:value-type="float">
            <text:p>-2.12717391304346</text:p>
          </table:table-cell>
          <table:table-cell table:style-name="ce98" table:formula="of:=([.C65]+[.B65])/2" office:value-type="float" office:value="-0.961530514490481" calcext:value-type="float">
            <text:p>-0.961530514490481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formula="of:=[.B65]-[.B64]" office:value-type="float" office:value="-127.647374239271" calcext:value-type="float">
            <text:p>-127.647374239271</text:p>
          </table:table-cell>
          <table:table-cell table:style-name="ce98" table:formula="of:=[.C65]-[.C64]" office:value-type="float" office:value="-128.397173913043" calcext:value-type="float">
            <text:p>-128.397173913043</text:p>
          </table:table-cell>
          <table:table-cell table:style-name="ce98" table:formula="of:=[.D65]-[.D64]" office:value-type="float" office:value="-128.022274076157" calcext:value-type="float">
            <text:p>-128.022274076157</text:p>
          </table:table-cell>
          <table:table-cell table:style-name="ce98" table:formula="of:=[.E65]-[.E64]" office:value-type="float" office:value="-123.02389741" calcext:value-type="float">
            <text:p>-123.02389741</text:p>
          </table:table-cell>
          <table:table-cell table:style-name="ce98" table:formula="of:=[.F65]-[.F67]" office:value-type="float" office:value="-3.72188311104151" calcext:value-type="float">
            <text:p>-3.72188311104151</text:p>
          </table:table-cell>
          <table:table-cell table:style-name="ce98" table:formula="of:=[.G65]-[.G67]" office:value-type="float" office:value="-2.68508064747844" calcext:value-type="float">
            <text:p>-2.68508064747844</text:p>
          </table:table-cell>
          <table:table-cell table:style-name="ce98" table:formula="of:=[.H65]-[.H67]" office:value-type="float" office:value="-3.20348187925998" calcext:value-type="float">
            <text:p>-3.20348187925998</text:p>
          </table:table-cell>
          <table:table-cell table:style-name="ce98" table:formula="of:=[.I65]-[.I67]" office:value-type="float" office:value="0.00000744999999824358" calcext:value-type="float">
            <text:p>7.44999999824358E-06</text:p>
          </table:table-cell>
          <table:table-cell table:formula="of:=[.I65]+[.J65]" office:value-type="float" office:value="-126.745780521042" calcext:value-type="float">
            <text:p>-126.745780521042</text:p>
          </table:table-cell>
          <table:table-cell table:formula="of:=[.I65]+[.K65]" office:value-type="float" office:value="-125.708978057478" calcext:value-type="float">
            <text:p>-125.708978057478</text:p>
          </table:table-cell>
          <table:table-cell table:formula="of:=[.I65]+[.L65]" office:value-type="float" office:value="-126.22737928926" calcext:value-type="float">
            <text:p>-126.22737928926</text:p>
          </table:table-cell>
          <table:table-cell table:formula="of:=[.I65]+[.M65]" office:value-type="float" office:value="-123.02388996" calcext:value-type="float">
            <text:p>-123.02388996</text:p>
          </table:table-cell>
          <table:table-cell table:style-name="ce98" table:formula="of:=[.R64]+[.N65]" office:value-type="float" office:value="-3.72188311104151" calcext:value-type="float">
            <text:p>-3.72188311104151</text:p>
          </table:table-cell>
          <table:table-cell table:style-name="ce98" table:formula="of:=[.S64]+[.O65]" office:value-type="float" office:value="-2.68508064747844" calcext:value-type="float">
            <text:p>-2.68508064747844</text:p>
          </table:table-cell>
          <table:table-cell table:style-name="ce98" table:formula="of:=[.T64]+[.P65]" office:value-type="float" office:value="-3.20348187925998" calcext:value-type="float">
            <text:p>-3.20348187925998</text:p>
          </table:table-cell>
          <table:table-cell table:style-name="ce98" table:formula="of:=[.U64]+[.Q65]" office:value-type="float" office:value="0.00000744999999824358" calcext:value-type="float">
            <text:p>7.44999999824358E-06</text:p>
          </table:table-cell>
          <table:table-cell table:style-name="ce98" table:number-columns-repeated="1003"/>
        </table:table-row>
        <table:table-row table:style-name="ro1">
          <table:covered-table-cell table:style-name="ce98"/>
          <table:table-cell table:style-name="ce98" office:value-type="float" office:value="-124.741442485667" calcext:value-type="float">
            <text:p>-124.741442485667</text:p>
          </table:table-cell>
          <table:table-cell table:style-name="ce98" office:value-type="float" office:value="-128.565217391304" calcext:value-type="float">
            <text:p>-128.565217391304</text:p>
          </table:table-cell>
          <table:table-cell table:style-name="ce98" table:formula="of:=([.C66]+[.B66])/2" office:value-type="float" office:value="-126.653329938486" calcext:value-type="float">
            <text:p>-126.653329938486</text:p>
          </table:table-cell>
          <table:table-cell table:style-name="ce98" office:value-type="float" office:value="-123.02391231" calcext:value-type="float">
            <text:p>-123.02391231</text:p>
          </table:table-cell>
          <table:table-cell table:style-name="ce98" table:formula="of:=[.B66]-[.B65]" office:value-type="float" office:value="-124.945555369729" calcext:value-type="float">
            <text:p>-124.945555369729</text:p>
          </table:table-cell>
          <table:table-cell table:style-name="ce98" table:formula="of:=[.C66]-[.C65]" office:value-type="float" office:value="-126.438043478261" calcext:value-type="float">
            <text:p>-126.438043478261</text:p>
          </table:table-cell>
          <table:table-cell table:style-name="ce98" table:formula="of:=[.D66]-[.D65]" office:value-type="float" office:value="-125.691799423995" calcext:value-type="float">
            <text:p>-125.691799423995</text:p>
          </table:table-cell>
          <table:table-cell table:style-name="ce98" table:formula="of:=[.E66]-[.E65]" office:value-type="float" office:value="-123.02391231" calcext:value-type="float">
            <text:p>-123.02391231</text:p>
          </table:table-cell>
          <table:table-cell table:style-name="ce98" table:formula="of:=[.F66]-[.F67]" office:value-type="float" office:value="-1.02006424150049" calcext:value-type="float">
            <text:p>-1.02006424150049</text:p>
          </table:table-cell>
          <table:table-cell table:style-name="ce98" table:formula="of:=[.G66]-[.G67]" office:value-type="float" office:value="-0.725950212695537" calcext:value-type="float">
            <text:p>-0.725950212695537</text:p>
          </table:table-cell>
          <table:table-cell table:style-name="ce98" table:formula="of:=[.H66]-[.H67]" office:value-type="float" office:value="-0.873007227098029" calcext:value-type="float">
            <text:p>-0.873007227098029</text:p>
          </table:table-cell>
          <table:table-cell table:style-name="ce98" table:formula="of:=[.I66]-[.I67]" office:value-type="float" office:value="-0.00000744999999824358" calcext:value-type="float">
            <text:p>-7.44999999824358E-06</text:p>
          </table:table-cell>
          <table:table-cell table:formula="of:=[.I66]+[.J66]" office:value-type="float" office:value="-124.043976551501" calcext:value-type="float">
            <text:p>-124.043976551501</text:p>
          </table:table-cell>
          <table:table-cell table:formula="of:=[.I66]+[.K66]" office:value-type="float" office:value="-123.749862522696" calcext:value-type="float">
            <text:p>-123.749862522696</text:p>
          </table:table-cell>
          <table:table-cell table:formula="of:=[.I66]+[.L66]" office:value-type="float" office:value="-123.896919537098" calcext:value-type="float">
            <text:p>-123.896919537098</text:p>
          </table:table-cell>
          <table:table-cell table:formula="of:=[.I66]+[.M66]" office:value-type="float" office:value="-123.02391976" calcext:value-type="float">
            <text:p>-123.02391976</text:p>
          </table:table-cell>
          <table:table-cell table:style-name="ce98" table:formula="of:=[.R65]+[.N66]" office:value-type="float" office:value="-127.765859662542" calcext:value-type="float">
            <text:p>-127.765859662542</text:p>
          </table:table-cell>
          <table:table-cell table:style-name="ce98" table:formula="of:=[.S65]+[.O66]" office:value-type="float" office:value="-126.434943170174" calcext:value-type="float">
            <text:p>-126.434943170174</text:p>
          </table:table-cell>
          <table:table-cell table:style-name="ce98" table:formula="of:=[.T65]+[.P66]" office:value-type="float" office:value="-127.100401416358" calcext:value-type="float">
            <text:p>-127.100401416358</text:p>
          </table:table-cell>
          <table:table-cell table:style-name="ce98" table:formula="of:=[.U65]+[.Q66]" office:value-type="float" office:value="-123.02391231" calcext:value-type="float">
            <text:p>-123.02391231</text:p>
          </table:table-cell>
          <table:table-cell table:style-name="ce98" table:number-columns-repeated="1003"/>
        </table:table-row>
        <table:table-row table:style-name="ro1">
          <table:table-cell table:style-name="ce98" table:number-columns-repeated="5"/>
          <table:table-cell table:style-name="ce98" office:value-type="float" office:value="-123.925491128229" calcext:value-type="float">
            <text:p>-123.925491128229</text:p>
          </table:table-cell>
          <table:table-cell table:style-name="ce98" office:value-type="float" office:value="-125.712093265565" calcext:value-type="float">
            <text:p>-125.712093265565</text:p>
          </table:table-cell>
          <table:table-cell table:style-name="ce98" office:value-type="float" office:value="-124.818792196897" calcext:value-type="float">
            <text:p>-124.818792196897</text:p>
          </table:table-cell>
          <table:table-cell table:style-name="ce98" table:formula="of:=([.I65]+[.I66])/2" office:value-type="float" office:value="-123.02390486" calcext:value-type="float">
            <text:p>-123.02390486</text:p>
          </table:table-cell>
          <table:table-cell table:style-name="ce98" table:number-columns-repeated="4"/>
          <table:table-cell table:number-columns-repeated="4"/>
          <table:table-cell table:style-name="ce98" table:number-columns-repeated="1007"/>
        </table:table-row>
        <table:table-row table:style-name="ro1">
          <table:table-cell table:style-name="ce38" office:value-type="string" calcext:value-type="string" table:number-columns-spanned="1" table:number-rows-spanned="3">
            <text:p>B2X2</text:p>
          </table:table-cell>
          <table:table-cell table:style-name="ce101" office:value-type="float" office:value="123.59056421625" calcext:value-type="float">
            <text:p>123.59056421625</text:p>
          </table:table-cell>
          <table:table-cell table:style-name="ce101" office:value-type="float" office:value="121.772826086957" calcext:value-type="float">
            <text:p>121.772826086957</text:p>
          </table:table-cell>
          <table:table-cell table:style-name="ce101" table:formula="of:=([.C68]+[.B68])/2" office:value-type="float" office:value="122.681695151604" calcext:value-type="float">
            <text:p>122.681695151604</text:p>
          </table:table-cell>
          <table:table-cell table:style-name="ce101" office:value-type="float" office:value="123.02391231" calcext:value-type="float">
            <text:p>123.02391231</text:p>
          </table:table-cell>
          <table:table-cell table:number-columns-repeated="8" table:style-name="ce101" office:value-type="float" office:value="0" calcext:value-type="float">
            <text:p>0</text:p>
          </table:table-cell>
          <table:table-cell table:formula="of:=[.I68]+[.J68]" office:value-type="float" office:value="0" calcext:value-type="float">
            <text:p>0</text:p>
          </table:table-cell>
          <table:table-cell table:formula="of:=[.I68]+[.K68]" office:value-type="float" office:value="0" calcext:value-type="float">
            <text:p>0</text:p>
          </table:table-cell>
          <table:table-cell table:formula="of:=[.I68]+[.L68]" office:value-type="float" office:value="0" calcext:value-type="float">
            <text:p>0</text:p>
          </table:table-cell>
          <table:table-cell table:formula="of:=[.I68]+[.M68]" office:value-type="float" office:value="0" calcext:value-type="float">
            <text:p>0</text:p>
          </table:table-cell>
          <table:table-cell table:style-name="ce101" table:formula="of:=[.E68]" office:value-type="float" office:value="123.02391231" calcext:value-type="float">
            <text:p>123.02391231</text:p>
          </table:table-cell>
          <table:table-cell table:style-name="ce101" table:formula="of:=[.R68]" office:value-type="float" office:value="123.02391231" calcext:value-type="float">
            <text:p>123.02391231</text:p>
          </table:table-cell>
          <table:table-cell table:style-name="ce101" table:formula="of:=[.S68]" office:value-type="float" office:value="123.02391231" calcext:value-type="float">
            <text:p>123.02391231</text:p>
          </table:table-cell>
          <table:table-cell table:style-name="ce101" table:formula="of:=[.T68]" office:value-type="float" office:value="123.02391231" calcext:value-type="float">
            <text:p>123.02391231</text:p>
          </table:table-cell>
          <table:table-cell table:style-name="ce101" table:number-columns-repeated="1003"/>
        </table:table-row>
        <table:table-row table:style-name="ro1">
          <table:covered-table-cell table:style-name="ce101"/>
          <table:table-cell table:style-name="ce101" office:value-type="float" office:value="-1.25988816333333" calcext:value-type="float">
            <text:p>-1.25988816333333</text:p>
          </table:table-cell>
          <table:table-cell table:style-name="ce101" office:value-type="float" office:value="-4.01413043478259" calcext:value-type="float">
            <text:p>-4.01413043478259</text:p>
          </table:table-cell>
          <table:table-cell table:style-name="ce101" table:formula="of:=([.C69]+[.B69])/2" office:value-type="float" office:value="-2.63700929905796" calcext:value-type="float">
            <text:p>-2.63700929905796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formula="of:=[.B69]-[.B68]" office:value-type="float" office:value="-124.850452379583" calcext:value-type="float">
            <text:p>-124.850452379583</text:p>
          </table:table-cell>
          <table:table-cell table:style-name="ce101" table:formula="of:=[.C69]-[.C68]" office:value-type="float" office:value="-125.78695652174" calcext:value-type="float">
            <text:p>-125.78695652174</text:p>
          </table:table-cell>
          <table:table-cell table:style-name="ce101" table:formula="of:=[.D69]-[.D68]" office:value-type="float" office:value="-125.318704450661" calcext:value-type="float">
            <text:p>-125.318704450661</text:p>
          </table:table-cell>
          <table:table-cell table:style-name="ce101" table:formula="of:=[.E69]-[.E68]" office:value-type="float" office:value="-123.02391231" calcext:value-type="float">
            <text:p>-123.02391231</text:p>
          </table:table-cell>
          <table:table-cell table:style-name="ce101" table:formula="of:=[.F69]-[.F71]" office:value-type="float" office:value="-0.924961251354333" calcext:value-type="float">
            <text:p>-0.924961251354333</text:p>
          </table:table-cell>
          <table:table-cell table:style-name="ce101" table:formula="of:=[.G69]-[.G71]" office:value-type="float" office:value="-0.0748632561745808" calcext:value-type="float">
            <text:p>-0.074863256174581</text:p>
          </table:table-cell>
          <table:table-cell table:style-name="ce101" table:formula="of:=[.H69]-[.H71]" office:value-type="float" office:value="-0.499912253764464" calcext:value-type="float">
            <text:p>-0.499912253764464</text:p>
          </table:table-cell>
          <table:table-cell table:style-name="ce101" table:formula="of:=[.I69]-[.I71]" office:value-type="float" office:value="0.000000000500008923154383" calcext:value-type="float">
            <text:p>5.00008923154383E-10</text:p>
          </table:table-cell>
          <table:table-cell table:formula="of:=[.I69]+[.J69]" office:value-type="float" office:value="-123.948873561354" calcext:value-type="float">
            <text:p>-123.948873561354</text:p>
          </table:table-cell>
          <table:table-cell table:formula="of:=[.I69]+[.K69]" office:value-type="float" office:value="-123.098775566175" calcext:value-type="float">
            <text:p>-123.098775566175</text:p>
          </table:table-cell>
          <table:table-cell table:formula="of:=[.I69]+[.L69]" office:value-type="float" office:value="-123.523824563764" calcext:value-type="float">
            <text:p>-123.523824563764</text:p>
          </table:table-cell>
          <table:table-cell table:formula="of:=[.I69]+[.M69]" office:value-type="float" office:value="-123.0239123095" calcext:value-type="float">
            <text:p>-123.0239123095</text:p>
          </table:table-cell>
          <table:table-cell table:style-name="ce101" table:formula="of:=[.R68]+[.N69]" office:value-type="float" office:value="-0.924961251354333" calcext:value-type="float">
            <text:p>-0.924961251354333</text:p>
          </table:table-cell>
          <table:table-cell table:style-name="ce101" table:formula="of:=[.S68]+[.O69]" office:value-type="float" office:value="-0.0748632561745808" calcext:value-type="float">
            <text:p>-0.074863256174581</text:p>
          </table:table-cell>
          <table:table-cell table:style-name="ce101" table:formula="of:=[.T68]+[.P69]" office:value-type="float" office:value="-0.499912253764464" calcext:value-type="float">
            <text:p>-0.499912253764464</text:p>
          </table:table-cell>
          <table:table-cell table:style-name="ce101" table:formula="of:=[.U68]+[.Q69]" office:value-type="float" office:value="0.000000000500008923154383" calcext:value-type="float">
            <text:p>5.00008923154383E-10</text:p>
          </table:table-cell>
          <table:table-cell table:style-name="ce101" table:number-columns-repeated="1003"/>
        </table:table-row>
        <table:table-row table:style-name="ro1">
          <table:covered-table-cell table:style-name="ce101"/>
          <table:table-cell table:style-name="ce101" office:value-type="float" office:value="-123.566072524333" calcext:value-type="float">
            <text:p>-123.566072524333</text:p>
          </table:table-cell>
          <table:table-cell table:style-name="ce101" office:value-type="float" office:value="-129.345555555556" calcext:value-type="float">
            <text:p>-129.345555555556</text:p>
          </table:table-cell>
          <table:table-cell table:style-name="ce101" table:formula="of:=([.C70]+[.B70])/2" office:value-type="float" office:value="-126.455814039945" calcext:value-type="float">
            <text:p>-126.455814039945</text:p>
          </table:table-cell>
          <table:table-cell table:style-name="ce101" office:value-type="float" office:value="-123.023912311" calcext:value-type="float">
            <text:p>-123.023912311</text:p>
          </table:table-cell>
          <table:table-cell table:style-name="ce101" table:formula="of:=[.B70]-[.B69]" office:value-type="float" office:value="-122.306184361" calcext:value-type="float">
            <text:p>-122.306184361</text:p>
          </table:table-cell>
          <table:table-cell table:style-name="ce101" table:formula="of:=[.C70]-[.C69]" office:value-type="float" office:value="-125.331425120773" calcext:value-type="float">
            <text:p>-125.331425120773</text:p>
          </table:table-cell>
          <table:table-cell table:style-name="ce101" table:formula="of:=[.D70]-[.D69]" office:value-type="float" office:value="-123.818804740887" calcext:value-type="float">
            <text:p>-123.818804740887</text:p>
          </table:table-cell>
          <table:table-cell table:style-name="ce101" table:formula="of:=[.E70]-[.E69]" office:value-type="float" office:value="-123.023912311" calcext:value-type="float">
            <text:p>-123.023912311</text:p>
          </table:table-cell>
          <table:table-cell table:style-name="ce101" table:formula="of:=[.F70]-[.F71]" office:value-type="float" office:value="1.61930676722933" calcext:value-type="float">
            <text:p>1.61930676722933</text:p>
          </table:table-cell>
          <table:table-cell table:style-name="ce101" table:formula="of:=[.G70]-[.G71]" office:value-type="float" office:value="0.380668144791599" calcext:value-type="float">
            <text:p>0.380668144791599</text:p>
          </table:table-cell>
          <table:table-cell table:style-name="ce101" table:formula="of:=[.H70]-[.H71]" office:value-type="float" office:value="0.999987456010459" calcext:value-type="float">
            <text:p>0.999987456010459</text:p>
          </table:table-cell>
          <table:table-cell table:style-name="ce101" table:formula="of:=[.I70]-[.I71]" office:value-type="float" office:value="-0.000000000499994712299667" calcext:value-type="float">
            <text:p>-4.99994712299667E-10</text:p>
          </table:table-cell>
          <table:table-cell table:formula="of:=[.I70]+[.J70]" office:value-type="float" office:value="-121.404605543771" calcext:value-type="float">
            <text:p>-121.404605543771</text:p>
          </table:table-cell>
          <table:table-cell table:formula="of:=[.I70]+[.K70]" office:value-type="float" office:value="-122.643244166208" calcext:value-type="float">
            <text:p>-122.643244166208</text:p>
          </table:table-cell>
          <table:table-cell table:formula="of:=[.I70]+[.L70]" office:value-type="float" office:value="-122.02392485499" calcext:value-type="float">
            <text:p>-122.02392485499</text:p>
          </table:table-cell>
          <table:table-cell table:formula="of:=[.I70]+[.M70]" office:value-type="float" office:value="-123.0239123115" calcext:value-type="float">
            <text:p>-123.0239123115</text:p>
          </table:table-cell>
          <table:table-cell table:style-name="ce101" table:formula="of:=[.R69]+[.N70]" office:value-type="float" office:value="-122.329566795125" calcext:value-type="float">
            <text:p>-122.329566795125</text:p>
          </table:table-cell>
          <table:table-cell table:style-name="ce101" table:formula="of:=[.S69]+[.O70]" office:value-type="float" office:value="-122.718107422383" calcext:value-type="float">
            <text:p>-122.718107422383</text:p>
          </table:table-cell>
          <table:table-cell table:style-name="ce101" table:formula="of:=[.T69]+[.P70]" office:value-type="float" office:value="-122.523837108754" calcext:value-type="float">
            <text:p>-122.523837108754</text:p>
          </table:table-cell>
          <table:table-cell table:style-name="ce101" table:formula="of:=[.U69]+[.Q70]" office:value-type="float" office:value="-123.023912311" calcext:value-type="float">
            <text:p>-123.023912311</text:p>
          </table:table-cell>
          <table:table-cell table:style-name="ce101" table:number-columns-repeated="1003"/>
        </table:table-row>
        <table:table-row table:style-name="ro1">
          <table:table-cell table:style-name="ce101" table:number-columns-repeated="5"/>
          <table:table-cell table:style-name="ce101" office:value-type="float" office:value="-123.925491128229" calcext:value-type="float">
            <text:p>-123.925491128229</text:p>
          </table:table-cell>
          <table:table-cell table:style-name="ce101" office:value-type="float" office:value="-125.712093265565" calcext:value-type="float">
            <text:p>-125.712093265565</text:p>
          </table:table-cell>
          <table:table-cell table:style-name="ce101" office:value-type="float" office:value="-124.818792196897" calcext:value-type="float">
            <text:p>-124.818792196897</text:p>
          </table:table-cell>
          <table:table-cell table:style-name="ce101" table:formula="of:=([.I69]+[.I70])/2" office:value-type="float" office:value="-123.0239123105" calcext:value-type="float">
            <text:p>-123.0239123105</text:p>
          </table:table-cell>
          <table:table-cell table:style-name="ce101" table:number-columns-repeated="4"/>
          <table:table-cell table:number-columns-repeated="4"/>
          <table:table-cell table:style-name="ce101" table:number-columns-repeated="1007"/>
        </table:table-row>
        <table:table-row table:style-name="ro1">
          <table:table-cell table:style-name="ce24" office:value-type="string" calcext:value-type="string" table:number-columns-spanned="1" table:number-rows-spanned="3">
            <text:p>B2X3</text:p>
          </table:table-cell>
          <table:table-cell table:style-name="ce80" office:value-type="float" office:value="124.241549420867" calcext:value-type="float">
            <text:p>124.241549420867</text:p>
          </table:table-cell>
          <table:table-cell table:style-name="ce80" office:value-type="float" office:value="121.625555555556" calcext:value-type="float">
            <text:p>121.625555555556</text:p>
          </table:table-cell>
          <table:table-cell table:style-name="ce80" table:formula="of:=([.C72]+[.B72])/2" office:value-type="float" office:value="122.933552488212" calcext:value-type="float">
            <text:p>122.933552488212</text:p>
          </table:table-cell>
          <table:table-cell table:style-name="ce80" office:value-type="float" office:value="123.023912311" calcext:value-type="float">
            <text:p>123.02391231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formula="of:=[.I72]+[.J72]" office:value-type="float" office:value="0" calcext:value-type="float">
            <text:p>0</text:p>
          </table:table-cell>
          <table:table-cell table:formula="of:=[.I72]+[.K72]" office:value-type="float" office:value="0" calcext:value-type="float">
            <text:p>0</text:p>
          </table:table-cell>
          <table:table-cell table:formula="of:=[.I72]+[.L72]" office:value-type="float" office:value="0" calcext:value-type="float">
            <text:p>0</text:p>
          </table:table-cell>
          <table:table-cell table:formula="of:=[.I72]+[.M72]" office:value-type="float" office:value="0" calcext:value-type="float">
            <text:p>0</text:p>
          </table:table-cell>
          <table:table-cell table:style-name="ce80" table:formula="of:=[.E72]" office:value-type="float" office:value="123.023912311" calcext:value-type="float">
            <text:p>123.023912311</text:p>
          </table:table-cell>
          <table:table-cell table:style-name="ce80" table:formula="of:=[.R72]" office:value-type="float" office:value="123.023912311" calcext:value-type="float">
            <text:p>123.023912311</text:p>
          </table:table-cell>
          <table:table-cell table:style-name="ce80" table:formula="of:=[.S72]" office:value-type="float" office:value="123.023912311" calcext:value-type="float">
            <text:p>123.023912311</text:p>
          </table:table-cell>
          <table:table-cell table:style-name="ce80" table:formula="of:=[.T72]" office:value-type="float" office:value="123.023912311" calcext:value-type="float">
            <text:p>123.023912311</text:p>
          </table:table-cell>
          <table:table-cell table:style-name="ce80" table:number-columns-repeated="1003"/>
        </table:table-row>
        <table:table-row table:style-name="ro1">
          <table:covered-table-cell table:style-name="ce80"/>
          <table:table-cell table:style-name="ce80" office:value-type="float" office:value="0.890955333333306" calcext:value-type="float">
            <text:p>0.890955333333306</text:p>
          </table:table-cell>
          <table:table-cell table:style-name="ce80" office:value-type="float" office:value="-3.40326086956521" calcext:value-type="float">
            <text:p>-3.40326086956521</text:p>
          </table:table-cell>
          <table:table-cell table:style-name="ce80" table:formula="of:=([.C73]+[.B73])/2" office:value-type="float" office:value="-1.25615276811595" calcext:value-type="float">
            <text:p>-1.25615276811595</text:p>
          </table:table-cell>
          <table:table-cell table:style-name="ce80" office:value-type="float" office:value="-0.0000000000000277555756156" calcext:value-type="float">
            <text:p>-2.77555756156E-14</text:p>
          </table:table-cell>
          <table:table-cell table:style-name="ce80" table:formula="of:=[.B73]-[.B72]" office:value-type="float" office:value="-123.350594087534" calcext:value-type="float">
            <text:p>-123.350594087534</text:p>
          </table:table-cell>
          <table:table-cell table:style-name="ce80" table:formula="of:=[.C73]-[.C72]" office:value-type="float" office:value="-125.028816425121" calcext:value-type="float">
            <text:p>-125.028816425121</text:p>
          </table:table-cell>
          <table:table-cell table:style-name="ce80" table:formula="of:=[.D73]-[.D72]" office:value-type="float" office:value="-124.189705256327" calcext:value-type="float">
            <text:p>-124.189705256327</text:p>
          </table:table-cell>
          <table:table-cell table:style-name="ce80" table:formula="of:=[.E73]-[.E72]" office:value-type="float" office:value="-123.023912311" calcext:value-type="float">
            <text:p>-123.023912311</text:p>
          </table:table-cell>
          <table:table-cell table:style-name="ce80" table:formula="of:=[.F73]-[.F75]" office:value-type="float" office:value="0.574897040695305" calcext:value-type="float">
            <text:p>0.574897040695305</text:p>
          </table:table-cell>
          <table:table-cell table:style-name="ce80" table:formula="of:=[.G73]-[.G75]" office:value-type="float" office:value="0.683276840443781" calcext:value-type="float">
            <text:p>0.683276840443781</text:p>
          </table:table-cell>
          <table:table-cell table:style-name="ce80" table:formula="of:=[.H73]-[.H75]" office:value-type="float" office:value="0.629086940569536" calcext:value-type="float">
            <text:p>0.629086940569536</text:p>
          </table:table-cell>
          <table:table-cell table:style-name="ce80" table:formula="of:=[.I73]-[.I75]" office:value-type="float" office:value="0" calcext:value-type="float">
            <text:p>0</text:p>
          </table:table-cell>
          <table:table-cell table:formula="of:=[.I73]+[.J73]" office:value-type="float" office:value="-122.449015270305" calcext:value-type="float">
            <text:p>-122.449015270305</text:p>
          </table:table-cell>
          <table:table-cell table:formula="of:=[.I73]+[.K73]" office:value-type="float" office:value="-122.340635470556" calcext:value-type="float">
            <text:p>-122.340635470556</text:p>
          </table:table-cell>
          <table:table-cell table:formula="of:=[.I73]+[.L73]" office:value-type="float" office:value="-122.39482537043" calcext:value-type="float">
            <text:p>-122.39482537043</text:p>
          </table:table-cell>
          <table:table-cell table:formula="of:=[.I73]+[.M73]" office:value-type="float" office:value="-123.023912311" calcext:value-type="float">
            <text:p>-123.023912311</text:p>
          </table:table-cell>
          <table:table-cell table:style-name="ce80" table:formula="of:=[.R72]+[.N73]" office:value-type="float" office:value="0.574897040695305" calcext:value-type="float">
            <text:p>0.574897040695305</text:p>
          </table:table-cell>
          <table:table-cell table:style-name="ce80" table:formula="of:=[.S72]+[.O73]" office:value-type="float" office:value="0.683276840443781" calcext:value-type="float">
            <text:p>0.683276840443781</text:p>
          </table:table-cell>
          <table:table-cell table:style-name="ce80" table:formula="of:=[.T72]+[.P73]" office:value-type="float" office:value="0.629086940569536" calcext:value-type="float">
            <text:p>0.629086940569536</text:p>
          </table:table-cell>
          <table:table-cell table:style-name="ce80" table:formula="of:=[.U72]+[.Q73]" office:value-type="float" office:value="0" calcext:value-type="float">
            <text:p>0</text:p>
          </table:table-cell>
          <table:table-cell table:style-name="ce80" table:number-columns-repeated="1003"/>
        </table:table-row>
        <table:table-row table:style-name="ro1">
          <table:covered-table-cell table:style-name="ce80"/>
          <table:table-cell table:style-name="ce80" office:value-type="float" office:value="-123.469092511" calcext:value-type="float">
            <text:p>-123.469092511</text:p>
          </table:table-cell>
          <table:table-cell table:style-name="ce80" office:value-type="float" office:value="-129.859782608696" calcext:value-type="float">
            <text:p>-129.859782608696</text:p>
          </table:table-cell>
          <table:table-cell table:style-name="ce80" table:formula="of:=([.C74]+[.B74])/2" office:value-type="float" office:value="-126.664437559848" calcext:value-type="float">
            <text:p>-126.664437559848</text:p>
          </table:table-cell>
          <table:table-cell table:style-name="ce80" office:value-type="float" office:value="-123.023912311" calcext:value-type="float">
            <text:p>-123.023912311</text:p>
          </table:table-cell>
          <table:table-cell table:style-name="ce80" table:formula="of:=[.B74]-[.B73]" office:value-type="float" office:value="-124.360047844333" calcext:value-type="float">
            <text:p>-124.360047844333</text:p>
          </table:table-cell>
          <table:table-cell table:style-name="ce80" table:formula="of:=[.C74]-[.C73]" office:value-type="float" office:value="-126.456521739131" calcext:value-type="float">
            <text:p>-126.456521739131</text:p>
          </table:table-cell>
          <table:table-cell table:style-name="ce80" table:formula="of:=[.D74]-[.D73]" office:value-type="float" office:value="-125.408284791732" calcext:value-type="float">
            <text:p>-125.408284791732</text:p>
          </table:table-cell>
          <table:table-cell table:style-name="ce80" table:formula="of:=[.E74]-[.E73]" office:value-type="float" office:value="-123.023912311" calcext:value-type="float">
            <text:p>-123.023912311</text:p>
          </table:table-cell>
          <table:table-cell table:style-name="ce80" table:formula="of:=[.F74]-[.F75]" office:value-type="float" office:value="-0.434556716104311" calcext:value-type="float">
            <text:p>-0.434556716104311</text:p>
          </table:table-cell>
          <table:table-cell table:style-name="ce80" table:formula="of:=[.G74]-[.G75]" office:value-type="float" office:value="-0.74442847356579" calcext:value-type="float">
            <text:p>-0.74442847356579</text:p>
          </table:table-cell>
          <table:table-cell table:style-name="ce80" table:formula="of:=[.H74]-[.H75]" office:value-type="float" office:value="-0.589492594835065" calcext:value-type="float">
            <text:p>-0.589492594835065</text:p>
          </table:table-cell>
          <table:table-cell table:style-name="ce80" table:formula="of:=[.I74]-[.I75]" office:value-type="float" office:value="0" calcext:value-type="float">
            <text:p>0</text:p>
          </table:table-cell>
          <table:table-cell table:formula="of:=[.I74]+[.J74]" office:value-type="float" office:value="-123.458469027104" calcext:value-type="float">
            <text:p>-123.458469027104</text:p>
          </table:table-cell>
          <table:table-cell table:formula="of:=[.I74]+[.K74]" office:value-type="float" office:value="-123.768340784566" calcext:value-type="float">
            <text:p>-123.768340784566</text:p>
          </table:table-cell>
          <table:table-cell table:formula="of:=[.I74]+[.L74]" office:value-type="float" office:value="-123.613404905835" calcext:value-type="float">
            <text:p>-123.613404905835</text:p>
          </table:table-cell>
          <table:table-cell table:formula="of:=[.I74]+[.M74]" office:value-type="float" office:value="-123.023912311" calcext:value-type="float">
            <text:p>-123.023912311</text:p>
          </table:table-cell>
          <table:table-cell table:style-name="ce80" table:formula="of:=[.R73]+[.N74]" office:value-type="float" office:value="-122.883571986409" calcext:value-type="float">
            <text:p>-122.883571986409</text:p>
          </table:table-cell>
          <table:table-cell table:style-name="ce80" table:formula="of:=[.S73]+[.O74]" office:value-type="float" office:value="-123.085063944122" calcext:value-type="float">
            <text:p>-123.085063944122</text:p>
          </table:table-cell>
          <table:table-cell table:style-name="ce80" table:formula="of:=[.T73]+[.P74]" office:value-type="float" office:value="-122.984317965266" calcext:value-type="float">
            <text:p>-122.984317965266</text:p>
          </table:table-cell>
          <table:table-cell table:style-name="ce80" table:formula="of:=[.U73]+[.Q74]" office:value-type="float" office:value="-123.023912311" calcext:value-type="float">
            <text:p>-123.023912311</text:p>
          </table:table-cell>
          <table:table-cell table:style-name="ce80" table:number-columns-repeated="1003"/>
        </table:table-row>
        <table:table-row table:style-name="ro1">
          <table:table-cell table:style-name="ce80" table:number-columns-repeated="5"/>
          <table:table-cell table:style-name="ce80" office:value-type="float" office:value="-123.925491128229" calcext:value-type="float">
            <text:p>-123.925491128229</text:p>
          </table:table-cell>
          <table:table-cell table:style-name="ce80" office:value-type="float" office:value="-125.712093265565" calcext:value-type="float">
            <text:p>-125.712093265565</text:p>
          </table:table-cell>
          <table:table-cell table:style-name="ce80" office:value-type="float" office:value="-124.818792196897" calcext:value-type="float">
            <text:p>-124.818792196897</text:p>
          </table:table-cell>
          <table:table-cell table:style-name="ce80" table:formula="of:=([.I73]+[.I74])/2" office:value-type="float" office:value="-123.023912311" calcext:value-type="float">
            <text:p>-123.023912311</text:p>
          </table:table-cell>
          <table:table-cell table:style-name="ce80" table:number-columns-repeated="4"/>
          <table:table-cell table:number-columns-repeated="4"/>
          <table:table-cell table:style-name="ce80" table:number-columns-repeated="1007"/>
        </table:table-row>
        <table:table-row table:style-name="ro1">
          <table:table-cell table:style-name="ce40" office:value-type="string" calcext:value-type="string" table:number-columns-spanned="1" table:number-rows-spanned="3">
            <text:p>B2X4</text:p>
          </table:table-cell>
          <table:table-cell table:style-name="ce104" office:value-type="float" office:value="124.557822434333" calcext:value-type="float">
            <text:p>124.557822434333</text:p>
          </table:table-cell>
          <table:table-cell table:style-name="ce104" office:value-type="float" office:value="120.803260869565" calcext:value-type="float">
            <text:p>120.803260869565</text:p>
          </table:table-cell>
          <table:table-cell table:style-name="ce104" table:formula="of:=([.C76]+[.B76])/2" office:value-type="float" office:value="122.680541651949" calcext:value-type="float">
            <text:p>122.680541651949</text:p>
          </table:table-cell>
          <table:table-cell table:style-name="ce104" office:value-type="float" office:value="123.023912311" calcext:value-type="float">
            <text:p>123.023912311</text:p>
          </table:table-cell>
          <table:table-cell table:number-columns-repeated="8" table:style-name="ce104" office:value-type="float" office:value="0" calcext:value-type="float">
            <text:p>0</text:p>
          </table:table-cell>
          <table:table-cell table:formula="of:=[.I76]+[.J76]" office:value-type="float" office:value="0" calcext:value-type="float">
            <text:p>0</text:p>
          </table:table-cell>
          <table:table-cell table:formula="of:=[.I76]+[.K76]" office:value-type="float" office:value="0" calcext:value-type="float">
            <text:p>0</text:p>
          </table:table-cell>
          <table:table-cell table:formula="of:=[.I76]+[.L76]" office:value-type="float" office:value="0" calcext:value-type="float">
            <text:p>0</text:p>
          </table:table-cell>
          <table:table-cell table:formula="of:=[.I76]+[.M76]" office:value-type="float" office:value="0" calcext:value-type="float">
            <text:p>0</text:p>
          </table:table-cell>
          <table:table-cell table:style-name="ce104" table:formula="of:=[.E76]" office:value-type="float" office:value="123.023912311" calcext:value-type="float">
            <text:p>123.023912311</text:p>
          </table:table-cell>
          <table:table-cell table:style-name="ce104" table:formula="of:=[.R76]" office:value-type="float" office:value="123.023912311" calcext:value-type="float">
            <text:p>123.023912311</text:p>
          </table:table-cell>
          <table:table-cell table:style-name="ce104" table:formula="of:=[.S76]" office:value-type="float" office:value="123.023912311" calcext:value-type="float">
            <text:p>123.023912311</text:p>
          </table:table-cell>
          <table:table-cell table:style-name="ce104" table:formula="of:=[.T76]" office:value-type="float" office:value="123.023912311" calcext:value-type="float">
            <text:p>123.023912311</text:p>
          </table:table-cell>
          <table:table-cell table:style-name="ce104" table:number-columns-repeated="1003"/>
        </table:table-row>
        <table:table-row table:style-name="ro1">
          <table:covered-table-cell table:style-name="ce104"/>
          <table:table-cell table:style-name="ce104" office:value-type="float" office:value="1.5854841" calcext:value-type="float">
            <text:p>1.5854841</text:p>
          </table:table-cell>
          <table:table-cell table:style-name="ce104" office:value-type="float" office:value="-4.06022727272726" calcext:value-type="float">
            <text:p>-4.06022727272726</text:p>
          </table:table-cell>
          <table:table-cell table:style-name="ce104" table:formula="of:=([.C77]+[.B77])/2" office:value-type="float" office:value="-1.23737158636363" calcext:value-type="float">
            <text:p>-1.23737158636363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[.B77]-[.B76]" office:value-type="float" office:value="-122.972338334333" calcext:value-type="float">
            <text:p>-122.972338334333</text:p>
          </table:table-cell>
          <table:table-cell table:style-name="ce104" table:formula="of:=[.C77]-[.C76]" office:value-type="float" office:value="-124.863488142292" calcext:value-type="float">
            <text:p>-124.863488142292</text:p>
          </table:table-cell>
          <table:table-cell table:style-name="ce104" table:formula="of:=[.D77]-[.D76]" office:value-type="float" office:value="-123.917913238313" calcext:value-type="float">
            <text:p>-123.917913238313</text:p>
          </table:table-cell>
          <table:table-cell table:style-name="ce104" table:formula="of:=[.E77]-[.E76]" office:value-type="float" office:value="-123.023912311" calcext:value-type="float">
            <text:p>-123.023912311</text:p>
          </table:table-cell>
          <table:table-cell table:style-name="ce104" table:formula="of:=[.F77]-[.F79]" office:value-type="float" office:value="0.953152793895995" calcext:value-type="float">
            <text:p>0.953152793895995</text:p>
          </table:table-cell>
          <table:table-cell table:style-name="ce104" table:formula="of:=[.G77]-[.G79]" office:value-type="float" office:value="0.848605123272748" calcext:value-type="float">
            <text:p>0.848605123272748</text:p>
          </table:table-cell>
          <table:table-cell table:style-name="ce104" table:formula="of:=[.H77]-[.H79]" office:value-type="float" office:value="0.900878958584357" calcext:value-type="float">
            <text:p>0.900878958584357</text:p>
          </table:table-cell>
          <table:table-cell table:style-name="ce104" table:formula="of:=[.I77]-[.I79]" office:value-type="float" office:value="-0.000000000499994712299667" calcext:value-type="float">
            <text:p>-4.99994712299667E-10</text:p>
          </table:table-cell>
          <table:table-cell table:formula="of:=[.I77]+[.J77]" office:value-type="float" office:value="-122.070759517104" calcext:value-type="float">
            <text:p>-122.070759517104</text:p>
          </table:table-cell>
          <table:table-cell table:formula="of:=[.I77]+[.K77]" office:value-type="float" office:value="-122.175307187727" calcext:value-type="float">
            <text:p>-122.175307187727</text:p>
          </table:table-cell>
          <table:table-cell table:formula="of:=[.I77]+[.L77]" office:value-type="float" office:value="-122.123033352416" calcext:value-type="float">
            <text:p>-122.123033352416</text:p>
          </table:table-cell>
          <table:table-cell table:formula="of:=[.I77]+[.M77]" office:value-type="float" office:value="-123.0239123115" calcext:value-type="float">
            <text:p>-123.0239123115</text:p>
          </table:table-cell>
          <table:table-cell table:style-name="ce104" table:formula="of:=[.R76]+[.N77]" office:value-type="float" office:value="0.953152793895995" calcext:value-type="float">
            <text:p>0.953152793895995</text:p>
          </table:table-cell>
          <table:table-cell table:style-name="ce104" table:formula="of:=[.S76]+[.O77]" office:value-type="float" office:value="0.848605123272748" calcext:value-type="float">
            <text:p>0.848605123272748</text:p>
          </table:table-cell>
          <table:table-cell table:style-name="ce104" table:formula="of:=[.T76]+[.P77]" office:value-type="float" office:value="0.900878958584357" calcext:value-type="float">
            <text:p>0.900878958584357</text:p>
          </table:table-cell>
          <table:table-cell table:style-name="ce104" table:formula="of:=[.U76]+[.Q77]" office:value-type="float" office:value="-0.000000000499994712299667" calcext:value-type="float">
            <text:p>-4.99994712299667E-10</text:p>
          </table:table-cell>
          <table:table-cell table:style-name="ce104" table:number-columns-repeated="1003"/>
        </table:table-row>
        <table:table-row table:style-name="ro1">
          <table:covered-table-cell table:style-name="ce104"/>
          <table:table-cell table:style-name="ce104" office:value-type="float" office:value="-122.534044143333" calcext:value-type="float">
            <text:p>-122.534044143333</text:p>
          </table:table-cell>
          <table:table-cell table:style-name="ce104" office:value-type="float" office:value="-130.203260869565" calcext:value-type="float">
            <text:p>-130.203260869565</text:p>
          </table:table-cell>
          <table:table-cell table:style-name="ce104" table:formula="of:=([.C78]+[.B78])/2" office:value-type="float" office:value="-126.368652506449" calcext:value-type="float">
            <text:p>-126.368652506449</text:p>
          </table:table-cell>
          <table:table-cell table:style-name="ce104" office:value-type="float" office:value="-123.02391231" calcext:value-type="float">
            <text:p>-123.02391231</text:p>
          </table:table-cell>
          <table:table-cell table:style-name="ce104" table:formula="of:=[.B78]-[.B77]" office:value-type="float" office:value="-124.119528243333" calcext:value-type="float">
            <text:p>-124.119528243333</text:p>
          </table:table-cell>
          <table:table-cell table:style-name="ce104" table:formula="of:=[.C78]-[.C77]" office:value-type="float" office:value="-126.143033596838" calcext:value-type="float">
            <text:p>-126.143033596838</text:p>
          </table:table-cell>
          <table:table-cell table:style-name="ce104" table:formula="of:=[.D78]-[.D77]" office:value-type="float" office:value="-125.131280920085" calcext:value-type="float">
            <text:p>-125.131280920085</text:p>
          </table:table-cell>
          <table:table-cell table:style-name="ce104" table:formula="of:=[.E78]-[.E77]" office:value-type="float" office:value="-123.02391231" calcext:value-type="float">
            <text:p>-123.02391231</text:p>
          </table:table-cell>
          <table:table-cell table:style-name="ce104" table:formula="of:=[.F78]-[.F79]" office:value-type="float" office:value="-0.19403711510401" calcext:value-type="float">
            <text:p>-0.19403711510401</text:p>
          </table:table-cell>
          <table:table-cell table:style-name="ce104" table:formula="of:=[.G78]-[.G79]" office:value-type="float" office:value="-0.430940331272751" calcext:value-type="float">
            <text:p>-0.430940331272751</text:p>
          </table:table-cell>
          <table:table-cell table:style-name="ce104" table:formula="of:=[.H78]-[.H79]" office:value-type="float" office:value="-0.31248872318838" calcext:value-type="float">
            <text:p>-0.31248872318838</text:p>
          </table:table-cell>
          <table:table-cell table:style-name="ce104" table:formula="of:=[.I78]-[.I79]" office:value-type="float" office:value="0.000000000500008923154383" calcext:value-type="float">
            <text:p>5.00008923154383E-10</text:p>
          </table:table-cell>
          <table:table-cell table:formula="of:=[.I78]+[.J78]" office:value-type="float" office:value="-123.217949425104" calcext:value-type="float">
            <text:p>-123.217949425104</text:p>
          </table:table-cell>
          <table:table-cell table:formula="of:=[.I78]+[.K78]" office:value-type="float" office:value="-123.454852641273" calcext:value-type="float">
            <text:p>-123.454852641273</text:p>
          </table:table-cell>
          <table:table-cell table:formula="of:=[.I78]+[.L78]" office:value-type="float" office:value="-123.336401033188" calcext:value-type="float">
            <text:p>-123.336401033188</text:p>
          </table:table-cell>
          <table:table-cell table:formula="of:=[.I78]+[.M78]" office:value-type="float" office:value="-123.0239123095" calcext:value-type="float">
            <text:p>-123.0239123095</text:p>
          </table:table-cell>
          <table:table-cell table:style-name="ce104" table:formula="of:=[.R77]+[.N78]" office:value-type="float" office:value="-122.264796631208" calcext:value-type="float">
            <text:p>-122.264796631208</text:p>
          </table:table-cell>
          <table:table-cell table:style-name="ce104" table:formula="of:=[.S77]+[.O78]" office:value-type="float" office:value="-122.606247518" calcext:value-type="float">
            <text:p>-122.606247518</text:p>
          </table:table-cell>
          <table:table-cell table:style-name="ce104" table:formula="of:=[.T77]+[.P78]" office:value-type="float" office:value="-122.435522074604" calcext:value-type="float">
            <text:p>-122.435522074604</text:p>
          </table:table-cell>
          <table:table-cell table:style-name="ce104" table:formula="of:=[.U77]+[.Q78]" office:value-type="float" office:value="-123.02391231" calcext:value-type="float">
            <text:p>-123.02391231</text:p>
          </table:table-cell>
          <table:table-cell table:style-name="ce104" table:number-columns-repeated="1003"/>
        </table:table-row>
        <table:table-row table:style-name="ro1">
          <table:table-cell table:style-name="ce104" table:number-columns-repeated="5"/>
          <table:table-cell table:style-name="ce104" office:value-type="float" office:value="-123.925491128229" calcext:value-type="float">
            <text:p>-123.925491128229</text:p>
          </table:table-cell>
          <table:table-cell table:style-name="ce104" office:value-type="float" office:value="-125.712093265565" calcext:value-type="float">
            <text:p>-125.712093265565</text:p>
          </table:table-cell>
          <table:table-cell table:style-name="ce104" office:value-type="float" office:value="-124.818792196897" calcext:value-type="float">
            <text:p>-124.818792196897</text:p>
          </table:table-cell>
          <table:table-cell table:style-name="ce104" table:formula="of:=([.I77]+[.I78])/2" office:value-type="float" office:value="-123.0239123105" calcext:value-type="float">
            <text:p>-123.0239123105</text:p>
          </table:table-cell>
          <table:table-cell table:style-name="ce104" table:number-columns-repeated="4"/>
          <table:table-cell table:number-columns-repeated="4"/>
          <table:table-cell table:style-name="ce104" table:number-columns-repeated="1007"/>
        </table:table-row>
        <table:table-row table:style-name="ro1">
          <table:table-cell table:style-name="ce42" office:value-type="string" calcext:value-type="string" table:number-columns-spanned="1" table:number-rows-spanned="3">
            <text:p>B2X5</text:p>
          </table:table-cell>
          <table:table-cell table:style-name="ce107" office:value-type="float" office:value="124.8093192" calcext:value-type="float">
            <text:p>124.8093192</text:p>
          </table:table-cell>
          <table:table-cell table:style-name="ce107" office:value-type="float" office:value="119.704545454545" calcext:value-type="float">
            <text:p>119.704545454545</text:p>
          </table:table-cell>
          <table:table-cell table:style-name="ce107" table:formula="of:=([.C80]+[.B80])/2" office:value-type="float" office:value="122.256932327273" calcext:value-type="float">
            <text:p>122.256932327273</text:p>
          </table:table-cell>
          <table:table-cell table:style-name="ce107" office:value-type="float" office:value="123.02391231" calcext:value-type="float">
            <text:p>123.02391231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formula="of:=[.I80]+[.J80]" office:value-type="float" office:value="0" calcext:value-type="float">
            <text:p>0</text:p>
          </table:table-cell>
          <table:table-cell table:formula="of:=[.I80]+[.K80]" office:value-type="float" office:value="0" calcext:value-type="float">
            <text:p>0</text:p>
          </table:table-cell>
          <table:table-cell table:formula="of:=[.I80]+[.L80]" office:value-type="float" office:value="0" calcext:value-type="float">
            <text:p>0</text:p>
          </table:table-cell>
          <table:table-cell table:formula="of:=[.I80]+[.M80]" office:value-type="float" office:value="0" calcext:value-type="float">
            <text:p>0</text:p>
          </table:table-cell>
          <table:table-cell table:style-name="ce107" table:formula="of:=[.E80]" office:value-type="float" office:value="123.02391231" calcext:value-type="float">
            <text:p>123.02391231</text:p>
          </table:table-cell>
          <table:table-cell table:style-name="ce107" table:formula="of:=[.R80]" office:value-type="float" office:value="123.02391231" calcext:value-type="float">
            <text:p>123.02391231</text:p>
          </table:table-cell>
          <table:table-cell table:style-name="ce107" table:formula="of:=[.S80]" office:value-type="float" office:value="123.02391231" calcext:value-type="float">
            <text:p>123.02391231</text:p>
          </table:table-cell>
          <table:table-cell table:style-name="ce107" table:formula="of:=[.T80]" office:value-type="float" office:value="123.02391231" calcext:value-type="float">
            <text:p>123.02391231</text:p>
          </table:table-cell>
          <table:table-cell table:style-name="ce107" table:number-columns-repeated="1003"/>
        </table:table-row>
        <table:table-row table:style-name="ro1">
          <table:covered-table-cell table:style-name="ce107"/>
          <table:table-cell table:style-name="ce107" office:value-type="float" office:value="1.27429093333333" calcext:value-type="float">
            <text:p>1.27429093333333</text:p>
          </table:table-cell>
          <table:table-cell table:style-name="ce107" office:value-type="float" office:value="-5.4195652173913" calcext:value-type="float">
            <text:p>-5.4195652173913</text:p>
          </table:table-cell>
          <table:table-cell table:style-name="ce107" table:formula="of:=([.C81]+[.B81])/2" office:value-type="float" office:value="-2.07263714202899" calcext:value-type="float">
            <text:p>-2.07263714202899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[.B81]-[.B80]" office:value-type="float" office:value="-123.535028266667" calcext:value-type="float">
            <text:p>-123.535028266667</text:p>
          </table:table-cell>
          <table:table-cell table:style-name="ce107" table:formula="of:=[.C81]-[.C80]" office:value-type="float" office:value="-125.124110671936" calcext:value-type="float">
            <text:p>-125.124110671936</text:p>
          </table:table-cell>
          <table:table-cell table:style-name="ce107" table:formula="of:=[.D81]-[.D80]" office:value-type="float" office:value="-124.329569469301" calcext:value-type="float">
            <text:p>-124.329569469301</text:p>
          </table:table-cell>
          <table:table-cell table:style-name="ce107" table:formula="of:=[.E81]-[.E80]" office:value-type="float" office:value="-123.02391231" calcext:value-type="float">
            <text:p>-123.02391231</text:p>
          </table:table-cell>
          <table:table-cell table:style-name="ce107" table:formula="of:=[.F81]-[.F83]" office:value-type="float" office:value="0.390462861562327" calcext:value-type="float">
            <text:p>0.390462861562327</text:p>
          </table:table-cell>
          <table:table-cell table:style-name="ce107" table:formula="of:=[.G81]-[.G83]" office:value-type="float" office:value="0.587982593628709" calcext:value-type="float">
            <text:p>0.587982593628709</text:p>
          </table:table-cell>
          <table:table-cell table:style-name="ce107" table:formula="of:=[.H81]-[.H83]" office:value-type="float" office:value="0.489222727595518" calcext:value-type="float">
            <text:p>0.489222727595518</text:p>
          </table:table-cell>
          <table:table-cell table:style-name="ce107" table:formula="of:=[.I81]-[.I83]" office:value-type="float" office:value="-0.00000744999999824358" calcext:value-type="float">
            <text:p>-7.44999999824358E-06</text:p>
          </table:table-cell>
          <table:table-cell table:formula="of:=[.I81]+[.J81]" office:value-type="float" office:value="-122.633449448438" calcext:value-type="float">
            <text:p>-122.633449448438</text:p>
          </table:table-cell>
          <table:table-cell table:formula="of:=[.I81]+[.K81]" office:value-type="float" office:value="-122.435929716371" calcext:value-type="float">
            <text:p>-122.435929716371</text:p>
          </table:table-cell>
          <table:table-cell table:formula="of:=[.I81]+[.L81]" office:value-type="float" office:value="-122.534689582404" calcext:value-type="float">
            <text:p>-122.534689582404</text:p>
          </table:table-cell>
          <table:table-cell table:formula="of:=[.I81]+[.M81]" office:value-type="float" office:value="-123.02391976" calcext:value-type="float">
            <text:p>-123.02391976</text:p>
          </table:table-cell>
          <table:table-cell table:style-name="ce107" table:formula="of:=[.R80]+[.N81]" office:value-type="float" office:value="0.390462861562327" calcext:value-type="float">
            <text:p>0.390462861562327</text:p>
          </table:table-cell>
          <table:table-cell table:style-name="ce107" table:formula="of:=[.S80]+[.O81]" office:value-type="float" office:value="0.587982593628709" calcext:value-type="float">
            <text:p>0.587982593628709</text:p>
          </table:table-cell>
          <table:table-cell table:style-name="ce107" table:formula="of:=[.T80]+[.P81]" office:value-type="float" office:value="0.489222727595518" calcext:value-type="float">
            <text:p>0.489222727595518</text:p>
          </table:table-cell>
          <table:table-cell table:style-name="ce107" table:formula="of:=[.U80]+[.Q81]" office:value-type="float" office:value="-0.00000744999999824358" calcext:value-type="float">
            <text:p>-7.44999999824358E-06</text:p>
          </table:table-cell>
          <table:table-cell table:style-name="ce107" table:number-columns-repeated="1003"/>
        </table:table-row>
        <table:table-row table:style-name="ro1">
          <table:covered-table-cell table:style-name="ce107"/>
          <table:table-cell table:style-name="ce107" office:value-type="float" office:value="-125.387443243333" calcext:value-type="float">
            <text:p>-125.387443243333</text:p>
          </table:table-cell>
          <table:table-cell table:style-name="ce107" office:value-type="float" office:value="-133.563333333333" calcext:value-type="float">
            <text:p>-133.563333333333</text:p>
          </table:table-cell>
          <table:table-cell table:style-name="ce107" table:formula="of:=([.C82]+[.B82])/2" office:value-type="float" office:value="-129.475388288333" calcext:value-type="float">
            <text:p>-129.475388288333</text:p>
          </table:table-cell>
          <table:table-cell table:style-name="ce107" office:value-type="float" office:value="-123.02389741" calcext:value-type="float">
            <text:p>-123.02389741</text:p>
          </table:table-cell>
          <table:table-cell table:style-name="ce107" table:formula="of:=[.B82]-[.B81]" office:value-type="float" office:value="-126.661734176666" calcext:value-type="float">
            <text:p>-126.661734176666</text:p>
          </table:table-cell>
          <table:table-cell table:style-name="ce107" table:formula="of:=[.C82]-[.C81]" office:value-type="float" office:value="-128.143768115942" calcext:value-type="float">
            <text:p>-128.143768115942</text:p>
          </table:table-cell>
          <table:table-cell table:style-name="ce107" table:formula="of:=[.D82]-[.D81]" office:value-type="float" office:value="-127.402751146304" calcext:value-type="float">
            <text:p>-127.402751146304</text:p>
          </table:table-cell>
          <table:table-cell table:style-name="ce107" table:formula="of:=[.E82]-[.E81]" office:value-type="float" office:value="-123.02389741" calcext:value-type="float">
            <text:p>-123.02389741</text:p>
          </table:table-cell>
          <table:table-cell table:style-name="ce107" table:formula="of:=[.F82]-[.F83]" office:value-type="float" office:value="-2.73624304843733" calcext:value-type="float">
            <text:p>-2.73624304843733</text:p>
          </table:table-cell>
          <table:table-cell table:style-name="ce107" table:formula="of:=[.G82]-[.G83]" office:value-type="float" office:value="-2.43167485037669" calcext:value-type="float">
            <text:p>-2.43167485037669</text:p>
          </table:table-cell>
          <table:table-cell table:style-name="ce107" table:formula="of:=[.H82]-[.H83]" office:value-type="float" office:value="-2.58395894940702" calcext:value-type="float">
            <text:p>-2.58395894940702</text:p>
          </table:table-cell>
          <table:table-cell table:style-name="ce107" table:formula="of:=[.I82]-[.I83]" office:value-type="float" office:value="0.00000744999999824358" calcext:value-type="float">
            <text:p>7.44999999824358E-06</text:p>
          </table:table-cell>
          <table:table-cell table:formula="of:=[.I82]+[.J82]" office:value-type="float" office:value="-125.760140458437" calcext:value-type="float">
            <text:p>-125.760140458437</text:p>
          </table:table-cell>
          <table:table-cell table:formula="of:=[.I82]+[.K82]" office:value-type="float" office:value="-125.455572260377" calcext:value-type="float">
            <text:p>-125.455572260377</text:p>
          </table:table-cell>
          <table:table-cell table:formula="of:=[.I82]+[.L82]" office:value-type="float" office:value="-125.607856359407" calcext:value-type="float">
            <text:p>-125.607856359407</text:p>
          </table:table-cell>
          <table:table-cell table:formula="of:=[.I82]+[.M82]" office:value-type="float" office:value="-123.02388996" calcext:value-type="float">
            <text:p>-123.02388996</text:p>
          </table:table-cell>
          <table:table-cell table:style-name="ce107" table:formula="of:=[.R81]+[.N82]" office:value-type="float" office:value="-125.369677596875" calcext:value-type="float">
            <text:p>-125.369677596875</text:p>
          </table:table-cell>
          <table:table-cell table:style-name="ce107" table:formula="of:=[.S81]+[.O82]" office:value-type="float" office:value="-124.867589666748" calcext:value-type="float">
            <text:p>-124.867589666748</text:p>
          </table:table-cell>
          <table:table-cell table:style-name="ce107" table:formula="of:=[.T81]+[.P82]" office:value-type="float" office:value="-125.118633631812" calcext:value-type="float">
            <text:p>-125.118633631812</text:p>
          </table:table-cell>
          <table:table-cell table:style-name="ce107" table:formula="of:=[.U81]+[.Q82]" office:value-type="float" office:value="-123.02389741" calcext:value-type="float">
            <text:p>-123.02389741</text:p>
          </table:table-cell>
          <table:table-cell table:style-name="ce107" table:number-columns-repeated="1003"/>
        </table:table-row>
        <table:table-row table:style-name="ro1">
          <table:table-cell table:style-name="ce107" table:number-columns-repeated="5"/>
          <table:table-cell table:style-name="ce107" office:value-type="float" office:value="-123.925491128229" calcext:value-type="float">
            <text:p>-123.925491128229</text:p>
          </table:table-cell>
          <table:table-cell table:style-name="ce107" office:value-type="float" office:value="-125.712093265565" calcext:value-type="float">
            <text:p>-125.712093265565</text:p>
          </table:table-cell>
          <table:table-cell table:style-name="ce107" office:value-type="float" office:value="-124.818792196897" calcext:value-type="float">
            <text:p>-124.818792196897</text:p>
          </table:table-cell>
          <table:table-cell table:style-name="ce107" table:formula="of:=([.I81]+[.I82])/2" office:value-type="float" office:value="-123.02390486" calcext:value-type="float">
            <text:p>-123.02390486</text:p>
          </table:table-cell>
          <table:table-cell table:style-name="ce107" table:number-columns-repeated="4"/>
          <table:table-cell table:number-columns-repeated="4"/>
          <table:table-cell table:style-name="ce107" table:number-columns-repeated="1007"/>
        </table:table-row>
      </table:table>
      <table:table table:name="step2_using_av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4" table:default-cell-style-name="ce8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5]+[.C5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table:formula="of:=[.I5]+[.M5]"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6]+[.C6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6]-[.B5]" office:value-type="float" office:value="122.063883653167" calcext:value-type="float">
            <text:p>122.063883653167</text:p>
          </table:table-cell>
          <table:table-cell table:style-name="Default" table:formula="of:=[.C6]-[.C5]" office:value-type="float" office:value="121.404150197628" calcext:value-type="float">
            <text:p>121.404150197628</text:p>
          </table:table-cell>
          <table:table-cell table:style-name="Default" table:formula="of:=[.D6]-[.D5]" office:value-type="float" office:value="121.734016925398" calcext:value-type="float">
            <text:p>121.734016925398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6]-[.$F$10]" office:value-type="float" office:value="-0.446887309726009" calcext:value-type="float">
            <text:p>-0.446887309726009</text:p>
          </table:table-cell>
          <table:table-cell table:formula="of:=[.G6]-[.$G$10]" office:value-type="float" office:value="-0.766366235202" calcext:value-type="float">
            <text:p>-0.766366235202</text:p>
          </table:table-cell>
          <table:table-cell table:formula="of:=[.H6]-[.$H$10]" office:value-type="float" office:value="-0.606626772464011" calcext:value-type="float">
            <text:p>-0.606626772464011</text:p>
          </table:table-cell>
          <table:table-cell table:formula="of:=[.I6]-[.$I$10]" office:value-type="float" office:value="-0.000000000499994712299667" calcext:value-type="float">
            <text:p>-4.99994712299667E-10</text:p>
          </table:table-cell>
          <table:table-cell table:formula="of:=[.I6]+[.J6]" office:value-type="float" office:value="122.577025000274" calcext:value-type="float">
            <text:p>122.577025000274</text:p>
          </table:table-cell>
          <table:table-cell table:formula="of:=[.I6]+[.K6]" office:value-type="float" office:value="122.257546074798" calcext:value-type="float">
            <text:p>122.257546074798</text:p>
          </table:table-cell>
          <table:table-cell table:formula="of:=[.I6]+[.L6]" office:value-type="float" office:value="122.417285537536" calcext:value-type="float">
            <text:p>122.417285537536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470799620726" calcext:value-type="float">
            <text:p>-123.470799620726</text:p>
          </table:table-cell>
          <table:table-cell table:formula="of:=[.T5]+[.O6]" office:value-type="float" office:value="-123.790278546202" calcext:value-type="float">
            <text:p>-123.790278546202</text:p>
          </table:table-cell>
          <table:table-cell table:formula="of:=[.U5]+[.P6]" office:value-type="float" office:value="-123.630539083464" calcext:value-type="float">
            <text:p>-123.630539083464</text:p>
          </table:table-cell>
          <table:table-cell table:formula="of:=[.V5]+[.Q6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7]+[.C7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style-name="Default" table:formula="of:=[.B7]-[.B6]" office:value-type="float" office:value="122.0627873245" calcext:value-type="float">
            <text:p>122.0627873245</text:p>
          </table:table-cell>
          <table:table-cell table:style-name="Default" table:formula="of:=[.C7]-[.C6]" office:value-type="float" office:value="122.451704545455" calcext:value-type="float">
            <text:p>122.451704545455</text:p>
          </table:table-cell>
          <table:table-cell table:style-name="Default" table:formula="of:=[.D7]-[.D6]" office:value-type="float" office:value="122.257245934977" calcext:value-type="float">
            <text:p>122.257245934977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7]-[.$F$10]" office:value-type="float" office:value="-0.447983638393012" calcext:value-type="float">
            <text:p>-0.447983638393012</text:p>
          </table:table-cell>
          <table:table-cell table:formula="of:=[.G7]-[.$G$10]" office:value-type="float" office:value="0.281188112625003" calcext:value-type="float">
            <text:p>0.281188112625003</text:p>
          </table:table-cell>
          <table:table-cell table:formula="of:=[.H7]-[.$H$10]" office:value-type="float" office:value="-0.0833977628850136" calcext:value-type="float">
            <text:p>-0.083397762885014</text:p>
          </table:table-cell>
          <table:table-cell table:formula="of:=[.I7]-[.$I$10]" office:value-type="float" office:value="0.000000000500008923154383" calcext:value-type="float">
            <text:p>5.00008923154383E-10</text:p>
          </table:table-cell>
          <table:table-cell table:formula="of:=[.I7]+[.J7]" office:value-type="float" office:value="122.575928672607" calcext:value-type="float">
            <text:p>122.575928672607</text:p>
          </table:table-cell>
          <table:table-cell table:formula="of:=[.I7]+[.K7]" office:value-type="float" office:value="123.305100423625" calcext:value-type="float">
            <text:p>123.305100423625</text:p>
          </table:table-cell>
          <table:table-cell table:formula="of:=[.I7]+[.L7]" office:value-type="float" office:value="122.940514548115" calcext:value-type="float">
            <text:p>122.940514548115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0.894870948119007" calcext:value-type="float">
            <text:p>-0.894870948119007</text:p>
          </table:table-cell>
          <table:table-cell table:formula="of:=[.T6]+[.O7]" office:value-type="float" office:value="-0.485178122576983" calcext:value-type="float">
            <text:p>-0.485178122576983</text:p>
          </table:table-cell>
          <table:table-cell table:formula="of:=[.U6]+[.P7]" office:value-type="float" office:value="-0.690024535349011" calcext:value-type="float">
            <text:p>-0.690024535349011</text:p>
          </table:table-cell>
          <table:table-cell table:formula="of:=[.V6]+[.Q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8]+[.C8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405088526208" calcext:value-type="float">
            <text:p>122.405088526208</text:p>
          </table:table-cell>
          <table:table-cell table:style-name="Default" table:formula="of:=[.C8]-[.C7]" office:value-type="float" office:value="122.608160058027" calcext:value-type="float">
            <text:p>122.608160058027</text:p>
          </table:table-cell>
          <table:table-cell table:style-name="Default" table:formula="of:=[.D8]-[.D7]" office:value-type="float" office:value="122.506624292118" calcext:value-type="float">
            <text:p>122.506624292118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-0.105682436685001" calcext:value-type="float">
            <text:p>-0.105682436685001</text:p>
          </table:table-cell>
          <table:table-cell table:formula="of:=[.G8]-[.$G$10]" office:value-type="float" office:value="0.437643625196998" calcext:value-type="float">
            <text:p>0.437643625196998</text:p>
          </table:table-cell>
          <table:table-cell table:formula="of:=[.H8]-[.$H$10]" office:value-type="float" office:value="0.165980594255998" calcext:value-type="float">
            <text:p>0.165980594255998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2.918229874315" calcext:value-type="float">
            <text:p>122.918229874315</text:p>
          </table:table-cell>
          <table:table-cell table:formula="of:=[.I8]+[.K8]" office:value-type="float" office:value="123.461555936197" calcext:value-type="float">
            <text:p>123.461555936197</text:p>
          </table:table-cell>
          <table:table-cell table:formula="of:=[.I8]+[.L8]" office:value-type="float" office:value="123.189892905256" calcext:value-type="float">
            <text:p>123.189892905256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023358926196" calcext:value-type="float">
            <text:p>122.023358926196</text:p>
          </table:table-cell>
          <table:table-cell table:formula="of:=[.T7]+[.O8]" office:value-type="float" office:value="122.97637781362" calcext:value-type="float">
            <text:p>122.97637781362</text:p>
          </table:table-cell>
          <table:table-cell table:formula="of:=[.U7]+[.P8]" office:value-type="float" office:value="122.499868369907" calcext:value-type="float">
            <text:p>122.499868369907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9]+[.C9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2.901570246458" calcext:value-type="float">
            <text:p>122.901570246458</text:p>
          </table:table-cell>
          <table:table-cell table:style-name="Default" table:formula="of:=[.C9]-[.C8]" office:value-type="float" office:value="122.595767807585" calcext:value-type="float">
            <text:p>122.595767807585</text:p>
          </table:table-cell>
          <table:table-cell table:style-name="Default" table:formula="of:=[.D9]-[.D8]" office:value-type="float" office:value="122.748669027021" calcext:value-type="float">
            <text:p>122.748669027021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390799283564988" calcext:value-type="float">
            <text:p>0.390799283564988</text:p>
          </table:table-cell>
          <table:table-cell table:formula="of:=[.G9]-[.$G$10]" office:value-type="float" office:value="0.425251374755007" calcext:value-type="float">
            <text:p>0.425251374755007</text:p>
          </table:table-cell>
          <table:table-cell table:formula="of:=[.H9]-[.$H$10]" office:value-type="float" office:value="0.408025329158988" calcext:value-type="float">
            <text:p>0.408025329158988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414711593565" calcext:value-type="float">
            <text:p>123.414711593565</text:p>
          </table:table-cell>
          <table:table-cell table:formula="of:=[.I9]+[.K9]" office:value-type="float" office:value="123.449163684755" calcext:value-type="float">
            <text:p>123.449163684755</text:p>
          </table:table-cell>
          <table:table-cell table:formula="of:=[.I9]+[.L9]" office:value-type="float" office:value="123.431937639159" calcext:value-type="float">
            <text:p>123.431937639159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5.438070519761" calcext:value-type="float">
            <text:p>245.438070519761</text:p>
          </table:table-cell>
          <table:table-cell table:formula="of:=[.T8]+[.O9]" office:value-type="float" office:value="246.425541498375" calcext:value-type="float">
            <text:p>246.425541498375</text:p>
          </table:table-cell>
          <table:table-cell table:formula="of:=[.U8]+[.P9]" office:value-type="float" office:value="245.931806009066" calcext:value-type="float">
            <text:p>245.931806009066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122.510770962893" calcext:value-type="float">
            <text:p>122.510770962893</text:p>
          </table:table-cell>
          <table:table-cell table:style-name="ce7" office:value-type="float" office:value="122.17051643283" calcext:value-type="float">
            <text:p>122.17051643283</text:p>
          </table:table-cell>
          <table:table-cell table:style-name="ce7" table:formula="of:=([.F10]+[.G10])/2" office:value-type="float" office:value="122.340643697862" calcext:value-type="float">
            <text:p>122.340643697862</text:p>
          </table:table-cell>
          <table:table-cell table:style-name="ce7" table:formula="of:=AVERAGE([.I6:.I9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13]+[.C13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14]+[.C14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14]-[.B13]" office:value-type="float" office:value="123.101036681041" calcext:value-type="float">
            <text:p>123.101036681041</text:p>
          </table:table-cell>
          <table:table-cell table:formula="of:=[.C14]-[.C13]" office:value-type="float" office:value="122.05042311412" calcext:value-type="float">
            <text:p>122.05042311412</text:p>
          </table:table-cell>
          <table:table-cell table:formula="of:=[.D14]-[.D13]" office:value-type="float" office:value="122.575729897581" calcext:value-type="float">
            <text:p>122.575729897581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formula="of:=[.F14]-[.$F$18]" office:value-type="float" office:value="0.590265718147975" calcext:value-type="float">
            <text:p>0.590265718147975</text:p>
          </table:table-cell>
          <table:table-cell table:formula="of:=[.G14]-[.$G$18]" office:value-type="float" office:value="-0.120093318709991" calcext:value-type="float">
            <text:p>-0.120093318709991</text:p>
          </table:table-cell>
          <table:table-cell table:formula="of:=[.H14]-[.$H$18]" office:value-type="float" office:value="0.235086199719518" calcext:value-type="float">
            <text:p>0.235086199719518</text:p>
          </table:table-cell>
          <table:table-cell table:formula="of:=[.I14]-[.$I$18]" office:value-type="float" office:value="-0.000000000500008923154383" calcext:value-type="float">
            <text:p>-5.00008923154383E-10</text:p>
          </table:table-cell>
          <table:table-cell table:formula="of:=[.I14]+[.J14]" office:value-type="float" office:value="123.614178028148" calcext:value-type="float">
            <text:p>123.614178028148</text:p>
          </table:table-cell>
          <table:table-cell table:formula="of:=[.I14]+[.K14]" office:value-type="float" office:value="122.90381899129" calcext:value-type="float">
            <text:p>122.90381899129</text:p>
          </table:table-cell>
          <table:table-cell table:formula="of:=[.I14]+[.L14]" office:value-type="float" office:value="123.25899850972" calcext:value-type="float">
            <text:p>123.25899850972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2.433646592852" calcext:value-type="float">
            <text:p>-122.433646592852</text:p>
          </table:table-cell>
          <table:table-cell table:formula="of:=[.T13]+[.O14]" office:value-type="float" office:value="-123.14400562971" calcext:value-type="float">
            <text:p>-123.14400562971</text:p>
          </table:table-cell>
          <table:table-cell table:formula="of:=[.U13]+[.P14]" office:value-type="float" office:value="-122.78882611128" calcext:value-type="float">
            <text:p>-122.78882611128</text:p>
          </table:table-cell>
          <table:table-cell table:formula="of:=[.V13]+[.Q14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15]+[.C15])/2" office:value-type="float" office:value="-0.580239471726175" calcext:value-type="float">
            <text:p>-0.580239471726175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2.684420647548" calcext:value-type="float">
            <text:p>122.684420647548</text:p>
          </table:table-cell>
          <table:table-cell table:formula="of:=[.C15]-[.C14]" office:value-type="float" office:value="121.965037878787" calcext:value-type="float">
            <text:p>121.965037878787</text:p>
          </table:table-cell>
          <table:table-cell table:formula="of:=[.D15]-[.D14]" office:value-type="float" office:value="122.324729263168" calcext:value-type="float">
            <text:p>122.324729263168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formula="of:=[.F15]-[.$F$18]" office:value-type="float" office:value="0.173649684655302" calcext:value-type="float">
            <text:p>0.173649684655302</text:p>
          </table:table-cell>
          <table:table-cell table:formula="of:=[.G15]-[.$G$18]" office:value-type="float" office:value="-0.205478554042642" calcext:value-type="float">
            <text:p>-0.205478554042642</text:p>
          </table:table-cell>
          <table:table-cell table:formula="of:=[.H15]-[.$H$18]" office:value-type="float" office:value="-0.0159144346931726" calcext:value-type="float">
            <text:p>-0.015914434693173</text:p>
          </table:table-cell>
          <table:table-cell table:formula="of:=[.I15]-[.$I$18]" office:value-type="float" office:value="0.000000000500008923154383" calcext:value-type="float">
            <text:p>5.00008923154383E-10</text:p>
          </table:table-cell>
          <table:table-cell table:formula="of:=[.I15]+[.J15]" office:value-type="float" office:value="123.197561995655" calcext:value-type="float">
            <text:p>123.197561995655</text:p>
          </table:table-cell>
          <table:table-cell table:formula="of:=[.I15]+[.K15]" office:value-type="float" office:value="122.818433756957" calcext:value-type="float">
            <text:p>122.818433756957</text:p>
          </table:table-cell>
          <table:table-cell table:formula="of:=[.I15]+[.L15]" office:value-type="float" office:value="123.007997876307" calcext:value-type="float">
            <text:p>123.007997876307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0.763915402803278" calcext:value-type="float">
            <text:p>0.763915402803278</text:p>
          </table:table-cell>
          <table:table-cell table:formula="of:=[.T14]+[.O15]" office:value-type="float" office:value="-0.325571872752633" calcext:value-type="float">
            <text:p>-0.325571872752633</text:p>
          </table:table-cell>
          <table:table-cell table:formula="of:=[.U14]+[.P15]" office:value-type="float" office:value="0.219171765026346" calcext:value-type="float">
            <text:p>0.219171765026346</text:p>
          </table:table-cell>
          <table:table-cell table:formula="of:=[.V14]+[.Q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16]+[.C16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020401956536" calcext:value-type="float">
            <text:p>123.020401956536</text:p>
          </table:table-cell>
          <table:table-cell table:formula="of:=[.C16]-[.C15]" office:value-type="float" office:value="122.32230496454" calcext:value-type="float">
            <text:p>122.32230496454</text:p>
          </table:table-cell>
          <table:table-cell table:formula="of:=[.D16]-[.D15]" office:value-type="float" office:value="122.671353460538" calcext:value-type="float">
            <text:p>122.671353460538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0.509630993642688" calcext:value-type="float">
            <text:p>0.509630993642688</text:p>
          </table:table-cell>
          <table:table-cell table:formula="of:=[.G16]-[.$G$18]" office:value-type="float" office:value="0.151788531709656" calcext:value-type="float">
            <text:p>0.151788531709656</text:p>
          </table:table-cell>
          <table:table-cell table:formula="of:=[.H16]-[.$H$18]" office:value-type="float" office:value="0.330709762676676" calcext:value-type="float">
            <text:p>0.330709762676676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3.533543304643" calcext:value-type="float">
            <text:p>123.533543304643</text:p>
          </table:table-cell>
          <table:table-cell table:formula="of:=[.I16]+[.K16]" office:value-type="float" office:value="123.17570084271" calcext:value-type="float">
            <text:p>123.17570084271</text:p>
          </table:table-cell>
          <table:table-cell table:formula="of:=[.I16]+[.L16]" office:value-type="float" office:value="123.354622073677" calcext:value-type="float">
            <text:p>123.354622073677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4.297458707446" calcext:value-type="float">
            <text:p>124.297458707446</text:p>
          </table:table-cell>
          <table:table-cell table:formula="of:=[.T15]+[.O16]" office:value-type="float" office:value="122.850128969957" calcext:value-type="float">
            <text:p>122.850128969957</text:p>
          </table:table-cell>
          <table:table-cell table:formula="of:=[.U15]+[.P16]" office:value-type="float" office:value="123.573793838703" calcext:value-type="float">
            <text:p>123.573793838703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17]+[.C17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17502489125" calcext:value-type="float">
            <text:p>123.17502489125</text:p>
          </table:table-cell>
          <table:table-cell table:formula="of:=[.C17]-[.C16]" office:value-type="float" office:value="122.892139479905" calcext:value-type="float">
            <text:p>122.892139479905</text:p>
          </table:table-cell>
          <table:table-cell table:formula="of:=[.D17]-[.D16]" office:value-type="float" office:value="123.033582185578" calcext:value-type="float">
            <text:p>123.033582185578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0.664253928356999" calcext:value-type="float">
            <text:p>0.664253928356999</text:p>
          </table:table-cell>
          <table:table-cell table:formula="of:=[.G17]-[.$G$18]" office:value-type="float" office:value="0.721623047074999" calcext:value-type="float">
            <text:p>0.721623047074999</text:p>
          </table:table-cell>
          <table:table-cell table:formula="of:=[.H17]-[.$H$18]" office:value-type="float" office:value="0.692938487716489" calcext:value-type="float">
            <text:p>0.692938487716489</text:p>
          </table:table-cell>
          <table:table-cell table:formula="of:=[.I17]-[.$I$18]" office:value-type="float" office:value="-0.000000000500008923154383" calcext:value-type="float">
            <text:p>-5.00008923154383E-10</text:p>
          </table:table-cell>
          <table:table-cell table:formula="of:=[.I17]+[.J17]" office:value-type="float" office:value="123.688166238357" calcext:value-type="float">
            <text:p>123.688166238357</text:p>
          </table:table-cell>
          <table:table-cell table:formula="of:=[.I17]+[.K17]" office:value-type="float" office:value="123.745535357075" calcext:value-type="float">
            <text:p>123.745535357075</text:p>
          </table:table-cell>
          <table:table-cell table:formula="of:=[.I17]+[.L17]" office:value-type="float" office:value="123.716850797716" calcext:value-type="float">
            <text:p>123.716850797716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7.985624945803" calcext:value-type="float">
            <text:p>247.985624945803</text:p>
          </table:table-cell>
          <table:table-cell table:formula="of:=[.T16]+[.O17]" office:value-type="float" office:value="246.595664327032" calcext:value-type="float">
            <text:p>246.595664327032</text:p>
          </table:table-cell>
          <table:table-cell table:formula="of:=[.U16]+[.P17]" office:value-type="float" office:value="247.290644636419" calcext:value-type="float">
            <text:p>247.290644636419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122.510770962893" calcext:value-type="float">
            <text:p>122.510770962893</text:p>
          </table:table-cell>
          <table:table-cell table:style-name="ce7" office:value-type="float" office:value="122.17051643283" calcext:value-type="float">
            <text:p>122.17051643283</text:p>
          </table:table-cell>
          <table:table-cell table:style-name="ce7" office:value-type="float" office:value="122.340643697861" calcext:value-type="float">
            <text:p>122.340643697861</text:p>
          </table:table-cell>
          <table:table-cell table:style-name="ce7" table:formula="of:=AVERAGE([.I14:.I17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21]+[.C21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22]+[.C22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22]-[.B21]" office:value-type="float" office:value="122.0850512435" calcext:value-type="float">
            <text:p>122.0850512435</text:p>
          </table:table-cell>
          <table:table-cell table:formula="of:=[.C22]-[.C21]" office:value-type="float" office:value="121.403248792271" calcext:value-type="float">
            <text:p>121.403248792271</text:p>
          </table:table-cell>
          <table:table-cell table:formula="of:=[.D22]-[.D21]" office:value-type="float" office:value="121.744150017885" calcext:value-type="float">
            <text:p>121.744150017885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formula="of:=[.F22]-[.$F$26]" office:value-type="float" office:value="-0.425719719393015" calcext:value-type="float">
            <text:p>-0.425719719393015</text:p>
          </table:table-cell>
          <table:table-cell table:formula="of:=[.G22]-[.$G$26]" office:value-type="float" office:value="-0.767267640558998" calcext:value-type="float">
            <text:p>-0.767267640558998</text:p>
          </table:table-cell>
          <table:table-cell table:formula="of:=[.H22]-[.$H$26]" office:value-type="float" office:value="-0.596493679975509" calcext:value-type="float">
            <text:p>-0.596493679975509</text:p>
          </table:table-cell>
          <table:table-cell table:formula="of:=[.I22]-[.$I$26]" office:value-type="float" office:value="-0.000000000500008923154383" calcext:value-type="float">
            <text:p>-5.00008923154383E-10</text:p>
          </table:table-cell>
          <table:table-cell table:formula="of:=[.I22]+[.J22]" office:value-type="float" office:value="122.598192590607" calcext:value-type="float">
            <text:p>122.598192590607</text:p>
          </table:table-cell>
          <table:table-cell table:formula="of:=[.I22]+[.K22]" office:value-type="float" office:value="122.256644669441" calcext:value-type="float">
            <text:p>122.256644669441</text:p>
          </table:table-cell>
          <table:table-cell table:formula="of:=[.I22]+[.L22]" office:value-type="float" office:value="122.427418630024" calcext:value-type="float">
            <text:p>122.427418630024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449632030393" calcext:value-type="float">
            <text:p>-123.449632030393</text:p>
          </table:table-cell>
          <table:table-cell table:formula="of:=[.T21]+[.O22]" office:value-type="float" office:value="-123.791179951559" calcext:value-type="float">
            <text:p>-123.791179951559</text:p>
          </table:table-cell>
          <table:table-cell table:formula="of:=[.U21]+[.P22]" office:value-type="float" office:value="-123.620405990976" calcext:value-type="float">
            <text:p>-123.620405990976</text:p>
          </table:table-cell>
          <table:table-cell table:formula="of:=[.V21]+[.Q22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23]+[.C23])/2" office:value-type="float" office:value="-0.0454104583333075" calcext:value-type="float">
            <text:p>-0.045410458333308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21.571037054167" calcext:value-type="float">
            <text:p>121.571037054167</text:p>
          </table:table-cell>
          <table:table-cell table:formula="of:=[.C23]-[.C22]" office:value-type="float" office:value="122.227862318841" calcext:value-type="float">
            <text:p>122.227862318841</text:p>
          </table:table-cell>
          <table:table-cell table:formula="of:=[.D23]-[.D22]" office:value-type="float" office:value="121.899449686504" calcext:value-type="float">
            <text:p>121.899449686504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formula="of:=[.F23]-[.$F$26]" office:value-type="float" office:value="-0.939733908726325" calcext:value-type="float">
            <text:p>-0.939733908726325</text:p>
          </table:table-cell>
          <table:table-cell table:formula="of:=[.G23]-[.$G$26]" office:value-type="float" office:value="0.0573458860107081" calcext:value-type="float">
            <text:p>0.057345886010708</text:p>
          </table:table-cell>
          <table:table-cell table:formula="of:=[.H23]-[.$H$26]" office:value-type="float" office:value="-0.441194011357297" calcext:value-type="float">
            <text:p>-0.441194011357297</text:p>
          </table:table-cell>
          <table:table-cell table:formula="of:=[.I23]-[.$I$26]" office:value-type="float" office:value="0.000000000500008923154383" calcext:value-type="float">
            <text:p>5.00008923154383E-10</text:p>
          </table:table-cell>
          <table:table-cell table:formula="of:=[.I23]+[.J23]" office:value-type="float" office:value="122.084178402274" calcext:value-type="float">
            <text:p>122.084178402274</text:p>
          </table:table-cell>
          <table:table-cell table:formula="of:=[.I23]+[.K23]" office:value-type="float" office:value="123.081258197011" calcext:value-type="float">
            <text:p>123.081258197011</text:p>
          </table:table-cell>
          <table:table-cell table:formula="of:=[.I23]+[.L23]" office:value-type="float" office:value="122.582718299643" calcext:value-type="float">
            <text:p>122.582718299643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36545362811934" calcext:value-type="float">
            <text:p>-1.36545362811934</text:p>
          </table:table-cell>
          <table:table-cell table:formula="of:=[.T22]+[.O23]" office:value-type="float" office:value="-0.70992175454829" calcext:value-type="float">
            <text:p>-0.70992175454829</text:p>
          </table:table-cell>
          <table:table-cell table:formula="of:=[.U22]+[.P23]" office:value-type="float" office:value="-1.03768769133281" calcext:value-type="float">
            <text:p>-1.03768769133281</text:p>
          </table:table-cell>
          <table:table-cell table:formula="of:=[.V22]+[.Q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24]+[.C24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2.770675759958" calcext:value-type="float">
            <text:p>122.770675759958</text:p>
          </table:table-cell>
          <table:table-cell table:formula="of:=[.C24]-[.C23]" office:value-type="float" office:value="122.667789855072" calcext:value-type="float">
            <text:p>122.667789855072</text:p>
          </table:table-cell>
          <table:table-cell table:formula="of:=[.D24]-[.D23]" office:value-type="float" office:value="122.719232807515" calcext:value-type="float">
            <text:p>122.719232807515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259904797065317" calcext:value-type="float">
            <text:p>0.259904797065317</text:p>
          </table:table-cell>
          <table:table-cell table:formula="of:=[.G24]-[.$G$26]" office:value-type="float" office:value="0.497273422242301" calcext:value-type="float">
            <text:p>0.497273422242301</text:p>
          </table:table-cell>
          <table:table-cell table:formula="of:=[.H24]-[.$H$26]" office:value-type="float" office:value="0.378589109654314" calcext:value-type="float">
            <text:p>0.378589109654314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283817108065" calcext:value-type="float">
            <text:p>123.283817108065</text:p>
          </table:table-cell>
          <table:table-cell table:formula="of:=[.I24]+[.K24]" office:value-type="float" office:value="123.521185733242" calcext:value-type="float">
            <text:p>123.521185733242</text:p>
          </table:table-cell>
          <table:table-cell table:formula="of:=[.I24]+[.L24]" office:value-type="float" office:value="123.402501420654" calcext:value-type="float">
            <text:p>123.402501420654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1.918363479946" calcext:value-type="float">
            <text:p>121.918363479946</text:p>
          </table:table-cell>
          <table:table-cell table:formula="of:=[.T23]+[.O24]" office:value-type="float" office:value="122.811263978694" calcext:value-type="float">
            <text:p>122.811263978694</text:p>
          </table:table-cell>
          <table:table-cell table:formula="of:=[.U23]+[.P24]" office:value-type="float" office:value="122.364813729322" calcext:value-type="float">
            <text:p>122.364813729322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25]+[.C25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935239999375" calcext:value-type="float">
            <text:p>122.935239999375</text:p>
          </table:table-cell>
          <table:table-cell table:formula="of:=[.C25]-[.C24]" office:value-type="float" office:value="122.402173913043" calcext:value-type="float">
            <text:p>122.402173913043</text:p>
          </table:table-cell>
          <table:table-cell table:formula="of:=[.D25]-[.D24]" office:value-type="float" office:value="122.668706956209" calcext:value-type="float">
            <text:p>122.668706956209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42446903648198" calcext:value-type="float">
            <text:p>0.42446903648198</text:p>
          </table:table-cell>
          <table:table-cell table:formula="of:=[.G25]-[.$G$26]" office:value-type="float" office:value="0.231657480213002" calcext:value-type="float">
            <text:p>0.231657480213002</text:p>
          </table:table-cell>
          <table:table-cell table:formula="of:=[.H25]-[.$H$26]" office:value-type="float" office:value="0.328063258347996" calcext:value-type="float">
            <text:p>0.328063258347996</text:p>
          </table:table-cell>
          <table:table-cell table:formula="of:=[.I25]-[.$I$26]" office:value-type="float" office:value="-0.000000000500008923154383" calcext:value-type="float">
            <text:p>-5.00008923154383E-10</text:p>
          </table:table-cell>
          <table:table-cell table:formula="of:=[.I25]+[.J25]" office:value-type="float" office:value="123.448381346482" calcext:value-type="float">
            <text:p>123.448381346482</text:p>
          </table:table-cell>
          <table:table-cell table:formula="of:=[.I25]+[.K25]" office:value-type="float" office:value="123.255569790213" calcext:value-type="float">
            <text:p>123.255569790213</text:p>
          </table:table-cell>
          <table:table-cell table:formula="of:=[.I25]+[.L25]" office:value-type="float" office:value="123.351975568348" calcext:value-type="float">
            <text:p>123.351975568348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5.366744826428" calcext:value-type="float">
            <text:p>245.366744826428</text:p>
          </table:table-cell>
          <table:table-cell table:formula="of:=[.T24]+[.O25]" office:value-type="float" office:value="246.066833768907" calcext:value-type="float">
            <text:p>246.066833768907</text:p>
          </table:table-cell>
          <table:table-cell table:formula="of:=[.U24]+[.P25]" office:value-type="float" office:value="245.716789297669" calcext:value-type="float">
            <text:p>245.716789297669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7" office:value-type="float" office:value="122.510770962893" calcext:value-type="float">
            <text:p>122.510770962893</text:p>
          </table:table-cell>
          <table:table-cell table:style-name="ce7" office:value-type="float" office:value="122.17051643283" calcext:value-type="float">
            <text:p>122.17051643283</text:p>
          </table:table-cell>
          <table:table-cell table:style-name="ce7" office:value-type="float" office:value="122.340643697861" calcext:value-type="float">
            <text:p>122.340643697861</text:p>
          </table:table-cell>
          <table:table-cell table:style-name="ce7" table:formula="of:=AVERAGE([.I22:.I25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29]+[.C29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30]+[.C30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30]-[.B29]" office:value-type="float" office:value="122.913139342239" calcext:value-type="float">
            <text:p>122.913139342239</text:p>
          </table:table-cell>
          <table:table-cell table:formula="of:=[.C30]-[.C29]" office:value-type="float" office:value="121.944565217391" calcext:value-type="float">
            <text:p>121.944565217391</text:p>
          </table:table-cell>
          <table:table-cell table:formula="of:=[.D30]-[.D29]" office:value-type="float" office:value="122.428852279815" calcext:value-type="float">
            <text:p>122.428852279815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formula="of:=[.F30]-[.$F$34]" office:value-type="float" office:value="0.402368379346001" calcext:value-type="float">
            <text:p>0.402368379346001</text:p>
          </table:table-cell>
          <table:table-cell table:formula="of:=[.G30]-[.$G$34]" office:value-type="float" office:value="-0.225951215439011" calcext:value-type="float">
            <text:p>-0.225951215439011</text:p>
          </table:table-cell>
          <table:table-cell table:formula="of:=[.H30]-[.$H$34]" office:value-type="float" office:value="0.0882085819539782" calcext:value-type="float">
            <text:p>0.088208581953978</text:p>
          </table:table-cell>
          <table:table-cell table:formula="of:=[.I30]-[.$I$34]" office:value-type="float" office:value="-0.000000000500008923154383" calcext:value-type="float">
            <text:p>-5.00008923154383E-10</text:p>
          </table:table-cell>
          <table:table-cell table:formula="of:=[.I30]+[.J30]" office:value-type="float" office:value="123.426280689346" calcext:value-type="float">
            <text:p>123.426280689346</text:p>
          </table:table-cell>
          <table:table-cell table:formula="of:=[.I30]+[.K30]" office:value-type="float" office:value="122.797961094561" calcext:value-type="float">
            <text:p>122.797961094561</text:p>
          </table:table-cell>
          <table:table-cell table:formula="of:=[.I30]+[.L30]" office:value-type="float" office:value="123.112120891954" calcext:value-type="float">
            <text:p>123.112120891954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2.621543931654" calcext:value-type="float">
            <text:p>-122.621543931654</text:p>
          </table:table-cell>
          <table:table-cell table:formula="of:=[.T29]+[.O30]" office:value-type="float" office:value="-123.249863526439" calcext:value-type="float">
            <text:p>-123.249863526439</text:p>
          </table:table-cell>
          <table:table-cell table:formula="of:=[.U29]+[.P30]" office:value-type="float" office:value="-122.935703729046" calcext:value-type="float">
            <text:p>-122.935703729046</text:p>
          </table:table-cell>
          <table:table-cell table:formula="of:=[.V29]+[.Q30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31]+[.C31])/2" office:value-type="float" office:value="-2.55145348260868" calcext:value-type="float">
            <text:p>-2.55145348260868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121.879979092667" calcext:value-type="float">
            <text:p>121.879979092667</text:p>
          </table:table-cell>
          <table:table-cell table:formula="of:=[.C31]-[.C30]" office:value-type="float" office:value="121.858695652175" calcext:value-type="float">
            <text:p>121.858695652175</text:p>
          </table:table-cell>
          <table:table-cell table:formula="of:=[.D31]-[.D30]" office:value-type="float" office:value="121.869337372421" calcext:value-type="float">
            <text:p>121.86933737242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formula="of:=[.F31]-[.$F$34]" office:value-type="float" office:value="-0.630791870225991" calcext:value-type="float">
            <text:p>-0.630791870225991</text:p>
          </table:table-cell>
          <table:table-cell table:formula="of:=[.G31]-[.$G$34]" office:value-type="float" office:value="-0.311820780655381" calcext:value-type="float">
            <text:p>-0.311820780655381</text:p>
          </table:table-cell>
          <table:table-cell table:formula="of:=[.H31]-[.$H$34]" office:value-type="float" office:value="-0.471306325440168" calcext:value-type="float">
            <text:p>-0.471306325440168</text:p>
          </table:table-cell>
          <table:table-cell table:formula="of:=[.I31]-[.$I$34]" office:value-type="float" office:value="0.000000000500008923154383" calcext:value-type="float">
            <text:p>5.00008923154383E-10</text:p>
          </table:table-cell>
          <table:table-cell table:formula="of:=[.I31]+[.J31]" office:value-type="float" office:value="122.393120440774" calcext:value-type="float">
            <text:p>122.393120440774</text:p>
          </table:table-cell>
          <table:table-cell table:formula="of:=[.I31]+[.K31]" office:value-type="float" office:value="122.712091530345" calcext:value-type="float">
            <text:p>122.712091530345</text:p>
          </table:table-cell>
          <table:table-cell table:formula="of:=[.I31]+[.L31]" office:value-type="float" office:value="122.55260598556" calcext:value-type="float">
            <text:p>122.55260598556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-0.22842349087999" calcext:value-type="float">
            <text:p>-0.22842349087999</text:p>
          </table:table-cell>
          <table:table-cell table:formula="of:=[.T30]+[.O31]" office:value-type="float" office:value="-0.537771996094392" calcext:value-type="float">
            <text:p>-0.537771996094392</text:p>
          </table:table-cell>
          <table:table-cell table:formula="of:=[.U30]+[.P31]" office:value-type="float" office:value="-0.383097743486189" calcext:value-type="float">
            <text:p>-0.383097743486189</text:p>
          </table:table-cell>
          <table:table-cell table:formula="of:=[.V30]+[.Q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32]+[.C32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186887594333" calcext:value-type="float">
            <text:p>122.186887594333</text:p>
          </table:table-cell>
          <table:table-cell table:formula="of:=[.C32]-[.C31]" office:value-type="float" office:value="121.888710474308" calcext:value-type="float">
            <text:p>121.888710474308</text:p>
          </table:table-cell>
          <table:table-cell table:formula="of:=[.D32]-[.D31]" office:value-type="float" office:value="122.037799034321" calcext:value-type="float">
            <text:p>122.037799034321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-0.323883368560018" calcext:value-type="float">
            <text:p>-0.323883368560018</text:p>
          </table:table-cell>
          <table:table-cell table:formula="of:=[.G32]-[.$G$34]" office:value-type="float" office:value="-0.281805958521616" calcext:value-type="float">
            <text:p>-0.281805958521616</text:p>
          </table:table-cell>
          <table:table-cell table:formula="of:=[.H32]-[.$H$34]" office:value-type="float" office:value="-0.302844663540327" calcext:value-type="float">
            <text:p>-0.302844663540327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2.70002894244" calcext:value-type="float">
            <text:p>122.70002894244</text:p>
          </table:table-cell>
          <table:table-cell table:formula="of:=[.I32]+[.K32]" office:value-type="float" office:value="122.742106352478" calcext:value-type="float">
            <text:p>122.742106352478</text:p>
          </table:table-cell>
          <table:table-cell table:formula="of:=[.I32]+[.L32]" office:value-type="float" office:value="122.72106764746" calcext:value-type="float">
            <text:p>122.72106764746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47160545156" calcext:value-type="float">
            <text:p>122.47160545156</text:p>
          </table:table-cell>
          <table:table-cell table:formula="of:=[.T31]+[.O32]" office:value-type="float" office:value="122.204334356384" calcext:value-type="float">
            <text:p>122.204334356384</text:p>
          </table:table-cell>
          <table:table-cell table:formula="of:=[.U31]+[.P32]" office:value-type="float" office:value="122.337969903974" calcext:value-type="float">
            <text:p>122.337969903974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33]+[.C33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416111393334" calcext:value-type="float">
            <text:p>122.416111393334</text:p>
          </table:table-cell>
          <table:table-cell table:formula="of:=[.C33]-[.C32]" office:value-type="float" office:value="122.045528656126" calcext:value-type="float">
            <text:p>122.045528656126</text:p>
          </table:table-cell>
          <table:table-cell table:formula="of:=[.D33]-[.D32]" office:value-type="float" office:value="122.23082002473" calcext:value-type="float">
            <text:p>122.23082002473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-0.0946595695589991" calcext:value-type="float">
            <text:p>-0.094659569558999</text:p>
          </table:table-cell>
          <table:table-cell table:formula="of:=[.G33]-[.$G$34]" office:value-type="float" office:value="-0.124987776704003" calcext:value-type="float">
            <text:p>-0.124987776704003</text:p>
          </table:table-cell>
          <table:table-cell table:formula="of:=[.H33]-[.$H$34]" office:value-type="float" office:value="-0.10982367313099" calcext:value-type="float">
            <text:p>-0.10982367313099</text:p>
          </table:table-cell>
          <table:table-cell table:formula="of:=[.I33]-[.$I$34]" office:value-type="float" office:value="-0.000000000500008923154383" calcext:value-type="float">
            <text:p>-5.00008923154383E-10</text:p>
          </table:table-cell>
          <table:table-cell table:formula="of:=[.I33]+[.J33]" office:value-type="float" office:value="122.929252740441" calcext:value-type="float">
            <text:p>122.929252740441</text:p>
          </table:table-cell>
          <table:table-cell table:formula="of:=[.I33]+[.K33]" office:value-type="float" office:value="122.898924533296" calcext:value-type="float">
            <text:p>122.898924533296</text:p>
          </table:table-cell>
          <table:table-cell table:formula="of:=[.I33]+[.L33]" office:value-type="float" office:value="122.914088636869" calcext:value-type="float">
            <text:p>122.914088636869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5.400858192001" calcext:value-type="float">
            <text:p>245.400858192001</text:p>
          </table:table-cell>
          <table:table-cell table:formula="of:=[.T32]+[.O33]" office:value-type="float" office:value="245.10325888968" calcext:value-type="float">
            <text:p>245.10325888968</text:p>
          </table:table-cell>
          <table:table-cell table:formula="of:=[.U32]+[.P33]" office:value-type="float" office:value="245.252058540842" calcext:value-type="float">
            <text:p>245.252058540842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122.510770962893" calcext:value-type="float">
            <text:p>122.510770962893</text:p>
          </table:table-cell>
          <table:table-cell table:style-name="ce7" office:value-type="float" office:value="122.17051643283" calcext:value-type="float">
            <text:p>122.17051643283</text:p>
          </table:table-cell>
          <table:table-cell table:style-name="ce7" office:value-type="float" office:value="122.340643697861" calcext:value-type="float">
            <text:p>122.340643697861</text:p>
          </table:table-cell>
          <table:table-cell table:style-name="ce7" table:formula="of:=AVERAGE([.I30:.I33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3" table:style-name="ce5"/>
          <table:table-cell table:style-name="ce3" table:number-columns-spanned="4" table:number-rows-spanned="1"/>
          <table:covered-table-cell table:number-columns-repeated="3" table:style-name="ce5"/>
          <table:table-cell table:style-name="ce3" table:number-columns-spanned="4" table:number-rows-spanned="1"/>
          <table:covered-table-cell table:number-columns-repeated="3" table:style-name="ce5"/>
          <table:table-cell table:style-name="ce3" table:number-columns-spanned="4" table:number-rows-spanned="1"/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/>
          <table:table-cell table:style-name="ce6" table:number-columns-repeated="14"/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/>
          <table:table-cell table:number-columns-repeated="4"/>
          <table:table-cell table:style-name="ce7" table:number-columns-repeated="4"/>
          <table:table-cell table:number-columns-repeated="17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ce7" table:number-columns-repeated="4"/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2"/>
          <table:table-cell table:number-columns-repeated="4"/>
          <table:table-cell table:style-name="ce7" table:number-columns-repeated="4"/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ce7" table:number-columns-repeated="4"/>
          <table:table-cell table:number-columns-repeated="17"/>
        </table:table-row>
      </table:table>
      <table:table table:name="joscha_method_first" table:style-name="ta1">
        <table:shapes>
          <draw:frame draw:z-index="0" draw:style-name="gr1" draw:text-style-name="P1" svg:width="1065pt" svg:height="400.2pt" svg:x="535.01pt" svg:y="718.44pt">
            <draw:object draw:notify-on-update-of-ranges="joscha_method_first.V4:joscha_method_first.V11 joscha_method_first.P4:joscha_method_first.P11 joscha_method_first.V4:joscha_method_first.V11 joscha_method_first.Q4:joscha_method_first.Q11 joscha_method_first.V4:joscha_method_first.V11 joscha_method_first.R4:joscha_method_first.R11 joscha_method_first.V4:joscha_method_first.V11 joscha_method_first.T4:joscha_method_first.T11 joscha_method_first.V4:joscha_method_first.V11 joscha_method_first.U4:joscha_method_first.U11 joscha_method_first.V4:joscha_method_first.V11 joscha_method_first.S4:joscha_method_first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70.32pt" svg:height="380.55pt" svg:x="526.54pt" svg:y="395.09pt">
            <draw:object draw:notify-on-update-of-ranges="joscha_method_first.V14:joscha_method_first.V21 joscha_method_first.P14:joscha_method_first.P21 joscha_method_first.V14:joscha_method_first.V21 joscha_method_first.Q14:joscha_method_first.Q21 joscha_method_first.V14:joscha_method_first.V21 joscha_method_first.R14:joscha_method_first.R21 joscha_method_first.V14:joscha_method_first.V21 joscha_method_first.T14:joscha_method_first.T21 joscha_method_first.V14:joscha_method_first.V21 joscha_method_first.U14:joscha_method_first.U21 joscha_method_first.V14:joscha_method_first.V21 joscha_method_first.S14:joscha_method_first.S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65pt" svg:height="400.2pt" svg:x="576.03pt" svg:y="1139.16pt">
            <draw:object draw:notify-on-update-of-ranges="joscha_method_first.V4:joscha_method_first.V11 joscha_method_first.P4:joscha_method_first.P11 joscha_method_first.V4:joscha_method_first.V11 joscha_method_first.Q4:joscha_method_first.Q11 joscha_method_first.V4:joscha_method_first.V11 joscha_method_first.U4:joscha_method_first.U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20.59pt" svg:height="380.55pt" svg:x="576pt" svg:y="1574.36pt">
            <draw:object draw:notify-on-update-of-ranges="joscha_method_first.V14:joscha_method_first.V21 joscha_method_first.P14:joscha_method_first.P21 joscha_method_first.V14:joscha_method_first.V21 joscha_method_first.Q14:joscha_method_first.Q21 joscha_method_first.V14:joscha_method_first.V21 joscha_method_first.U14:joscha_method_first.U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5"/>
          <table:table-cell table:style-name="ce109"/>
          <table:table-cell table:number-columns-repeated="4"/>
          <table:table-cell table:style-name="ce3" office:value-type="string" calcext:value-type="string" table:number-columns-spanned="3" table:number-rows-spanned="1">
            <text:p>step size </text:p>
          </table:table-cell>
          <table:covered-table-cell table:number-columns-repeated="2"/>
          <table:table-cell table:number-columns-repeated="24"/>
          <table:table-cell table:style-name="ce109" office:value-type="string" calcext:value-type="string" table:number-columns-spanned="3" table:number-rows-spanned="1">
            <text:p>calculation for dor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45" office:value-type="string" calcext:value-type="string" table:number-columns-spanned="2" table:number-rows-spanned="1">
            <text:p>vtx meas. When B1-B2 =0</text:p>
          </table:table-cell>
          <table:covered-table-cell/>
          <table:table-cell table:number-columns-repeated="34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5" office:value-type="string" calcext:value-type="string">
            <text:p>old </text:p>
          </table:table-cell>
          <table:table-cell table:style-name="ce5" office:value-type="string" calcext:value-type="string">
            <text:p>legacy</text:p>
          </table:table-cell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5" office:value-type="string" calcext:value-type="string">
            <text:p>old </text:p>
          </table:table-cell>
          <table:table-cell table:style-name="ce5" office:value-type="string" calcext:value-type="string">
            <text:p>legacy</text:p>
          </table:table-cell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5" office:value-type="string" calcext:value-type="string">
            <text:p>old </text:p>
          </table:table-cell>
          <table:table-cell table:style-name="ce5" office:value-type="string" calcext:value-type="string">
            <text:p>legacy</text:p>
          </table:table-cell>
          <table:table-cell office:value-type="string" calcext:value-type="string">
            <text:p>step_num</text:p>
          </table:table-cell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/>
          <table:table-cell office:value-type="string" calcext:value-type="string">
            <text:p>X-xbar(arc)</text:p>
          </table:table-cell>
          <table:table-cell office:value-type="string" calcext:value-type="string">
            <text:p>X-xbar(dor)</text:p>
          </table:table-cell>
          <table:table-cell office:value-type="string" calcext:value-type="string">
            <text:p>3 smallest std. Dev(arc)</text:p>
          </table:table-cell>
          <table:table-cell office:value-type="string" calcext:value-type="string">
            <text:p>3 smallest std. Dev(dor)</text:p>
          </table:table-cell>
          <table:table-cell office:value-type="string" calcext:value-type="string">
            <text:p>check values(arc)</text:p>
          </table:table-cell>
          <table:table-cell office:value-type="string" calcext:value-type="string">
            <text:p>check values(dor)</text:p>
          </table:table-cell>
          <table:table-cell office:value-type="string" calcext:value-type="string">
            <text:p>values shoud used(arc)</text:p>
          </table:table-cell>
          <table:table-cell office:value-type="string" calcext:value-type="string">
            <text:p>values shoud used(dor)</text:p>
          </table:table-cell>
          <table:table-cell/>
          <table:table-cell office:value-type="string" calcext:value-type="string">
            <text:p>X-xbar</text:p>
          </table:table-cell>
          <table:table-cell office:value-type="string" calcext:value-type="string">
            <text:p>Five smallest std. Dev</text:p>
          </table:table-cell>
          <table:table-cell office:value-type="string" calcext:value-type="string">
            <text:p>check values</text:p>
          </table:table-cell>
          <table:table-cell office:value-type="string" calcext:value-type="string">
            <text:p>values shoud used</text:p>
          </table:table-cell>
        </table:table-row>
        <table:table-row table:style-name="ro1">
          <table:table-cell table:style-name="ce5" office:value-type="string" calcext:value-type="string">
            <text:p>B1-Y</text:p>
          </table:table-cell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office:value-type="float" office:value="-841.359065217392" calcext:value-type="float">
            <text:p>-841.359065217392</text:p>
          </table:table-cell>
          <table:table-cell office:value-type="float" office:value="-814.663565217392" calcext:value-type="float">
            <text:p>-814.66356521739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>Y-dir</text:p>
          </table:table-cell>
          <table:table-cell office:value-type="float" office:value="122.063883653167" calcext:value-type="float">
            <text:p>122.063883653167</text:p>
          </table:table-cell>
          <table:table-cell office:value-type="float" office:value="121.404150197628" calcext:value-type="float">
            <text:p>121.404150197628</text:p>
          </table:table-cell>
          <table:table-cell office:value-type="float" office:value="121.734016925398" calcext:value-type="float">
            <text:p>121.734016925398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1.007610671937" calcext:value-type="float">
            <text:p>121.007610671937</text:p>
          </table:table-cell>
          <table:table-cell office:value-type="float" office:value="120.35463339921" calcext:value-type="float">
            <text:p>120.3546333992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1-Y</text:p>
          </table:table-cell>
          <table:table-cell office:value-type="float" office:value="122.063883653167" calcext:value-type="float">
            <text:p>122.063883653167</text:p>
          </table:table-cell>
          <table:table-cell office:value-type="float" office:value="121.404150197628" calcext:value-type="float">
            <text:p>121.404150197628</text:p>
          </table:table-cell>
          <table:table-cell office:value-type="float" office:value="121.734016925398" calcext:value-type="float">
            <text:p>121.734016925398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4]-[.$X$8]" office:value-type="float" office:value="-0.294448784416005" calcext:value-type="float">
            <text:p>-0.294448784416005</text:p>
          </table:table-cell>
          <table:table-cell table:style-name="ce46" table:formula="of:=[.Y4]-[.$Y$8]" office:value-type="float" office:value="-0.860795454545752" calcext:value-type="float">
            <text:p>-0.860795454545752</text:p>
          </table:table-cell>
          <table:table-cell office:value-type="float" office:value="122.063883653167" calcext:value-type="float">
            <text:p>122.063883653167</text:p>
          </table:table-cell>
          <table:table-cell office:value-type="float" office:value="122.451704545455" calcext:value-type="float">
            <text:p>122.451704545455</text:p>
          </table:table-cell>
          <table:table-cell office:value-type="float" office:value="122.063883653167" calcext:value-type="float">
            <text:p>122.063883653167</text:p>
          </table:table-cell>
          <table:table-cell table:style-name="ce47" office:value-type="string" calcext:value-type="string">
            <text:p>lower limit</text:p>
          </table:table-cell>
          <table:table-cell table:style-name="ce48" office:value-type="float" office:value="122.063883653167" calcext:value-type="float">
            <text:p>122.063883653167</text:p>
          </table:table-cell>
          <table:table-cell table:style-name="ce48" office:value-type="float" office:value="122.451704545455" calcext:value-type="float">
            <text:p>122.451704545455</text:p>
          </table:table-cell>
          <table:table-cell/>
          <table:table-cell table:formula="of:=[.Q4]-[.$Q$12]" office:value-type="float" office:value="-0.815956988362004" calcext:value-type="float">
            <text:p>-0.815956988362004</text:p>
          </table:table-cell>
          <table:table-cell office:value-type="float" office:value="122.451704545455" calcext:value-type="float">
            <text:p>122.451704545455</text:p>
          </table:table-cell>
          <table:table-cell table:style-name="ce5" office:value-type="string" calcext:value-type="string">
            <text:p>lower than limit</text:p>
          </table:table-cell>
          <table:table-cell office:value-type="float" office:value="122.451704545455" calcext:value-type="float">
            <text:p>122.451704545455</text:p>
          </table:table-cell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office:value-type="float" office:value="-720.351454545455" calcext:value-type="float">
            <text:p>-720.351454545455</text:p>
          </table:table-cell>
          <table:table-cell office:value-type="float" office:value="-694.308931818182" calcext:value-type="float">
            <text:p>-694.308931818182</text:p>
          </table:table-cell>
          <table:table-cell/>
          <table:table-cell table:formula="of:=[.B5]-[.B4]" office:value-type="float" office:value="122.063883653167" calcext:value-type="float">
            <text:p>122.063883653167</text:p>
          </table:table-cell>
          <table:table-cell table:formula="of:=[.C5]-[.C4]" office:value-type="float" office:value="121.404150197628" calcext:value-type="float">
            <text:p>121.404150197628</text:p>
          </table:table-cell>
          <table:table-cell table:formula="of:=[.D5]-[.D4]" office:value-type="float" office:value="121.734016925398" calcext:value-type="float">
            <text:p>121.734016925398</text:p>
          </table:table-cell>
          <table:table-cell table:formula="of:=[.E5]-[.E4]" office:value-type="float" office:value="123.02391231" calcext:value-type="float">
            <text:p>123.02391231</text:p>
          </table:table-cell>
          <table:table-cell table:formula="of:=[.F5]-[.F4]" office:value-type="float" office:value="121.007610671937" calcext:value-type="float">
            <text:p>121.007610671937</text:p>
          </table:table-cell>
          <table:table-cell table:formula="of:=[.G5]-[.G4]" office:value-type="float" office:value="120.35463339921" calcext:value-type="float">
            <text:p>120.35463339921</text:p>
          </table:table-cell>
          <table:table-cell table:style-name="ce5"/>
          <table:table-cell office:value-type="float" office:value="122.0627873245" calcext:value-type="float">
            <text:p>122.0627873245</text:p>
          </table:table-cell>
          <table:table-cell office:value-type="float" office:value="122.451704545455" calcext:value-type="float">
            <text:p>122.451704545455</text:p>
          </table:table-cell>
          <table:table-cell office:value-type="float" office:value="122.257245934977" calcext:value-type="float">
            <text:p>122.257245934977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2.764477272727" calcext:value-type="float">
            <text:p>122.764477272727</text:p>
          </table:table-cell>
          <table:table-cell office:value-type="float" office:value="123.170545454545" calcext:value-type="float">
            <text:p>123.1705454545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2.0627873245" calcext:value-type="float">
            <text:p>122.0627873245</text:p>
          </table:table-cell>
          <table:table-cell office:value-type="float" office:value="122.451704545455" calcext:value-type="float">
            <text:p>122.451704545455</text:p>
          </table:table-cell>
          <table:table-cell office:value-type="float" office:value="122.257245934977" calcext:value-type="float">
            <text:p>122.257245934977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5]-[.$X$8]" office:value-type="float" office:value="-0.295545113083008" calcext:value-type="float">
            <text:p>-0.295545113083008</text:p>
          </table:table-cell>
          <table:table-cell table:formula="of:=[.Y5]-[.$Y$8]" office:value-type="float" office:value="0.186758893280995" calcext:value-type="float">
            <text:p>0.186758893280995</text:p>
          </table:table-cell>
          <table:table-cell office:value-type="float" office:value="122.0627873245" calcext:value-type="float">
            <text:p>122.0627873245</text:p>
          </table:table-cell>
          <table:table-cell office:value-type="float" office:value="122.608160058027" calcext:value-type="float">
            <text:p>122.608160058027</text:p>
          </table:table-cell>
          <table:table-cell office:value-type="float" office:value="122.0627873245" calcext:value-type="float">
            <text:p>122.0627873245</text:p>
          </table:table-cell>
          <table:table-cell office:value-type="float" office:value="122.451704545455" calcext:value-type="float">
            <text:p>122.451704545455</text:p>
          </table:table-cell>
          <table:table-cell table:style-name="ce48" office:value-type="float" office:value="122.0627873245" calcext:value-type="float">
            <text:p>122.0627873245</text:p>
          </table:table-cell>
          <table:table-cell table:style-name="ce48" office:value-type="float" office:value="122.608160058027" calcext:value-type="float">
            <text:p>122.608160058027</text:p>
          </table:table-cell>
          <table:table-cell/>
          <table:table-cell table:formula="of:=[.Q5]-[.$Q$12]" office:value-type="float" office:value="0.231597359464999" calcext:value-type="float">
            <text:p>0.231597359464999</text:p>
          </table:table-cell>
          <table:table-cell office:value-type="float" office:value="122.608160058027" calcext:value-type="float">
            <text:p>122.608160058027</text:p>
          </table:table-cell>
          <table:table-cell office:value-type="float" office:value="122.451704545455" calcext:value-type="float">
            <text:p>122.451704545455</text:p>
          </table:table-cell>
          <table:table-cell office:value-type="float" office:value="122.608160058027" calcext:value-type="float">
            <text:p>122.608160058027</text:p>
          </table:table-cell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office:value-type="float" office:value="-597.586977272727" calcext:value-type="float">
            <text:p>-597.586977272727</text:p>
          </table:table-cell>
          <table:table-cell office:value-type="float" office:value="-571.138386363636" calcext:value-type="float">
            <text:p>-571.138386363636</text:p>
          </table:table-cell>
          <table:table-cell/>
          <table:table-cell table:formula="of:=[.B6]-[.B5]" office:value-type="float" office:value="122.0627873245" calcext:value-type="float">
            <text:p>122.0627873245</text:p>
          </table:table-cell>
          <table:table-cell table:formula="of:=[.C6]-[.C5]" office:value-type="float" office:value="122.451704545455" calcext:value-type="float">
            <text:p>122.451704545455</text:p>
          </table:table-cell>
          <table:table-cell table:formula="of:=[.D6]-[.D5]" office:value-type="float" office:value="122.257245934977" calcext:value-type="float">
            <text:p>122.257245934977</text:p>
          </table:table-cell>
          <table:table-cell table:formula="of:=[.E6]-[.E5]" office:value-type="float" office:value="123.023912311" calcext:value-type="float">
            <text:p>123.023912311</text:p>
          </table:table-cell>
          <table:table-cell table:formula="of:=[.F6]-[.F5]" office:value-type="float" office:value="122.764477272728" calcext:value-type="float">
            <text:p>122.764477272728</text:p>
          </table:table-cell>
          <table:table-cell table:formula="of:=[.G6]-[.G5]" office:value-type="float" office:value="123.170545454546" calcext:value-type="float">
            <text:p>123.170545454546</text:p>
          </table:table-cell>
          <table:table-cell table:style-name="ce5"/>
          <table:table-cell office:value-type="float" office:value="122.405088526208" calcext:value-type="float">
            <text:p>122.405088526208</text:p>
          </table:table-cell>
          <table:table-cell office:value-type="float" office:value="122.608160058027" calcext:value-type="float">
            <text:p>122.608160058027</text:p>
          </table:table-cell>
          <table:table-cell office:value-type="float" office:value="122.506624292118" calcext:value-type="float">
            <text:p>122.506624292118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3.164934719536" calcext:value-type="float">
            <text:p>123.164934719536</text:p>
          </table:table-cell>
          <table:table-cell office:value-type="float" office:value="123.482726789168" calcext:value-type="float">
            <text:p>123.4827267891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.405088526208" calcext:value-type="float">
            <text:p>122.405088526208</text:p>
          </table:table-cell>
          <table:table-cell office:value-type="float" office:value="122.608160058027" calcext:value-type="float">
            <text:p>122.608160058027</text:p>
          </table:table-cell>
          <table:table-cell office:value-type="float" office:value="122.506624292118" calcext:value-type="float">
            <text:p>122.506624292118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6]-[.$X$8]" office:value-type="float" office:value="0.0467560886250027" calcext:value-type="float">
            <text:p>0.046756088625003</text:p>
          </table:table-cell>
          <table:table-cell table:style-name="ce8" table:formula="of:=[.Y6]-[.$Y$8]" office:value-type="float" office:value="0.343214405853161" calcext:value-type="float">
            <text:p>0.343214405853161</text:p>
          </table:table-cell>
          <table:table-cell office:value-type="float" office:value="122.405088526208" calcext:value-type="float">
            <text:p>122.405088526208</text:p>
          </table:table-cell>
          <table:table-cell office:value-type="float" office:value="122.595767807585" calcext:value-type="float">
            <text:p>122.595767807585</text:p>
          </table:table-cell>
          <table:table-cell office:value-type="float" office:value="122.405088526208" calcext:value-type="float">
            <text:p>122.405088526208</text:p>
          </table:table-cell>
          <table:table-cell office:value-type="float" office:value="122.608160058027" calcext:value-type="float">
            <text:p>122.608160058027</text:p>
          </table:table-cell>
          <table:table-cell table:style-name="ce48" office:value-type="float" office:value="122.405088526208" calcext:value-type="float">
            <text:p>122.405088526208</text:p>
          </table:table-cell>
          <table:table-cell table:style-name="ce48" office:value-type="float" office:value="122.595767807585" calcext:value-type="float">
            <text:p>122.595767807585</text:p>
          </table:table-cell>
          <table:table-cell/>
          <table:table-cell table:formula="of:=[.Q6]-[.$Q$12]" office:value-type="float" office:value="0.388052872036994" calcext:value-type="float">
            <text:p>0.388052872036994</text:p>
          </table:table-cell>
          <table:table-cell office:value-type="float" office:value="122.595767807585" calcext:value-type="float">
            <text:p>122.595767807585</text:p>
          </table:table-cell>
          <table:table-cell office:value-type="float" office:value="122.608160058027" calcext:value-type="float">
            <text:p>122.608160058027</text:p>
          </table:table-cell>
          <table:table-cell office:value-type="float" office:value="122.595767807585" calcext:value-type="float">
            <text:p>122.595767807585</text:p>
          </table:table-cell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-474.422042553191" calcext:value-type="float">
            <text:p>-474.422042553191</text:p>
          </table:table-cell>
          <table:table-cell office:value-type="float" office:value="-447.655659574468" calcext:value-type="float">
            <text:p>-447.655659574468</text:p>
          </table:table-cell>
          <table:table-cell/>
          <table:table-cell table:formula="of:=[.B7]-[.B6]" office:value-type="float" office:value="122.405088526208" calcext:value-type="float">
            <text:p>122.405088526208</text:p>
          </table:table-cell>
          <table:table-cell table:formula="of:=[.C7]-[.C6]" office:value-type="float" office:value="122.608160058027" calcext:value-type="float">
            <text:p>122.608160058027</text:p>
          </table:table-cell>
          <table:table-cell table:formula="of:=[.D7]-[.D6]" office:value-type="float" office:value="122.506624292118" calcext:value-type="float">
            <text:p>122.506624292118</text:p>
          </table:table-cell>
          <table:table-cell table:formula="of:=[.E7]-[.E6]" office:value-type="float" office:value="123.023912311" calcext:value-type="float">
            <text:p>123.023912311</text:p>
          </table:table-cell>
          <table:table-cell table:formula="of:=[.F7]-[.F6]" office:value-type="float" office:value="123.164934719536" calcext:value-type="float">
            <text:p>123.164934719536</text:p>
          </table:table-cell>
          <table:table-cell table:formula="of:=[.G7]-[.G6]" office:value-type="float" office:value="123.482726789168" calcext:value-type="float">
            <text:p>123.482726789168</text:p>
          </table:table-cell>
          <table:table-cell table:style-name="ce5"/>
          <table:table-cell office:value-type="float" office:value="122.901570246458" calcext:value-type="float">
            <text:p>122.901570246458</text:p>
          </table:table-cell>
          <table:table-cell office:value-type="float" office:value="122.595767807585" calcext:value-type="float">
            <text:p>122.595767807585</text:p>
          </table:table-cell>
          <table:table-cell office:value-type="float" office:value="122.748669027021" calcext:value-type="float">
            <text:p>122.748669027021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4.701586031452" calcext:value-type="float">
            <text:p>124.701586031452</text:p>
          </table:table-cell>
          <table:table-cell office:value-type="float" office:value="123.890898704903" calcext:value-type="float">
            <text:p>123.8908987049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2.901570246458" calcext:value-type="float">
            <text:p>122.901570246458</text:p>
          </table:table-cell>
          <table:table-cell office:value-type="float" office:value="122.595767807585" calcext:value-type="float">
            <text:p>122.595767807585</text:p>
          </table:table-cell>
          <table:table-cell office:value-type="float" office:value="122.748669027021" calcext:value-type="float">
            <text:p>122.74866902702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46" table:formula="of:=[.X7]-[.$X$8]" office:value-type="float" office:value="0.54323780887475" calcext:value-type="float">
            <text:p>0.54323780887475</text:p>
          </table:table-cell>
          <table:table-cell table:formula="of:=[.Y7]-[.$Y$8]" office:value-type="float" office:value="0.330822155410999" calcext:value-type="float">
            <text:p>0.330822155410999</text:p>
          </table:table-cell>
          <table:table-cell table:number-columns-repeated="2"/>
          <table:table-cell table:style-name="ce47" office:value-type="string" calcext:value-type="string">
            <text:p>upper limit</text:p>
          </table:table-cell>
          <table:table-cell office:value-type="float" office:value="122.595767807585" calcext:value-type="float">
            <text:p>122.595767807585</text:p>
          </table:table-cell>
          <table:table-cell table:number-columns-repeated="3"/>
          <table:table-cell table:formula="of:=[.Q7]-[.$Q$12]" office:value-type="float" office:value="0.375660621595003" calcext:value-type="float">
            <text:p>0.375660621595003</text:p>
          </table:table-cell>
          <table:table-cell office:value-type="float" office:value="122.227862318841" calcext:value-type="float">
            <text:p>122.227862318841</text:p>
          </table:table-cell>
          <table:table-cell office:value-type="float" office:value="122.595767807585" calcext:value-type="float">
            <text:p>122.595767807585</text:p>
          </table:table-cell>
          <table:table-cell office:value-type="float" office:value="122.227862318841" calcext:value-type="float">
            <text:p>122.227862318841</text:p>
          </table:table-cell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office:value-type="float" office:value="-349.720456521739" calcext:value-type="float">
            <text:p>-349.720456521739</text:p>
          </table:table-cell>
          <table:table-cell office:value-type="float" office:value="-323.764760869565" calcext:value-type="float">
            <text:p>-323.764760869565</text:p>
          </table:table-cell>
          <table:table-cell/>
          <table:table-cell table:formula="of:=[.B8]-[.B7]" office:value-type="float" office:value="122.901570246458" calcext:value-type="float">
            <text:p>122.901570246458</text:p>
          </table:table-cell>
          <table:table-cell table:formula="of:=[.C8]-[.C7]" office:value-type="float" office:value="122.595767807585" calcext:value-type="float">
            <text:p>122.595767807585</text:p>
          </table:table-cell>
          <table:table-cell table:formula="of:=[.D8]-[.D7]" office:value-type="float" office:value="122.748669027021" calcext:value-type="float">
            <text:p>122.748669027021</text:p>
          </table:table-cell>
          <table:table-cell table:formula="of:=[.E8]-[.E7]" office:value-type="float" office:value="123.02391231" calcext:value-type="float">
            <text:p>123.02391231</text:p>
          </table:table-cell>
          <table:table-cell table:formula="of:=[.F8]-[.F7]" office:value-type="float" office:value="124.701586031452" calcext:value-type="float">
            <text:p>124.701586031452</text:p>
          </table:table-cell>
          <table:table-cell table:formula="of:=[.G8]-[.G7]" office:value-type="float" office:value="123.890898704903" calcext:value-type="float">
            <text:p>123.890898704903</text:p>
          </table:table-cell>
          <table:table-cell table:style-name="ce5"/>
          <table:table-cell office:value-type="float" office:value="122.0850512435" calcext:value-type="float">
            <text:p>122.0850512435</text:p>
          </table:table-cell>
          <table:table-cell office:value-type="float" office:value="121.403248792271" calcext:value-type="float">
            <text:p>121.403248792271</text:p>
          </table:table-cell>
          <table:table-cell office:value-type="float" office:value="121.744150017885" calcext:value-type="float">
            <text:p>121.744150017885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3.260741545894" calcext:value-type="float">
            <text:p>123.260741545894</text:p>
          </table:table-cell>
          <table:table-cell office:value-type="float" office:value="123.188243961353" calcext:value-type="float">
            <text:p>123.18824396135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formula="of:=AVERAGE([.X4:.X7])" office:value-type="float" office:value="122.358332437583" calcext:value-type="float">
            <text:p>122.358332437583</text:p>
          </table:table-cell>
          <table:table-cell table:style-name="ce7" table:formula="of:=AVERAGE([.Y4:.Y7])" office:value-type="float" office:value="122.264945652174" calcext:value-type="float">
            <text:p>122.264945652174</text:p>
          </table:table-cell>
          <table:table-cell table:style-name="ce7" table:formula="of:=AVERAGE([.Z4:.Z7])" office:value-type="float" office:value="122.311639044879" calcext:value-type="float">
            <text:p>122.311639044879</text:p>
          </table:table-cell>
          <table:table-cell table:style-name="ce7" table:formula="of:=AVERAGE([.AA4:.AA7])" office:value-type="float" office:value="123.0239123105" calcext:value-type="float">
            <text:p>123.0239123105</text:p>
          </table:table-cell>
          <table:table-cell table:number-columns-repeated="10"/>
          <table:table-cell table:formula="of:=[.Q8]-[.$Q$12]" office:value-type="float" office:value="-0.816858393719002" calcext:value-type="float">
            <text:p>-0.816858393719002</text:p>
          </table:table-cell>
          <table:table-cell office:value-type="float" office:value="122.402173913043" calcext:value-type="float">
            <text:p>122.402173913043</text:p>
          </table:table-cell>
          <table:table-cell table:style-name="ce5" office:value-type="string" calcext:value-type="string">
            <text:p>lower than limit</text:p>
          </table:table-cell>
          <table:table-cell office:value-type="float" office:value="122.667789855072" calcext:value-type="float">
            <text:p>122.667789855072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float" office:value="121.571037054167" calcext:value-type="float">
            <text:p>121.571037054167</text:p>
          </table:table-cell>
          <table:table-cell office:value-type="float" office:value="122.227862318841" calcext:value-type="float">
            <text:p>122.227862318841</text:p>
          </table:table-cell>
          <table:table-cell office:value-type="float" office:value="121.899449686504" calcext:value-type="float">
            <text:p>121.899449686504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1.252236231884" calcext:value-type="float">
            <text:p>121.252236231884</text:p>
          </table:table-cell>
          <table:table-cell office:value-type="float" office:value="121.648089371981" calcext:value-type="float">
            <text:p>121.64808937198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2"/>
          <table:table-cell table:formula="of:=STDEV([.AE4:.AE6])" office:value-type="float" office:value="0.197311969570283" calcext:value-type="float">
            <text:p>0.197311969570283</text:p>
          </table:table-cell>
          <table:table-cell table:formula="of:=STDEV([.AF4:.AF6])" office:value-type="float" office:value="0.0869732897510503" calcext:value-type="float">
            <text:p>0.08697328975105</text:p>
          </table:table-cell>
          <table:table-cell table:number-columns-repeated="5"/>
          <table:table-cell table:formula="of:=[.Q9]-[.$Q$12]" office:value-type="float" office:value="0.0077551328510026" calcext:value-type="float">
            <text:p>0.007755132851003</text:p>
          </table:table-cell>
          <table:table-cell/>
          <table:table-cell office:value-type="float" office:value="122.227862318841" calcext:value-type="float">
            <text:p>122.227862318841</text:p>
          </table:table-cell>
          <table:table-cell office:value-type="float" office:value="122.402173913043" calcext:value-type="float">
            <text:p>122.402173913043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float" office:value="122.770675759958" calcext:value-type="float">
            <text:p>122.770675759958</text:p>
          </table:table-cell>
          <table:table-cell office:value-type="float" office:value="122.667789855072" calcext:value-type="float">
            <text:p>122.667789855072</text:p>
          </table:table-cell>
          <table:table-cell office:value-type="float" office:value="122.719232807515" calcext:value-type="float">
            <text:p>122.719232807515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5.080720289855" calcext:value-type="float">
            <text:p>125.080720289855</text:p>
          </table:table-cell>
          <table:table-cell office:value-type="float" office:value="124.252888888889" calcext:value-type="float">
            <text:p>124.252888888889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Mean 1</text:p>
          </table:table-cell>
          <table:table-cell table:number-columns-repeated="2"/>
          <table:table-cell table:formula="of:=AVERAGE([.AE4:.AE6])" office:value-type="float" office:value="122.177253167958" calcext:value-type="float">
            <text:p>122.177253167958</text:p>
          </table:table-cell>
          <table:table-cell table:formula="of:=AVERAGE([.AF4:.AF6])" office:value-type="float" office:value="122.551877470356" calcext:value-type="float">
            <text:p>122.551877470356</text:p>
          </table:table-cell>
          <table:table-cell/>
          <table:table-cell office:value-type="string" calcext:value-type="string">
            <text:p>Mean 2 </text:p>
          </table:table-cell>
          <table:table-cell table:style-name="ce7" table:formula="of:=AVERAGE([.AI4:.AI6])" office:value-type="float" office:value="122.177253167958" calcext:value-type="float">
            <text:p>122.177253167958</text:p>
          </table:table-cell>
          <table:table-cell table:style-name="ce7" table:formula="of:=AVERAGE([.AJ4:.AJ6])" office:value-type="float" office:value="122.551877470356" calcext:value-type="float">
            <text:p>122.551877470356</text:p>
          </table:table-cell>
          <table:table-cell/>
          <table:table-cell table:formula="of:=[.Q10]-[.$Q$12]" office:value-type="float" office:value="0.447682669081999" calcext:value-type="float">
            <text:p>0.447682669081999</text:p>
          </table:table-cell>
          <table:table-cell/>
          <table:table-cell office:value-type="float" office:value="122.667789855072" calcext:value-type="float">
            <text:p>122.667789855072</text:p>
          </table:table-cell>
          <table:table-cell/>
        </table:table-row>
        <table:table-row table:style-name="ro1">
          <table:table-cell table:style-name="ce5" office:value-type="string" calcext:value-type="string">
            <text:p>B2-Y</text:p>
          </table:table-cell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office:value-type="float" office:value="-841.925111111111" calcext:value-type="float">
            <text:p>-841.925111111111</text:p>
          </table:table-cell>
          <table:table-cell office:value-type="float" office:value="-815.793222222222" calcext:value-type="float">
            <text:p>-815.79322222222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5"/>
          <table:table-cell office:value-type="float" office:value="122.935239999375" calcext:value-type="float">
            <text:p>122.935239999375</text:p>
          </table:table-cell>
          <table:table-cell office:value-type="float" office:value="122.402173913043" calcext:value-type="float">
            <text:p>122.402173913043</text:p>
          </table:table-cell>
          <table:table-cell office:value-type="float" office:value="122.668706956209" calcext:value-type="float">
            <text:p>122.668706956209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1.817065217391" calcext:value-type="float">
            <text:p>121.817065217391</text:p>
          </table:table-cell>
          <table:table-cell office:value-type="float" office:value="122.707434782609" calcext:value-type="float">
            <text:p>122.70743478260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up limit</text:p>
          </table:table-cell>
          <table:table-cell table:number-columns-repeated="2"/>
          <table:table-cell table:formula="of:=[.AE10]+3*[.AE9]" office:value-type="float" office:value="122.769189076669" calcext:value-type="float">
            <text:p>122.769189076669</text:p>
          </table:table-cell>
          <table:table-cell table:formula="of:=[.AF10]+3*[.AF9]" office:value-type="float" office:value="122.812797339609" calcext:value-type="float">
            <text:p>122.812797339609</text:p>
          </table:table-cell>
          <table:table-cell/>
          <table:table-cell office:value-type="string" calcext:value-type="string">
            <text:p>std. dv. 2</text:p>
          </table:table-cell>
          <table:table-cell table:style-name="ce7" table:formula="of:=STDEV([.AI4:.AI6])" office:value-type="float" office:value="0.197311969570554" calcext:value-type="float">
            <text:p>0.197311969570554</text:p>
          </table:table-cell>
          <table:table-cell table:style-name="ce7" table:formula="of:=STDEV([.AJ4:.AJ6])" office:value-type="float" office:value="0.0869732897509828" calcext:value-type="float">
            <text:p>0.086973289750983</text:p>
          </table:table-cell>
          <table:table-cell/>
          <table:table-cell table:formula="of:=[.Q11]-[.$Q$12]" office:value-type="float" office:value="0.182066727052998" calcext:value-type="float">
            <text:p>0.182066727052998</text:p>
          </table:table-cell>
          <table:table-cell/>
          <table:table-cell office:value-type="float" office:value="122.402173913043" calcext:value-type="float">
            <text:p>122.402173913043</text:p>
          </table:table-cell>
          <table:table-cell/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office:value-type="float" office:value="-718.664369565218" calcext:value-type="float">
            <text:p>-718.664369565218</text:p>
          </table:table-cell>
          <table:table-cell office:value-type="float" office:value="-692.604978260869" calcext:value-type="float">
            <text:p>-692.604978260869</text:p>
          </table:table-cell>
          <table:table-cell/>
          <table:table-cell table:formula="of:=[.B12]-[.B11]" office:value-type="float" office:value="122.0850512435" calcext:value-type="float">
            <text:p>122.0850512435</text:p>
          </table:table-cell>
          <table:table-cell table:formula="of:=[.C12]-[.C11]" office:value-type="float" office:value="121.403248792271" calcext:value-type="float">
            <text:p>121.403248792271</text:p>
          </table:table-cell>
          <table:table-cell table:formula="of:=[.D12]-[.D11]" office:value-type="float" office:value="121.744150017885" calcext:value-type="float">
            <text:p>121.744150017885</text:p>
          </table:table-cell>
          <table:table-cell table:formula="of:=[.E12]-[.E11]" office:value-type="float" office:value="123.02391231" calcext:value-type="float">
            <text:p>123.02391231</text:p>
          </table:table-cell>
          <table:table-cell table:formula="of:=[.F12]-[.F11]" office:value-type="float" office:value="123.260741545893" calcext:value-type="float">
            <text:p>123.260741545893</text:p>
          </table:table-cell>
          <table:table-cell table:formula="of:=[.G12]-[.G11]" office:value-type="float" office:value="123.188243961353" calcext:value-type="float">
            <text:p>123.188243961353</text:p>
          </table:table-cell>
          <table:table-cell table:style-name="ce5"/>
          <table:table-cell/>
          <table:table-cell table:style-name="ce7" table:formula="of:=AVERAGE([.Q4:.Q11])" office:value-type="float" office:value="122.22010718599" calcext:value-type="float">
            <text:p>122.22010718599</text:p>
          </table:table-cell>
          <table:table-cell table:number-columns-repeated="10"/>
          <table:table-cell office:value-type="string" calcext:value-type="string">
            <text:p>down limit</text:p>
          </table:table-cell>
          <table:table-cell table:number-columns-repeated="2"/>
          <table:table-cell table:formula="of:=[.AE10]-3*[.AE9]" office:value-type="float" office:value="121.585317259247" calcext:value-type="float">
            <text:p>121.585317259247</text:p>
          </table:table-cell>
          <table:table-cell table:formula="of:=[.AF10]-3*[.AF9]" office:value-type="float" office:value="122.290957601103" calcext:value-type="float">
            <text:p>122.2909576011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office:value-type="float" office:value="-0.0454104583333075" calcext:value-type="float">
            <text:p>-0.045410458333308</text:p>
          </table:table-cell>
          <table:table-cell office:value-type="float" office:value="0" calcext:value-type="float">
            <text:p>0</text:p>
          </table:table-cell>
          <table:table-cell office:value-type="float" office:value="-597.412133333333" calcext:value-type="float">
            <text:p>-597.412133333333</text:p>
          </table:table-cell>
          <table:table-cell office:value-type="float" office:value="-570.956888888889" calcext:value-type="float">
            <text:p>-570.956888888889</text:p>
          </table:table-cell>
          <table:table-cell/>
          <table:table-cell table:formula="of:=[.B13]-[.B12]" office:value-type="float" office:value="121.571037054167" calcext:value-type="float">
            <text:p>121.571037054167</text:p>
          </table:table-cell>
          <table:table-cell table:formula="of:=[.C13]-[.C12]" office:value-type="float" office:value="122.227862318841" calcext:value-type="float">
            <text:p>122.227862318841</text:p>
          </table:table-cell>
          <table:table-cell table:formula="of:=[.D13]-[.D12]" office:value-type="float" office:value="121.899449686504" calcext:value-type="float">
            <text:p>121.899449686504</text:p>
          </table:table-cell>
          <table:table-cell table:formula="of:=[.E13]-[.E12]" office:value-type="float" office:value="123.023912311" calcext:value-type="float">
            <text:p>123.023912311</text:p>
          </table:table-cell>
          <table:table-cell table:formula="of:=[.F13]-[.F12]" office:value-type="float" office:value="121.252236231885" calcext:value-type="float">
            <text:p>121.252236231885</text:p>
          </table:table-cell>
          <table:table-cell table:formula="of:=[.G13]-[.G12]" office:value-type="float" office:value="121.64808937198" calcext:value-type="float">
            <text:p>121.64808937198</text:p>
          </table:table-cell>
          <table:table-cell table:style-name="ce5"/>
          <table:table-cell table:number-columns-repeated="26"/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-472.331413043478" calcext:value-type="float">
            <text:p>-472.331413043478</text:p>
          </table:table-cell>
          <table:table-cell office:value-type="float" office:value="-446.704" calcext:value-type="float">
            <text:p>-446.704</text:p>
          </table:table-cell>
          <table:table-cell/>
          <table:table-cell table:formula="of:=[.B14]-[.B13]" office:value-type="float" office:value="122.770675759958" calcext:value-type="float">
            <text:p>122.770675759958</text:p>
          </table:table-cell>
          <table:table-cell table:formula="of:=[.C14]-[.C13]" office:value-type="float" office:value="122.667789855072" calcext:value-type="float">
            <text:p>122.667789855072</text:p>
          </table:table-cell>
          <table:table-cell table:formula="of:=[.D14]-[.D13]" office:value-type="float" office:value="122.719232807515" calcext:value-type="float">
            <text:p>122.719232807515</text:p>
          </table:table-cell>
          <table:table-cell table:formula="of:=[.E14]-[.E13]" office:value-type="float" office:value="123.023912311" calcext:value-type="float">
            <text:p>123.023912311</text:p>
          </table:table-cell>
          <table:table-cell table:formula="of:=[.F14]-[.F13]" office:value-type="float" office:value="125.080720289855" calcext:value-type="float">
            <text:p>125.080720289855</text:p>
          </table:table-cell>
          <table:table-cell table:formula="of:=[.G14]-[.G13]" office:value-type="float" office:value="124.252888888889" calcext:value-type="float">
            <text:p>124.252888888889</text:p>
          </table:table-cell>
          <table:table-cell table:style-name="ce5" office:value-type="string" calcext:value-type="string">
            <text:p>X-dir</text:p>
          </table:table-cell>
          <table:table-cell office:value-type="float" office:value="123.101036681041" calcext:value-type="float">
            <text:p>123.101036681041</text:p>
          </table:table-cell>
          <table:table-cell office:value-type="float" office:value="122.05042311412" calcext:value-type="float">
            <text:p>122.05042311412</text:p>
          </table:table-cell>
          <table:table-cell office:value-type="float" office:value="122.57572989758" calcext:value-type="float">
            <text:p>122.57572989758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1.221262088975" calcext:value-type="float">
            <text:p>121.221262088975</text:p>
          </table:table-cell>
          <table:table-cell office:value-type="float" office:value="121.974743713733" calcext:value-type="float">
            <text:p>121.9747437137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office:value-type="float" office:value="-350.514347826087" calcext:value-type="float">
            <text:p>-350.514347826087</text:p>
          </table:table-cell>
          <table:table-cell office:value-type="float" office:value="-323.996565217391" calcext:value-type="float">
            <text:p>-323.996565217391</text:p>
          </table:table-cell>
          <table:table-cell/>
          <table:table-cell table:formula="of:=[.B15]-[.B14]" office:value-type="float" office:value="122.935239999375" calcext:value-type="float">
            <text:p>122.935239999375</text:p>
          </table:table-cell>
          <table:table-cell table:formula="of:=[.C15]-[.C14]" office:value-type="float" office:value="122.402173913043" calcext:value-type="float">
            <text:p>122.402173913043</text:p>
          </table:table-cell>
          <table:table-cell table:formula="of:=[.D15]-[.D14]" office:value-type="float" office:value="122.668706956209" calcext:value-type="float">
            <text:p>122.668706956209</text:p>
          </table:table-cell>
          <table:table-cell table:formula="of:=[.E15]-[.E14]" office:value-type="float" office:value="123.02391231" calcext:value-type="float">
            <text:p>123.02391231</text:p>
          </table:table-cell>
          <table:table-cell table:formula="of:=[.F15]-[.F14]" office:value-type="float" office:value="121.817065217391" calcext:value-type="float">
            <text:p>121.817065217391</text:p>
          </table:table-cell>
          <table:table-cell table:formula="of:=[.G15]-[.G14]" office:value-type="float" office:value="122.707434782609" calcext:value-type="float">
            <text:p>122.707434782609</text:p>
          </table:table-cell>
          <table:table-cell/>
          <table:table-cell office:value-type="float" office:value="122.684420647548" calcext:value-type="float">
            <text:p>122.684420647548</text:p>
          </table:table-cell>
          <table:table-cell office:value-type="float" office:value="121.965037878787" calcext:value-type="float">
            <text:p>121.965037878787</text:p>
          </table:table-cell>
          <table:table-cell office:value-type="float" office:value="122.324729263168" calcext:value-type="float">
            <text:p>122.324729263168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2.269249494949" calcext:value-type="float">
            <text:p>122.269249494949</text:p>
          </table:table-cell>
          <table:table-cell office:value-type="float" office:value="122.335170707071" calcext:value-type="float">
            <text:p>122.33517070707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st. dev. 1 </text:p>
          </table:table-cell>
          <table:table-cell table:style-name="ce7" table:formula="of:=STDEV([.AM4:.AM8])" office:value-type="float" office:value="0.156240037062273" calcext:value-type="float">
            <text:p>0.156240037062273</text:p>
          </table:table-cell>
          <table:table-cell office:value-type="string" calcext:value-type="string">
            <text:p>st. dev. 2</text:p>
          </table:table-cell>
          <table:table-cell table:style-name="ce7" table:formula="of:=STDEV([.AO4:.AO9])" office:value-type="float" office:value="0.164087659344188" calcext:value-type="float">
            <text:p>0.164087659344188</text:p>
          </table:table-cell>
        </table:table-row>
        <table:table-row table:style-name="ro1">
          <table:table-cell table:number-columns-repeated="15"/>
          <table:table-cell office:value-type="float" office:value="123.020401956536" calcext:value-type="float">
            <text:p>123.020401956536</text:p>
          </table:table-cell>
          <table:table-cell office:value-type="float" office:value="122.32230496454" calcext:value-type="float">
            <text:p>122.32230496454</text:p>
          </table:table-cell>
          <table:table-cell office:value-type="float" office:value="122.671353460538" calcext:value-type="float">
            <text:p>122.671353460538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3.882211820331" calcext:value-type="float">
            <text:p>123.882211820331</text:p>
          </table:table-cell>
          <table:table-cell office:value-type="float" office:value="123.342638770685" calcext:value-type="float">
            <text:p>123.34263877068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2-Y</text:p>
          </table:table-cell>
          <table:table-cell office:value-type="float" office:value="122.0850512435" calcext:value-type="float">
            <text:p>122.0850512435</text:p>
          </table:table-cell>
          <table:table-cell office:value-type="float" office:value="121.403248792271" calcext:value-type="float">
            <text:p>121.403248792271</text:p>
          </table:table-cell>
          <table:table-cell office:value-type="float" office:value="121.744150017885" calcext:value-type="float">
            <text:p>121.744150017885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16]-[.$X$20]" office:value-type="float" office:value="-0.255449770749991" calcext:value-type="float">
            <text:p>-0.255449770749991</text:p>
          </table:table-cell>
          <table:table-cell table:style-name="ce46" table:formula="of:=[.Y16]-[.$Y$20]" office:value-type="float" office:value="-0.772019927535752" calcext:value-type="float">
            <text:p>-0.772019927535752</text:p>
          </table:table-cell>
          <table:table-cell office:value-type="float" office:value="122.0850512435" calcext:value-type="float">
            <text:p>122.0850512435</text:p>
          </table:table-cell>
          <table:table-cell office:value-type="float" office:value="122.227862318841" calcext:value-type="float">
            <text:p>122.227862318841</text:p>
          </table:table-cell>
          <table:table-cell table:style-name="ce48" office:value-type="float" office:value="122.0850512435" calcext:value-type="float">
            <text:p>122.0850512435</text:p>
          </table:table-cell>
          <table:table-cell table:style-name="ce47" office:value-type="string" calcext:value-type="string">
            <text:p>lower limit</text:p>
          </table:table-cell>
          <table:table-cell table:style-name="ce48" office:value-type="float" office:value="122.0850512435" calcext:value-type="float">
            <text:p>122.0850512435</text:p>
          </table:table-cell>
          <table:table-cell table:style-name="ce48" office:value-type="float" office:value="122.227862318841" calcext:value-type="float">
            <text:p>122.227862318841</text:p>
          </table:table-cell>
          <table:table-cell/>
          <table:table-cell office:value-type="string" calcext:value-type="string">
            <text:p>Mean 1</text:p>
          </table:table-cell>
          <table:table-cell table:formula="of:=AVERAGE([.AM4:.AM8])" office:value-type="float" office:value="122.45713372859" calcext:value-type="float">
            <text:p>122.45713372859</text:p>
          </table:table-cell>
          <table:table-cell office:value-type="string" calcext:value-type="string">
            <text:p>Mean 2</text:p>
          </table:table-cell>
          <table:table-cell table:style-name="ce7" table:formula="of:=AVERAGE([.AO4:.AO9])" office:value-type="float" office:value="122.492243083004" calcext:value-type="float">
            <text:p>122.492243083004</text:p>
          </table:table-cell>
        </table:table-row>
        <table:table-row table:style-name="ro1">
          <table:table-cell table:number-columns-repeated="15"/>
          <table:table-cell office:value-type="float" office:value="123.17502489125" calcext:value-type="float">
            <text:p>123.17502489125</text:p>
          </table:table-cell>
          <table:table-cell office:value-type="float" office:value="122.892139479905" calcext:value-type="float">
            <text:p>122.892139479905</text:p>
          </table:table-cell>
          <table:table-cell office:value-type="float" office:value="123.033582185577" calcext:value-type="float">
            <text:p>123.033582185577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2.796210401891" calcext:value-type="float">
            <text:p>122.796210401891</text:p>
          </table:table-cell>
          <table:table-cell office:value-type="float" office:value="122.875205673759" calcext:value-type="float">
            <text:p>122.8752056737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.571037054167" calcext:value-type="float">
            <text:p>121.571037054167</text:p>
          </table:table-cell>
          <table:table-cell office:value-type="float" office:value="122.227862318841" calcext:value-type="float">
            <text:p>122.227862318841</text:p>
          </table:table-cell>
          <table:table-cell office:value-type="float" office:value="121.899449686504" calcext:value-type="float">
            <text:p>121.89944968650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46" table:formula="of:=[.X17]-[.$X$20]" office:value-type="float" office:value="-0.769463960083314" calcext:value-type="float">
            <text:p>-0.769463960083314</text:p>
          </table:table-cell>
          <table:table-cell table:formula="of:=[.Y17]-[.$Y$20]" office:value-type="float" office:value="0.0525935990340116" calcext:value-type="float">
            <text:p>0.052593599034012</text:p>
          </table:table-cell>
          <table:table-cell office:value-type="float" office:value="122.770675759958" calcext:value-type="float">
            <text:p>122.770675759958</text:p>
          </table:table-cell>
          <table:table-cell office:value-type="float" office:value="122.667789855072" calcext:value-type="float">
            <text:p>122.667789855072</text:p>
          </table:table-cell>
          <table:table-cell table:style-name="ce48" office:value-type="float" office:value="121.571037054167" calcext:value-type="float">
            <text:p>121.571037054167</text:p>
          </table:table-cell>
          <table:table-cell office:value-type="float" office:value="122.227862318841" calcext:value-type="float">
            <text:p>122.227862318841</text:p>
          </table:table-cell>
          <table:table-cell table:style-name="ce48" office:value-type="float" office:value="121.571037054167" calcext:value-type="float">
            <text:p>121.571037054167</text:p>
          </table:table-cell>
          <table:table-cell table:style-name="ce48" office:value-type="float" office:value="122.667789855072" calcext:value-type="float">
            <text:p>122.667789855072</text:p>
          </table:table-cell>
          <table:table-cell/>
          <table:table-cell office:value-type="string" calcext:value-type="string">
            <text:p>upper limit</text:p>
          </table:table-cell>
          <table:table-cell table:formula="of:= [.AM16]+3*[.AM15]" office:value-type="float" office:value="122.925853839777" calcext:value-type="float">
            <text:p>122.92585383977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1-X</text:p>
          </table:table-cell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style-name="ce8" office:value-type="float" office:value="1186.0514893617" calcext:value-type="float">
            <text:p>1186.0514893617</text:p>
          </table:table-cell>
          <table:table-cell office:value-type="float" office:value="1198.29042553191" calcext:value-type="float">
            <text:p>1198.2904255319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22.913139342239" calcext:value-type="float">
            <text:p>122.913139342239</text:p>
          </table:table-cell>
          <table:table-cell office:value-type="float" office:value="121.944565217391" calcext:value-type="float">
            <text:p>121.944565217391</text:p>
          </table:table-cell>
          <table:table-cell office:value-type="float" office:value="122.428852279814" calcext:value-type="float">
            <text:p>122.428852279814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2.721304347826" calcext:value-type="float">
            <text:p>122.721304347826</text:p>
          </table:table-cell>
          <table:table-cell office:value-type="float" office:value="122.26347826087" calcext:value-type="float">
            <text:p>122.263478260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2.770675759958" calcext:value-type="float">
            <text:p>122.770675759958</text:p>
          </table:table-cell>
          <table:table-cell office:value-type="float" office:value="122.667789855072" calcext:value-type="float">
            <text:p>122.667789855072</text:p>
          </table:table-cell>
          <table:table-cell office:value-type="float" office:value="122.719232807515" calcext:value-type="float">
            <text:p>122.719232807515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18]-[.$X$20]" office:value-type="float" office:value="0.430174745708001" calcext:value-type="float">
            <text:p>0.430174745708001</text:p>
          </table:table-cell>
          <table:table-cell table:formula="of:=[.Y18]-[.$Y$20]" office:value-type="float" office:value="0.492521135265008" calcext:value-type="float">
            <text:p>0.492521135265008</text:p>
          </table:table-cell>
          <table:table-cell office:value-type="float" office:value="122.935239999375" calcext:value-type="float">
            <text:p>122.935239999375</text:p>
          </table:table-cell>
          <table:table-cell office:value-type="float" office:value="122.402173913043" calcext:value-type="float">
            <text:p>122.402173913043</text:p>
          </table:table-cell>
          <table:table-cell table:style-name="ce48" office:value-type="float" office:value="122.770675759958" calcext:value-type="float">
            <text:p>122.770675759958</text:p>
          </table:table-cell>
          <table:table-cell office:value-type="float" office:value="122.667789855072" calcext:value-type="float">
            <text:p>122.667789855072</text:p>
          </table:table-cell>
          <table:table-cell table:style-name="ce48" office:value-type="float" office:value="122.770675759958" calcext:value-type="float">
            <text:p>122.770675759958</text:p>
          </table:table-cell>
          <table:table-cell table:style-name="ce48" office:value-type="float" office:value="122.402173913043" calcext:value-type="float">
            <text:p>122.402173913043</text:p>
          </table:table-cell>
          <table:table-cell/>
          <table:table-cell office:value-type="string" calcext:value-type="string">
            <text:p>lower limit</text:p>
          </table:table-cell>
          <table:table-cell table:formula="of:=[.AM16]-3*[.AM15]" office:value-type="float" office:value="121.988413617403" calcext:value-type="float">
            <text:p>121.9884136174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office:value-type="float" office:value="1064.83022727273" calcext:value-type="float">
            <text:p>1064.83022727273</text:p>
          </table:table-cell>
          <table:table-cell office:value-type="float" office:value="1076.31568181818" calcext:value-type="float">
            <text:p>1076.31568181818</text:p>
          </table:table-cell>
          <table:table-cell/>
          <table:table-cell table:formula="of:=[.B19]-[.B18]" office:value-type="float" office:value="123.101036681041" calcext:value-type="float">
            <text:p>123.101036681041</text:p>
          </table:table-cell>
          <table:table-cell table:formula="of:=[.C19]-[.C18]" office:value-type="float" office:value="122.05042311412" calcext:value-type="float">
            <text:p>122.05042311412</text:p>
          </table:table-cell>
          <table:table-cell table:formula="of:=[.D19]-[.D18]" office:value-type="float" office:value="122.57572989758" calcext:value-type="float">
            <text:p>122.57572989758</text:p>
          </table:table-cell>
          <table:table-cell table:formula="of:=[.E19]-[.E18]" office:value-type="float" office:value="123.02391231" calcext:value-type="float">
            <text:p>123.02391231</text:p>
          </table:table-cell>
          <table:table-cell table:formula="of:=[.F19]-[.F18]" office:value-type="float" office:value="-121.22126208897" calcext:value-type="float">
            <text:p>-121.22126208897</text:p>
          </table:table-cell>
          <table:table-cell table:formula="of:=[.G19]-[.G18]" office:value-type="float" office:value="-121.97474371373" calcext:value-type="float">
            <text:p>-121.97474371373</text:p>
          </table:table-cell>
          <table:table-cell/>
          <table:table-cell office:value-type="float" office:value="121.879979092667" calcext:value-type="float">
            <text:p>121.879979092667</text:p>
          </table:table-cell>
          <table:table-cell office:value-type="float" office:value="121.858695652175" calcext:value-type="float">
            <text:p>121.858695652175</text:p>
          </table:table-cell>
          <table:table-cell office:value-type="float" office:value="121.869337372421" calcext:value-type="float">
            <text:p>121.869337372421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1.868891304348" calcext:value-type="float">
            <text:p>121.868891304348</text:p>
          </table:table-cell>
          <table:table-cell office:value-type="float" office:value="121.658021739131" calcext:value-type="float">
            <text:p>121.6580217391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2.935239999375" calcext:value-type="float">
            <text:p>122.935239999375</text:p>
          </table:table-cell>
          <table:table-cell office:value-type="float" office:value="122.402173913043" calcext:value-type="float">
            <text:p>122.402173913043</text:p>
          </table:table-cell>
          <table:table-cell office:value-type="float" office:value="122.668706956209" calcext:value-type="float">
            <text:p>122.668706956209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19]-[.$X$20]" office:value-type="float" office:value="0.594738985125005" calcext:value-type="float">
            <text:p>0.594738985125005</text:p>
          </table:table-cell>
          <table:table-cell table:formula="of:=[.Y19]-[.$Y$20]" office:value-type="float" office:value="0.226905193236007" calcext:value-type="float">
            <text:p>0.226905193236007</text:p>
          </table:table-cell>
          <table:table-cell table:number-columns-repeated="2"/>
          <table:table-cell table:style-name="ce48" office:value-type="float" office:value="122.935239999375" calcext:value-type="float">
            <text:p>122.935239999375</text:p>
          </table:table-cell>
          <table:table-cell office:value-type="float" office:value="122.402173913043" calcext:value-type="float">
            <text:p>122.402173913043</text:p>
          </table:table-cell>
          <table:table-cell office:value-type="float" office:value="122.935239999375" calcext:value-type="float">
            <text:p>122.935239999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office:value-type="float" office:value="-0.580239471726175" calcext:value-type="float">
            <text:p>-0.580239471726175</text:p>
          </table:table-cell>
          <table:table-cell office:value-type="float" office:value="0" calcext:value-type="float">
            <text:p>0</text:p>
          </table:table-cell>
          <table:table-cell office:value-type="float" office:value="942.560977777778" calcext:value-type="float">
            <text:p>942.560977777778</text:p>
          </table:table-cell>
          <table:table-cell office:value-type="float" office:value="953.980511111111" calcext:value-type="float">
            <text:p>953.980511111111</text:p>
          </table:table-cell>
          <table:table-cell/>
          <table:table-cell table:formula="of:=[.B20]-[.B19]" office:value-type="float" office:value="122.684420647548" calcext:value-type="float">
            <text:p>122.684420647548</text:p>
          </table:table-cell>
          <table:table-cell table:formula="of:=[.C20]-[.C19]" office:value-type="float" office:value="121.965037878787" calcext:value-type="float">
            <text:p>121.965037878787</text:p>
          </table:table-cell>
          <table:table-cell table:formula="of:=[.D20]-[.D19]" office:value-type="float" office:value="122.324729263168" calcext:value-type="float">
            <text:p>122.324729263168</text:p>
          </table:table-cell>
          <table:table-cell table:formula="of:=[.E20]-[.E19]" office:value-type="float" office:value="123.023912311" calcext:value-type="float">
            <text:p>123.023912311</text:p>
          </table:table-cell>
          <table:table-cell table:formula="of:=[.F20]-[.F19]" office:value-type="float" office:value="-122.269249494952" calcext:value-type="float">
            <text:p>-122.269249494952</text:p>
          </table:table-cell>
          <table:table-cell table:formula="of:=[.G20]-[.G19]" office:value-type="float" office:value="-122.335170707069" calcext:value-type="float">
            <text:p>-122.335170707069</text:p>
          </table:table-cell>
          <table:table-cell/>
          <table:table-cell office:value-type="float" office:value="122.186887594333" calcext:value-type="float">
            <text:p>122.186887594333</text:p>
          </table:table-cell>
          <table:table-cell office:value-type="float" office:value="121.888710474308" calcext:value-type="float">
            <text:p>121.888710474308</text:p>
          </table:table-cell>
          <table:table-cell office:value-type="float" office:value="122.037799034321" calcext:value-type="float">
            <text:p>122.037799034321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121.835146245059" calcext:value-type="float">
            <text:p>121.835146245059</text:p>
          </table:table-cell>
          <table:table-cell office:value-type="float" office:value="122.131300395257" calcext:value-type="float">
            <text:p>122.131300395257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X16:.X19])" office:value-type="float" office:value="122.34050101425" calcext:value-type="float">
            <text:p>122.34050101425</text:p>
          </table:table-cell>
          <table:table-cell table:style-name="ce7" table:formula="of:=AVERAGE([.Y16:.Y19])" office:value-type="float" office:value="122.175268719807" calcext:value-type="float">
            <text:p>122.175268719807</text:p>
          </table:table-cell>
          <table:table-cell table:style-name="ce7" table:formula="of:=AVERAGE([.Z16:.Z19])" office:value-type="float" office:value="122.257884867028" calcext:value-type="float">
            <text:p>122.257884867028</text:p>
          </table:table-cell>
          <table:table-cell table:style-name="ce7" table:formula="of:=AVERAGE([.AA16:.AA19])" office:value-type="float" office:value="123.0239123105" calcext:value-type="float">
            <text:p>123.02391231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office:value-type="float" office:value="818.678765957447" calcext:value-type="float">
            <text:p>818.678765957447</text:p>
          </table:table-cell>
          <table:table-cell office:value-type="float" office:value="830.637872340425" calcext:value-type="float">
            <text:p>830.637872340425</text:p>
          </table:table-cell>
          <table:table-cell/>
          <table:table-cell table:formula="of:=[.B21]-[.B20]" office:value-type="float" office:value="123.020401956536" calcext:value-type="float">
            <text:p>123.020401956536</text:p>
          </table:table-cell>
          <table:table-cell table:formula="of:=[.C21]-[.C20]" office:value-type="float" office:value="122.32230496454" calcext:value-type="float">
            <text:p>122.32230496454</text:p>
          </table:table-cell>
          <table:table-cell table:formula="of:=[.D21]-[.D20]" office:value-type="float" office:value="122.671353460538" calcext:value-type="float">
            <text:p>122.671353460538</text:p>
          </table:table-cell>
          <table:table-cell table:formula="of:=[.E21]-[.E20]" office:value-type="float" office:value="123.023912311" calcext:value-type="float">
            <text:p>123.023912311</text:p>
          </table:table-cell>
          <table:table-cell table:formula="of:=[.F21]-[.F20]" office:value-type="float" office:value="-123.882211820331" calcext:value-type="float">
            <text:p>-123.882211820331</text:p>
          </table:table-cell>
          <table:table-cell table:formula="of:=[.G21]-[.G20]" office:value-type="float" office:value="-123.342638770686" calcext:value-type="float">
            <text:p>-123.342638770686</text:p>
          </table:table-cell>
          <table:table-cell/>
          <table:table-cell office:value-type="float" office:value="122.416111393334" calcext:value-type="float">
            <text:p>122.416111393334</text:p>
          </table:table-cell>
          <table:table-cell office:value-type="float" office:value="122.045528656126" calcext:value-type="float">
            <text:p>122.045528656126</text:p>
          </table:table-cell>
          <table:table-cell office:value-type="float" office:value="122.23082002473" calcext:value-type="float">
            <text:p>122.23082002473</text:p>
          </table:table-cell>
          <table:table-cell office:value-type="float" office:value="123.02391231" calcext:value-type="float">
            <text:p>123.02391231</text:p>
          </table:table-cell>
          <table:table-cell office:value-type="float" office:value="122.675245059288" calcext:value-type="float">
            <text:p>122.675245059288</text:p>
          </table:table-cell>
          <table:table-cell office:value-type="float" office:value="121.997873517786" calcext:value-type="float">
            <text:p>121.99787351778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2"/>
          <table:table-cell table:formula="of:=STDEV([.AE16:.AE18])" office:value-type="float" office:value="0.450921886635114" calcext:value-type="float">
            <text:p>0.450921886635114</text:p>
          </table:table-cell>
          <table:table-cell table:formula="of:=STDEV([.AF16:.AF18])" office:value-type="float" office:value="0.221537279657198" calcext:value-type="float">
            <text:p>0.2215372796571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office:value-type="float" office:value="695.882555555556" calcext:value-type="float">
            <text:p>695.882555555556</text:p>
          </table:table-cell>
          <table:table-cell office:value-type="float" office:value="707.762666666667" calcext:value-type="float">
            <text:p>707.762666666667</text:p>
          </table:table-cell>
          <table:table-cell/>
          <table:table-cell table:formula="of:=[.B22]-[.B21]" office:value-type="float" office:value="123.17502489125" calcext:value-type="float">
            <text:p>123.17502489125</text:p>
          </table:table-cell>
          <table:table-cell table:formula="of:=[.C22]-[.C21]" office:value-type="float" office:value="122.892139479905" calcext:value-type="float">
            <text:p>122.892139479905</text:p>
          </table:table-cell>
          <table:table-cell table:formula="of:=[.D22]-[.D21]" office:value-type="float" office:value="123.033582185577" calcext:value-type="float">
            <text:p>123.033582185577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formula="of:=[.F22]-[.F21]" office:value-type="float" office:value="-122.796210401891" calcext:value-type="float">
            <text:p>-122.796210401891</text:p>
          </table:table-cell>
          <table:table-cell table:formula="of:=[.G22]-[.G21]" office:value-type="float" office:value="-122.875205673758" calcext:value-type="float">
            <text:p>-122.875205673758</text:p>
          </table:table-cell>
          <table:table-cell table:number-columns-repeated="13"/>
          <table:table-cell office:value-type="string" calcext:value-type="string">
            <text:p>Mean 1</text:p>
          </table:table-cell>
          <table:table-cell table:number-columns-repeated="2"/>
          <table:table-cell table:formula="of:=AVERAGE([.AE16:.AE18])" office:value-type="float" office:value="122.596989000944" calcext:value-type="float">
            <text:p>122.596989000944</text:p>
          </table:table-cell>
          <table:table-cell table:formula="of:=AVERAGE([.AF16:.AF18])" office:value-type="float" office:value="122.432608695652" calcext:value-type="float">
            <text:p>122.432608695652</text:p>
          </table:table-cell>
          <table:table-cell/>
          <table:table-cell office:value-type="string" calcext:value-type="string">
            <text:p>Mean 2 </text:p>
          </table:table-cell>
          <table:table-cell table:style-name="ce7" table:formula="of:=AVERAGE([.AI16:.AI19])" office:value-type="float" office:value="122.34050101425" calcext:value-type="float">
            <text:p>122.34050101425</text:p>
          </table:table-cell>
          <table:table-cell table:style-name="ce7" table:formula="of:=AVERAGE([.AJ16:.AJ18])" office:value-type="float" office:value="122.432608695652" calcext:value-type="float">
            <text:p>122.432608695652</text:p>
          </table:table-cell>
          <table:table-cell table:number-columns-repeated="5"/>
        </table:table-row>
        <table:table-row table:style-name="ro1">
          <table:table-cell table:number-columns-repeated="27"/>
          <table:table-cell office:value-type="string" calcext:value-type="string">
            <text:p>up limit</text:p>
          </table:table-cell>
          <table:table-cell table:number-columns-repeated="2"/>
          <table:table-cell table:formula="of:=[.AE22]+3*[.AE21]" office:value-type="float" office:value="123.94975466085" calcext:value-type="float">
            <text:p>123.94975466085</text:p>
          </table:table-cell>
          <table:table-cell table:formula="of:=[.AF22]+3*[.AF21]" office:value-type="float" office:value="123.097220534624" calcext:value-type="float">
            <text:p>123.097220534624</text:p>
          </table:table-cell>
          <table:table-cell/>
          <table:table-cell office:value-type="string" calcext:value-type="string">
            <text:p>std. dv. 2</text:p>
          </table:table-cell>
          <table:table-cell table:style-name="ce7" table:formula="of:=STDEV([.AI16:.AI19])" office:value-type="float" office:value="0.631425409560532" calcext:value-type="float">
            <text:p>0.631425409560532</text:p>
          </table:table-cell>
          <table:table-cell table:style-name="ce7" table:formula="of:=STDEV([.AJ16:.AJ18])" office:value-type="float" office:value="0.221537279657494" calcext:value-type="float">
            <text:p>0.221537279657494</text:p>
          </table:table-cell>
          <table:table-cell table:number-columns-repeated="5"/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2"/>
          <table:table-cell table:formula="of:=[.AE22]-3*[.AE21]" office:value-type="float" office:value="121.244223341039" calcext:value-type="float">
            <text:p>121.244223341039</text:p>
          </table:table-cell>
          <table:table-cell table:formula="of:=[.AF22]-3*[.AF21]" office:value-type="float" office:value="121.76799685668" calcext:value-type="float">
            <text:p>121.767996856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B2-X</text:p>
          </table:table-cell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office:value-type="float" office:value="1188.70847826087" calcext:value-type="float">
            <text:p>1188.70847826087</text:p>
          </table:table-cell>
          <table:table-cell office:value-type="float" office:value="1199.79239130435" calcext:value-type="float">
            <text:p>1199.7923913043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office:value-type="float" office:value="1065.98717391304" calcext:value-type="float">
            <text:p>1065.98717391304</text:p>
          </table:table-cell>
          <table:table-cell office:value-type="float" office:value="1077.52891304348" calcext:value-type="float">
            <text:p>1077.52891304348</text:p>
          </table:table-cell>
          <table:table-cell/>
          <table:table-cell table:formula="of:=[.B26]-[.B25]" office:value-type="float" office:value="122.913139342239" calcext:value-type="float">
            <text:p>122.913139342239</text:p>
          </table:table-cell>
          <table:table-cell table:formula="of:=[.C26]-[.C25]" office:value-type="float" office:value="121.944565217391" calcext:value-type="float">
            <text:p>121.944565217391</text:p>
          </table:table-cell>
          <table:table-cell table:formula="of:=[.D26]-[.D25]" office:value-type="float" office:value="122.428852279814" calcext:value-type="float">
            <text:p>122.428852279814</text:p>
          </table:table-cell>
          <table:table-cell table:formula="of:=[.E26]-[.E25]" office:value-type="float" office:value="123.02391231" calcext:value-type="float">
            <text:p>123.02391231</text:p>
          </table:table-cell>
          <table:table-cell table:formula="of:=[.F26]-[.F25]" office:value-type="float" office:value="-122.72130434783" calcext:value-type="float">
            <text:p>-122.72130434783</text:p>
          </table:table-cell>
          <table:table-cell table:formula="of:=[.G26]-[.G25]" office:value-type="float" office:value="-122.26347826087" calcext:value-type="float">
            <text:p>-122.2634782608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office:value-type="float" office:value="-2.55145348260868" calcext:value-type="float">
            <text:p>-2.551453482608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944.118282608696" calcext:value-type="float">
            <text:p>944.118282608696</text:p>
          </table:table-cell>
          <table:table-cell office:value-type="float" office:value="955.870891304348" calcext:value-type="float">
            <text:p>955.870891304348</text:p>
          </table:table-cell>
          <table:table-cell/>
          <table:table-cell table:formula="of:=[.B27]-[.B26]" office:value-type="float" office:value="121.879979092667" calcext:value-type="float">
            <text:p>121.879979092667</text:p>
          </table:table-cell>
          <table:table-cell table:formula="of:=[.C27]-[.C26]" office:value-type="float" office:value="121.858695652175" calcext:value-type="float">
            <text:p>121.858695652175</text:p>
          </table:table-cell>
          <table:table-cell table:formula="of:=[.D27]-[.D26]" office:value-type="float" office:value="121.869337372421" calcext:value-type="float">
            <text:p>121.869337372421</text:p>
          </table:table-cell>
          <table:table-cell table:formula="of:=[.E27]-[.E26]" office:value-type="float" office:value="123.023912311" calcext:value-type="float">
            <text:p>123.023912311</text:p>
          </table:table-cell>
          <table:table-cell table:formula="of:=[.F27]-[.F26]" office:value-type="float" office:value="-121.868891304344" calcext:value-type="float">
            <text:p>-121.868891304344</text:p>
          </table:table-cell>
          <table:table-cell table:formula="of:=[.G27]-[.G26]" office:value-type="float" office:value="-121.658021739132" calcext:value-type="float">
            <text:p>-121.6580217391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style-name="ce8" office:value-type="float" office:value="822.283136363636" calcext:value-type="float">
            <text:p>822.283136363636</text:p>
          </table:table-cell>
          <table:table-cell office:value-type="float" office:value="833.739590909091" calcext:value-type="float">
            <text:p>833.739590909091</text:p>
          </table:table-cell>
          <table:table-cell/>
          <table:table-cell table:formula="of:=[.B28]-[.B27]" office:value-type="float" office:value="122.186887594333" calcext:value-type="float">
            <text:p>122.186887594333</text:p>
          </table:table-cell>
          <table:table-cell table:formula="of:=[.C28]-[.C27]" office:value-type="float" office:value="121.888710474308" calcext:value-type="float">
            <text:p>121.888710474308</text:p>
          </table:table-cell>
          <table:table-cell table:formula="of:=[.D28]-[.D27]" office:value-type="float" office:value="122.037799034321" calcext:value-type="float">
            <text:p>122.037799034321</text:p>
          </table:table-cell>
          <table:table-cell table:formula="of:=[.E28]-[.E27]" office:value-type="float" office:value="123.023912311" calcext:value-type="float">
            <text:p>123.023912311</text:p>
          </table:table-cell>
          <table:table-cell table:formula="of:=[.F28]-[.F27]" office:value-type="float" office:value="-121.83514624506" calcext:value-type="float">
            <text:p>-121.83514624506</text:p>
          </table:table-cell>
          <table:table-cell table:formula="of:=[.G28]-[.G27]" office:value-type="float" office:value="-122.131300395257" calcext:value-type="float">
            <text:p>-122.131300395257</text:p>
          </table:table-cell>
          <table:table-cell table:number-columns-repeated="8"/>
          <table:table-cell table:style-name="ce5" office:value-type="string" calcext:value-type="string">
            <text:p>B1-X</text:p>
          </table:table-cell>
          <table:table-cell office:value-type="float" office:value="123.101036681041" calcext:value-type="float">
            <text:p>123.101036681041</text:p>
          </table:table-cell>
          <table:table-cell office:value-type="float" office:value="122.05042311412" calcext:value-type="float">
            <text:p>122.05042311412</text:p>
          </table:table-cell>
          <table:table-cell office:value-type="float" office:value="122.57572989758" calcext:value-type="float">
            <text:p>122.57572989758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28]-[.$X$32]" office:value-type="float" office:value="0.105815636947" calcext:value-type="float">
            <text:p>0.105815636947</text:p>
          </table:table-cell>
          <table:table-cell table:style-name="ce8" table:formula="of:=[.Y28]-[.$Y$32]" office:value-type="float" office:value="-0.257053245217989" calcext:value-type="float">
            <text:p>-0.257053245217989</text:p>
          </table:table-cell>
          <table:table-cell office:value-type="float" office:value="123.101036681041" calcext:value-type="float">
            <text:p>123.101036681041</text:p>
          </table:table-cell>
          <table:table-cell office:value-type="float" office:value="122.05042311412" calcext:value-type="float">
            <text:p>122.05042311412</text:p>
          </table:table-cell>
          <table:table-cell table:style-name="ce48" office:value-type="float" office:value="123.101036681041" calcext:value-type="float">
            <text:p>123.101036681041</text:p>
          </table:table-cell>
          <table:table-cell table:style-name="ce48" office:value-type="float" office:value="122.05042311412" calcext:value-type="float">
            <text:p>122.05042311412</text:p>
          </table:table-cell>
          <table:table-cell table:style-name="ce48" office:value-type="float" office:value="123.101036681041" calcext:value-type="float">
            <text:p>123.101036681041</text:p>
          </table:table-cell>
          <table:table-cell table:style-name="ce48" office:value-type="float" office:value="122.05042311412" calcext:value-type="float">
            <text:p>122.05042311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office:value-type="float" office:value="699.607891304348" calcext:value-type="float">
            <text:p>699.607891304348</text:p>
          </table:table-cell>
          <table:table-cell office:value-type="float" office:value="711.741717391305" calcext:value-type="float">
            <text:p>711.741717391305</text:p>
          </table:table-cell>
          <table:table-cell/>
          <table:table-cell table:formula="of:=[.B29]-[.B28]" office:value-type="float" office:value="122.416111393334" calcext:value-type="float">
            <text:p>122.416111393334</text:p>
          </table:table-cell>
          <table:table-cell table:formula="of:=[.C29]-[.C28]" office:value-type="float" office:value="122.045528656126" calcext:value-type="float">
            <text:p>122.045528656126</text:p>
          </table:table-cell>
          <table:table-cell table:formula="of:=[.D29]-[.D28]" office:value-type="float" office:value="122.23082002473" calcext:value-type="float">
            <text:p>122.23082002473</text:p>
          </table:table-cell>
          <table:table-cell table:formula="of:=[.E29]-[.E28]" office:value-type="float" office:value="123.02391231" calcext:value-type="float">
            <text:p>123.02391231</text:p>
          </table:table-cell>
          <table:table-cell table:formula="of:=[.F29]-[.F28]" office:value-type="float" office:value="-122.675245059288" calcext:value-type="float">
            <text:p>-122.675245059288</text:p>
          </table:table-cell>
          <table:table-cell table:formula="of:=[.G29]-[.G28]" office:value-type="float" office:value="-121.997873517786" calcext:value-type="float">
            <text:p>-121.997873517786</text:p>
          </table:table-cell>
          <table:table-cell table:number-columns-repeated="9"/>
          <table:table-cell office:value-type="float" office:value="122.684420647548" calcext:value-type="float">
            <text:p>122.684420647548</text:p>
          </table:table-cell>
          <table:table-cell office:value-type="float" office:value="121.965037878787" calcext:value-type="float">
            <text:p>121.965037878787</text:p>
          </table:table-cell>
          <table:table-cell office:value-type="float" office:value="122.324729263168" calcext:value-type="float">
            <text:p>122.324729263168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46" table:formula="of:=[.X29]-[.$X$32]" office:value-type="float" office:value="-0.310800396545432" calcext:value-type="float">
            <text:p>-0.310800396545432</text:p>
          </table:table-cell>
          <table:table-cell table:style-name="ce8" table:formula="of:=[.Y29]-[.$Y$32]" office:value-type="float" office:value="-0.342438480550641" calcext:value-type="float">
            <text:p>-0.342438480550641</text:p>
          </table:table-cell>
          <table:table-cell office:value-type="float" office:value="123.020401956536" calcext:value-type="float">
            <text:p>123.020401956536</text:p>
          </table:table-cell>
          <table:table-cell office:value-type="float" office:value="121.965037878787" calcext:value-type="float">
            <text:p>121.965037878787</text:p>
          </table:table-cell>
          <table:table-cell table:style-name="ce49" office:value-type="string" calcext:value-type="string">
            <text:p>lower limit</text:p>
          </table:table-cell>
          <table:table-cell table:style-name="ce48" office:value-type="float" office:value="121.965037878787" calcext:value-type="float">
            <text:p>121.965037878787</text:p>
          </table:table-cell>
          <table:table-cell table:style-name="ce48" office:value-type="float" office:value="123.020401956536" calcext:value-type="float">
            <text:p>123.020401956536</text:p>
          </table:table-cell>
          <table:table-cell table:style-name="ce48" office:value-type="float" office:value="121.965037878787" calcext:value-type="float">
            <text:p>121.96503787878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3.020401956536" calcext:value-type="float">
            <text:p>123.020401956536</text:p>
          </table:table-cell>
          <table:table-cell office:value-type="float" office:value="122.32230496454" calcext:value-type="float">
            <text:p>122.32230496454</text:p>
          </table:table-cell>
          <table:table-cell office:value-type="float" office:value="122.671353460538" calcext:value-type="float">
            <text:p>122.671353460538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30]-[.$X$32]" office:value-type="float" office:value="0.0251809124420106" calcext:value-type="float">
            <text:p>0.025180912442011</text:p>
          </table:table-cell>
          <table:table-cell table:style-name="ce8" table:formula="of:=[.Y30]-[.$Y$32]" office:value-type="float" office:value="0.0148286052016573" calcext:value-type="float">
            <text:p>0.014828605201657</text:p>
          </table:table-cell>
          <table:table-cell office:value-type="float" office:value="123.17502489125" calcext:value-type="float">
            <text:p>123.17502489125</text:p>
          </table:table-cell>
          <table:table-cell office:value-type="float" office:value="122.32230496454" calcext:value-type="float">
            <text:p>122.32230496454</text:p>
          </table:table-cell>
          <table:table-cell table:style-name="ce48" office:value-type="float" office:value="123.020401956536" calcext:value-type="float">
            <text:p>123.020401956536</text:p>
          </table:table-cell>
          <table:table-cell table:style-name="ce48" office:value-type="float" office:value="122.32230496454" calcext:value-type="float">
            <text:p>122.32230496454</text:p>
          </table:table-cell>
          <table:table-cell table:style-name="ce48" office:value-type="float" office:value="123.17502489125" calcext:value-type="float">
            <text:p>123.17502489125</text:p>
          </table:table-cell>
          <table:table-cell table:style-name="ce48" office:value-type="float" office:value="122.32230496454" calcext:value-type="float">
            <text:p>122.3223049645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3.17502489125" calcext:value-type="float">
            <text:p>123.17502489125</text:p>
          </table:table-cell>
          <table:table-cell office:value-type="float" office:value="122.892139479905" calcext:value-type="float">
            <text:p>122.892139479905</text:p>
          </table:table-cell>
          <table:table-cell office:value-type="float" office:value="123.033582185577" calcext:value-type="float">
            <text:p>123.033582185577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31]-[.$X$32]" office:value-type="float" office:value="0.179803847156009" calcext:value-type="float">
            <text:p>0.179803847156009</text:p>
          </table:table-cell>
          <table:table-cell table:style-name="ce46" table:formula="of:=[.Y31]-[.$Y$32]" office:value-type="float" office:value="0.584663120567001" calcext:value-type="float">
            <text:p>0.584663120567001</text:p>
          </table:table-cell>
          <table:table-cell table:number-columns-repeated="2"/>
          <table:table-cell table:style-name="ce48" office:value-type="float" office:value="123.17502489125" calcext:value-type="float">
            <text:p>123.17502489125</text:p>
          </table:table-cell>
          <table:table-cell table:style-name="ce49" office:value-type="string" calcext:value-type="string">
            <text:p>lower limit</text:p>
          </table:table-cell>
          <table:table-cell table:number-columns-repeated="7"/>
        </table:table-row>
        <table:table-row table:style-name="ro1">
          <table:table-cell table:number-columns-repeated="23"/>
          <table:table-cell table:style-name="ce7" table:formula="of:=AVERAGE([.X28:.X31])" office:value-type="float" office:value="122.995221044094" calcext:value-type="float">
            <text:p>122.995221044094</text:p>
          </table:table-cell>
          <table:table-cell table:style-name="ce7" table:formula="of:=AVERAGE([.Y28:.Y31])" office:value-type="float" office:value="122.307476359338" calcext:value-type="float">
            <text:p>122.307476359338</text:p>
          </table:table-cell>
          <table:table-cell table:style-name="ce7" table:formula="of:=AVERAGE([.Z28:.Z31])" office:value-type="float" office:value="122.651348701716" calcext:value-type="float">
            <text:p>122.651348701716</text:p>
          </table:table-cell>
          <table:table-cell table:style-name="ce7" table:formula="of:=AVERAGE([.AA28:.AA31])" office:value-type="float" office:value="123.0239123105" calcext:value-type="float">
            <text:p>123.0239123105</text:p>
          </table:table-cell>
          <table:table-cell table:number-columns-repeated="14"/>
        </table:table-row>
        <table:table-row table:style-name="ro1">
          <table:table-cell table:number-columns-repeated="27"/>
          <table:table-cell office:value-type="string" calcext:value-type="string">
            <text:p>st. dev. 1</text:p>
          </table:table-cell>
          <table:table-cell table:number-columns-repeated="2"/>
          <table:table-cell table:formula="of:=STDEV([.AE28:.AE30])" office:value-type="float" office:value="0.0773352722301813" calcext:value-type="float">
            <text:p>0.077335272230181</text:p>
          </table:table-cell>
          <table:table-cell table:formula="of:=STDEV([.AF28:.AF30])" office:value-type="float" office:value="0.18656998220646" calcext:value-type="float">
            <text:p>0.18656998220646</text:p>
          </table:table-cell>
          <table:table-cell table:number-columns-repeated="9"/>
        </table:table-row>
        <table:table-row table:style-name="ro1">
          <table:table-cell table:number-columns-repeated="27"/>
          <table:table-cell office:value-type="string" calcext:value-type="string">
            <text:p>Mean 1</text:p>
          </table:table-cell>
          <table:table-cell table:number-columns-repeated="2"/>
          <table:table-cell table:formula="of:=AVERAGE([.AE28:.AE30])" office:value-type="float" office:value="123.098821176276" calcext:value-type="float">
            <text:p>123.098821176276</text:p>
          </table:table-cell>
          <table:table-cell table:formula="of:=AVERAGE([.AF28:.AF30])" office:value-type="float" office:value="122.112588652482" calcext:value-type="float">
            <text:p>122.112588652482</text:p>
          </table:table-cell>
          <table:table-cell/>
          <table:table-cell office:value-type="string" calcext:value-type="string">
            <text:p>Mean 2 </text:p>
          </table:table-cell>
          <table:table-cell table:style-name="ce7" table:formula="of:=AVERAGE([.AI28:.AI30])" office:value-type="float" office:value="123.098821176276" calcext:value-type="float">
            <text:p>123.098821176276</text:p>
          </table:table-cell>
          <table:table-cell table:style-name="ce7" table:formula="of:=AVERAGE([.AJ28:.AJ30])" office:value-type="float" office:value="122.112588652482" calcext:value-type="float">
            <text:p>122.112588652482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5" table:number-columns-repeated="2"/>
          <table:table-cell table:number-columns-repeated="20"/>
          <table:table-cell office:value-type="string" calcext:value-type="string">
            <text:p>up limit</text:p>
          </table:table-cell>
          <table:table-cell table:number-columns-repeated="2"/>
          <table:table-cell table:formula="of:=[.AE34]+3*[.AE33]" office:value-type="float" office:value="123.330826992966" calcext:value-type="float">
            <text:p>123.330826992966</text:p>
          </table:table-cell>
          <table:table-cell table:formula="of:=[.AF34]+3*[.AF33]" office:value-type="float" office:value="122.672298599102" calcext:value-type="float">
            <text:p>122.672298599102</text:p>
          </table:table-cell>
          <table:table-cell/>
          <table:table-cell office:value-type="string" calcext:value-type="string">
            <text:p>std. dv. 2</text:p>
          </table:table-cell>
          <table:table-cell table:style-name="ce7" table:formula="of:=STDEV([.AI28:.AI30])" office:value-type="float" office:value="0.0773352722303396" calcext:value-type="float">
            <text:p>0.07733527223034</text:p>
          </table:table-cell>
          <table:table-cell table:style-name="ce7" table:formula="of:=STDEV([.AJ28:.AJ30])" office:value-type="float" office:value="0.186569982206125" calcext:value-type="float">
            <text:p>0.186569982206125</text:p>
          </table:table-cell>
          <table:table-cell table:number-columns-repeated="5"/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2"/>
          <table:table-cell table:formula="of:=[.AE34]-3*[.AE33]" office:value-type="float" office:value="122.866815359585" calcext:value-type="float">
            <text:p>122.866815359585</text:p>
          </table:table-cell>
          <table:table-cell table:formula="of:=[.AF34]-3*[.AF33]" office:value-type="float" office:value="121.552878705863" calcext:value-type="float">
            <text:p>121.552878705863</text:p>
          </table:table-cell>
          <table:table-cell table:number-columns-repeated="9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2"/>
          <table:table-cell table:style-name="ce5" office:value-type="string" calcext:value-type="string">
            <text:p>B2-X</text:p>
          </table:table-cell>
          <table:table-cell table:number-columns-repeated="18"/>
        </table:table-row>
        <table:table-row table:style-name="ro1">
          <table:table-cell table:number-columns-repeated="23"/>
          <table:table-cell office:value-type="float" office:value="122.913139342239" calcext:value-type="float">
            <text:p>122.913139342239</text:p>
          </table:table-cell>
          <table:table-cell office:value-type="float" office:value="121.944565217391" calcext:value-type="float">
            <text:p>121.944565217391</text:p>
          </table:table-cell>
          <table:table-cell office:value-type="float" office:value="122.428852279814" calcext:value-type="float">
            <text:p>122.428852279814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46" table:formula="of:=[.X43]-[.$X$47]" office:value-type="float" office:value="0.564109986595753" calcext:value-type="float">
            <text:p>0.564109986595753</text:p>
          </table:table-cell>
          <table:table-cell table:style-name="ce8" table:formula="of:=[.Y43]-[.$Y$47]" office:value-type="float" office:value="0.0101902173909991" calcext:value-type="float">
            <text:p>0.010190217390999</text:p>
          </table:table-cell>
          <table:table-cell office:value-type="float" office:value="121.879979092667" calcext:value-type="float">
            <text:p>121.879979092667</text:p>
          </table:table-cell>
          <table:table-cell office:value-type="float" office:value="121.944565217391" calcext:value-type="float">
            <text:p>121.944565217391</text:p>
          </table:table-cell>
          <table:table-cell table:style-name="ce48" office:value-type="float" office:value="122.913139342239" calcext:value-type="float">
            <text:p>122.913139342239</text:p>
          </table:table-cell>
          <table:table-cell table:style-name="ce48" office:value-type="float" office:value="121.944565217391" calcext:value-type="float">
            <text:p>121.944565217391</text:p>
          </table:table-cell>
          <table:table-cell table:style-name="ce48" office:value-type="float" office:value="122.913139342239" calcext:value-type="float">
            <text:p>122.913139342239</text:p>
          </table:table-cell>
          <table:table-cell table:style-name="ce48" office:value-type="float" office:value="121.944565217391" calcext:value-type="float">
            <text:p>121.94456521739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1.879979092667" calcext:value-type="float">
            <text:p>121.879979092667</text:p>
          </table:table-cell>
          <table:table-cell office:value-type="float" office:value="121.858695652175" calcext:value-type="float">
            <text:p>121.858695652175</text:p>
          </table:table-cell>
          <table:table-cell office:value-type="float" office:value="121.869337372421" calcext:value-type="float">
            <text:p>121.86933737242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44]-[.$X$47]" office:value-type="float" office:value="-0.469050262975998" calcext:value-type="float">
            <text:p>-0.469050262975998</text:p>
          </table:table-cell>
          <table:table-cell table:style-name="ce8" table:formula="of:=[.Y44]-[.$Y$47]" office:value-type="float" office:value="-0.0756793478253712" calcext:value-type="float">
            <text:p>-0.075679347825371</text:p>
          </table:table-cell>
          <table:table-cell office:value-type="float" office:value="122.186887594333" calcext:value-type="float">
            <text:p>122.186887594333</text:p>
          </table:table-cell>
          <table:table-cell office:value-type="float" office:value="121.858695652175" calcext:value-type="float">
            <text:p>121.858695652175</text:p>
          </table:table-cell>
          <table:table-cell table:style-name="ce48" office:value-type="float" office:value="121.879979092667" calcext:value-type="float">
            <text:p>121.879979092667</text:p>
          </table:table-cell>
          <table:table-cell table:style-name="ce48" office:value-type="float" office:value="121.858695652175" calcext:value-type="float">
            <text:p>121.858695652175</text:p>
          </table:table-cell>
          <table:table-cell table:style-name="ce48" office:value-type="float" office:value="121.879979092667" calcext:value-type="float">
            <text:p>121.879979092667</text:p>
          </table:table-cell>
          <table:table-cell table:style-name="ce48" office:value-type="float" office:value="121.858695652175" calcext:value-type="float">
            <text:p>121.85869565217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2.186887594333" calcext:value-type="float">
            <text:p>122.186887594333</text:p>
          </table:table-cell>
          <table:table-cell office:value-type="float" office:value="121.888710474308" calcext:value-type="float">
            <text:p>121.888710474308</text:p>
          </table:table-cell>
          <table:table-cell office:value-type="float" office:value="122.037799034321" calcext:value-type="float">
            <text:p>122.03779903432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45]-[.$X$47]" office:value-type="float" office:value="-0.162141761309996" calcext:value-type="float">
            <text:p>-0.162141761309996</text:p>
          </table:table-cell>
          <table:table-cell table:style-name="ce8" table:formula="of:=[.Y45]-[.$Y$47]" office:value-type="float" office:value="-0.0456645256916062" calcext:value-type="float">
            <text:p>-0.045664525691606</text:p>
          </table:table-cell>
          <table:table-cell office:value-type="float" office:value="122.416111393334" calcext:value-type="float">
            <text:p>122.416111393334</text:p>
          </table:table-cell>
          <table:table-cell office:value-type="float" office:value="121.888710474308" calcext:value-type="float">
            <text:p>121.888710474308</text:p>
          </table:table-cell>
          <table:table-cell table:style-name="ce48" office:value-type="float" office:value="122.186887594333" calcext:value-type="float">
            <text:p>122.186887594333</text:p>
          </table:table-cell>
          <table:table-cell table:style-name="ce48" office:value-type="float" office:value="121.888710474308" calcext:value-type="float">
            <text:p>121.888710474308</text:p>
          </table:table-cell>
          <table:table-cell table:style-name="ce48" office:value-type="float" office:value="122.186887594333" calcext:value-type="float">
            <text:p>122.186887594333</text:p>
          </table:table-cell>
          <table:table-cell table:style-name="ce48" office:value-type="float" office:value="121.888710474308" calcext:value-type="float">
            <text:p>121.88871047430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2.416111393334" calcext:value-type="float">
            <text:p>122.416111393334</text:p>
          </table:table-cell>
          <table:table-cell office:value-type="float" office:value="122.045528656126" calcext:value-type="float">
            <text:p>122.045528656126</text:p>
          </table:table-cell>
          <table:table-cell office:value-type="float" office:value="122.23082002473" calcext:value-type="float">
            <text:p>122.23082002473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46]-[.$X$47]" office:value-type="float" office:value="0.0670820376910086" calcext:value-type="float">
            <text:p>0.067082037691009</text:p>
          </table:table-cell>
          <table:table-cell table:style-name="ce46" table:formula="of:=[.Y46]-[.$Y$47]" office:value-type="float" office:value="0.111153656126007" calcext:value-type="float">
            <text:p>0.111153656126007</text:p>
          </table:table-cell>
          <table:table-cell table:number-columns-repeated="2"/>
          <table:table-cell table:style-name="ce48" office:value-type="float" office:value="122.416111393334" calcext:value-type="float">
            <text:p>122.416111393334</text:p>
          </table:table-cell>
          <table:table-cell table:style-name="ce49" office:value-type="string" calcext:value-type="string">
            <text:p>lower limit</text:p>
          </table:table-cell>
          <table:table-cell office:value-type="float" office:value="122.416111393334" calcext:value-type="float">
            <text:p>122.416111393334</text:p>
          </table:table-cell>
          <table:table-cell table:number-columns-repeated="6"/>
        </table:table-row>
        <table:table-row table:style-name="ro1">
          <table:table-cell table:number-columns-repeated="23"/>
          <table:table-cell table:style-name="ce7" table:formula="of:=AVERAGE([.X43:.X46])" office:value-type="float" office:value="122.349029355643" calcext:value-type="float">
            <text:p>122.349029355643</text:p>
          </table:table-cell>
          <table:table-cell table:style-name="ce7" table:formula="of:=AVERAGE([.Y43:.Y46])" office:value-type="float" office:value="121.934375" calcext:value-type="float">
            <text:p>121.934375</text:p>
          </table:table-cell>
          <table:table-cell table:style-name="ce7" table:formula="of:=AVERAGE([.Z43:.Z46])" office:value-type="float" office:value="122.141702177822" calcext:value-type="float">
            <text:p>122.141702177822</text:p>
          </table:table-cell>
          <table:table-cell table:style-name="ce7" table:formula="of:=AVERAGE([.AA43:.AA46])" office:value-type="float" office:value="123.0239123105" calcext:value-type="float">
            <text:p>123.0239123105</text:p>
          </table:table-cell>
          <table:table-cell table:number-columns-repeated="14"/>
        </table:table-row>
        <table:table-row table:style-name="ro1">
          <table:table-cell table:number-columns-repeated="27"/>
          <table:table-cell office:value-type="string" calcext:value-type="string">
            <text:p>st. dev. 1</text:p>
          </table:table-cell>
          <table:table-cell table:number-columns-repeated="2"/>
          <table:table-cell table:formula="of:=STDEV([.AE43:.AE45])" office:value-type="float" office:value="0.269002547150834" calcext:value-type="float">
            <text:p>0.269002547150834</text:p>
          </table:table-cell>
          <table:table-cell table:formula="of:=STDEV([.AF43:.AF45])" office:value-type="float" office:value="0.0435779456891687" calcext:value-type="float">
            <text:p>0.043577945689169</text:p>
          </table:table-cell>
          <table:table-cell table:number-columns-repeated="9"/>
        </table:table-row>
        <table:table-row table:style-name="ro1">
          <table:table-cell table:number-columns-repeated="27"/>
          <table:table-cell office:value-type="string" calcext:value-type="string">
            <text:p>Mean 1</text:p>
          </table:table-cell>
          <table:table-cell table:number-columns-repeated="2"/>
          <table:table-cell table:formula="of:=AVERAGE([.AE43:.AE45])" office:value-type="float" office:value="122.160992693445" calcext:value-type="float">
            <text:p>122.160992693445</text:p>
          </table:table-cell>
          <table:table-cell table:formula="of:=AVERAGE([.AF43:.AF45])" office:value-type="float" office:value="121.897323781291" calcext:value-type="float">
            <text:p>121.897323781291</text:p>
          </table:table-cell>
          <table:table-cell/>
          <table:table-cell office:value-type="string" calcext:value-type="string">
            <text:p>Mean 2 </text:p>
          </table:table-cell>
          <table:table-cell table:style-name="ce7" table:formula="of:=AVERAGE([.AI43:.AI46])" office:value-type="float" office:value="122.349029355643" calcext:value-type="float">
            <text:p>122.349029355643</text:p>
          </table:table-cell>
          <table:table-cell table:style-name="ce7" table:formula="of:=AVERAGE([.AJ43:.AJ45])" office:value-type="float" office:value="121.897323781291" calcext:value-type="float">
            <text:p>121.897323781291</text:p>
          </table:table-cell>
          <table:table-cell table:number-columns-repeated="5"/>
        </table:table-row>
        <table:table-row table:style-name="ro1">
          <table:table-cell table:number-columns-repeated="27"/>
          <table:table-cell office:value-type="string" calcext:value-type="string">
            <text:p>up limit</text:p>
          </table:table-cell>
          <table:table-cell table:number-columns-repeated="2"/>
          <table:table-cell table:formula="of:=[.AE49]+3*[.AE48]" office:value-type="float" office:value="122.968000334897" calcext:value-type="float">
            <text:p>122.968000334897</text:p>
          </table:table-cell>
          <table:table-cell table:formula="of:=[.AF49]+3*[.AF48]" office:value-type="float" office:value="122.028057618359" calcext:value-type="float">
            <text:p>122.028057618359</text:p>
          </table:table-cell>
          <table:table-cell/>
          <table:table-cell office:value-type="string" calcext:value-type="string">
            <text:p>std. dv. 2</text:p>
          </table:table-cell>
          <table:table-cell table:style-name="ce7" table:formula="of:=STDEV([.AI43:.AI46])" office:value-type="float" office:value="0.435514323039124" calcext:value-type="float">
            <text:p>0.435514323039124</text:p>
          </table:table-cell>
          <table:table-cell table:style-name="ce7" table:formula="of:=STDEV([.AJ43:.AJ45])" office:value-type="float" office:value="0.0435779456892931" calcext:value-type="float">
            <text:p>0.043577945689293</text:p>
          </table:table-cell>
          <table:table-cell table:number-columns-repeated="5"/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2"/>
          <table:table-cell table:formula="of:=[.AE49]-3*[.AE48]" office:value-type="float" office:value="121.353985051992" calcext:value-type="float">
            <text:p>121.353985051992</text:p>
          </table:table-cell>
          <table:table-cell table:formula="of:=[.AF49]-3*[.AF48]" office:value-type="float" office:value="121.766589944224" calcext:value-type="float">
            <text:p>121.766589944224</text:p>
          </table:table-cell>
          <table:table-cell table:number-columns-repeated="9"/>
        </table:table-row>
      </table:table>
      <table:table table:name="step2_joscha_method" table:style-name="ta1">
        <table:table-column table:style-name="co2" table:number-columns-repeated="5" table:default-cell-style-name="Default"/>
        <table:table-column table:style-name="co2" table:number-columns-repeated="4" table:default-cell-style-name="ce8"/>
        <table:table-column table:style-name="co2" table:number-columns-repeated="13" table:default-cell-style-name="Default"/>
        <table:table-row table:style-name="ro1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5]+[.C5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table:formula="of:=[.I5]+[.M5]"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6]+[.C6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6]-[.B5]" office:value-type="float" office:value="122.063883653167" calcext:value-type="float">
            <text:p>122.063883653167</text:p>
          </table:table-cell>
          <table:table-cell table:style-name="Default" table:formula="of:=[.C6]-[.C5]" office:value-type="float" office:value="121.404150197628" calcext:value-type="float">
            <text:p>121.404150197628</text:p>
          </table:table-cell>
          <table:table-cell table:style-name="Default" table:formula="of:=[.D6]-[.D5]" office:value-type="float" office:value="121.734016925398" calcext:value-type="float">
            <text:p>121.734016925398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6]-[.$F$10]" office:value-type="float" office:value="-0.113369514791003" calcext:value-type="float">
            <text:p>-0.113369514791003</text:p>
          </table:table-cell>
          <table:table-cell table:formula="of:=[.G6]-[.$G$10]" office:value-type="float" office:value="-1.14772727272801" calcext:value-type="float">
            <text:p>-1.14772727272801</text:p>
          </table:table-cell>
          <table:table-cell table:formula="of:=[.H6]-[.$H$10]" office:value-type="float" office:value="-0.630548393759" calcext:value-type="float">
            <text:p>-0.630548393759</text:p>
          </table:table-cell>
          <table:table-cell table:formula="of:=[.I6]-[.$I$10]" office:value-type="float" office:value="-0.000000000499994712299667" calcext:value-type="float">
            <text:p>-4.99994712299667E-10</text:p>
          </table:table-cell>
          <table:table-cell table:formula="of:=[.I6]+[.J6]" office:value-type="float" office:value="122.910542795209" calcext:value-type="float">
            <text:p>122.910542795209</text:p>
          </table:table-cell>
          <table:table-cell table:formula="of:=[.I6]+[.K6]" office:value-type="float" office:value="121.876185037272" calcext:value-type="float">
            <text:p>121.876185037272</text:p>
          </table:table-cell>
          <table:table-cell table:formula="of:=[.I6]+[.L6]" office:value-type="float" office:value="122.393363916241" calcext:value-type="float">
            <text:p>122.393363916241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137281825791" calcext:value-type="float">
            <text:p>-123.137281825791</text:p>
          </table:table-cell>
          <table:table-cell table:formula="of:=[.T5]+[.O6]" office:value-type="float" office:value="-124.171639583728" calcext:value-type="float">
            <text:p>-124.171639583728</text:p>
          </table:table-cell>
          <table:table-cell table:formula="of:=[.U5]+[.P6]" office:value-type="float" office:value="-123.654460704759" calcext:value-type="float">
            <text:p>-123.654460704759</text:p>
          </table:table-cell>
          <table:table-cell table:formula="of:=[.V5]+[.Q6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7]+[.C7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style-name="Default" table:formula="of:=[.B7]-[.B6]" office:value-type="float" office:value="122.0627873245" calcext:value-type="float">
            <text:p>122.0627873245</text:p>
          </table:table-cell>
          <table:table-cell table:style-name="Default" table:formula="of:=[.C7]-[.C6]" office:value-type="float" office:value="122.451704545455" calcext:value-type="float">
            <text:p>122.451704545455</text:p>
          </table:table-cell>
          <table:table-cell table:style-name="Default" table:formula="of:=[.D7]-[.D6]" office:value-type="float" office:value="122.257245934977" calcext:value-type="float">
            <text:p>122.257245934977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7]-[.$F$10]" office:value-type="float" office:value="-0.114465843458007" calcext:value-type="float">
            <text:p>-0.114465843458007</text:p>
          </table:table-cell>
          <table:table-cell table:formula="of:=[.G7]-[.$G$10]" office:value-type="float" office:value="-0.100172924901003" calcext:value-type="float">
            <text:p>-0.100172924901003</text:p>
          </table:table-cell>
          <table:table-cell table:formula="of:=[.H7]-[.$H$10]" office:value-type="float" office:value="-0.107319384180002" calcext:value-type="float">
            <text:p>-0.107319384180002</text:p>
          </table:table-cell>
          <table:table-cell table:formula="of:=[.I7]-[.$I$10]" office:value-type="float" office:value="0.000000000500008923154383" calcext:value-type="float">
            <text:p>5.00008923154383E-10</text:p>
          </table:table-cell>
          <table:table-cell table:formula="of:=[.I7]+[.J7]" office:value-type="float" office:value="122.909446467542" calcext:value-type="float">
            <text:p>122.909446467542</text:p>
          </table:table-cell>
          <table:table-cell table:formula="of:=[.I7]+[.K7]" office:value-type="float" office:value="122.923739386099" calcext:value-type="float">
            <text:p>122.923739386099</text:p>
          </table:table-cell>
          <table:table-cell table:formula="of:=[.I7]+[.L7]" office:value-type="float" office:value="122.91659292682" calcext:value-type="float">
            <text:p>122.91659292682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0.227835358248996" calcext:value-type="float">
            <text:p>-0.227835358248996</text:p>
          </table:table-cell>
          <table:table-cell table:formula="of:=[.T6]+[.O7]" office:value-type="float" office:value="-1.24790019762899" calcext:value-type="float">
            <text:p>-1.24790019762899</text:p>
          </table:table-cell>
          <table:table-cell table:formula="of:=[.U6]+[.P7]" office:value-type="float" office:value="-0.737867777938988" calcext:value-type="float">
            <text:p>-0.737867777938988</text:p>
          </table:table-cell>
          <table:table-cell table:formula="of:=[.V6]+[.Q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8]+[.C8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405088526208" calcext:value-type="float">
            <text:p>122.405088526208</text:p>
          </table:table-cell>
          <table:table-cell table:style-name="Default" table:formula="of:=[.C8]-[.C7]" office:value-type="float" office:value="122.608160058027" calcext:value-type="float">
            <text:p>122.608160058027</text:p>
          </table:table-cell>
          <table:table-cell table:style-name="Default" table:formula="of:=[.D8]-[.D7]" office:value-type="float" office:value="122.506624292118" calcext:value-type="float">
            <text:p>122.506624292118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227835358250005" calcext:value-type="float">
            <text:p>0.227835358250005</text:p>
          </table:table-cell>
          <table:table-cell table:formula="of:=[.G8]-[.$G$10]" office:value-type="float" office:value="0.0562825876709923" calcext:value-type="float">
            <text:p>0.056282587670992</text:p>
          </table:table-cell>
          <table:table-cell table:formula="of:=[.H8]-[.$H$10]" office:value-type="float" office:value="0.14205897296101" calcext:value-type="float">
            <text:p>0.14205897296101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25174766925" calcext:value-type="float">
            <text:p>123.25174766925</text:p>
          </table:table-cell>
          <table:table-cell table:formula="of:=[.I8]+[.K8]" office:value-type="float" office:value="123.080194898671" calcext:value-type="float">
            <text:p>123.080194898671</text:p>
          </table:table-cell>
          <table:table-cell table:formula="of:=[.I8]+[.L8]" office:value-type="float" office:value="123.165971283961" calcext:value-type="float">
            <text:p>123.165971283961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3.023912311001" calcext:value-type="float">
            <text:p>123.023912311001</text:p>
          </table:table-cell>
          <table:table-cell table:formula="of:=[.T7]+[.O8]" office:value-type="float" office:value="121.832294701042" calcext:value-type="float">
            <text:p>121.832294701042</text:p>
          </table:table-cell>
          <table:table-cell table:formula="of:=[.U7]+[.P8]" office:value-type="float" office:value="122.428103506022" calcext:value-type="float">
            <text:p>122.428103506022</text:p>
          </table:table-cell>
          <table:table-cell table:formula="of:=[.V7]+[.Q8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9]+[.C9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2.901570246458" calcext:value-type="float">
            <text:p>122.901570246458</text:p>
          </table:table-cell>
          <table:table-cell table:style-name="Default" table:formula="of:=[.C9]-[.C8]" office:value-type="float" office:value="122.595767807585" calcext:value-type="float">
            <text:p>122.595767807585</text:p>
          </table:table-cell>
          <table:table-cell table:style-name="Default" table:formula="of:=[.D9]-[.D8]" office:value-type="float" office:value="122.748669027021" calcext:value-type="float">
            <text:p>122.748669027021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724317078499993" calcext:value-type="float">
            <text:p>0.724317078499993</text:p>
          </table:table-cell>
          <table:table-cell table:formula="of:=[.G9]-[.$G$10]" office:value-type="float" office:value="0.0438903372290014" calcext:value-type="float">
            <text:p>0.043890337229001</text:p>
          </table:table-cell>
          <table:table-cell table:formula="of:=[.H9]-[.$H$10]" office:value-type="float" office:value="0.384103707864" calcext:value-type="float">
            <text:p>0.384103707864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7482293885" calcext:value-type="float">
            <text:p>123.7482293885</text:p>
          </table:table-cell>
          <table:table-cell table:formula="of:=[.I9]+[.K9]" office:value-type="float" office:value="123.067802647229" calcext:value-type="float">
            <text:p>123.067802647229</text:p>
          </table:table-cell>
          <table:table-cell table:formula="of:=[.I9]+[.L9]" office:value-type="float" office:value="123.408016017864" calcext:value-type="float">
            <text:p>123.408016017864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772141699501" calcext:value-type="float">
            <text:p>246.772141699501</text:p>
          </table:table-cell>
          <table:table-cell table:formula="of:=[.T8]+[.O9]" office:value-type="float" office:value="244.900097348271" calcext:value-type="float">
            <text:p>244.900097348271</text:p>
          </table:table-cell>
          <table:table-cell table:formula="of:=[.U8]+[.P9]" office:value-type="float" office:value="245.836119523886" calcext:value-type="float">
            <text:p>245.836119523886</text:p>
          </table:table-cell>
          <table:table-cell table:formula="of:=[.V8]+[.Q9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122.177253167958" calcext:value-type="float">
            <text:p>122.177253167958</text:p>
          </table:table-cell>
          <table:table-cell table:style-name="ce7" office:value-type="float" office:value="122.551877470356" calcext:value-type="float">
            <text:p>122.551877470356</text:p>
          </table:table-cell>
          <table:table-cell table:style-name="ce7" table:formula="of:=([.F10]+[.G10])/2" office:value-type="float" office:value="122.364565319157" calcext:value-type="float">
            <text:p>122.364565319157</text:p>
          </table:table-cell>
          <table:table-cell table:style-name="ce7" table:formula="of:=AVERAGE([.I6:.I9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13]+[.C13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14]+[.C14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14]-[.B13]" office:value-type="float" office:value="123.101036681041" calcext:value-type="float">
            <text:p>123.101036681041</text:p>
          </table:table-cell>
          <table:table-cell table:formula="of:=[.C14]-[.C13]" office:value-type="float" office:value="122.05042311412" calcext:value-type="float">
            <text:p>122.05042311412</text:p>
          </table:table-cell>
          <table:table-cell table:formula="of:=[.D14]-[.D13]" office:value-type="float" office:value="122.575729897581" calcext:value-type="float">
            <text:p>122.575729897581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formula="of:=[.F14]-[.$F$18]" office:value-type="float" office:value="0.00221550476497612" calcext:value-type="float">
            <text:p>0.002215504764976</text:p>
          </table:table-cell>
          <table:table-cell table:formula="of:=[.G14]-[.$G$18]" office:value-type="float" office:value="-0.0621655383619952" calcext:value-type="float">
            <text:p>-0.062165538361995</text:p>
          </table:table-cell>
          <table:table-cell table:formula="of:=[.H14]-[.$H$18]" office:value-type="float" office:value="0.235086199719518" calcext:value-type="float">
            <text:p>0.235086199719518</text:p>
          </table:table-cell>
          <table:table-cell table:formula="of:=[.I14]-[.$I$18]" office:value-type="float" office:value="-0.000000000500008923154383" calcext:value-type="float">
            <text:p>-5.00008923154383E-10</text:p>
          </table:table-cell>
          <table:table-cell table:formula="of:=[.I14]+[.J14]" office:value-type="float" office:value="123.026127814765" calcext:value-type="float">
            <text:p>123.026127814765</text:p>
          </table:table-cell>
          <table:table-cell table:formula="of:=[.I14]+[.K14]" office:value-type="float" office:value="122.961746771638" calcext:value-type="float">
            <text:p>122.961746771638</text:p>
          </table:table-cell>
          <table:table-cell table:formula="of:=[.I14]+[.L14]" office:value-type="float" office:value="123.25899850972" calcext:value-type="float">
            <text:p>123.25899850972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3.021696806235" calcext:value-type="float">
            <text:p>-123.021696806235</text:p>
          </table:table-cell>
          <table:table-cell table:formula="of:=[.T13]+[.O14]" office:value-type="float" office:value="-123.086077849362" calcext:value-type="float">
            <text:p>-123.086077849362</text:p>
          </table:table-cell>
          <table:table-cell table:formula="of:=[.U13]+[.P14]" office:value-type="float" office:value="-122.78882611128" calcext:value-type="float">
            <text:p>-122.78882611128</text:p>
          </table:table-cell>
          <table:table-cell table:formula="of:=[.V13]+[.Q14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15]+[.C15])/2" office:value-type="float" office:value="-0.580239471726175" calcext:value-type="float">
            <text:p>-0.580239471726175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2.684420647548" calcext:value-type="float">
            <text:p>122.684420647548</text:p>
          </table:table-cell>
          <table:table-cell table:formula="of:=[.C15]-[.C14]" office:value-type="float" office:value="121.965037878787" calcext:value-type="float">
            <text:p>121.965037878787</text:p>
          </table:table-cell>
          <table:table-cell table:formula="of:=[.D15]-[.D14]" office:value-type="float" office:value="122.324729263168" calcext:value-type="float">
            <text:p>122.324729263168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formula="of:=[.F15]-[.$F$18]" office:value-type="float" office:value="-0.414400528727697" calcext:value-type="float">
            <text:p>-0.414400528727697</text:p>
          </table:table-cell>
          <table:table-cell table:formula="of:=[.G15]-[.$G$18]" office:value-type="float" office:value="-0.147550773694647" calcext:value-type="float">
            <text:p>-0.147550773694647</text:p>
          </table:table-cell>
          <table:table-cell table:formula="of:=[.H15]-[.$H$18]" office:value-type="float" office:value="-0.0159144346931726" calcext:value-type="float">
            <text:p>-0.015914434693173</text:p>
          </table:table-cell>
          <table:table-cell table:formula="of:=[.I15]-[.$I$18]" office:value-type="float" office:value="0.000000000500008923154383" calcext:value-type="float">
            <text:p>5.00008923154383E-10</text:p>
          </table:table-cell>
          <table:table-cell table:formula="of:=[.I15]+[.J15]" office:value-type="float" office:value="122.609511782272" calcext:value-type="float">
            <text:p>122.609511782272</text:p>
          </table:table-cell>
          <table:table-cell table:formula="of:=[.I15]+[.K15]" office:value-type="float" office:value="122.876361537305" calcext:value-type="float">
            <text:p>122.876361537305</text:p>
          </table:table-cell>
          <table:table-cell table:formula="of:=[.I15]+[.L15]" office:value-type="float" office:value="123.007997876307" calcext:value-type="float">
            <text:p>123.007997876307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-0.412185023962721" calcext:value-type="float">
            <text:p>-0.412185023962721</text:p>
          </table:table-cell>
          <table:table-cell table:formula="of:=[.T14]+[.O15]" office:value-type="float" office:value="-0.209716312056642" calcext:value-type="float">
            <text:p>-0.209716312056642</text:p>
          </table:table-cell>
          <table:table-cell table:formula="of:=[.U14]+[.P15]" office:value-type="float" office:value="0.219171765026346" calcext:value-type="float">
            <text:p>0.219171765026346</text:p>
          </table:table-cell>
          <table:table-cell table:formula="of:=[.V14]+[.Q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16]+[.C16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020401956536" calcext:value-type="float">
            <text:p>123.020401956536</text:p>
          </table:table-cell>
          <table:table-cell table:formula="of:=[.C16]-[.C15]" office:value-type="float" office:value="122.32230496454" calcext:value-type="float">
            <text:p>122.32230496454</text:p>
          </table:table-cell>
          <table:table-cell table:formula="of:=[.D16]-[.D15]" office:value-type="float" office:value="122.671353460538" calcext:value-type="float">
            <text:p>122.671353460538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-0.0784192197403115" calcext:value-type="float">
            <text:p>-0.078419219740312</text:p>
          </table:table-cell>
          <table:table-cell table:formula="of:=[.G16]-[.$G$18]" office:value-type="float" office:value="0.209716312057651" calcext:value-type="float">
            <text:p>0.209716312057651</text:p>
          </table:table-cell>
          <table:table-cell table:formula="of:=[.H16]-[.$H$18]" office:value-type="float" office:value="0.330709762676676" calcext:value-type="float">
            <text:p>0.330709762676676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2.94549309126" calcext:value-type="float">
            <text:p>122.94549309126</text:p>
          </table:table-cell>
          <table:table-cell table:formula="of:=[.I16]+[.K16]" office:value-type="float" office:value="123.233628623058" calcext:value-type="float">
            <text:p>123.233628623058</text:p>
          </table:table-cell>
          <table:table-cell table:formula="of:=[.I16]+[.L16]" office:value-type="float" office:value="123.354622073677" calcext:value-type="float">
            <text:p>123.354622073677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2.533308067297" calcext:value-type="float">
            <text:p>122.533308067297</text:p>
          </table:table-cell>
          <table:table-cell table:formula="of:=[.T15]+[.O16]" office:value-type="float" office:value="123.023912311001" calcext:value-type="float">
            <text:p>123.023912311001</text:p>
          </table:table-cell>
          <table:table-cell table:formula="of:=[.U15]+[.P16]" office:value-type="float" office:value="123.573793838703" calcext:value-type="float">
            <text:p>123.573793838703</text:p>
          </table:table-cell>
          <table:table-cell table:formula="of:=[.V15]+[.Q16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17]+[.C17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17502489125" calcext:value-type="float">
            <text:p>123.17502489125</text:p>
          </table:table-cell>
          <table:table-cell table:formula="of:=[.C17]-[.C16]" office:value-type="float" office:value="122.892139479905" calcext:value-type="float">
            <text:p>122.892139479905</text:p>
          </table:table-cell>
          <table:table-cell table:formula="of:=[.D17]-[.D16]" office:value-type="float" office:value="123.033582185578" calcext:value-type="float">
            <text:p>123.033582185578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0.0762037149739996" calcext:value-type="float">
            <text:p>0.076203714974</text:p>
          </table:table-cell>
          <table:table-cell table:formula="of:=[.G17]-[.$G$18]" office:value-type="float" office:value="0.779550827422995" calcext:value-type="float">
            <text:p>0.779550827422995</text:p>
          </table:table-cell>
          <table:table-cell table:formula="of:=[.H17]-[.$H$18]" office:value-type="float" office:value="0.692938487716489" calcext:value-type="float">
            <text:p>0.692938487716489</text:p>
          </table:table-cell>
          <table:table-cell table:formula="of:=[.I17]-[.$I$18]" office:value-type="float" office:value="-0.000000000500008923154383" calcext:value-type="float">
            <text:p>-5.00008923154383E-10</text:p>
          </table:table-cell>
          <table:table-cell table:formula="of:=[.I17]+[.J17]" office:value-type="float" office:value="123.100116024974" calcext:value-type="float">
            <text:p>123.100116024974</text:p>
          </table:table-cell>
          <table:table-cell table:formula="of:=[.I17]+[.K17]" office:value-type="float" office:value="123.803463137423" calcext:value-type="float">
            <text:p>123.803463137423</text:p>
          </table:table-cell>
          <table:table-cell table:formula="of:=[.I17]+[.L17]" office:value-type="float" office:value="123.716850797716" calcext:value-type="float">
            <text:p>123.716850797716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5.633424092271" calcext:value-type="float">
            <text:p>245.633424092271</text:p>
          </table:table-cell>
          <table:table-cell table:formula="of:=[.T16]+[.O17]" office:value-type="float" office:value="246.827375448424" calcext:value-type="float">
            <text:p>246.827375448424</text:p>
          </table:table-cell>
          <table:table-cell table:formula="of:=[.U16]+[.P17]" office:value-type="float" office:value="247.290644636419" calcext:value-type="float">
            <text:p>247.290644636419</text:p>
          </table:table-cell>
          <table:table-cell table:formula="of:=[.V16]+[.Q17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123.098821176276" calcext:value-type="float">
            <text:p>123.098821176276</text:p>
          </table:table-cell>
          <table:table-cell table:style-name="ce7" office:value-type="float" office:value="122.112588652482" calcext:value-type="float">
            <text:p>122.112588652482</text:p>
          </table:table-cell>
          <table:table-cell table:style-name="ce7" office:value-type="float" office:value="122.340643697861" calcext:value-type="float">
            <text:p>122.340643697861</text:p>
          </table:table-cell>
          <table:table-cell table:style-name="ce7" table:formula="of:=AVERAGE([.I14:.I17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21]+[.C21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22]+[.C22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22]-[.B21]" office:value-type="float" office:value="122.0850512435" calcext:value-type="float">
            <text:p>122.0850512435</text:p>
          </table:table-cell>
          <table:table-cell table:formula="of:=[.C22]-[.C21]" office:value-type="float" office:value="121.403248792271" calcext:value-type="float">
            <text:p>121.403248792271</text:p>
          </table:table-cell>
          <table:table-cell table:formula="of:=[.D22]-[.D21]" office:value-type="float" office:value="121.744150017885" calcext:value-type="float">
            <text:p>121.744150017885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formula="of:=[.F22]-[.$F$26]" office:value-type="float" office:value="-0.255449770750005" calcext:value-type="float">
            <text:p>-0.255449770750005</text:p>
          </table:table-cell>
          <table:table-cell table:formula="of:=[.G22]-[.$G$26]" office:value-type="float" office:value="-1.02935990338099" calcext:value-type="float">
            <text:p>-1.02935990338099</text:p>
          </table:table-cell>
          <table:table-cell table:formula="of:=[.H22]-[.$H$26]" office:value-type="float" office:value="-0.596493679975509" calcext:value-type="float">
            <text:p>-0.596493679975509</text:p>
          </table:table-cell>
          <table:table-cell table:formula="of:=[.I22]-[.$I$26]" office:value-type="float" office:value="-0.000000000500008923154383" calcext:value-type="float">
            <text:p>-5.00008923154383E-10</text:p>
          </table:table-cell>
          <table:table-cell table:formula="of:=[.I22]+[.J22]" office:value-type="float" office:value="122.76846253925" calcext:value-type="float">
            <text:p>122.76846253925</text:p>
          </table:table-cell>
          <table:table-cell table:formula="of:=[.I22]+[.K22]" office:value-type="float" office:value="121.994552406619" calcext:value-type="float">
            <text:p>121.994552406619</text:p>
          </table:table-cell>
          <table:table-cell table:formula="of:=[.I22]+[.L22]" office:value-type="float" office:value="122.427418630024" calcext:value-type="float">
            <text:p>122.427418630024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27936208175" calcext:value-type="float">
            <text:p>-123.27936208175</text:p>
          </table:table-cell>
          <table:table-cell table:formula="of:=[.T21]+[.O22]" office:value-type="float" office:value="-124.053272214381" calcext:value-type="float">
            <text:p>-124.053272214381</text:p>
          </table:table-cell>
          <table:table-cell table:formula="of:=[.U21]+[.P22]" office:value-type="float" office:value="-123.620405990976" calcext:value-type="float">
            <text:p>-123.620405990976</text:p>
          </table:table-cell>
          <table:table-cell table:formula="of:=[.V21]+[.Q22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23]+[.C23])/2" office:value-type="float" office:value="-0.0454104583333075" calcext:value-type="float">
            <text:p>-0.045410458333308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21.571037054167" calcext:value-type="float">
            <text:p>121.571037054167</text:p>
          </table:table-cell>
          <table:table-cell table:formula="of:=[.C23]-[.C22]" office:value-type="float" office:value="122.227862318841" calcext:value-type="float">
            <text:p>122.227862318841</text:p>
          </table:table-cell>
          <table:table-cell table:formula="of:=[.D23]-[.D22]" office:value-type="float" office:value="121.899449686504" calcext:value-type="float">
            <text:p>121.899449686504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formula="of:=[.F23]-[.$F$26]" office:value-type="float" office:value="-0.769463960083314" calcext:value-type="float">
            <text:p>-0.769463960083314</text:p>
          </table:table-cell>
          <table:table-cell table:formula="of:=[.G23]-[.$G$26]" office:value-type="float" office:value="-0.204746376811286" calcext:value-type="float">
            <text:p>-0.204746376811286</text:p>
          </table:table-cell>
          <table:table-cell table:formula="of:=[.H23]-[.$H$26]" office:value-type="float" office:value="-0.441194011357297" calcext:value-type="float">
            <text:p>-0.441194011357297</text:p>
          </table:table-cell>
          <table:table-cell table:formula="of:=[.I23]-[.$I$26]" office:value-type="float" office:value="0.000000000500008923154383" calcext:value-type="float">
            <text:p>5.00008923154383E-10</text:p>
          </table:table-cell>
          <table:table-cell table:formula="of:=[.I23]+[.J23]" office:value-type="float" office:value="122.254448350917" calcext:value-type="float">
            <text:p>122.254448350917</text:p>
          </table:table-cell>
          <table:table-cell table:formula="of:=[.I23]+[.K23]" office:value-type="float" office:value="122.819165934189" calcext:value-type="float">
            <text:p>122.819165934189</text:p>
          </table:table-cell>
          <table:table-cell table:formula="of:=[.I23]+[.L23]" office:value-type="float" office:value="122.582718299643" calcext:value-type="float">
            <text:p>122.582718299643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02491373083332" calcext:value-type="float">
            <text:p>-1.02491373083332</text:p>
          </table:table-cell>
          <table:table-cell table:formula="of:=[.T22]+[.O23]" office:value-type="float" office:value="-1.23410628019228" calcext:value-type="float">
            <text:p>-1.23410628019228</text:p>
          </table:table-cell>
          <table:table-cell table:formula="of:=[.U22]+[.P23]" office:value-type="float" office:value="-1.03768769133281" calcext:value-type="float">
            <text:p>-1.03768769133281</text:p>
          </table:table-cell>
          <table:table-cell table:formula="of:=[.V22]+[.Q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24]+[.C24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2.770675759958" calcext:value-type="float">
            <text:p>122.770675759958</text:p>
          </table:table-cell>
          <table:table-cell table:formula="of:=[.C24]-[.C23]" office:value-type="float" office:value="122.667789855072" calcext:value-type="float">
            <text:p>122.667789855072</text:p>
          </table:table-cell>
          <table:table-cell table:formula="of:=[.D24]-[.D23]" office:value-type="float" office:value="122.719232807515" calcext:value-type="float">
            <text:p>122.719232807515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430174745708328" calcext:value-type="float">
            <text:p>0.430174745708328</text:p>
          </table:table-cell>
          <table:table-cell table:formula="of:=[.G24]-[.$G$26]" office:value-type="float" office:value="0.235181159420307" calcext:value-type="float">
            <text:p>0.235181159420307</text:p>
          </table:table-cell>
          <table:table-cell table:formula="of:=[.H24]-[.$H$26]" office:value-type="float" office:value="0.378589109654314" calcext:value-type="float">
            <text:p>0.378589109654314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454087056708" calcext:value-type="float">
            <text:p>123.454087056708</text:p>
          </table:table-cell>
          <table:table-cell table:formula="of:=[.I24]+[.K24]" office:value-type="float" office:value="123.25909347042" calcext:value-type="float">
            <text:p>123.25909347042</text:p>
          </table:table-cell>
          <table:table-cell table:formula="of:=[.I24]+[.L24]" office:value-type="float" office:value="123.402501420654" calcext:value-type="float">
            <text:p>123.402501420654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429173325875" calcext:value-type="float">
            <text:p>122.429173325875</text:p>
          </table:table-cell>
          <table:table-cell table:formula="of:=[.T23]+[.O24]" office:value-type="float" office:value="122.024987190228" calcext:value-type="float">
            <text:p>122.024987190228</text:p>
          </table:table-cell>
          <table:table-cell table:formula="of:=[.U23]+[.P24]" office:value-type="float" office:value="122.364813729322" calcext:value-type="float">
            <text:p>122.364813729322</text:p>
          </table:table-cell>
          <table:table-cell table:formula="of:=[.V23]+[.Q24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25]+[.C25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935239999375" calcext:value-type="float">
            <text:p>122.935239999375</text:p>
          </table:table-cell>
          <table:table-cell table:formula="of:=[.C25]-[.C24]" office:value-type="float" office:value="122.402173913043" calcext:value-type="float">
            <text:p>122.402173913043</text:p>
          </table:table-cell>
          <table:table-cell table:formula="of:=[.D25]-[.D24]" office:value-type="float" office:value="122.668706956209" calcext:value-type="float">
            <text:p>122.668706956209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594738985124991" calcext:value-type="float">
            <text:p>0.594738985124991</text:p>
          </table:table-cell>
          <table:table-cell table:formula="of:=[.G25]-[.$G$26]" office:value-type="float" office:value="-0.0304347826089923" calcext:value-type="float">
            <text:p>-0.030434782608992</text:p>
          </table:table-cell>
          <table:table-cell table:formula="of:=[.H25]-[.$H$26]" office:value-type="float" office:value="0.328063258347996" calcext:value-type="float">
            <text:p>0.328063258347996</text:p>
          </table:table-cell>
          <table:table-cell table:formula="of:=[.I25]-[.$I$26]" office:value-type="float" office:value="-0.000000000500008923154383" calcext:value-type="float">
            <text:p>-5.00008923154383E-10</text:p>
          </table:table-cell>
          <table:table-cell table:formula="of:=[.I25]+[.J25]" office:value-type="float" office:value="123.618651295125" calcext:value-type="float">
            <text:p>123.618651295125</text:p>
          </table:table-cell>
          <table:table-cell table:formula="of:=[.I25]+[.K25]" office:value-type="float" office:value="122.993477527391" calcext:value-type="float">
            <text:p>122.993477527391</text:p>
          </table:table-cell>
          <table:table-cell table:formula="of:=[.I25]+[.L25]" office:value-type="float" office:value="123.351975568348" calcext:value-type="float">
            <text:p>123.351975568348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047824621" calcext:value-type="float">
            <text:p>246.047824621</text:p>
          </table:table-cell>
          <table:table-cell table:formula="of:=[.T24]+[.O25]" office:value-type="float" office:value="245.018464717619" calcext:value-type="float">
            <text:p>245.018464717619</text:p>
          </table:table-cell>
          <table:table-cell table:formula="of:=[.U24]+[.P25]" office:value-type="float" office:value="245.716789297669" calcext:value-type="float">
            <text:p>245.716789297669</text:p>
          </table:table-cell>
          <table:table-cell table:formula="of:=[.V24]+[.Q25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7" office:value-type="float" office:value="122.34050101425" calcext:value-type="float">
            <text:p>122.34050101425</text:p>
          </table:table-cell>
          <table:table-cell table:style-name="ce7" office:value-type="float" office:value="122.432608695652" calcext:value-type="float">
            <text:p>122.432608695652</text:p>
          </table:table-cell>
          <table:table-cell table:style-name="ce7" office:value-type="float" office:value="122.340643697861" calcext:value-type="float">
            <text:p>122.340643697861</text:p>
          </table:table-cell>
          <table:table-cell table:style-name="ce7" table:formula="of:=AVERAGE([.I22:.I25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29]+[.C29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30]+[.C30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30]-[.B29]" office:value-type="float" office:value="122.913139342239" calcext:value-type="float">
            <text:p>122.913139342239</text:p>
          </table:table-cell>
          <table:table-cell table:formula="of:=[.C30]-[.C29]" office:value-type="float" office:value="121.944565217391" calcext:value-type="float">
            <text:p>121.944565217391</text:p>
          </table:table-cell>
          <table:table-cell table:formula="of:=[.D30]-[.D29]" office:value-type="float" office:value="122.428852279815" calcext:value-type="float">
            <text:p>122.428852279815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formula="of:=[.F30]-[.$F$34]" office:value-type="float" office:value="0.564109986596009" calcext:value-type="float">
            <text:p>0.564109986596009</text:p>
          </table:table-cell>
          <table:table-cell table:formula="of:=[.G30]-[.$G$34]" office:value-type="float" office:value="0.0472414360999949" calcext:value-type="float">
            <text:p>0.047241436099995</text:p>
          </table:table-cell>
          <table:table-cell table:formula="of:=[.H30]-[.$H$34]" office:value-type="float" office:value="0.0882085819539782" calcext:value-type="float">
            <text:p>0.088208581953978</text:p>
          </table:table-cell>
          <table:table-cell table:formula="of:=[.I30]-[.$I$34]" office:value-type="float" office:value="-0.000000000500008923154383" calcext:value-type="float">
            <text:p>-5.00008923154383E-10</text:p>
          </table:table-cell>
          <table:table-cell table:formula="of:=[.I30]+[.J30]" office:value-type="float" office:value="123.588022296596" calcext:value-type="float">
            <text:p>123.588022296596</text:p>
          </table:table-cell>
          <table:table-cell table:formula="of:=[.I30]+[.K30]" office:value-type="float" office:value="123.0711537461" calcext:value-type="float">
            <text:p>123.0711537461</text:p>
          </table:table-cell>
          <table:table-cell table:formula="of:=[.I30]+[.L30]" office:value-type="float" office:value="123.112120891954" calcext:value-type="float">
            <text:p>123.112120891954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2.459802324404" calcext:value-type="float">
            <text:p>-122.459802324404</text:p>
          </table:table-cell>
          <table:table-cell table:formula="of:=[.T29]+[.O30]" office:value-type="float" office:value="-122.9766708749" calcext:value-type="float">
            <text:p>-122.9766708749</text:p>
          </table:table-cell>
          <table:table-cell table:formula="of:=[.U29]+[.P30]" office:value-type="float" office:value="-122.935703729046" calcext:value-type="float">
            <text:p>-122.935703729046</text:p>
          </table:table-cell>
          <table:table-cell table:formula="of:=[.V29]+[.Q30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31]+[.C31])/2" office:value-type="float" office:value="-2.55145348260868" calcext:value-type="float">
            <text:p>-2.55145348260868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121.879979092667" calcext:value-type="float">
            <text:p>121.879979092667</text:p>
          </table:table-cell>
          <table:table-cell table:formula="of:=[.C31]-[.C30]" office:value-type="float" office:value="121.858695652175" calcext:value-type="float">
            <text:p>121.858695652175</text:p>
          </table:table-cell>
          <table:table-cell table:formula="of:=[.D31]-[.D30]" office:value-type="float" office:value="121.869337372421" calcext:value-type="float">
            <text:p>121.86933737242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formula="of:=[.F31]-[.$F$34]" office:value-type="float" office:value="-0.469050262975983" calcext:value-type="float">
            <text:p>-0.469050262975983</text:p>
          </table:table-cell>
          <table:table-cell table:formula="of:=[.G31]-[.$G$34]" office:value-type="float" office:value="-0.0386281291163755" calcext:value-type="float">
            <text:p>-0.038628129116376</text:p>
          </table:table-cell>
          <table:table-cell table:formula="of:=[.H31]-[.$H$34]" office:value-type="float" office:value="-0.471306325440168" calcext:value-type="float">
            <text:p>-0.471306325440168</text:p>
          </table:table-cell>
          <table:table-cell table:formula="of:=[.I31]-[.$I$34]" office:value-type="float" office:value="0.000000000500008923154383" calcext:value-type="float">
            <text:p>5.00008923154383E-10</text:p>
          </table:table-cell>
          <table:table-cell table:formula="of:=[.I31]+[.J31]" office:value-type="float" office:value="122.554862048024" calcext:value-type="float">
            <text:p>122.554862048024</text:p>
          </table:table-cell>
          <table:table-cell table:formula="of:=[.I31]+[.K31]" office:value-type="float" office:value="122.985284181884" calcext:value-type="float">
            <text:p>122.985284181884</text:p>
          </table:table-cell>
          <table:table-cell table:formula="of:=[.I31]+[.L31]" office:value-type="float" office:value="122.55260598556" calcext:value-type="float">
            <text:p>122.55260598556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0.0950597236200252" calcext:value-type="float">
            <text:p>0.095059723620025</text:p>
          </table:table-cell>
          <table:table-cell table:formula="of:=[.T30]+[.O31]" office:value-type="float" office:value="0.0086133069836194" calcext:value-type="float">
            <text:p>0.008613306983619</text:p>
          </table:table-cell>
          <table:table-cell table:formula="of:=[.U30]+[.P31]" office:value-type="float" office:value="-0.383097743486189" calcext:value-type="float">
            <text:p>-0.383097743486189</text:p>
          </table:table-cell>
          <table:table-cell table:formula="of:=[.V30]+[.Q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32]+[.C32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186887594333" calcext:value-type="float">
            <text:p>122.186887594333</text:p>
          </table:table-cell>
          <table:table-cell table:formula="of:=[.C32]-[.C31]" office:value-type="float" office:value="121.888710474308" calcext:value-type="float">
            <text:p>121.888710474308</text:p>
          </table:table-cell>
          <table:table-cell table:formula="of:=[.D32]-[.D31]" office:value-type="float" office:value="122.037799034321" calcext:value-type="float">
            <text:p>122.037799034321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-0.162141761310011" calcext:value-type="float">
            <text:p>-0.162141761310011</text:p>
          </table:table-cell>
          <table:table-cell table:formula="of:=[.G32]-[.$G$34]" office:value-type="float" office:value="-0.00861330698261043" calcext:value-type="float">
            <text:p>-0.00861330698261</text:p>
          </table:table-cell>
          <table:table-cell table:formula="of:=[.H32]-[.$H$34]" office:value-type="float" office:value="-0.302844663540327" calcext:value-type="float">
            <text:p>-0.302844663540327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2.86177054969" calcext:value-type="float">
            <text:p>122.86177054969</text:p>
          </table:table-cell>
          <table:table-cell table:formula="of:=[.I32]+[.K32]" office:value-type="float" office:value="123.015299004017" calcext:value-type="float">
            <text:p>123.015299004017</text:p>
          </table:table-cell>
          <table:table-cell table:formula="of:=[.I32]+[.L32]" office:value-type="float" office:value="122.72106764746" calcext:value-type="float">
            <text:p>122.72106764746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95683027331" calcext:value-type="float">
            <text:p>122.95683027331</text:p>
          </table:table-cell>
          <table:table-cell table:formula="of:=[.T31]+[.O32]" office:value-type="float" office:value="123.023912311001" calcext:value-type="float">
            <text:p>123.023912311001</text:p>
          </table:table-cell>
          <table:table-cell table:formula="of:=[.U31]+[.P32]" office:value-type="float" office:value="122.337969903974" calcext:value-type="float">
            <text:p>122.337969903974</text:p>
          </table:table-cell>
          <table:table-cell table:formula="of:=[.V31]+[.Q32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33]+[.C33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416111393334" calcext:value-type="float">
            <text:p>122.416111393334</text:p>
          </table:table-cell>
          <table:table-cell table:formula="of:=[.C33]-[.C32]" office:value-type="float" office:value="122.045528656126" calcext:value-type="float">
            <text:p>122.045528656126</text:p>
          </table:table-cell>
          <table:table-cell table:formula="of:=[.D33]-[.D32]" office:value-type="float" office:value="122.23082002473" calcext:value-type="float">
            <text:p>122.23082002473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0.0670820376910086" calcext:value-type="float">
            <text:p>0.067082037691009</text:p>
          </table:table-cell>
          <table:table-cell table:formula="of:=[.G33]-[.$G$34]" office:value-type="float" office:value="0.148204874835002" calcext:value-type="float">
            <text:p>0.148204874835002</text:p>
          </table:table-cell>
          <table:table-cell table:formula="of:=[.H33]-[.$H$34]" office:value-type="float" office:value="-0.10982367313099" calcext:value-type="float">
            <text:p>-0.10982367313099</text:p>
          </table:table-cell>
          <table:table-cell table:formula="of:=[.I33]-[.$I$34]" office:value-type="float" office:value="-0.000000000500008923154383" calcext:value-type="float">
            <text:p>-5.00008923154383E-10</text:p>
          </table:table-cell>
          <table:table-cell table:formula="of:=[.I33]+[.J33]" office:value-type="float" office:value="123.090994347691" calcext:value-type="float">
            <text:p>123.090994347691</text:p>
          </table:table-cell>
          <table:table-cell table:formula="of:=[.I33]+[.K33]" office:value-type="float" office:value="123.172117184835" calcext:value-type="float">
            <text:p>123.172117184835</text:p>
          </table:table-cell>
          <table:table-cell table:formula="of:=[.I33]+[.L33]" office:value-type="float" office:value="122.914088636869" calcext:value-type="float">
            <text:p>122.914088636869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6.047824621001" calcext:value-type="float">
            <text:p>246.047824621001</text:p>
          </table:table-cell>
          <table:table-cell table:formula="of:=[.T32]+[.O33]" office:value-type="float" office:value="246.196029495836" calcext:value-type="float">
            <text:p>246.196029495836</text:p>
          </table:table-cell>
          <table:table-cell table:formula="of:=[.U32]+[.P33]" office:value-type="float" office:value="245.252058540842" calcext:value-type="float">
            <text:p>245.252058540842</text:p>
          </table:table-cell>
          <table:table-cell table:formula="of:=[.V32]+[.Q33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7" office:value-type="float" office:value="122.349029355643" calcext:value-type="float">
            <text:p>122.349029355643</text:p>
          </table:table-cell>
          <table:table-cell table:style-name="ce7" office:value-type="float" office:value="121.897323781291" calcext:value-type="float">
            <text:p>121.897323781291</text:p>
          </table:table-cell>
          <table:table-cell table:style-name="ce7" office:value-type="float" office:value="122.340643697861" calcext:value-type="float">
            <text:p>122.340643697861</text:p>
          </table:table-cell>
          <table:table-cell table:style-name="ce7" table:formula="of:=AVERAGE([.I30:.I33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5" table:number-columns-repeated="2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5:28:18.47077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8:36:39.914614468</meta:creation-date>
    <meta:generator>LibreOffice/6.0.7.3$Linux_X86_64 LibreOffice_project/00m0$Build-3</meta:generator>
    <dc:date>2020-11-08T17:23:49.210755739</dc:date>
    <meta:editing-duration>PT7H48M45S</meta:editing-duration>
    <meta:editing-cycles>29</meta:editing-cycles>
    <meta:document-statistic meta:table-count="6" meta:cell-count="51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572cm" svg:height="14.119cm" xlink:href=".." xlink:type="simple" chart:class="chart:scatter" chart:style-name="ch1">
        <chart:title svg:x="17.591cm" svg:y="0.418cm" chart:style-name="ch2">
          <text:p>Y-Direction</text:p>
        </chart:title>
        <chart:legend chart:legend-position="end" svg:x="35.6cm" svg:y="5.515cm" style:legend-expansion="high" chart:style-name="ch3"/>
        <chart:plot-area chart:style-name="ch4" table:cell-range-address="joscha_method_first.P4:joscha_method_first.V11" chart:data-source-has-labels="row" svg:x="1.762cm" svg:y="1.479cm" svg:width="33.087cm" svg:height="11.377cm">
          <chartooo:coordinate-region svg:x="2.569cm" svg:y="1.679cm" svg:width="32.186cm" svg:height="10.531cm"/>
          <chart:axis chart:dimension="x" chart:name="primary-x" chart:style-name="ch5">
            <chart:title svg:x="17.348cm" svg:y="13.138cm" chart:style-name="ch6">
              <text:p>step number</text:p>
            </chart:title>
          </chart:axis>
          <chart:axis chart:dimension="y" chart:name="primary-y" chart:style-name="ch7">
            <chart:title svg:x="0.451cm" svg:y="8.216cm" chart:style-name="ch8">
              <text:p>value(micron)</text:p>
            </chart:title>
          </chart:axis>
          <chart:series chart:style-name="ch9" chart:values-cell-range-address="joscha_method_first.P4:joscha_method_first.P11" loext:label-string="arc" chart:class="chart:scatter">
            <chart:domain table:cell-range-address="joscha_method_first.V4:joscha_method_first.V11"/>
            <chart:data-point chart:repeated="8"/>
          </chart:series>
          <chart:series chart:style-name="ch10" chart:values-cell-range-address="joscha_method_first.Q4:joscha_method_first.Q11" loext:label-string="dor" chart:class="chart:scatter">
            <chart:data-point chart:repeated="8"/>
          </chart:series>
          <chart:series chart:style-name="ch11" chart:values-cell-range-address="joscha_method_first.R4:joscha_method_first.R11" loext:label-string="average" chart:class="chart:scatter">
            <chart:data-point chart:repeated="8"/>
          </chart:series>
          <chart:series chart:style-name="ch12" chart:values-cell-range-address="joscha_method_first.T4:joscha_method_first.T11" loext:label-string="old" chart:class="chart:scatter">
            <chart:data-point chart:repeated="8"/>
          </chart:series>
          <chart:series chart:style-name="ch13" chart:values-cell-range-address="joscha_method_first.U4:joscha_method_first.U11" loext:label-string="legacy" chart:class="chart:scatter">
            <chart:data-point chart:repeated="8"/>
          </chart:series>
          <chart:series chart:style-name="ch14" chart:values-cell-range-address="joscha_method_first.S4:joscha_method_first.S11" loext:label-string="nom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average</text:p>
              </table:table-cell>
              <table:table-cell office:value-type="string">
                <text:p>old</text:p>
              </table:table-cell>
              <table:table-cell office:value-type="string">
                <text:p>legacy</text:p>
              </table:table-cell>
              <table:table-cell office:value-type="string">
                <text:p>n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oscha_method_first.V4:joscha_method_first.V11</svg:desc>
                </draw:g>
              </table:table-cell>
              <table:table-cell office:value-type="float" office:value="122.063883653167">
                <text:p>122.063883653167</text:p>
                <draw:g>
                  <svg:desc>joscha_method_first.P4:joscha_method_first.P11</svg:desc>
                </draw:g>
              </table:table-cell>
              <table:table-cell office:value-type="float" office:value="121.404150197628">
                <text:p>121.404150197628</text:p>
                <draw:g>
                  <svg:desc>joscha_method_first.Q4:joscha_method_first.Q11</svg:desc>
                </draw:g>
              </table:table-cell>
              <table:table-cell office:value-type="float" office:value="121.734016925398">
                <text:p>121.734016925398</text:p>
                <draw:g>
                  <svg:desc>joscha_method_first.R4:joscha_method_first.R11</svg:desc>
                </draw:g>
              </table:table-cell>
              <table:table-cell office:value-type="float" office:value="121.007610671937">
                <text:p>121.007610671937</text:p>
                <draw:g>
                  <svg:desc>joscha_method_first.T4:joscha_method_first.T11</svg:desc>
                </draw:g>
              </table:table-cell>
              <table:table-cell office:value-type="float" office:value="120.35463339921">
                <text:p>120.35463339921</text:p>
                <draw:g>
                  <svg:desc>joscha_method_first.U4:joscha_method_first.U11</svg:desc>
                </draw:g>
              </table:table-cell>
              <table:table-cell office:value-type="float" office:value="123.02391231">
                <text:p>123.02391231</text:p>
                <draw:g>
                  <svg:desc>joscha_method_first.S4:joscha_method_first.S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0627873245">
                <text:p>122.0627873245</text:p>
              </table:table-cell>
              <table:table-cell office:value-type="float" office:value="122.451704545455">
                <text:p>122.451704545455</text:p>
              </table:table-cell>
              <table:table-cell office:value-type="float" office:value="122.257245934977">
                <text:p>122.257245934977</text:p>
              </table:table-cell>
              <table:table-cell office:value-type="float" office:value="122.764477272727">
                <text:p>122.764477272727</text:p>
              </table:table-cell>
              <table:table-cell office:value-type="float" office:value="123.170545454545">
                <text:p>123.170545454545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.405088526208">
                <text:p>122.405088526208</text:p>
              </table:table-cell>
              <table:table-cell office:value-type="float" office:value="122.608160058027">
                <text:p>122.608160058027</text:p>
              </table:table-cell>
              <table:table-cell office:value-type="float" office:value="122.506624292118">
                <text:p>122.506624292118</text:p>
              </table:table-cell>
              <table:table-cell office:value-type="float" office:value="123.164934719536">
                <text:p>123.164934719536</text:p>
              </table:table-cell>
              <table:table-cell office:value-type="float" office:value="123.482726789168">
                <text:p>123.482726789168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2.901570246458">
                <text:p>122.901570246458</text:p>
              </table:table-cell>
              <table:table-cell office:value-type="float" office:value="122.595767807585">
                <text:p>122.595767807585</text:p>
              </table:table-cell>
              <table:table-cell office:value-type="float" office:value="122.748669027021">
                <text:p>122.748669027021</text:p>
              </table:table-cell>
              <table:table-cell office:value-type="float" office:value="124.701586031452">
                <text:p>124.701586031452</text:p>
              </table:table-cell>
              <table:table-cell office:value-type="float" office:value="123.890898704903">
                <text:p>123.890898704903</text:p>
              </table:table-cell>
              <table:table-cell office:value-type="float" office:value="123.02391231">
                <text:p>123.0239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2.0850512435">
                <text:p>122.0850512435</text:p>
              </table:table-cell>
              <table:table-cell office:value-type="float" office:value="121.403248792271">
                <text:p>121.403248792271</text:p>
              </table:table-cell>
              <table:table-cell office:value-type="float" office:value="121.744150017885">
                <text:p>121.744150017885</text:p>
              </table:table-cell>
              <table:table-cell office:value-type="float" office:value="123.260741545894">
                <text:p>123.260741545894</text:p>
              </table:table-cell>
              <table:table-cell office:value-type="float" office:value="123.188243961353">
                <text:p>123.188243961353</text:p>
              </table:table-cell>
              <table:table-cell office:value-type="float" office:value="123.02391231">
                <text:p>123.0239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1.571037054167">
                <text:p>121.571037054167</text:p>
              </table:table-cell>
              <table:table-cell office:value-type="float" office:value="122.227862318841">
                <text:p>122.227862318841</text:p>
              </table:table-cell>
              <table:table-cell office:value-type="float" office:value="121.899449686504">
                <text:p>121.899449686504</text:p>
              </table:table-cell>
              <table:table-cell office:value-type="float" office:value="121.252236231884">
                <text:p>121.252236231884</text:p>
              </table:table-cell>
              <table:table-cell office:value-type="float" office:value="121.648089371981">
                <text:p>121.648089371981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2.770675759958">
                <text:p>122.770675759958</text:p>
              </table:table-cell>
              <table:table-cell office:value-type="float" office:value="122.667789855072">
                <text:p>122.667789855072</text:p>
              </table:table-cell>
              <table:table-cell office:value-type="float" office:value="122.719232807515">
                <text:p>122.719232807515</text:p>
              </table:table-cell>
              <table:table-cell office:value-type="float" office:value="125.080720289855">
                <text:p>125.080720289855</text:p>
              </table:table-cell>
              <table:table-cell office:value-type="float" office:value="124.252888888889">
                <text:p>124.252888888889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2.935239999375">
                <text:p>122.935239999375</text:p>
              </table:table-cell>
              <table:table-cell office:value-type="float" office:value="122.402173913043">
                <text:p>122.402173913043</text:p>
              </table:table-cell>
              <table:table-cell office:value-type="float" office:value="122.668706956209">
                <text:p>122.668706956209</text:p>
              </table:table-cell>
              <table:table-cell office:value-type="float" office:value="121.817065217391">
                <text:p>121.817065217391</text:p>
              </table:table-cell>
              <table:table-cell office:value-type="float" office:value="122.707434782609">
                <text:p>122.707434782609</text:p>
              </table:table-cell>
              <table:table-cell office:value-type="float" office:value="123.02391231">
                <text:p>123.02391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1" chart:maximum="12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704cm" svg:height="13.426cm" xlink:href=".." xlink:type="simple" chart:class="chart:scatter" chart:style-name="ch1">
        <chart:title svg:x="14.157cm" svg:y="0.404cm" chart:style-name="ch2">
          <text:p>X-Direction</text:p>
        </chart:title>
        <chart:legend chart:legend-position="end" svg:x="28.732cm" svg:y="5.169cm" style:legend-expansion="high" chart:style-name="ch3"/>
        <chart:plot-area chart:style-name="ch4" table:cell-range-address="joscha_method_first.P14:joscha_method_first.V21" chart:data-source-has-labels="row" svg:x="1.625cm" svg:y="1.451cm" svg:width="26.493cm" svg:height="10.726cm">
          <chartooo:coordinate-region svg:x="2.723cm" svg:y="1.65cm" svg:width="25.301cm" svg:height="9.88cm"/>
          <chart:axis chart:dimension="x" chart:name="primary-x" chart:style-name="ch5">
            <chart:title svg:x="14.152cm" svg:y="12.445cm" chart:style-name="ch6">
              <text:p>step num</text:p>
            </chart:title>
          </chart:axis>
          <chart:axis chart:dimension="y" chart:name="primary-y" chart:style-name="ch7">
            <chart:title svg:x="0.451cm" svg:y="7.863cm" chart:style-name="ch8">
              <text:p>value(micron)</text:p>
            </chart:title>
          </chart:axis>
          <chart:series chart:style-name="ch9" chart:values-cell-range-address="joscha_method_first.P14:joscha_method_first.P21" loext:label-string="arc" chart:class="chart:scatter">
            <chart:domain table:cell-range-address="joscha_method_first.V14:joscha_method_first.V21"/>
            <chart:data-point chart:repeated="8"/>
          </chart:series>
          <chart:series chart:style-name="ch10" chart:values-cell-range-address="joscha_method_first.Q14:joscha_method_first.Q21" loext:label-string="dor" chart:class="chart:scatter">
            <chart:data-point chart:repeated="8"/>
          </chart:series>
          <chart:series chart:style-name="ch11" chart:values-cell-range-address="joscha_method_first.R14:joscha_method_first.R21" loext:label-string="avearge" chart:class="chart:scatter">
            <chart:data-point chart:repeated="8"/>
          </chart:series>
          <chart:series chart:style-name="ch12" chart:values-cell-range-address="joscha_method_first.T14:joscha_method_first.T21" loext:label-string="old" chart:class="chart:scatter">
            <chart:data-point chart:repeated="8"/>
          </chart:series>
          <chart:series chart:style-name="ch13" chart:values-cell-range-address="joscha_method_first.U14:joscha_method_first.U21" loext:label-string="legacy" chart:class="chart:scatter">
            <chart:data-point chart:repeated="2"/>
            <chart:data-point chart:style-name="ch14"/>
            <chart:data-point chart:repeated="5"/>
          </chart:series>
          <chart:series chart:style-name="ch15" chart:values-cell-range-address="joscha_method_first.S14:joscha_method_first.S21" loext:label-string="nom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avearge</text:p>
              </table:table-cell>
              <table:table-cell office:value-type="string">
                <text:p>old</text:p>
              </table:table-cell>
              <table:table-cell office:value-type="string">
                <text:p>legacy</text:p>
              </table:table-cell>
              <table:table-cell office:value-type="string">
                <text:p>n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oscha_method_first.V14:joscha_method_first.V21</svg:desc>
                </draw:g>
              </table:table-cell>
              <table:table-cell office:value-type="float" office:value="123.101036681041">
                <text:p>123.101036681041</text:p>
                <draw:g>
                  <svg:desc>joscha_method_first.P14:joscha_method_first.P21</svg:desc>
                </draw:g>
              </table:table-cell>
              <table:table-cell office:value-type="float" office:value="122.05042311412">
                <text:p>122.05042311412</text:p>
                <draw:g>
                  <svg:desc>joscha_method_first.Q14:joscha_method_first.Q21</svg:desc>
                </draw:g>
              </table:table-cell>
              <table:table-cell office:value-type="float" office:value="122.57572989758">
                <text:p>122.57572989758</text:p>
                <draw:g>
                  <svg:desc>joscha_method_first.R14:joscha_method_first.R21</svg:desc>
                </draw:g>
              </table:table-cell>
              <table:table-cell office:value-type="float" office:value="121.221262088975">
                <text:p>121.221262088975</text:p>
                <draw:g>
                  <svg:desc>joscha_method_first.T14:joscha_method_first.T21</svg:desc>
                </draw:g>
              </table:table-cell>
              <table:table-cell office:value-type="float" office:value="121.974743713733">
                <text:p>121.974743713733</text:p>
                <draw:g>
                  <svg:desc>joscha_method_first.U14:joscha_method_first.U21</svg:desc>
                </draw:g>
              </table:table-cell>
              <table:table-cell office:value-type="float" office:value="123.02391231">
                <text:p>123.02391231</text:p>
                <draw:g>
                  <svg:desc>joscha_method_first.S14:joscha_method_first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684420647548">
                <text:p>122.684420647548</text:p>
              </table:table-cell>
              <table:table-cell office:value-type="float" office:value="121.965037878787">
                <text:p>121.965037878787</text:p>
              </table:table-cell>
              <table:table-cell office:value-type="float" office:value="122.324729263168">
                <text:p>122.324729263168</text:p>
              </table:table-cell>
              <table:table-cell office:value-type="float" office:value="122.269249494949">
                <text:p>122.269249494949</text:p>
              </table:table-cell>
              <table:table-cell office:value-type="float" office:value="122.335170707071">
                <text:p>122.335170707071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020401956536">
                <text:p>123.020401956536</text:p>
              </table:table-cell>
              <table:table-cell office:value-type="float" office:value="122.32230496454">
                <text:p>122.32230496454</text:p>
              </table:table-cell>
              <table:table-cell office:value-type="float" office:value="122.671353460538">
                <text:p>122.671353460538</text:p>
              </table:table-cell>
              <table:table-cell office:value-type="float" office:value="123.882211820331">
                <text:p>123.882211820331</text:p>
              </table:table-cell>
              <table:table-cell office:value-type="float" office:value="123.342638770685">
                <text:p>123.342638770685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3.17502489125">
                <text:p>123.17502489125</text:p>
              </table:table-cell>
              <table:table-cell office:value-type="float" office:value="122.892139479905">
                <text:p>122.892139479905</text:p>
              </table:table-cell>
              <table:table-cell office:value-type="float" office:value="123.033582185577">
                <text:p>123.033582185577</text:p>
              </table:table-cell>
              <table:table-cell office:value-type="float" office:value="122.796210401891">
                <text:p>122.796210401891</text:p>
              </table:table-cell>
              <table:table-cell office:value-type="float" office:value="122.875205673759">
                <text:p>122.875205673759</text:p>
              </table:table-cell>
              <table:table-cell office:value-type="float" office:value="123.02391231">
                <text:p>123.0239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2.913139342239">
                <text:p>122.913139342239</text:p>
              </table:table-cell>
              <table:table-cell office:value-type="float" office:value="121.944565217391">
                <text:p>121.944565217391</text:p>
              </table:table-cell>
              <table:table-cell office:value-type="float" office:value="122.428852279814">
                <text:p>122.428852279814</text:p>
              </table:table-cell>
              <table:table-cell office:value-type="float" office:value="122.721304347826">
                <text:p>122.721304347826</text:p>
              </table:table-cell>
              <table:table-cell office:value-type="float" office:value="122.26347826087">
                <text:p>122.26347826087</text:p>
              </table:table-cell>
              <table:table-cell office:value-type="float" office:value="123.02391231">
                <text:p>123.0239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1.879979092667">
                <text:p>121.879979092667</text:p>
              </table:table-cell>
              <table:table-cell office:value-type="float" office:value="121.858695652175">
                <text:p>121.858695652175</text:p>
              </table:table-cell>
              <table:table-cell office:value-type="float" office:value="121.869337372421">
                <text:p>121.869337372421</text:p>
              </table:table-cell>
              <table:table-cell office:value-type="float" office:value="121.868891304348">
                <text:p>121.868891304348</text:p>
              </table:table-cell>
              <table:table-cell office:value-type="float" office:value="121.658021739131">
                <text:p>121.658021739131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2.186887594333">
                <text:p>122.186887594333</text:p>
              </table:table-cell>
              <table:table-cell office:value-type="float" office:value="121.888710474308">
                <text:p>121.888710474308</text:p>
              </table:table-cell>
              <table:table-cell office:value-type="float" office:value="122.037799034321">
                <text:p>122.037799034321</text:p>
              </table:table-cell>
              <table:table-cell office:value-type="float" office:value="121.835146245059">
                <text:p>121.835146245059</text:p>
              </table:table-cell>
              <table:table-cell office:value-type="float" office:value="122.131300395257">
                <text:p>122.131300395257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2.416111393334">
                <text:p>122.416111393334</text:p>
              </table:table-cell>
              <table:table-cell office:value-type="float" office:value="122.045528656126">
                <text:p>122.045528656126</text:p>
              </table:table-cell>
              <table:table-cell office:value-type="float" office:value="122.23082002473">
                <text:p>122.23082002473</text:p>
              </table:table-cell>
              <table:table-cell office:value-type="float" office:value="122.675245059288">
                <text:p>122.675245059288</text:p>
              </table:table-cell>
              <table:table-cell office:value-type="float" office:value="121.997873517786">
                <text:p>121.997873517786</text:p>
              </table:table-cell>
              <table:table-cell office:value-type="float" office:value="123.02391231">
                <text:p>123.02391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572cm" svg:height="14.119cm" xlink:href=".." xlink:type="simple" chart:class="chart:scatter" chart:style-name="ch1">
        <chart:title svg:x="17.591cm" svg:y="0.418cm" chart:style-name="ch2">
          <text:p>Y-Direction</text:p>
        </chart:title>
        <chart:legend chart:legend-position="end" svg:x="35.812cm" svg:y="6.262cm" style:legend-expansion="high" chart:style-name="ch3"/>
        <chart:plot-area chart:style-name="ch4" table:cell-range-address="joscha_method_first.U4:joscha_method_first.V11 joscha_method_first.P4:joscha_method_first.Q11" chart:data-source-has-labels="row" svg:x="1.762cm" svg:y="1.479cm" svg:width="33.299cm" svg:height="11.377cm">
          <chartooo:coordinate-region svg:x="2.86cm" svg:y="1.678cm" svg:width="32.107cm" svg:height="10.531cm"/>
          <chart:axis chart:dimension="x" chart:name="primary-x" chart:style-name="ch5">
            <chart:title svg:x="17.454cm" svg:y="13.138cm" chart:style-name="ch6">
              <text:p>step number</text:p>
            </chart:title>
          </chart:axis>
          <chart:axis chart:dimension="y" chart:name="primary-y" chart:style-name="ch7">
            <chart:title svg:x="0.451cm" svg:y="8.216cm" chart:style-name="ch8">
              <text:p>value(micron)</text:p>
            </chart:title>
          </chart:axis>
          <chart:series chart:style-name="ch9" chart:values-cell-range-address="joscha_method_first.P4:joscha_method_first.P11" loext:label-string="arc" chart:class="chart:scatter">
            <chart:domain table:cell-range-address="joscha_method_first.V4:joscha_method_first.V11"/>
            <chart:data-point chart:repeated="8"/>
          </chart:series>
          <chart:series chart:style-name="ch10" chart:values-cell-range-address="joscha_method_first.Q4:joscha_method_first.Q11" loext:label-string="dor" chart:class="chart:scatter">
            <chart:data-point chart:repeated="8"/>
          </chart:series>
          <chart:series chart:style-name="ch11" chart:values-cell-range-address="joscha_method_first.U4:joscha_method_first.U11" loext:label-string="legacy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leg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oscha_method_first.V4:joscha_method_first.V11</svg:desc>
                </draw:g>
              </table:table-cell>
              <table:table-cell office:value-type="float" office:value="122.063883653167">
                <text:p>122.063883653167</text:p>
                <draw:g>
                  <svg:desc>joscha_method_first.P4:joscha_method_first.P11</svg:desc>
                </draw:g>
              </table:table-cell>
              <table:table-cell office:value-type="float" office:value="121.404150197628">
                <text:p>121.404150197628</text:p>
                <draw:g>
                  <svg:desc>joscha_method_first.Q4:joscha_method_first.Q11</svg:desc>
                </draw:g>
              </table:table-cell>
              <table:table-cell office:value-type="float" office:value="120.35463339921">
                <text:p>120.35463339921</text:p>
                <draw:g>
                  <svg:desc>joscha_method_first.U4:joscha_method_first.U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0627873245">
                <text:p>122.0627873245</text:p>
              </table:table-cell>
              <table:table-cell office:value-type="float" office:value="122.451704545455">
                <text:p>122.451704545455</text:p>
              </table:table-cell>
              <table:table-cell office:value-type="float" office:value="123.170545454545">
                <text:p>123.170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.405088526208">
                <text:p>122.405088526208</text:p>
              </table:table-cell>
              <table:table-cell office:value-type="float" office:value="122.608160058027">
                <text:p>122.608160058027</text:p>
              </table:table-cell>
              <table:table-cell office:value-type="float" office:value="123.482726789168">
                <text:p>123.482726789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2.901570246458">
                <text:p>122.901570246458</text:p>
              </table:table-cell>
              <table:table-cell office:value-type="float" office:value="122.595767807585">
                <text:p>122.595767807585</text:p>
              </table:table-cell>
              <table:table-cell office:value-type="float" office:value="123.890898704903">
                <text:p>123.890898704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2.0850512435">
                <text:p>122.0850512435</text:p>
              </table:table-cell>
              <table:table-cell office:value-type="float" office:value="121.403248792271">
                <text:p>121.403248792271</text:p>
              </table:table-cell>
              <table:table-cell office:value-type="float" office:value="123.188243961353">
                <text:p>123.18824396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1.571037054167">
                <text:p>121.571037054167</text:p>
              </table:table-cell>
              <table:table-cell office:value-type="float" office:value="122.227862318841">
                <text:p>122.227862318841</text:p>
              </table:table-cell>
              <table:table-cell office:value-type="float" office:value="121.648089371981">
                <text:p>121.648089371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2.770675759958">
                <text:p>122.770675759958</text:p>
              </table:table-cell>
              <table:table-cell office:value-type="float" office:value="122.667789855072">
                <text:p>122.667789855072</text:p>
              </table:table-cell>
              <table:table-cell office:value-type="float" office:value="124.252888888889">
                <text:p>124.252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2.935239999375">
                <text:p>122.935239999375</text:p>
              </table:table-cell>
              <table:table-cell office:value-type="float" office:value="122.402173913043">
                <text:p>122.402173913043</text:p>
              </table:table-cell>
              <table:table-cell office:value-type="float" office:value="122.707434782609">
                <text:p>122.707434782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1" chart:maximum="12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right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05cm" svg:height="13.426cm" xlink:href=".." xlink:type="simple" chart:class="chart:scatter" chart:style-name="ch1">
        <chart:title svg:x="16.807cm" svg:y="0.404cm" chart:style-name="ch2">
          <text:p>X-Direction</text:p>
        </chart:title>
        <chart:legend chart:legend-position="end" svg:x="34.245cm" svg:y="5.916cm" style:legend-expansion="high" chart:style-name="ch3"/>
        <chart:plot-area chart:style-name="ch4" table:cell-range-address="joscha_method_first.U14:joscha_method_first.V21 joscha_method_first.P14:joscha_method_first.Q21" chart:data-source-has-labels="row" svg:x="1.731cm" svg:y="1.451cm" svg:width="31.794cm" svg:height="10.726cm">
          <chartooo:coordinate-region svg:x="2.829cm" svg:y="1.65cm" svg:width="30.602cm" svg:height="9.88cm"/>
          <chart:axis chart:dimension="x" chart:name="primary-x" chart:style-name="ch5">
            <chart:title svg:x="16.909cm" svg:y="12.445cm" chart:style-name="ch6">
              <text:p>step num</text:p>
            </chart:title>
          </chart:axis>
          <chart:axis chart:dimension="y" chart:name="primary-y" chart:style-name="ch7">
            <chart:title svg:x="0.451cm" svg:y="7.863cm" chart:style-name="ch8">
              <text:p>value(micron)</text:p>
            </chart:title>
          </chart:axis>
          <chart:series chart:style-name="ch9" chart:values-cell-range-address="joscha_method_first.P14:joscha_method_first.P21" loext:label-string="arc" chart:class="chart:scatter">
            <chart:domain table:cell-range-address="joscha_method_first.V14:joscha_method_first.V21"/>
            <chart:data-point chart:repeated="8"/>
          </chart:series>
          <chart:series chart:style-name="ch10" chart:values-cell-range-address="joscha_method_first.Q14:joscha_method_first.Q21" loext:label-string="dor" chart:class="chart:scatter">
            <chart:data-point chart:repeated="8"/>
          </chart:series>
          <chart:series chart:style-name="ch11" chart:values-cell-range-address="joscha_method_first.U14:joscha_method_first.U21" loext:label-string="legacy" chart:class="chart:scatter">
            <chart:data-point chart:repeated="2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leg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oscha_method_first.V14:joscha_method_first.V21</svg:desc>
                </draw:g>
              </table:table-cell>
              <table:table-cell office:value-type="float" office:value="123.101036681041">
                <text:p>123.101036681041</text:p>
                <draw:g>
                  <svg:desc>joscha_method_first.P14:joscha_method_first.P21</svg:desc>
                </draw:g>
              </table:table-cell>
              <table:table-cell office:value-type="float" office:value="122.05042311412">
                <text:p>122.05042311412</text:p>
                <draw:g>
                  <svg:desc>joscha_method_first.Q14:joscha_method_first.Q21</svg:desc>
                </draw:g>
              </table:table-cell>
              <table:table-cell office:value-type="float" office:value="121.974743713733">
                <text:p>121.974743713733</text:p>
                <draw:g>
                  <svg:desc>joscha_method_first.U14:joscha_method_first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684420647548">
                <text:p>122.684420647548</text:p>
              </table:table-cell>
              <table:table-cell office:value-type="float" office:value="121.965037878787">
                <text:p>121.965037878787</text:p>
              </table:table-cell>
              <table:table-cell office:value-type="float" office:value="122.335170707071">
                <text:p>122.335170707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020401956536">
                <text:p>123.020401956536</text:p>
              </table:table-cell>
              <table:table-cell office:value-type="float" office:value="122.32230496454">
                <text:p>122.32230496454</text:p>
              </table:table-cell>
              <table:table-cell office:value-type="float" office:value="123.342638770685">
                <text:p>123.342638770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3.17502489125">
                <text:p>123.17502489125</text:p>
              </table:table-cell>
              <table:table-cell office:value-type="float" office:value="122.892139479905">
                <text:p>122.892139479905</text:p>
              </table:table-cell>
              <table:table-cell office:value-type="float" office:value="122.875205673759">
                <text:p>122.875205673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2.913139342239">
                <text:p>122.913139342239</text:p>
              </table:table-cell>
              <table:table-cell office:value-type="float" office:value="121.944565217391">
                <text:p>121.944565217391</text:p>
              </table:table-cell>
              <table:table-cell office:value-type="float" office:value="122.26347826087">
                <text:p>122.26347826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1.879979092667">
                <text:p>121.879979092667</text:p>
              </table:table-cell>
              <table:table-cell office:value-type="float" office:value="121.858695652175">
                <text:p>121.858695652175</text:p>
              </table:table-cell>
              <table:table-cell office:value-type="float" office:value="121.658021739131">
                <text:p>121.658021739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2.186887594333">
                <text:p>122.186887594333</text:p>
              </table:table-cell>
              <table:table-cell office:value-type="float" office:value="121.888710474308">
                <text:p>121.888710474308</text:p>
              </table:table-cell>
              <table:table-cell office:value-type="float" office:value="122.131300395257">
                <text:p>122.131300395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2.416111393334">
                <text:p>122.416111393334</text:p>
              </table:table-cell>
              <table:table-cell office:value-type="float" office:value="122.045528656126">
                <text:p>122.045528656126</text:p>
              </table:table-cell>
              <table:table-cell office:value-type="float" office:value="121.997873517786">
                <text:p>121.997873517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